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PalatinoTÙrk" svg:font-family="PalatinoTÙrk, 'Times New Roman'"/>
    <style:font-face style:name="TimesTÙrk" svg:font-family="TimesTÙrk, 'Times New Roman'"/>
    <style:font-face style:name="GaramondTÙrk" svg:font-family="GaramondTÙrk, 'Times New Roman'" style:font-family-generic="roman"/>
    <style:font-face style:name="Geneva" svg:font-family="Geneva, Arial"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cm" fo:margin-right="0.3cm" fo:line-height="0.564cm" fo:text-align="center" style:justify-single-word="false" fo:text-indent="1cm" style:auto-text-indent="false" fo:break-before="page"/>
    </style:style>
    <style:style style:name="P2" style:family="paragraph" style:parent-style-name="Standard">
      <style:paragraph-properties fo:margin-left="0cm" fo:margin-right="0.3cm" fo:line-height="0.564cm" fo:text-align="justify" style:justify-single-word="false" fo:text-indent="1cm" style:auto-text-indent="false" fo:break-before="page"/>
    </style:style>
    <style:style style:name="P3" style:family="paragraph" style:parent-style-name="Standard">
      <style:paragraph-properties fo:margin-left="0cm" fo:margin-right="0.3cm" fo:text-align="center" style:justify-single-word="false" fo:text-indent="1cm" style:auto-text-indent="false" fo:break-before="page"/>
      <style:text-properties style:font-name="Lato" fo:font-size="18pt" style:text-underline-style="solid" style:text-underline-width="auto" style:text-underline-color="font-color" fo:font-weight="bold" style:font-size-asian="18pt" style:font-weight-asian="bold" style:font-name-complex="Times New Roman" style:font-size-complex="18pt"/>
    </style:style>
    <style:style style:name="P4"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5" style:family="paragraph" style:parent-style-name="Standard">
      <style:paragraph-properties fo:margin-left="0cm" fo:margin-right="0.3cm" fo:text-align="center"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8pt" fo:font-weight="bold" style:font-size-asian="18pt" style:font-weight-asian="bold" style:font-name-complex="Times New Roman" style:font-size-complex="18pt"/>
    </style:style>
    <style:style style:name="P6" style:family="paragraph" style:parent-style-name="Standard">
      <style:paragraph-properties fo:margin-left="0cm" fo:margin-right="0.3cm" fo:text-align="center" style:justify-single-word="false" fo:orphans="0" fo:widows="0" fo:text-indent="1cm" style:auto-text-indent="false" fo:break-before="page" style:text-autospace="none"/>
      <style:text-properties style:font-name="Lato" fo:font-size="18pt" fo:font-weight="bold" style:font-size-asian="18pt" style:font-weight-asian="bold" style:font-name-complex="Times New Roman" style:font-size-complex="18pt"/>
    </style:style>
    <style:style style:name="P7" style:family="paragraph" style:parent-style-name="Standard">
      <style:paragraph-properties fo:margin-left="0cm" fo:margin-right="0.3cm" fo:text-align="justify"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8" style:family="paragraph" style:parent-style-name="Standard">
      <style:paragraph-properties fo:margin-left="0cm" fo:margin-right="0.3cm" fo:text-align="justify"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8pt" fo:font-weight="bold" style:font-size-asian="18pt" style:font-weight-asian="bold" style:font-name-complex="Times New Roman" style:font-size-complex="18pt"/>
    </style:style>
    <style:style style:name="P9" style:family="paragraph" style:parent-style-name="Standard">
      <style:paragraph-properties fo:margin-left="0cm" fo:margin-right="0.3cm" fo:text-align="center" style:justify-single-word="false" fo:orphans="0" fo:widows="0" fo:text-indent="1cm" style:auto-text-indent="false" fo:break-before="page" style:text-autospace="none"/>
      <style:text-properties style:font-name="Lato" fo:font-size="18pt" fo:language="tr" fo:country="TR" fo:font-weight="bold" style:letter-kerning="true" style:font-size-asian="18pt" style:font-weight-asian="bold" style:font-name-complex="Times New Roman" style:font-size-complex="18pt"/>
    </style:style>
    <style:style style:name="P10" style:family="paragraph" style:parent-style-name="Standard">
      <style:paragraph-properties fo:margin-left="0cm" fo:margin-right="0.3cm" fo:text-align="center" style:justify-single-word="false" fo:orphans="0" fo:widows="0" fo:text-indent="1cm" style:auto-text-indent="false" fo:break-before="page" style:text-autospace="none"/>
      <style:text-properties style:font-name="Lato" fo:font-size="18pt" fo:language="tr" fo:country="TR" fo:font-weight="bold" style:font-size-asian="18pt" style:font-weight-asian="bold" style:font-name-complex="Times New Roman" style:font-size-complex="18pt"/>
    </style:style>
    <style:style style:name="P11" style:family="paragraph" style:parent-style-name="Standard">
      <style:paragraph-properties fo:margin-left="0cm" fo:margin-right="0.3cm" fo:text-align="center" style:justify-single-word="false" fo:orphans="0" fo:widows="0" fo:text-indent="1cm" style:auto-text-indent="false" fo:break-before="page" style:text-autospace="none"/>
      <style:text-properties style:font-name="Lato" fo:font-size="18pt" fo:language="tr" fo:country="TR" style:text-underline-style="solid" style:text-underline-width="auto" style:text-underline-color="#808080" fo:font-weight="bold" style:font-size-asian="18pt" style:font-weight-asian="bold" style:font-name-complex="Times New Roman" style:font-size-complex="18pt"/>
    </style:style>
    <style:style style:name="P12"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style:font-size-asian="11pt" style:font-name-complex="Times New Roman" style:font-size-complex="11pt"/>
    </style:style>
    <style:style style:name="P13"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fr" fo:country="FR" fo:font-weight="bold" style:font-size-asian="11pt" style:font-weight-asian="bold" style:font-name-complex="Times New Roman" style:font-size-complex="11pt"/>
    </style:style>
    <style:style style:name="P14"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fr" fo:country="FR" fo:font-weight="bold" style:font-size-asian="11pt" style:font-weight-asian="bold" style:font-name-complex="Times New Roman" style:font-size-complex="11pt"/>
    </style:style>
    <style:style style:name="P15"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16"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ext-properties style:font-name="Lato" fo:font-size="11pt" fo:font-weight="bold" style:letter-kerning="true" style:font-size-asian="11pt" style:font-weight-asian="bold" style:font-name-complex="Times New Roman" style:font-size-complex="11pt"/>
    </style:style>
    <style:style style:name="P17"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ext-properties style:font-name="Lato" fo:font-size="11pt" fo:font-weight="bold" style:font-size-asian="11pt" style:font-weight-asian="bold" style:font-name-complex="Times New Roman" style:font-size-complex="11pt"/>
    </style:style>
    <style:style style:name="P18"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ext-properties style:font-name="Lato" fo:font-size="11pt" style:text-underline-style="solid" style:text-underline-width="auto" style:text-underline-color="font-color" fo:font-weight="bold" style:font-size-asian="11pt" style:font-weight-asian="bold" style:font-name-complex="Times New Roman" style:font-size-complex="11pt"/>
    </style:style>
    <style:style style:name="P19" style:family="paragraph" style:parent-style-name="Standard">
      <style:paragraph-properties fo:margin-left="0cm" fo:margin-right="0.3cm" fo:line-height="0.564cm" fo:text-align="justify" style:justify-single-word="false" fo:orphans="0" fo:widows="0" fo:text-indent="1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4pt" fo:language="fr" fo:country="FR" fo:font-weight="bold" style:letter-kerning="true" style:font-size-asian="14pt" style:font-weight-asian="bold" style:font-name-complex="Times New Roman" style:font-size-complex="14pt"/>
    </style:style>
    <style:style style:name="P20" style:family="paragraph" style:parent-style-name="Standard">
      <style:paragraph-properties fo:margin-left="0cm" fo:margin-right="0.3cm" fo:text-align="justify" style:justify-single-word="false" fo:orphans="0" fo:widows="0" fo:text-indent="1cm" style:auto-text-indent="false" fo:break-before="page" style:text-autospace="none"/>
      <style:text-properties style:font-name="Lato" fo:font-size="16pt" fo:font-weight="bold" style:letter-kerning="true" style:font-size-asian="16pt" style:font-weight-asian="bold" style:font-name-complex="Times New Roman" style:font-size-complex="16pt"/>
    </style:style>
    <style:style style:name="P21" style:family="paragraph" style:parent-style-name="c_20_kutu_20_ici_20_kaynak">
      <style:paragraph-properties fo:margin-left="0cm" fo:margin-right="0.3cm" fo:text-align="justify" style:justify-single-word="false" fo:text-indent="1cm" style:auto-text-indent="false" fo:break-before="page"/>
      <style:text-properties style:font-name="Lato" fo:font-size="18pt" fo:font-style="normal" fo:font-weight="bold" style:font-size-asian="18pt" style:font-style-asian="normal" style:font-weight-asian="bold" style:font-name-complex="Times New Roman" style:font-size-complex="18pt"/>
    </style:style>
    <style:style style:name="P22" style:family="paragraph" style:parent-style-name="Standard">
      <style:paragraph-properties fo:margin-left="0cm" fo:margin-right="0.3cm" fo:line-height="0.564cm" fo:text-align="center" style:justify-single-word="false" fo:text-indent="1cm" style:auto-text-indent="false"/>
      <style:text-properties style:font-name="Times New Roman" fo:font-size="36pt" fo:font-weight="bold" style:font-size-asian="36pt" style:font-weight-asian="bold" style:font-name-complex="Times New Roman" style:font-size-complex="36pt"/>
    </style:style>
    <style:style style:name="P23" style:family="paragraph" style:parent-style-name="Standard">
      <style:paragraph-properties fo:margin-left="0cm" fo:margin-right="0.3cm" fo:line-height="0.564cm" fo:text-align="justify" style:justify-single-word="false" fo:text-indent="1cm" style:auto-text-indent="false"/>
      <style:text-properties style:font-name="Times New Roman" fo:font-size="11pt" fo:language="tr" fo:country="TR" style:font-size-asian="11pt" style:font-name-complex="Times New Roman"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Times New Roman" fo:font-size="18pt" fo:font-weight="bold" style:font-size-asian="18pt" style:font-weight-asian="bold" style:font-name-complex="Times New Roman" style:font-size-complex="18pt"/>
    </style:style>
    <style:style style:name="P25" style:family="paragraph" style:parent-style-name="Standard">
      <style:paragraph-properties fo:margin-left="0cm" fo:margin-right="0.3cm" fo:text-align="center" style:justify-single-word="false" fo:text-indent="1cm" style:auto-text-indent="false"/>
    </style:style>
    <style:style style:name="P26" style:family="paragraph" style:parent-style-name="Standard">
      <style:paragraph-properties fo:margin-left="0cm" fo:margin-right="0.3cm" fo:line-height="0.564cm" fo:text-align="center" style:justify-single-word="false" fo:text-indent="1cm" style:auto-text-indent="false"/>
    </style:style>
    <style:style style:name="P27" style:family="paragraph" style:parent-style-name="Standard">
      <style:paragraph-properties fo:margin-left="0cm" fo:margin-right="0.3cm" fo:line-height="0.564cm" fo:text-align="justify" style:justify-single-word="false" fo:text-indent="1cm" style:auto-text-indent="false"/>
    </style:style>
    <style:style style:name="P28" style:family="paragraph" style:parent-style-name="Standard">
      <style:paragraph-properties fo:margin-left="0cm" fo:margin-right="0.3cm" fo:line-height="0.564cm" fo:text-align="justify" style:justify-single-word="false" fo:text-indent="1cm" style:auto-text-indent="false">
        <style:tab-stops>
          <style:tab-stop style:position="13.97cm"/>
        </style:tab-stops>
      </style:paragraph-properties>
    </style:style>
    <style:style style:name="P29" style:family="paragraph" style:parent-style-name="Standard">
      <style:paragraph-properties fo:margin-left="0cm" fo:margin-right="0.3cm" fo:text-align="justify" style:justify-single-word="false" fo:text-indent="1cm" style:auto-text-indent="false"/>
    </style:style>
    <style:style style:name="P30"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31" style:family="paragraph" style:parent-style-name="Standard">
      <style:paragraph-properties fo:margin-left="0cm" fo:margin-right="0.3cm" fo:line-height="0.564cm" fo:text-align="justify" style:justify-single-word="false" fo:text-indent="1cm" style:auto-text-indent="false">
        <style:tab-stops>
          <style:tab-stop style:position="13.97cm"/>
        </style:tab-stops>
      </style:paragraph-properties>
      <style:text-properties style:font-name="Lato" fo:font-size="11pt" style:font-size-asian="11pt" style:font-name-complex="Times New Roman" style:font-size-complex="11pt"/>
    </style:style>
    <style:style style:name="P32"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style:font-size-asian="11pt" style:font-name-complex="Times New Roman" style:font-size-complex="11pt"/>
    </style:style>
    <style:style style:name="P33"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style:font-size-asian="11pt" style:font-name-complex="Times New Roman" style:font-size-complex="11pt"/>
    </style:style>
    <style:style style:name="P34"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35"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style:font-size-asian="11pt" style:font-name-complex="Times New Roman" style:font-size-complex="11pt"/>
    </style:style>
    <style:style style:name="P36" style:family="paragraph" style:parent-style-name="Standard">
      <style:paragraph-properties fo:margin-left="0cm" fo:margin-right="0.3cm" fo:line-height="0.564cm" fo:text-align="justify" style:justify-single-word="false" fo:text-indent="1cm" style:auto-text-indent="false">
        <style:tab-stops>
          <style:tab-stop style:position="13.97cm"/>
        </style:tab-stops>
      </style:paragraph-properties>
      <style:text-properties style:font-name="Lato" fo:font-size="11pt" fo:language="fr" fo:country="FR" style:font-size-asian="11pt" style:font-name-complex="Times New Roman" style:font-size-complex="11pt"/>
    </style:style>
    <style:style style:name="P37"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fr" fo:country="FR" style:font-size-asian="11pt" style:font-name-complex="Times New Roman" style:font-size-complex="11pt"/>
    </style:style>
    <style:style style:name="P38"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fo:font-weight="bold" style:font-size-asian="11pt" style:font-weight-asian="bold" style:font-name-complex="Times New Roman" style:font-size-complex="11pt"/>
    </style:style>
    <style:style style:name="P39"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fr" fo:country="FR" fo:font-weight="bold" style:font-size-asian="11pt" style:font-weight-asian="bold" style:font-name-complex="Times New Roman" style:font-size-complex="11pt"/>
    </style:style>
    <style:style style:name="P40"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fr" fo:country="FR" fo:font-weight="bold" style:font-size-asian="11pt" style:font-weight-asian="bold" style:font-name-complex="Times New Roman" style:font-size-complex="11pt"/>
    </style:style>
    <style:style style:name="P41"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fr" fo:country="FR" fo:font-weight="bold" style:letter-kerning="true" style:font-size-asian="11pt" style:font-weight-asian="bold" style:font-name-complex="Times New Roman" style:font-size-complex="11pt"/>
    </style:style>
    <style:style style:name="P4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fr" fo:country="FR" fo:font-weight="bold" style:letter-kerning="true" style:font-size-asian="11pt" style:font-weight-asian="bold" style:font-name-complex="Times New Roman" style:font-size-complex="11pt"/>
    </style:style>
    <style:style style:name="P43"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fr" fo:country="FR" fo:font-style="italic" fo:font-weight="bold" style:font-size-asian="11pt" style:font-style-asian="italic" style:font-weight-asian="bold" style:font-name-complex="Times New Roman" style:font-size-complex="11pt"/>
    </style:style>
    <style:style style:name="P44"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fr" fo:country="FR" fo:font-style="italic" fo:font-weight="bold" style:font-size-asian="11pt" style:font-style-asian="italic" style:font-weight-asian="bold" style:font-name-complex="Times New Roman" style:font-size-complex="11pt"/>
    </style:style>
    <style:style style:name="P45"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fr" fo:country="FR" fo:font-style="italic" fo:font-weight="bold" style:letter-kerning="true" style:font-size-asian="11pt" style:font-style-asian="italic" style:font-weight-asian="bold" style:font-name-complex="Times New Roman" style:font-size-complex="11pt"/>
    </style:style>
    <style:style style:name="P46"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fr" fo:country="FR" fo:font-style="italic" style:letter-kerning="true" style:font-size-asian="11pt" style:font-style-asian="italic" style:font-name-complex="Times New Roman" style:font-size-complex="11pt"/>
    </style:style>
    <style:style style:name="P47"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fr" fo:country="FR" style:letter-kerning="true" style:font-size-asian="11pt" style:font-name-complex="Times New Roman" style:font-size-complex="11pt"/>
    </style:style>
    <style:style style:name="P48"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fr" fo:country="FR" style:letter-kerning="true" style:font-size-asian="11pt" style:font-name-complex="Times New Roman" style:font-size-complex="11pt"/>
    </style:style>
    <style:style style:name="P49"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fr" fo:country="FR" style:text-underline-style="solid" style:text-underline-width="auto" style:text-underline-color="font-color" fo:font-weight="bold" style:font-size-asian="11pt" style:font-weight-asian="bold" style:font-name-complex="Times New Roman" style:font-size-complex="11pt"/>
    </style:style>
    <style:style style:name="P50" style:family="paragraph" style:parent-style-name="Standard">
      <style:paragraph-properties fo:margin-left="0cm" fo:margin-right="0.3cm" fo:text-align="center" style:justify-single-word="false" fo:text-indent="1cm" style:auto-text-indent="false"/>
      <style:text-properties style:font-name="Lato" fo:font-size="11pt" style:text-underline-style="solid" style:text-underline-width="auto" style:text-underline-color="font-color" fo:font-weight="bold" style:font-size-asian="11pt" style:font-weight-asian="bold" style:font-name-complex="Times New Roman" style:font-size-complex="11pt"/>
    </style:style>
    <style:style style:name="P51"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style:text-underline-style="solid" style:text-underline-width="auto" style:text-underline-color="font-color" fo:font-weight="bold" style:font-size-asian="11pt" style:font-weight-asian="bold" style:font-name-complex="Times New Roman" style:font-size-complex="11pt"/>
    </style:style>
    <style:style style:name="P5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style:text-underline-style="solid" style:text-underline-width="auto" style:text-underline-color="font-color" fo:font-weight="bold" style:font-size-asian="11pt" style:font-weight-asian="bold" style:font-name-complex="Times New Roman" style:font-size-complex="11pt"/>
    </style:style>
    <style:style style:name="P53"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54"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font-weight="bold" style:font-size-asian="11pt" style:font-weight-asian="bold" style:font-name-complex="Times New Roman" style:font-size-complex="11pt"/>
    </style:style>
    <style:style style:name="P5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font-weight="bold" style:font-size-asian="11pt" style:font-weight-asian="bold" style:font-name-complex="Times New Roman" style:font-size-complex="11pt"/>
    </style:style>
    <style:style style:name="P56"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font-weight="bold" style:letter-kerning="true" style:font-size-asian="11pt" style:font-weight-asian="bold" style:font-name-complex="Times New Roman" style:font-size-complex="11pt"/>
    </style:style>
    <style:style style:name="P57"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58"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tr" fo:country="TR" style:font-size-asian="11pt" style:font-name-complex="Times New Roman" style:font-size-complex="11pt"/>
    </style:style>
    <style:style style:name="P59"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60"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tr" fo:country="TR" fo:font-weight="bold" style:font-size-asian="11pt" style:font-weight-asian="bold" style:font-name-complex="Times New Roman" style:font-size-complex="11pt"/>
    </style:style>
    <style:style style:name="P61"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tr" fo:country="TR" fo:font-weight="bold" style:letter-kerning="true" style:font-size-asian="11pt" style:font-weight-asian="bold" style:font-name-complex="Times New Roman" style:font-size-complex="11pt"/>
    </style:style>
    <style:style style:name="P62"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tr" fo:country="TR" fo:font-weight="bold" style:letter-kerning="true" style:font-size-asian="11pt" style:font-weight-asian="bold" style:font-name-complex="Times New Roman" style:font-size-complex="11pt"/>
    </style:style>
    <style:style style:name="P63"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style:font-size-asian="11pt" style:font-style-asian="italic" style:font-name-complex="Times New Roman" style:font-size-complex="11pt"/>
    </style:style>
    <style:style style:name="P64" style:family="paragraph" style:parent-style-name="Standard">
      <style:paragraph-properties fo:margin-left="0cm" fo:margin-right="0.3cm" fo:line-height="0.564cm" fo:text-align="justify" style:justify-single-word="false" fo:text-indent="1cm" style:auto-text-indent="false"/>
      <style:text-properties style:font-name="Lato" fo:font-size="11pt" fo:language="tr" fo:country="TR" fo:font-style="italic" fo:font-weight="bold" style:font-size-asian="11pt" style:font-style-asian="italic" style:font-weight-asian="bold" style:font-name-complex="Times New Roman" style:font-size-complex="11pt"/>
    </style:style>
    <style:style style:name="P65"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language="tr" fo:country="TR" style:letter-kerning="true" style:font-size-asian="11pt" style:font-name-complex="Times New Roman" style:font-size-complex="11pt"/>
    </style:style>
    <style:style style:name="P66" style:family="paragraph" style:parent-style-name="Standard">
      <style:paragraph-properties fo:margin-left="0cm" fo:margin-right="0.3cm" fo:text-align="center" style:justify-single-word="false" fo:orphans="0" fo:widows="0" fo:text-indent="1cm" style:auto-text-indent="false" style:text-autospace="none"/>
      <style:text-properties style:font-name="Lato" fo:font-size="11pt" fo:language="tr" fo:country="TR" style:text-underline-style="solid" style:text-underline-width="auto" style:text-underline-color="#808080" fo:font-weight="bold" style:font-size-asian="11pt" style:font-weight-asian="bold" style:font-name-complex="Times New Roman" style:font-size-complex="11pt"/>
    </style:style>
    <style:style style:name="P67"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style:letter-kerning="true" style:font-size-asian="11pt" style:font-name-complex="Times New Roman" style:font-size-complex="11pt"/>
    </style:style>
    <style:style style:name="P68"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style:letter-kerning="true" style:font-size-asian="11pt" style:font-name-complex="Times New Roman" style:font-size-complex="11pt"/>
    </style:style>
    <style:style style:name="P69" style:family="paragraph" style:parent-style-name="Standard">
      <style:paragraph-properties fo:margin-left="0cm" fo:margin-right="0.3cm" fo:line-height="0.564cm" fo:text-align="justify" style:justify-single-word="false" fo:text-indent="1cm" style:auto-text-indent="false"/>
      <style:text-properties style:font-name="Lato" fo:font-size="11pt" fo:font-style="italic" style:letter-kerning="true" style:font-size-asian="11pt" style:font-style-asian="italic" style:font-name-complex="Times New Roman" style:font-size-complex="11pt"/>
    </style:style>
    <style:style style:name="P70"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1pt" fo:font-style="italic" style:letter-kerning="true" style:font-size-asian="11pt" style:font-style-asian="italic" style:font-name-complex="Times New Roman" style:font-size-complex="11pt"/>
    </style:style>
    <style:style style:name="P71"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font-style="italic" style:letter-kerning="true" style:font-size-asian="11pt" style:font-style-asian="italic" style:font-name-complex="Times New Roman" style:font-size-complex="11pt"/>
    </style:style>
    <style:style style:name="P72"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font-style="italic" style:font-size-asian="11pt" style:font-style-asian="italic" style:font-name-complex="Times New Roman" style:font-size-complex="11pt"/>
    </style:style>
    <style:style style:name="P73"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font-style="italic" fo:font-weight="bold" style:font-size-asian="11pt" style:font-style-asian="italic" style:font-weight-asian="bold" style:font-name-complex="Times New Roman" style:font-size-complex="11pt"/>
    </style:style>
    <style:style style:name="P74"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75" style:family="paragraph" style:parent-style-name="Standard">
      <style:paragraph-properties fo:margin-left="0cm" fo:margin-right="0.3cm" fo:line-height="0.564cm" fo:text-align="justify" style:justify-single-word="false" fo:text-indent="1cm" style:auto-text-indent="false">
        <style:tab-stops>
          <style:tab-stop style:position="13.97cm"/>
        </style:tab-stops>
      </style:paragraph-properties>
      <style:text-properties style:font-name="Lato"/>
    </style:style>
    <style:style style:name="P76"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style:style>
    <style:style style:name="P77"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style:style>
    <style:style style:name="P78"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79" style:family="paragraph" style:parent-style-name="Standard">
      <style:paragraph-properties fo:margin-left="0cm" fo:margin-right="0.3cm" fo:text-align="center"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8pt" fo:font-weight="bold" style:font-size-asian="18pt" style:font-weight-asian="bold" style:font-name-complex="Times New Roman" style:font-size-complex="18pt"/>
    </style:style>
    <style:style style:name="P80" style:family="paragraph" style:parent-style-name="Standard">
      <style:paragraph-properties fo:margin-left="0cm" fo:margin-right="0.3cm" fo:text-align="center" style:justify-single-word="false" fo:orphans="0" fo:widows="0" fo:text-indent="1cm" style:auto-text-indent="false" style:text-autospace="none"/>
      <style:text-properties style:font-name="Lato" fo:font-size="18pt" fo:font-weight="bold" style:font-size-asian="18pt" style:font-weight-asian="bold" style:font-name-complex="Times New Roman" style:font-size-complex="18pt"/>
    </style:style>
    <style:style style:name="P81" style:family="paragraph" style:parent-style-name="Standard">
      <style:paragraph-properties fo:margin-left="0cm" fo:margin-right="0.3cm" fo:text-align="center" style:justify-single-word="false" fo:orphans="0" fo:widows="0" fo:text-indent="1cm" style:auto-text-indent="false" style:text-autospace="none"/>
      <style:text-properties style:font-name="Lato" fo:font-size="18pt" fo:language="tr" fo:country="TR" fo:font-weight="bold" style:letter-kerning="true" style:font-size-asian="18pt" style:font-weight-asian="bold" style:font-name-complex="Times New Roman" style:font-size-complex="18pt"/>
    </style:style>
    <style:style style:name="P82" style:family="paragraph" style:parent-style-name="Standard">
      <style:paragraph-properties fo:margin-left="0cm" fo:margin-right="0.3cm" fo:text-align="center" style:justify-single-word="false" fo:orphans="0" fo:widows="0" fo:text-indent="1cm" style:auto-text-indent="false" style:text-autospace="none"/>
      <style:text-properties style:font-name="Lato" fo:font-size="18pt" fo:language="tr" fo:country="TR" fo:font-weight="bold" style:font-size-asian="18pt" style:font-weight-asian="bold" style:font-name-complex="Times New Roman" style:font-size-complex="18pt"/>
    </style:style>
    <style:style style:name="P83" style:family="paragraph" style:parent-style-name="Standard">
      <style:paragraph-properties fo:margin-left="0cm" fo:margin-right="0.3cm" fo:text-align="center"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8pt" fo:language="tr" fo:country="TR" fo:font-weight="bold" style:font-size-asian="18pt" style:font-weight-asian="bold" style:font-name-complex="Times New Roman" style:font-size-complex="18pt"/>
    </style:style>
    <style:style style:name="P84" style:family="paragraph" style:parent-style-name="Standard">
      <style:paragraph-properties fo:margin-left="0cm" fo:margin-right="0.3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8pt" fo:language="tr" fo:country="TR" fo:font-weight="bold" style:font-size-asian="18pt" style:font-weight-asian="bold" style:font-name-complex="Times New Roman" style:font-size-complex="18pt"/>
    </style:style>
    <style:style style:name="P85" style:family="paragraph" style:parent-style-name="Standard">
      <style:paragraph-properties fo:margin-left="0cm" fo:margin-right="0.3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4pt" fo:language="tr" fo:country="TR" fo:font-weight="bold" style:letter-kerning="true" style:font-size-asian="14pt" style:font-weight-asian="bold" style:font-name-complex="Times New Roman" style:font-size-complex="14pt"/>
    </style:style>
    <style:style style:name="P86"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4pt" fo:font-weight="bold" style:letter-kerning="true" style:font-size-asian="14pt" style:font-weight-asian="bold" style:font-name-complex="Times New Roman" style:font-size-complex="14pt"/>
    </style:style>
    <style:style style:name="P87"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4pt" fo:font-weight="bold" style:letter-kerning="true" style:font-size-asian="14pt" style:font-weight-asian="bold" style:font-name-complex="Times New Roman" style:font-size-complex="14pt"/>
    </style:style>
    <style:style style:name="P88"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4pt" fo:font-weight="bold" style:font-size-asian="14pt" style:font-weight-asian="bold" style:font-name-complex="Times New Roman" style:font-size-complex="14pt"/>
    </style:style>
    <style:style style:name="P89"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4pt" fo:font-weight="bold" style:font-size-asian="14pt" style:font-weight-asian="bold" style:font-name-complex="Times New Roman" style:font-size-complex="14pt"/>
    </style:style>
    <style:style style:name="P90"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4pt" fo:language="fr" fo:country="FR" fo:font-weight="bold" style:letter-kerning="true" style:font-size-asian="14pt" style:font-weight-asian="bold" style:font-name-complex="Times New Roman" style:font-size-complex="14pt"/>
    </style:style>
    <style:style style:name="P91"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4pt" fo:language="fr" fo:country="FR" fo:font-weight="bold" style:letter-kerning="true" style:font-size-asian="14pt" style:font-weight-asian="bold" style:font-name-complex="Times New Roman" style:font-size-complex="14pt"/>
    </style:style>
    <style:style style:name="P92" style:family="paragraph" style:parent-style-name="Standard">
      <style:paragraph-properties fo:margin-left="0cm" fo:margin-right="0.3cm" fo:line-height="0.564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4pt" fo:language="fr" fo:country="FR" fo:font-weight="bold" style:font-size-asian="14pt" style:font-weight-asian="bold" style:font-name-complex="Times New Roman" style:font-size-complex="14pt"/>
    </style:style>
    <style:style style:name="P93" style:family="paragraph" style:parent-style-name="Standard">
      <style:paragraph-properties fo:margin-left="0cm" fo:margin-right="0.3cm" fo:text-align="justify" style:justify-single-word="false" fo:orphans="0" fo:widows="0" fo:text-indent="1cm" style:auto-text-indent="false" style:text-autospace="none"/>
      <style:text-properties style:font-name="Lato" fo:font-size="16pt" fo:font-weight="bold" style:letter-kerning="true" style:font-size-asian="16pt" style:font-weight-asian="bold" style:font-name-complex="Times New Roman" style:font-size-complex="16pt"/>
    </style:style>
    <style:style style:name="P94" style:family="paragraph" style:parent-style-name="Standard">
      <style:paragraph-properties fo:margin-left="0cm" fo:margin-right="0.3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6pt" fo:font-weight="bold" style:font-size-asian="16pt" style:font-weight-asian="bold" style:font-name-complex="Times New Roman" style:font-size-complex="16pt"/>
    </style:style>
    <style:style style:name="P95" style:family="paragraph" style:parent-style-name="Standard">
      <style:paragraph-properties fo:margin-left="0cm" fo:margin-right="0.3cm" fo:text-align="justify" style:justify-single-word="false" fo:orphans="0" fo:widows="0" fo:text-indent="1cm" style:auto-text-indent="false" style:text-autospace="none"/>
      <style:text-properties style:font-name="Lato" fo:font-size="16pt" fo:font-weight="bold" style:font-size-asian="16pt" style:font-weight-asian="bold" style:font-name-complex="Times New Roman" style:font-size-complex="16pt"/>
    </style:style>
    <style:style style:name="P96" style:family="paragraph" style:parent-style-name="Standard">
      <style:paragraph-properties fo:margin-left="0cm" fo:margin-right="0.3cm" fo:text-align="justify" style:justify-single-word="false" fo:orphans="0" fo:widows="0" fo:text-indent="1cm" style:auto-text-indent="false" style:text-autospace="none"/>
      <style:text-properties style:font-name="Lato" fo:font-size="16pt" fo:language="fr" fo:country="FR" fo:font-weight="bold" style:letter-kerning="true" style:font-size-asian="16pt" style:font-weight-asian="bold" style:font-name-complex="Times New Roman" style:font-size-complex="16pt"/>
    </style:style>
    <style:style style:name="P97" style:family="paragraph" style:parent-style-name="Standard">
      <style:paragraph-properties fo:margin-left="0cm" fo:margin-right="0.3cm" fo:text-align="justify" style:justify-single-word="false" fo:orphans="0" fo:widows="0"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Lato" fo:font-size="16pt" fo:language="fr" fo:country="FR" fo:font-weight="bold" style:font-size-asian="16pt" style:font-weight-asian="bold" style:font-name-complex="Times New Roman" style:font-size-complex="16pt"/>
    </style:style>
    <style:style style:name="P98" style:family="paragraph" style:parent-style-name="Standard">
      <style:paragraph-properties fo:margin-left="0cm" fo:margin-right="0.3cm" fo:text-align="justify" style:justify-single-word="false" fo:orphans="0" fo:widows="0" fo:text-indent="1cm" style:auto-text-indent="false" style:text-autospace="none"/>
      <style:text-properties style:font-name="Lato" fo:font-size="16pt" fo:language="fr" fo:country="FR" fo:font-weight="bold" style:font-size-asian="16pt" style:font-weight-asian="bold" style:font-name-complex="Times New Roman" style:font-size-complex="16pt"/>
    </style:style>
    <style:style style:name="P99" style:family="paragraph" style:parent-style-name="Standard">
      <style:paragraph-properties fo:margin-left="0cm" fo:margin-right="0.3cm" fo:line-height="0.564cm" fo:text-align="justify" style:justify-single-word="false" fo:text-indent="1cm" style:auto-text-indent="false"/>
      <style:text-properties style:text-position="-9% 100%" style:font-name="Lato" fo:font-size="11pt" style:font-size-asian="11pt" style:font-name-complex="Times New Roman" style:font-size-complex="11pt"/>
    </style:style>
    <style:style style:name="P100" style:family="paragraph" style:parent-style-name="_30_0_20_ANA_20_METIN">
      <style:paragraph-properties fo:margin-left="0cm" fo:margin-right="0.3cm" fo:line-height="0.564cm" fo:text-indent="1cm" style:auto-text-indent="false"/>
      <style:text-properties style:font-name="Lato"/>
    </style:style>
    <style:style style:name="P101" style:family="paragraph" style:parent-style-name="_30_0_20_ANA_20_METIN">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102" style:family="paragraph" style:parent-style-name="_30_0_20_ANA_20_METIN">
      <style:paragraph-properties fo:margin-left="0cm" fo:margin-right="0.3cm" fo:line-height="0.564cm" fo:keep-together="auto" fo:text-indent="1cm" style:auto-text-indent="false"/>
      <style:text-properties style:font-name="Lato" fo:font-size="11pt" style:font-size-asian="11pt" style:font-name-complex="Times New Roman" style:font-size-complex="11pt"/>
    </style:style>
    <style:style style:name="P103" style:family="paragraph" style:parent-style-name="_30_0_20_ANA_20_METIN">
      <style:paragraph-properties fo:margin-left="0cm" fo:margin-right="0.3cm" fo:line-height="0.564cm" fo:text-indent="1cm" style:auto-text-indent="false"/>
      <style:text-properties style:font-name="Lato" fo:font-size="11pt" fo:font-style="italic" fo:font-weight="bold" style:font-size-asian="11pt" style:font-style-asian="italic" style:font-weight-asian="bold" style:font-name-complex="Times New Roman" style:font-size-complex="11pt"/>
    </style:style>
    <style:style style:name="P104" style:family="paragraph" style:parent-style-name="_30_0_20_ANA_20_METIN">
      <style:paragraph-properties fo:margin-left="0cm" fo:margin-right="0.3cm" fo:line-height="0.564cm" fo:text-indent="1cm" style:auto-text-indent="false"/>
      <style:text-properties style:font-name="Lato" fo:font-size="11pt" fo:font-style="italic" style:font-size-asian="11pt" style:font-style-asian="italic" style:font-name-complex="Times New Roman" style:font-size-complex="11pt"/>
    </style:style>
    <style:style style:name="P105" style:family="paragraph" style:parent-style-name="c_20_anametin">
      <style:paragraph-properties fo:margin-left="0cm" fo:margin-right="0.3cm" fo:line-height="0.564cm" fo:text-indent="1cm" style:auto-text-indent="false"/>
      <style:text-properties style:font-name="Lato"/>
    </style:style>
    <style:style style:name="P106" style:family="paragraph" style:parent-style-name="_30_0_20_ARA_20_BASLIK">
      <style:paragraph-properties fo:margin-left="0cm" fo:margin-right="0.3cm" fo:line-height="0.564cm" fo:text-align="justify" style:justify-single-word="false" fo:text-indent="1cm" style:auto-text-indent="false"/>
      <style:text-properties fo:color="#000000" style:font-name="Lato" fo:font-size="11pt" fo:letter-spacing="normal" style:font-size-asian="11pt" style:font-name-complex="Times New Roman" style:font-size-complex="11pt"/>
    </style:style>
    <style:style style:name="P107" style:family="paragraph" style:parent-style-name="_30_0_20_ARA_20_BASLIK">
      <style:paragraph-properties fo:margin-left="0cm" fo:margin-right="0.3cm" fo:line-height="0.564cm" fo:text-align="justify" style:justify-single-word="false" fo:text-indent="1cm" style:auto-text-indent="false"/>
      <style:text-properties fo:color="#000000" style:font-name="Lato" fo:font-size="11pt" fo:letter-spacing="normal" fo:language="tr" fo:country="TR" style:font-size-asian="11pt" style:font-name-complex="Times New Roman" style:font-size-complex="11pt"/>
    </style:style>
    <style:style style:name="P108" style:family="paragraph" style:parent-style-name="_30_0_20_ARA_20_BASLIK">
      <style:paragraph-properties fo:margin-left="0cm" fo:margin-right="0.3cm" fo:line-height="0.564cm" fo:text-align="justify" style:justify-single-word="false" fo:text-indent="1cm" style:auto-text-indent="false"/>
      <style:text-properties fo:color="#000000" style:font-name="Lato" fo:font-size="11pt" fo:letter-spacing="normal" fo:language="tr" fo:country="TR" fo:font-style="italic" style:font-size-asian="11pt" style:font-style-asian="italic" style:font-name-complex="Times New Roman" style:font-size-complex="11pt"/>
    </style:style>
    <style:style style:name="P109" style:family="paragraph" style:parent-style-name="_30_0_20_ARA_20_BASLIK">
      <style:paragraph-properties fo:margin-left="0cm" fo:margin-right="0.3cm" fo:line-height="0.564cm" fo:text-align="justify" style:justify-single-word="false" fo:text-indent="1cm" style:auto-text-indent="false"/>
      <style:text-properties fo:color="#000000" style:font-name="Lato" fo:font-size="11pt" fo:letter-spacing="normal" fo:language="tr" fo:country="TR" style:text-underline-style="solid" style:text-underline-width="auto" style:text-underline-color="font-color" style:font-size-asian="11pt" style:font-name-complex="Times New Roman" style:font-size-complex="11pt"/>
    </style:style>
    <style:style style:name="P110" style:family="paragraph" style:parent-style-name="_30_0_20_ARA_20_BASLIK">
      <style:paragraph-properties fo:margin-left="0cm" fo:margin-right="0.3cm" fo:line-height="0.564cm" fo:text-align="justify" style:justify-single-word="false" fo:text-indent="1cm" style:auto-text-indent="false"/>
      <style:text-properties fo:color="#000000" style:font-name="Lato" fo:font-size="11pt" fo:letter-spacing="normal" fo:font-style="italic" style:font-size-asian="11pt" style:font-style-asian="italic" style:font-name-complex="Times New Roman" style:font-size-complex="11pt"/>
    </style:style>
    <style:style style:name="P111" style:family="paragraph" style:parent-style-name="_30_0_20_ARA_20_BASLIK">
      <style:paragraph-properties fo:margin-left="0cm" fo:margin-right="0.3cm" fo:line-height="0.564cm" fo:text-align="justify" style:justify-single-word="false" fo:text-indent="1cm" style:auto-text-indent="false"/>
      <style:text-properties fo:color="#000000" style:font-name="Lato" fo:font-size="11pt" fo:letter-spacing="normal" fo:font-style="italic" fo:font-weight="normal" style:font-size-asian="11pt" style:font-style-asian="italic" style:font-weight-asian="normal" style:font-name-complex="Times New Roman" style:font-size-complex="11pt"/>
    </style:style>
    <style:style style:name="P112" style:family="paragraph" style:parent-style-name="_30_0_20_ARA_20_BASLIK">
      <style:paragraph-properties fo:margin-left="0cm" fo:margin-right="0.3cm" fo:line-height="0.564cm" fo:text-align="justify" style:justify-single-word="false" fo:text-indent="1cm" style:auto-text-indent="false"/>
      <style:text-properties fo:color="#000000" style:font-name="Lato" fo:font-size="11pt" fo:letter-spacing="normal" style:text-underline-style="solid" style:text-underline-width="auto" style:text-underline-color="font-color" style:font-size-asian="11pt" style:font-name-complex="Times New Roman" style:font-size-complex="11pt"/>
    </style:style>
    <style:style style:name="P113" style:family="paragraph" style:parent-style-name="_30_0_20_ARA_20_BASLIK">
      <style:paragraph-properties fo:margin-left="0cm" fo:margin-right="0.3cm" fo:line-height="0.564cm" fo:text-align="justify" style:justify-single-word="false" fo:text-indent="1cm" style:auto-text-indent="false"/>
      <style:text-properties fo:color="#000000" style:font-name="Lato" fo:font-size="14pt" fo:letter-spacing="normal" style:font-size-asian="14pt" style:font-name-complex="Times New Roman" style:font-size-complex="14pt"/>
    </style:style>
    <style:style style:name="P114" style:family="paragraph" style:parent-style-name="_30_0_20_HADIS">
      <style:paragraph-properties fo:margin-left="0cm" fo:margin-right="0.3cm" fo:margin-top="0cm" fo:margin-bottom="0cm" loext:contextual-spacing="false" fo:line-height="0.564cm" fo:text-indent="1cm" style:auto-text-indent="false"/>
      <style:text-properties style:font-name="Lato"/>
    </style:style>
    <style:style style:name="P115" style:family="paragraph" style:parent-style-name="_30_0_20_HADIS">
      <style:paragraph-properties fo:margin-left="0cm" fo:margin-right="0.3cm" fo:margin-top="0cm" fo:margin-bottom="0cm" loext:contextual-spacing="false" fo:line-height="0.564cm" fo:text-indent="1cm" style:auto-text-indent="false"/>
      <style:text-properties style:font-name="Lato" fo:font-size="11pt" fo:font-weight="bold" style:font-size-asian="11pt" style:font-weight-asian="bold" style:font-name-complex="Times New Roman" style:font-size-complex="11pt"/>
    </style:style>
    <style:style style:name="P116" style:family="paragraph" style:parent-style-name="_30_0_20_HADIS">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117" style:family="paragraph" style:parent-style-name="c_20_anametin_20_bold">
      <style:paragraph-properties fo:margin-left="0cm" fo:margin-right="0.3cm" fo:margin-top="0cm" fo:margin-bottom="0cm" loext:contextual-spacing="false" fo:line-height="0.564cm" fo:text-indent="1cm" style:auto-text-indent="false" fo:break-before="page"/>
      <style:text-properties style:font-name="Lato" fo:font-size="11pt" style:font-size-asian="11pt" style:font-name-complex="Times New Roman" style:font-size-complex="11pt"/>
    </style:style>
    <style:style style:name="P118" style:family="paragraph" style:parent-style-name="c_20_anametin_20_bold">
      <style:paragraph-properties fo:margin-left="0cm" fo:margin-right="0.3cm" fo:margin-top="0cm" fo:margin-bottom="0cm" loext:contextual-spacing="false" fo:line-height="0.564cm" fo:text-indent="1cm" style:auto-text-indent="false"/>
      <style:text-properties style:font-name="Lato" fo:font-size="11pt" style:font-size-asian="11pt" style:font-name-complex="Times New Roman" style:font-size-complex="11pt"/>
    </style:style>
    <style:style style:name="P119" style:family="paragraph" style:parent-style-name="c_20_anametin_20_bold">
      <style:paragraph-properties fo:margin-left="0cm" fo:margin-right="0.3cm" fo:margin-top="0cm" fo:margin-bottom="0cm" loext:contextual-spacing="false" fo:line-height="0.564cm" fo:text-indent="1cm" style:auto-text-indent="false"/>
      <style:text-properties style:font-name="Lato" fo:font-size="11pt" fo:font-style="italic" style:font-size-asian="11pt" style:font-style-asian="italic" style:font-name-complex="Times New Roman" style:font-size-complex="11pt"/>
    </style:style>
    <style:style style:name="P120" style:family="paragraph" style:parent-style-name="c_20_anametin_20_bold">
      <style:paragraph-properties fo:margin-left="0cm" fo:margin-right="0.3cm" fo:margin-top="0cm" fo:margin-bottom="0cm" loext:contextual-spacing="false" fo:line-height="0.564cm" fo:text-indent="1cm" style:auto-text-indent="false"/>
      <style:text-properties style:font-name="Lato"/>
    </style:style>
    <style:style style:name="P121" style:family="paragraph" style:parent-style-name="c_20_kutu_20_ici">
      <style:paragraph-properties fo:margin-left="0cm" fo:margin-right="0.3cm" fo:line-height="0.564cm" fo:text-indent="1cm" style:auto-text-indent="false"/>
      <style:text-properties style:font-name="Lato" style:font-name-complex="Times New Roman" style:font-size-complex="11pt"/>
    </style:style>
    <style:style style:name="P122" style:family="paragraph" style:parent-style-name="c_20_kutu_20_ici_20_kaynak">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123" style:family="paragraph" style:parent-style-name="c_20_kutu_20_ici_20_kaynak">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124" style:family="paragraph" style:parent-style-name="c_20_kutu_20_ici_20_kaynak">
      <style:paragraph-properties fo:margin-left="0cm" fo:margin-right="0.3cm" fo:line-height="0.564cm" fo:text-align="justify" style:justify-single-word="false" fo:text-indent="1cm" style:auto-text-indent="false"/>
      <style:text-properties style:font-name="Lato" fo:font-size="11pt" fo:font-style="normal" fo:font-weight="bold" style:font-size-asian="11pt" style:font-style-asian="normal" style:font-weight-asian="bold" style:font-name-complex="Times New Roman" style:font-size-complex="11pt"/>
    </style:style>
    <style:style style:name="P125" style:family="paragraph" style:parent-style-name="c_20_kutu_20_ici_20_kaynak">
      <style:paragraph-properties fo:margin-left="0cm" fo:margin-right="0.3cm" fo:line-height="0.564cm" fo:text-align="justify" style:justify-single-word="false" fo:text-indent="1cm" style:auto-text-indent="false"/>
      <style:text-properties style:font-name="Lato" fo:font-size="11pt" fo:font-style="normal" style:font-size-asian="11pt" style:font-style-asian="normal" style:font-name-complex="Times New Roman" style:font-size-complex="11pt"/>
    </style:style>
    <style:style style:name="P126" style:family="paragraph" style:parent-style-name="c_20_kutu_20_ici_20_kaynak">
      <style:paragraph-properties fo:margin-left="0cm" fo:margin-right="0.3cm" fo:line-height="0.564cm" fo:text-align="justify" style:justify-single-word="false" fo:text-indent="1cm" style:auto-text-indent="false"/>
      <style:text-properties style:font-name="Lato" fo:font-size="11pt" fo:language="en" fo:country="US" style:font-size-asian="11pt" style:language-asian="none" style:country-asian="none" style:font-name-complex="Times New Roman" style:font-size-complex="11pt"/>
    </style:style>
    <style:style style:name="P127" style:family="paragraph" style:parent-style-name="_30_0_20_AYET">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128" style:family="paragraph" style:parent-style-name="_30_0_20_AYET">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129" style:family="paragraph" style:parent-style-name="c_20_resim_20_altˇ">
      <style:paragraph-properties fo:margin-left="0cm" fo:margin-right="0.3cm" fo:line-height="0.564cm" fo:text-align="justify" style:justify-single-word="false" fo:text-indent="1cm" style:auto-text-indent="false"/>
      <style:text-properties style:font-name="Lato" fo:font-size="11pt" fo:font-weight="normal" style:font-size-asian="11pt" style:font-weight-asian="normal" style:font-name-complex="Times New Roman" style:font-size-complex="11pt"/>
    </style:style>
    <style:style style:name="P130" style:family="paragraph" style:parent-style-name="c_20_resim_20_altˇ">
      <style:paragraph-properties fo:margin-left="0cm" fo:margin-right="0.3cm" fo:line-height="0.564cm" fo:text-align="justify" style:justify-single-word="false" fo:text-indent="1cm" style:auto-text-indent="false"/>
      <style:text-properties style:font-name="Lato" fo:font-size="11pt" fo:language="tr" fo:country="TR" fo:font-weight="normal" style:font-size-asian="11pt" style:font-weight-asian="normal" style:font-name-complex="Times New Roman" style:font-size-complex="11pt"/>
    </style:style>
    <style:style style:name="P131" style:family="paragraph" style:parent-style-name="Standard">
      <style:paragraph-properties fo:margin-left="1cm" fo:margin-right="0.3cm" fo:text-align="center" style:justify-single-word="false" fo:text-indent="0cm" style:auto-text-indent="false"/>
      <style:text-properties style:font-name="Lato" fo:font-size="26pt" fo:font-weight="bold" style:font-size-asian="26pt" style:font-weight-asian="bold" style:font-name-complex="Times New Roman" style:font-size-complex="26pt"/>
    </style:style>
    <style:style style:name="P132" style:family="paragraph" style:parent-style-name="Standard">
      <style:paragraph-properties fo:margin-left="1cm" fo:margin-right="0.3cm" fo:text-align="center" style:justify-single-word="false" fo:text-indent="0cm" style:auto-text-indent="false"/>
      <style:text-properties style:font-name="Lato" fo:font-size="36pt" fo:font-weight="bold" style:font-size-asian="36pt" style:font-weight-asian="bold" style:font-name-complex="Times New Roman" style:font-size-complex="36pt"/>
    </style:style>
    <style:style style:name="P133" style:family="paragraph" style:parent-style-name="Standard">
      <style:paragraph-properties fo:margin-left="1cm" fo:margin-right="0.3cm" fo:text-align="center" style:justify-single-word="false" fo:orphans="0" fo:widows="0" fo:text-indent="0cm" style:auto-text-indent="false" fo:break-before="page" style:text-autospace="none"/>
      <style:text-properties style:font-name="Lato" fo:font-size="18pt" fo:font-weight="bold" style:font-size-asian="18pt" style:font-weight-asian="bold" style:font-name-complex="Times New Roman" style:font-size-complex="18pt"/>
    </style:style>
    <style:style style:name="P134" style:family="paragraph" style:parent-style-name="Standard">
      <style:text-properties style:font-name="Lato" fo:font-size="11pt" style:font-size-asian="11pt" style:font-name-complex="Times New Roman" style:font-size-complex="11pt"/>
    </style:style>
    <style:style style:name="P135" style:family="paragraph" style:parent-style-name="Heading_20_1">
      <style:paragraph-properties fo:margin-left="0cm" fo:margin-right="0.3cm" fo:line-height="0.564cm" fo:text-align="justify" style:justify-single-word="false" fo:text-indent="1cm" style:auto-text-indent="false" fo:break-before="page"/>
    </style:style>
    <style:style style:name="P136" style:family="paragraph" style:parent-style-name="Standard" style:master-page-name="Standard">
      <style:paragraph-properties fo:margin-left="1cm" fo:margin-right="0.3cm" fo:text-align="center" style:justify-single-word="false" fo:text-indent="0cm" style:auto-text-indent="false" style:page-number="auto"/>
      <style:text-properties style:font-name="Lato" fo:font-size="26pt" fo:font-weight="bold" style:font-size-asian="26pt" style:font-weight-asian="bold" style:font-name-complex="Times New Roman" style:font-size-complex="26pt"/>
    </style:style>
    <style:style style:name="P137" style:family="paragraph" style:parent-style-name="Standard" style:list-style-name="WW8Num1">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138" style:family="paragraph" style:parent-style-name="c_20_madde" style:list-style-name="WW8Num1">
      <style:paragraph-properties fo:margin-left="0cm" fo:margin-right="0.3cm" fo:line-height="0.564cm" fo:text-indent="1cm" style:auto-text-indent="false"/>
      <style:text-properties style:font-name="Lato" style:font-name-complex="Times New Roman" style:font-size-complex="11pt"/>
    </style:style>
    <style:style style:name="T1" style:family="text">
      <style:text-properties fo:font-size="11pt" style:font-size-asian="11pt" style:font-name-complex="Times New Roman" style:font-size-complex="11pt"/>
    </style:style>
    <style:style style:name="T2" style:family="text">
      <style:text-properties fo:font-size="11pt" fo:font-weight="bold" style:font-size-asian="11pt" style:font-weight-asian="bold" style:font-name-complex="Times New Roman" style:font-size-complex="11pt"/>
    </style:style>
    <style:style style:name="T3" style:family="text">
      <style:text-properties fo:font-size="11pt" fo:font-weight="bold" style:letter-kerning="true" style:font-size-asian="11pt" style:font-weight-asian="bold" style:font-name-complex="Times New Roman" style:font-size-complex="11pt"/>
    </style:style>
    <style:style style:name="T4" style:family="text">
      <style:text-properties fo:font-size="11pt" style:text-underline-style="solid" style:text-underline-width="auto" style:text-underline-color="font-color" fo:font-weight="bold" style:font-size-asian="11pt" style:font-weight-asian="bold" style:font-name-complex="Times New Roman" style:font-size-complex="11pt"/>
    </style:style>
    <style:style style:name="T5" style:family="text">
      <style:text-properties fo:font-size="11pt" style:text-underline-style="solid" style:text-underline-width="auto" style:text-underline-color="font-color" style:font-size-asian="11pt" style:font-name-complex="Times New Roman" style:font-size-complex="11pt"/>
    </style:style>
    <style:style style:name="T6" style:family="text">
      <style:text-properties fo:font-size="11pt" fo:language="fr" fo:country="FR" style:font-size-asian="11pt" style:font-name-complex="Times New Roman" style:font-size-complex="11pt"/>
    </style:style>
    <style:style style:name="T7" style:family="text">
      <style:text-properties fo:font-size="11pt" fo:language="fr" fo:country="FR" fo:font-weight="bold" style:font-size-asian="11pt" style:font-weight-asian="bold" style:font-name-complex="Times New Roman" style:font-size-complex="11pt"/>
    </style:style>
    <style:style style:name="T8" style:family="text">
      <style:text-properties fo:font-size="11pt" fo:language="fr" fo:country="FR" fo:font-weight="bold" style:letter-kerning="true" style:font-size-asian="11pt" style:font-weight-asian="bold" style:font-name-complex="Times New Roman" style:font-size-complex="11pt"/>
    </style:style>
    <style:style style:name="T9" style:family="text">
      <style:text-properties fo:font-size="11pt" fo:language="fr" fo:country="FR" style:letter-kerning="true" style:font-size-asian="11pt" style:font-name-complex="Times New Roman" style:font-size-complex="11pt"/>
    </style:style>
    <style:style style:name="T10" style:family="text">
      <style:text-properties fo:font-size="11pt" fo:language="fr" fo:country="FR" fo:font-style="italic" style:letter-kerning="true" style:font-size-asian="11pt" style:font-style-asian="italic" style:font-name-complex="Times New Roman" style:font-size-complex="11pt"/>
    </style:style>
    <style:style style:name="T11" style:family="text">
      <style:text-properties fo:font-size="11pt" fo:language="fr" fo:country="FR" fo:font-style="italic" fo:font-weight="bold" style:letter-kerning="true" style:font-size-asian="11pt" style:font-style-asian="italic" style:font-weight-asian="bold" style:font-name-complex="Times New Roman" style:font-size-complex="11pt"/>
    </style:style>
    <style:style style:name="T12" style:family="text">
      <style:text-properties fo:font-size="11pt" fo:language="fr" fo:country="FR" fo:font-style="italic" fo:font-weight="bold" style:font-size-asian="11pt" style:font-style-asian="italic" style:font-weight-asian="bold" style:font-name-complex="Times New Roman" style:font-size-complex="11pt"/>
    </style:style>
    <style:style style:name="T13" style:family="text">
      <style:text-properties fo:font-size="11pt" fo:language="fr" fo:country="FR" fo:font-style="italic" style:font-size-asian="11pt" style:font-style-asian="italic" style:font-name-complex="Times New Roman" style:font-size-complex="11pt"/>
    </style:style>
    <style:style style:name="T14" style:family="text">
      <style:text-properties fo:font-size="11pt" fo:language="fr" fo:country="FR" fo:font-style="italic" style:text-underline-style="solid" style:text-underline-width="auto" style:text-underline-color="font-color" fo:font-weight="bold" style:font-size-asian="11pt" style:font-style-asian="italic" style:font-weight-asian="bold" style:font-name-complex="Times New Roman" style:font-size-complex="11pt"/>
    </style:style>
    <style:style style:name="T15" style:family="text">
      <style:text-properties fo:font-size="11pt" fo:language="fr" fo:country="FR" fo:font-style="italic" style:text-underline-style="solid" style:text-underline-width="auto" style:text-underline-color="font-color" style:font-size-asian="11pt" style:font-style-asian="italic" style:font-name-complex="Times New Roman" style:font-size-complex="11pt"/>
    </style:style>
    <style:style style:name="T16" style:family="text">
      <style:text-properties fo:font-size="11pt" fo:language="fr" fo:country="FR" style:text-underline-style="solid" style:text-underline-width="auto" style:text-underline-color="#808080" fo:font-weight="bold" style:font-size-asian="11pt" style:font-weight-asian="bold" style:font-name-complex="Times New Roman" style:font-size-complex="11pt"/>
    </style:style>
    <style:style style:name="T17" style:family="text">
      <style:text-properties fo:font-size="11pt" fo:language="fr" fo:country="FR" style:text-underline-style="solid" style:text-underline-width="auto" style:text-underline-color="font-color" fo:font-weight="bold" style:font-size-asian="11pt" style:font-weight-asian="bold" style:font-name-complex="Times New Roman" style:font-size-complex="11pt"/>
    </style:style>
    <style:style style:name="T18" style:family="text">
      <style:text-properties fo:font-size="11pt" fo:language="tr" fo:country="TR" style:font-size-asian="11pt" style:font-name-complex="Times New Roman" style:font-size-complex="11pt"/>
    </style:style>
    <style:style style:name="T19" style:family="text">
      <style:text-properties fo:font-size="11pt" fo:language="tr" fo:country="TR" fo:font-weight="bold" style:font-size-asian="11pt" style:font-weight-asian="bold" style:font-name-complex="Times New Roman" style:font-size-complex="11pt"/>
    </style:style>
    <style:style style:name="T20" style:family="text">
      <style:text-properties fo:font-size="11pt" fo:language="tr" fo:country="TR" fo:font-weight="bold" style:letter-kerning="true" style:font-size-asian="11pt" style:font-weight-asian="bold" style:font-name-complex="Times New Roman" style:font-size-complex="11pt"/>
    </style:style>
    <style:style style:name="T21" style:family="text">
      <style:text-properties fo:font-size="11pt" fo:language="tr" fo:country="TR" fo:font-style="italic" fo:font-weight="bold" style:font-size-asian="11pt" style:font-style-asian="italic" style:font-weight-asian="bold" style:font-name-complex="Times New Roman" style:font-size-complex="11pt"/>
    </style:style>
    <style:style style:name="T22" style:family="text">
      <style:text-properties fo:font-size="11pt" fo:language="tr" fo:country="TR" fo:font-style="italic" style:font-size-asian="11pt" style:font-style-asian="italic" style:font-name-complex="Times New Roman" style:font-size-complex="11pt"/>
    </style:style>
    <style:style style:name="T23" style:family="text">
      <style:text-properties fo:font-size="11pt" fo:language="tr" fo:country="TR" fo:font-style="italic" style:letter-kerning="true" style:font-size-asian="11pt" style:font-style-asian="italic" style:font-name-complex="Times New Roman" style:font-size-complex="11pt"/>
    </style:style>
    <style:style style:name="T24" style:family="text">
      <style:text-properties fo:font-size="11pt" fo:language="tr" fo:country="TR" fo:font-style="italic" style:text-underline-style="solid" style:text-underline-width="auto" style:text-underline-color="#808080" fo:font-weight="bold" style:font-size-asian="11pt" style:font-style-asian="italic" style:font-weight-asian="bold" style:font-name-complex="Times New Roman" style:font-size-complex="11pt"/>
    </style:style>
    <style:style style:name="T25" style:family="text">
      <style:text-properties fo:font-size="11pt" fo:language="tr" fo:country="TR" style:letter-kerning="true" style:font-size-asian="11pt" style:font-name-complex="Times New Roman" style:font-size-complex="11pt"/>
    </style:style>
    <style:style style:name="T26" style:family="text">
      <style:text-properties fo:font-size="11pt" fo:font-style="italic" fo:font-weight="bold" style:font-size-asian="11pt" style:font-style-asian="italic" style:font-weight-asian="bold" style:font-name-complex="Times New Roman" style:font-size-complex="11pt"/>
    </style:style>
    <style:style style:name="T27" style:family="text">
      <style:text-properties fo:font-size="11pt" fo:font-style="italic" fo:font-weight="bold" style:letter-kerning="true" style:font-size-asian="11pt" style:font-style-asian="italic" style:font-weight-asian="bold" style:font-name-complex="Times New Roman" style:font-size-complex="11pt"/>
    </style:style>
    <style:style style:name="T28" style:family="text">
      <style:text-properties fo:font-size="11pt" fo:font-style="italic" style:font-size-asian="11pt" style:font-style-asian="italic" style:font-name-complex="Times New Roman" style:font-size-complex="11pt"/>
    </style:style>
    <style:style style:name="T29" style:family="text">
      <style:text-properties fo:font-size="11pt" fo:font-style="italic" style:letter-kerning="true" style:font-size-asian="11pt" style:font-style-asian="italic" style:font-name-complex="Times New Roman" style:font-size-complex="11pt"/>
    </style:style>
    <style:style style:name="T30" style:family="text">
      <style:text-properties fo:font-size="11pt" fo:font-style="italic" style:text-underline-style="solid" style:text-underline-width="auto" style:text-underline-color="#808080" fo:font-weight="bold" style:font-size-asian="11pt" style:font-style-asian="italic" style:font-weight-asian="bold" style:font-name-complex="Times New Roman" style:font-size-complex="11pt"/>
    </style:style>
    <style:style style:name="T31" style:family="text">
      <style:text-properties fo:font-size="11pt" fo:font-style="italic" style:text-underline-style="solid" style:text-underline-width="auto" style:text-underline-color="#808080" style:font-size-asian="11pt" style:font-style-asian="italic" style:font-name-complex="Times New Roman" style:font-size-complex="11pt"/>
    </style:style>
    <style:style style:name="T32" style:family="text">
      <style:text-properties fo:font-size="11pt" fo:font-style="italic" style:text-underline-style="solid" style:text-underline-width="auto" style:text-underline-color="font-color" fo:font-weight="bold" style:font-size-asian="11pt" style:font-style-asian="italic" style:font-weight-asian="bold" style:font-name-complex="Times New Roman" style:font-size-complex="11pt"/>
    </style:style>
    <style:style style:name="T33" style:family="text">
      <style:text-properties fo:font-size="11pt" fo:font-style="italic" style:text-underline-style="solid" style:text-underline-width="auto" style:text-underline-color="font-color" style:font-size-asian="11pt" style:font-style-asian="italic" style:font-name-complex="Times New Roman" style:font-size-complex="11pt"/>
    </style:style>
    <style:style style:name="T34" style:family="text">
      <style:text-properties fo:font-size="11pt" fo:font-weight="normal" style:font-size-asian="11pt" style:font-weight-asian="normal" style:font-name-complex="Times New Roman" style:font-size-complex="11pt"/>
    </style:style>
    <style:style style:name="T35" style:family="text">
      <style:text-properties fo:font-size="11pt" style:letter-kerning="true" style:font-size-asian="11pt" style:font-name-complex="Times New Roman" style:font-size-complex="11pt"/>
    </style:style>
    <style:style style:name="T36" style:family="text">
      <style:text-properties fo:font-style="italic" style:font-style-asian="italic" style:font-name-complex="Times New Roman" style:font-size-complex="11pt"/>
    </style:style>
    <style:style style:name="T37" style:family="text">
      <style:text-properties style:text-position="super 58%" fo:font-size="11pt" fo:font-style="italic" style:font-size-asian="11pt" style:font-style-asian="italic" style:font-name-complex="Times New Roman" style:font-size-complex="11pt"/>
    </style:style>
    <style:style style:name="T38" style:family="text">
      <style:text-properties style:font-name-complex="Times New Roman" style:font-size-complex="11pt"/>
    </style:style>
    <style:style style:name="T39" style:family="text">
      <style:text-properties fo:font-size="14pt" fo:font-weight="bold" style:letter-kerning="true" style:font-size-asian="14pt" style:font-weight-asian="bold" style:font-name-complex="Times New Roman" style:font-size-complex="14pt"/>
    </style:style>
    <style:style style:name="T40" style:family="text">
      <style:text-properties style:font-name="Lato" fo:font-size="11pt" style:font-size-asian="11pt" style:font-name-complex="Times New Roman" style:font-size-complex="11pt"/>
    </style:style>
    <style:style style:name="T41" style:family="text">
      <style:text-properties style:font-name="Lato" fo:font-size="11pt" fo:font-weight="bold" style:font-size-asian="11pt" style:font-weight-asian="bold" style:font-name-complex="Times New Roman" style:font-size-complex="11pt"/>
    </style:style>
    <style:style style:name="T42" style:family="text">
      <style:text-properties style:font-name="Lato" fo:font-size="11pt" style:text-underline-style="solid" style:text-underline-width="auto" style:text-underline-color="font-color" fo:font-weight="bold" style:font-size-asian="11pt" style:font-weight-asian="bold" style:font-name-complex="Times New Roman" style:font-size-complex="11pt"/>
    </style:style>
    <style:style style:name="T43" style:family="text">
      <style:text-properties style:font-name="Lato" fo:font-size="11pt" style:text-underline-style="solid" style:text-underline-width="auto" style:text-underline-color="font-color" style:font-size-asian="11pt" style:font-name-complex="Times New Roman" style:font-size-complex="11pt"/>
    </style:style>
    <style:style style:name="T44" style:family="text">
      <style:text-properties style:font-name="Lato" fo:font-size="11pt" fo:language="tr" fo:country="TR" fo:font-weight="bold" style:font-size-asian="11pt" style:font-weight-asian="bold" style:font-name-complex="Times New Roman" style:font-size-complex="11pt"/>
    </style:style>
    <style:style style:name="T45" style:family="text">
      <style:text-properties style:font-name="Lato" fo:font-size="11pt" fo:language="tr" fo:country="TR" style:text-underline-style="solid" style:text-underline-width="auto" style:text-underline-color="font-color" fo:font-weight="bold" style:font-size-asian="11pt" style:font-weight-asian="bold" style:font-name-complex="Times New Roman" style:font-size-complex="11pt"/>
    </style:style>
    <style:style style:name="T46" style:family="text">
      <style:text-properties style:font-name="Lato" fo:font-size="11pt" fo:language="tr" fo:country="TR" style:font-size-asian="11pt" style:font-name-complex="Times New Roman" style:font-size-complex="11pt"/>
    </style:style>
    <style:style style:name="T47" style:family="text">
      <style:text-properties style:font-name="Lato" fo:font-size="26pt" fo:font-weight="bold" style:font-size-asian="26pt" style:font-weight-asian="bold" style:font-name-complex="Times New Roman" style:font-size-complex="26pt"/>
    </style:style>
    <style:style style:name="T48" style:family="text">
      <style:text-properties style:font-name="Lato" fo:font-size="18pt" fo:font-weight="bold" style:font-size-asian="18pt" style:font-weight-asian="bold" style:font-name-complex="Times New Roman" style:font-size-complex="18pt"/>
    </style:style>
    <style:style style:name="T49" style:family="text">
      <style:text-properties style:font-name="Lato" fo:font-size="16pt" fo:language="tr" fo:country="TR" fo:font-weight="bold" style:font-size-asian="16pt" style:font-weight-asian="bold" style:font-name-complex="Times New Roman" style:font-size-complex="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
      <text:p text:style-name="P131"/>
      <text:p text:style-name="P131">AHİR ZAMAN GERÇEKLERİ</text:p>
      <text:p text:style-name="P132"/>
      <text:p text:style-name="P132"/>
      <text:p text:style-name="P132">HZ. MEHDİ’NİN </text:p>
      <text:p text:style-name="P132">ÇIKIŞ </text:p>
      <text:p text:style-name="P132">ALAMETLERİ </text:p>
      <text:p text:style-name="P132">VE </text:p>
      <text:p text:style-name="P132">ÖZELLİKLERİ</text:p>
      <text:p text:style-name="P22"><text:span text:style-name="Normal1"><text:span text:style-name="T40"/></text:span></text:p>
      <text:p text:style-name="P26"><text:span text:style-name="Normal1"><text:span text:style-name="T40"/></text:span></text:p>
      <text:p text:style-name="P26"><text:span text:style-name="Normal1"><text:span text:style-name="T40"/></text:span></text:p>
      <text:p text:style-name="P26"><text:span text:style-name="Normal1"><text:span text:style-name="T40"/></text:span></text:p>
      <text:p text:style-name="P26"><text:span text:style-name="Normal1"><text:span text:style-name="T40"/></text:span></text:p>
      <text:p text:style-name="P26"><text:span text:style-name="Normal1"><text:span text:style-name="T40"/></text:span></text:p>
      <text:p text:style-name="P25"><text:span text:style-name="Normal1"><text:span text:style-name="T47">Ahmet Demir</text:span></text:span></text:p>
      <text:p text:style-name="P25"><text:span text:style-name="Normal1"><text:span text:style-name="T47"/></text:span></text:p>
      <text:p text:style-name="P1"><text:span text:style-name="Normal1"><text:span text:style-name="T41"/></text:span></text:p>
      <text:p text:style-name="P26"><text:span text:style-name="Normal1"><text:span text:style-name="T40"/></text:span></text:p>
      <text:p text:style-name="P26"><text:span text:style-name="Normal1"><text:span text:style-name="T40"/></text:span></text:p>
      <text:p text:style-name="P26"><text:span text:style-name="Normal1"><text:span text:style-name="T40"/></text:span></text:p>
      <text:p text:style-name="P26"><text:span text:style-name="Normal1"><text:span text:style-name="T40"/></text:span></text:p>
      <text:p text:style-name="P26"><text:span text:style-name="Normal1"><text:span text:style-name="T40"/></text:span></text:p>
      <text:p text:style-name="P26"><text:span text:style-name="Normal1"><text:span text:style-name="T40"/></text:span></text:p>
      <text:p text:style-name="P26"><text:span text:style-name="Normal1"><text:span text:style-name="T40"/></text:span></text:p>
      <text:p text:style-name="P26"><text:span text:style-name="Normal1"><text:span text:style-name="T40"/></text:span></text:p>
      <text:p text:style-name="P26"><text:span text:style-name="Normal1"><text:span text:style-name="T41">Birinci baskı: Eylül 2005</text:span></text:span></text:p>
      <text:p text:style-name="P26"><text:span text:style-name="Normal1"><text:span text:style-name="T41">İkinci baskı: Ekim 2005</text:span></text:span></text:p>
      <text:p text:style-name="P26"><text:span text:style-name="Normal1"><text:span text:style-name="T41">Üçüncü baskı: Kasım 2005</text:span></text:span></text:p>
      <text:p text:style-name="P26"><text:span text:style-name="Normal1"><text:span text:style-name="T41"/></text:span></text:p>
      <text:p text:style-name="P26"><text:span text:style-name="Normal1"><text:span text:style-name="T41"/></text:span></text:p>
      <text:p text:style-name="P26"><text:span text:style-name="Normal1"><text:span text:style-name="T41">GÜNEŞ YAYINCILIK</text:span></text:span></text:p>
      <text:p text:style-name="P26"><text:span text:style-name="Normal1"><text:span text:style-name="T40"/></text:span></text:p>
      <text:p text:style-name="P26"><text:span text:style-name="Normal1"><text:span text:style-name="T40"/></text:span></text:p>
      <text:p text:style-name="P26"><text:span text:style-name="Normal1"><text:span text:style-name="T40">Darülaceze Caddesi No: 9</text:span></text:span></text:p>
      <text:p text:style-name="P26"><text:span text:style-name="Normal1"><text:span text:style-name="T40">Ekşioğlu İş Merkezi B Blok D: 5</text:span></text:span></text:p>
      <text:p text:style-name="P26"><text:span text:style-name="Normal1"><text:span text:style-name="T40">Okmeydanı - İstanbul</text:span></text:span></text:p>
      <text:p text:style-name="P26"><text:span text:style-name="Normal1"><text:span text:style-name="T40">Tel: (0212) 220 15 60</text:span></text:span></text:p>
      <text:p text:style-name="P26"><text:span text:style-name="Normal1"><text:span text:style-name="T40"/></text:span></text:p>
      <text:p text:style-name="P26"><text:span text:style-name="Normal1"><text:span text:style-name="T40"/></text:span></text:p>
      <text:p text:style-name="P26"><text:span text:style-name="Normal1"><text:span text:style-name="T40">Baskı: Entegre Matbaacılık</text:span></text:span></text:p>
      <text:p text:style-name="P26"><text:span text:style-name="Normal1"><text:span text:style-name="T40">Sanayi Cad. No: 17 Yenibosna-İstanbul</text:span></text:span></text:p>
      <text:p text:style-name="P26"><text:span text:style-name="Normal1"><text:span text:style-name="T40">Tel: (0 212) 451 70 70</text:span></text:span></text:p>
      <text:p text:style-name="P2"><text:span text:style-name="Normal1"><text:span text:style-name="T41"/></text:span></text:p>
      <text:p text:style-name="P29"><text:span text:style-name="Normal1"><text:span text:style-name="T48">İÇİNDEKİLER </text:span></text:span></text:p>
      <text:p text:style-name="P27"><text:span text:style-name="Normal1"><text:span text:style-name="T42"/></text:span></text:p>
      <text:p text:style-name="P27"><text:span text:style-name="Normal1"><text:span text:style-name="T42"/></text:span></text:p>
      <text:p text:style-name="P27"><text:span text:style-name="Normal1"><text:span text:style-name="T42">BİRİNCİ KİTAP:</text:span></text:span></text:p>
      <text:p text:style-name="P27"><text:span text:style-name="Normal1"><text:span text:style-name="T42"/></text:span></text:p>
      <text:p text:style-name="P27"><text:span text:style-name="Normal1"><text:span text:style-name="T40">HZ. MEHDİ’NİN ÇIKIŞ ALAMETLERİ VE ÖZELLİKLERİ</text:span></text:span></text:p>
      <text:p text:style-name="P27"><text:span text:style-name="Normal1"><text:span text:style-name="T40">Giriş</text:span></text:span></text:p>
      <text:p text:style-name="P28"><text:span text:style-name="Normal1"><text:span text:style-name="T40">Birinci Bölüm: Hz. Mehdi’nin Çıkış Alametleri</text:span></text:span></text:p>
      <text:p text:style-name="P28"><text:span text:style-name="Normal1"><text:span text:style-name="T40">İkinci Bölüm: Hz. Mehdi’nin Özellikleri</text:span></text:span></text:p>
      <text:p text:style-name="P28"><text:span text:style-name="Normal1"><text:span text:style-name="T40"/></text:span></text:p>
      <text:p text:style-name="P28"><text:span text:style-name="Normal1"><text:span text:style-name="T40">Sonuç</text:span></text:span></text:p>
      <text:p text:style-name="P27"><text:span text:style-name="Normal1"><text:span text:style-name="T42"/></text:span></text:p>
      <text:p text:style-name="P27"><text:span text:style-name="Normal1"><text:span text:style-name="T42">İKİNCİ KİTAP</text:span></text:span></text:p>
      <text:p text:style-name="P27"><text:span text:style-name="Normal1"><text:span text:style-name="T42"/></text:span></text:p>
      <text:p text:style-name="P31">RİSALE-İ NUR'DA BATINİ TEFSİR TEHLİKESİ</text:p>
      <text:p text:style-name="P31">Giriş</text:p>
      <text:p text:style-name="P31">13. Asrın Büyük Müceddidi; </text:p>
      <text:p text:style-name="P31">Bediüzzaman Said Nursi</text:p>
      <text:p text:style-name="P31">Yanıltıcı Bir Akım: "Risale-i Nur'da Batın Tefsirciliği"</text:p>
      <text:p text:style-name="P31">Batın Tefsircileri Risale-i Nur'u Nasıl Yorumlamaktadırlar? </text:p>
      <text:p text:style-name="P31">Ahir Zaman Ve Mehdiyet Konusunda Yapılan Batıni </text:p>
      <text:p text:style-name="P75"><text:span text:style-name="T1">Tefsirler Nelerdir? </text:span><text:span text:style-name="T6">Bediüzzaman Ne Demektedir? </text:span></text:p>
      <text:p text:style-name="P36">Tefsirciler Ne Demektedirler?</text:p>
      <text:p text:style-name="P36">Bediüzzaman'ın Risalelerin Tefsir Edilmesine</text:p>
      <text:p text:style-name="P36">Bakış Açısı Nedir? Bediüzzaman Hayatta İken </text:p>
      <text:p text:style-name="P36">Risaleleri Tefsir Etme Yaklaşımına İzin Vermiş Midir?</text:p>
      <text:p text:style-name="P36"/>
      <text:p text:style-name="P36">Sonuç</text:p>
      <text:p text:style-name="P36">Mehdiyet, Gizlenmesi Değil; </text:p>
      <text:p text:style-name="P36">Müjdelenmesi Gereken Bir Konudur</text:p>
      <text:p text:style-name="P36"/>
      <text:p text:style-name="P31">Ek Bölüm: Evrim Teorisinin Sonu</text:p>
      <text:p text:style-name="P3">BİRİNCİ KİTAP</text:p>
      <text:p text:style-name="P50"/>
      <text:p text:style-name="P78">HZ. MEHDİ’NİN ÇIKIŞ ALAMETLERİ </text:p>
      <text:p text:style-name="P78">VE ÖZELLİKLERİ</text:p>
      <text:p text:style-name="P24"><text:span text:style-name="Normal1"><text:span text:style-name="T41"/></text:span></text:p>
      <text:p text:style-name="P27"><text:span text:style-name="Normal1"><text:span text:style-name="T41"/></text:span></text:p>
      <text:p text:style-name="P29"><text:span text:style-name="Normal1"><text:span text:style-name="T48">GİRİŞ</text:span></text:span></text:p>
      <text:p text:style-name="P27"><text:span text:style-name="Normal1"><text:span text:style-name="T40"/></text:span></text:p>
      <text:p text:style-name="P27"><text:span text:style-name="Normal1"><text:span text:style-name="T40"/></text:span></text:p>
      <text:p text:style-name="P27"><text:span text:style-name="Normal1"><text:span text:style-name="T40">Peygamber Efendimiz (sav)’in hadislerinde kıyamete yakın bir zamanda yaşanacak olan ahir zaman hakkında çok detaylı bilgiler ve işaretler yer almaktadır. Peygamberimiz (sav)’in verdiği bilgilere göre, bu dönemde -birbiri ardınca olmak üzere- pek çok önemli olay gerçekleşecektir. </text:span></text:span></text:p>
      <text:p text:style-name="P27"><text:span text:style-name="Normal1"><text:span text:style-name="T40">Ahir zamanın ilk devresinde dünyada büyük bir bozulma ve karmaşa hüküm sürecek, ikinci aşamada ise gerçek din ahlakının yaşanmasıyla birlikte yeryüzünde barış ve huzur hakim olacaktır.</text:span></text:span></text:p>
      <text:p text:style-name="P27"><text:span text:style-name="Normal1"><text:span text:style-name="T40">Hz. Mehdi, ahir zamanda gönderileceği Peygamber Efendimiz (sav) tarafından müjdelenmiş, Müslümanları zulüm ve sıkıntı ortamından kurtaracak, yeryüzündeki fitneleri ortadan kaldıracak, tüm dünyaya barış, adalet, bolluk, huzur, mutluluk ve refah getirecek kutlu bir şahıstır. Peygamberimiz (sav)'den aktarılan sahih rivayetlere göre Hz. Mehdi, çeşitli hurafelerle, batıl inanç ve uygulamalarla aslından uzaklaştırılmış olan dini özüne döndürecek, Hz. İsa ile buluşacak, Allah'ın izniyle yegane hak din olan İslam ahlakının yeryüzüne hakim olmasına vesile olacaktır.</text:span></text:span></text:p>
      <text:p text:style-name="P27"><text:span text:style-name="Normal1"><text:span text:style-name="T40">Bu haber iman edenlerin şevk ve heyecanını arttıran çok büyük bir müjdedir. Peygamber Efendimiz (sav)’in hadisleriyle beraber, İslam alimleri de, yaşadıkları dönemlerden günümüze kadar ulaşmış el yazması eserleriyle, o zamandan bugüne, bu büyük müjdenin şevk ve heyecanını taşımışlar; inananlar için bu konunun canlı tutulmasına ve takibine vesile olmuşlardır. İşte içinde bulunduğumuz bu dönemde ortaya çıkan alametler bize, Hz. Mehdi’nin çıkışının yakın olduğunu göstermektedir.</text:span></text:span></text:p>
      <text:p text:style-name="P27"><text:span text:style-name="Normal1"><text:span text:style-name="T40">Nitekim, yaşadığımız yıllarda yeryüzünde meydana gelen kargaşa, zulüm, terör ve savaş ortamı, fitneler, kıtlıklar ve depremler Hz. Mehdi’nin ortaya çıkışının alametlerindendir. </text:span></text:span></text:p>
      <text:p text:style-name="P27"><text:span text:style-name="Normal1"><text:span text:style-name="T40">Elinizdeki kitapçık iki bölümden oluşmaktadır. Birinci bölümde “Hz. Mehdi’nin Çıkış Alametleri”ne yer verilmiştir. İkinci bölümde ise “Hz. Mehdi’nin Özellikleri” aktarılmaktadır. </text:span></text:span></text:p>
      <text:p text:style-name="P27"><text:span text:style-name="Normal1"><text:span text:style-name="T40">Hiç şüphe yok ki konu hakkında öğrenilecek her yeni bilgi Müslümanların heyecanını arttırmaya vesile olacaktır. </text:span></text:span></text:p>
      <text:p text:style-name="P4">BİRİNCİ BÖLÜM:<text:line-break/></text:p>
      <text:p text:style-name="P78">HZ. MEHDİ’NİN ÇIKIŞ ALAMETLERİ</text:p>
      <text:p text:style-name="P53"/>
      <text:p text:style-name="P30"/>
      <text:p text:style-name="P30">Hz. Mehdi'nin çıkış alametleri ile ilgili Peygamber Efendimiz (sav)'in pek çok hadisi bulunmaktadır. Bu hadisler birçok büyük İslam aliminin kitaplarında bizlere nakledilmiştir. Bu bölümde söz konusu hadislerin günümüzle olan bağlantıları incelenecektir. Bu hadislerin, içinde bulunduğumuz dönemin ortam ve şartlarını açıkça tarif ettiklerini ve çok yakın geçmişte arka arkaya gerçekleşen bazı kritik olayları mucizevi bir biçimde haber verdiklerini göreceğiz. </text:p>
      <text:p text:style-name="P30">Daha önceki bölümlerde de belirttiğimiz gibi gerek Hz. Mehdi'nin çıkışı, gerekse kıyamet alametleri ile ilgili hadislerin art arda gerçekleşmeleri belirli bir döneme işaret etmektedir. Ve tüm alametlerin Hicri 14. yüzyıl başından (1979-1980) itibaren sırayla ortaya çıkmaları, içinde bulunduğumuz dönemin Hz. Mehdi'nin yeryüzünde bulunuş yılları olduğunu çok net bir şekilde ortaya koymaktadır. (En doğrusunu Allah bilir) </text:p>
      <text:p text:style-name="P30">Şimdi hadislerde bildirilen Hz. Mehdi'nin çıkış alametlerini ana maddeler halinde inceleyelim.</text:p>
      <text:list xml:id="list1968378287" text:style-name="WW8Num1">
        <text:list-item>
          <text:p text:style-name="P137">HZ. MEHDİ’NİN ÇIKIŞ ALAMETLERİNİN ARKA ARKAYA MEYDANA GELMESİ <text:tab/></text:p>
        </text:list-item>
        <text:list-item>
          <text:p text:style-name="P137">FİTNELERİN ÇOĞALMASI</text:p>
        </text:list-item>
        <text:list-item>
          <text:p text:style-name="P137">HZ. MEHDİ’NİN ÇIKIŞINDAN ÖNCE YAYGIN KATLİAMLAR MEYDANA GELMESİ</text:p>
        </text:list-item>
        <text:list-item>
          <text:p text:style-name="P138">DÜNYANIN HER YERİNİ KARIŞIKLIK VE KARGAŞANIN KAPLAMASI</text:p>
        </text:list-item>
        <text:list-item>
          <text:p text:style-name="P138">KADINLAR VE ÇOCUKLARIN DAHİ KATLEDİLDİĞİ FİTNELERİN YAŞANMASI</text:p>
        </text:list-item>
        <text:list-item>
          <text:p text:style-name="P138">HZ. MEHDİ YOLLARIN KESİLDİĞİ BİR DÖNEMDE ÇIKACAKTIR</text:p>
        </text:list-item>
        <text:list-item>
          <text:p text:style-name="P138">MÜSLÜMANLARA BASKININ ARTMASI</text:p>
        </text:list-item>
        <text:list-item>
          <text:p text:style-name="P138">MESCİD VE CAMİLERİN YIKILMASI</text:p>
        </text:list-item>
        <text:list-item>
          <text:p text:style-name="P138">HARAMLARIN HELAL SAYILMASI</text:p>
        </text:list-item>
        <text:list-item>
          <text:p text:style-name="P138">ALLAH'IN AÇIKÇA İNKAR EDİLMESİ (Allah’ı tenzih ederiz.)</text:p>
        </text:list-item>
        <text:list-item>
          <text:p text:style-name="P138">İRAN-IRAK SAVAŞI</text:p>
        </text:list-item>
        <text:list-item>
          <text:p text:style-name="P138">AFGANİSTAN'IN İŞGALİ</text:p>
        </text:list-item>
        <text:list-item>
          <text:p text:style-name="P138">ÇÖLDE BATAN ORDU HZ. MEHDİ’NİN ÇIKIŞ ALAMETLERİNDENDİR</text:p>
        </text:list-item>
        <text:list-item>
          <text:p text:style-name="P138">FIRAT'IN SUYUNUN KESİLMESİ</text:p>
        </text:list-item>
        <text:list-item>
          <text:p text:style-name="P138">RAMAZAN'DA AY VE GÜNEŞ TUTULMALARI</text:p>
        </text:list-item>
        <text:list-item>
          <text:p text:style-name="P138">KUYRUKLU YILDIZIN DOĞMASI</text:p>
        </text:list-item>
        <text:list-item>
          <text:p text:style-name="P138">KABE BASKINI VE KABE'DE KAN AKITILMASI</text:p>
        </text:list-item>
        <text:list-item>
          <text:p text:style-name="P138">DOĞU TARAFINDAN BİR ATEŞİN GÖRÜLMESİ</text:p>
        </text:list-item>
        <text:list-item>
          <text:p text:style-name="P138"><text:soft-page-break/>SAHTE PEYGAMBERLERİN ÇOĞAL MASI</text:p>
        </text:list-item>
        <text:list-item>
          <text:p text:style-name="P138">DİNİN ŞAHSİ ÇIKARLAR İÇİN KULLANILMASI</text:p>
        </text:list-item>
        <text:list-item>
          <text:p text:style-name="P138">BÜYÜK VE HAYRET VERİCİ ŞEYLERİN MEYDANA GELMESİ</text:p>
        </text:list-item>
        <text:list-item>
          <text:p text:style-name="P138">GÜNEŞTEN BİR ALAMETİN BELİRMESİ</text:p>
        </text:list-item>
        <text:list-item>
          <text:p text:style-name="P138">BÜYÜK ŞEHİRLERİN YOK OLMASI</text:p>
        </text:list-item>
        <text:list-item>
          <text:p text:style-name="P138">DEPREMLERİN ÇOĞALMASI</text:p>
        </text:list-item>
      </text:list>
      <text:p text:style-name="P106"/>
      <text:p text:style-name="P106">1) Hz. Mehdi’nin Çıkış Alametlerinin </text:p>
      <text:p text:style-name="P106">Arka Arkaya Meydana Gelmesi </text:p>
      <text:p text:style-name="P100"><text:span text:style-name="T1">Hz. Mehdi'nin çıkış alametlerinin bildirildiği hadislerde, bu alametlerin arka arkaya, </text:span><text:span text:style-name="T2">"bir tesbih taneleri"</text:span><text:span text:style-name="T1"> gibi meydana geleceği ifade edilmektedir. Gerçekten de bu alametler, birbiri ardınca ve Peygamberimiz (sav)'in bildirdiği şekilde meydana gelmektedir. Hadislerde belirtildiği gibi, dünyanın dört bir yanında kargaşa ve anarşi artmakta, arka arkaya fitneler meydana gelmekte, katliamlar ve büyük felaketler yaşanmakta, yokluk ve açlık artmakta, insanlar büyük sıkıntılar çekmektedir. Tüm bu alametlerin arka arkaya belirli bir dönem içinde gerçekleşiyor olması, Müslümanların asırlardır gelişini bekledikleri mübarek şahsın ortaya çıkışının çok yaklaştığını göstermektedir. (Allahualem)</text:span></text:p>
      <text:p text:style-name="P114"><text:span text:style-name="T1">Ben Ebu Abdullah Hüseyin bin Ali'ye dedim ki, "Bu işin önünde alametler var mıdır?" – ki Mehdi'nin zuhurunu kast ediyor- Dedi ki, "Evet." Dedim, "Nedir onlar?" Dedi ki, "Beni Abbas'ın helakı, Süfyani'nin ortaya çıkması, Beyda'da batma." Ben yine, "Bu işin uzamasından korkuyorum" dedim. Dedi ki,</text:span><text:span text:style-name="T2"> "Bu iş tesbih taneleri gibi arka arkaya meydana gelir."</text:span></text:p>
      <text:p text:style-name="P57">(Ali Bin Hüsameddin El Muttaki, Celaleddin Suyuti'nin Tasnifinden Hadisler – Ahir Zaman Mehdisinin Alametleri, Kahraman Neşriyat, sf. 34)</text:p>
      <text:p text:style-name="P115">Kıyamet alametleri birbirini takiben meydana gelir. Bir dizideki boncukların artarda kopması gibi.</text:p>
      <text:p text:style-name="P35">(Ramuz-El Ehadis, 277/6; Camiü's-Sagir, 3/167)</text:p>
      <text:p text:style-name="P114"><text:span text:style-name="T1">Çok acıklı durumlar ve elim manzaralar görülür. </text:span><text:span text:style-name="T2">Fitneler arka arkaya devam eder...</text:span></text:p>
      <text:p text:style-name="P57">(Ali Bin Hüsameddin El Muttaki, Celaleddin Suyuti'nin Tasnifinden Hadisler – Ahir Zaman Mehdisinin Alametleri, Kahraman Neşriyat, sf. 36)</text:p>
      <text:p text:style-name="P115">Bir fitne görülür, bunu diğer fitneler takip eder… </text:p>
      <text:p text:style-name="P57">(Kitab-ül Burhan Fi Alameti-il Mehdiyy-il Ahir Zaman, sf. 26)</text:p>
      <text:p text:style-name="P107"/>
      <text:p text:style-name="P106">2) Fitnelerin Çoğalması</text:p>
      <text:p text:style-name="P101">Fitne kelimesi, insanların din konusundaki imtihanlarının şiddetlendiği olayları, ortam ve şartları tarif eder. İnsanların yaşam şartlarının güçleştiği, Allah'ın ve dinin çeşitli şekillerde yalanlanarak insanların imanlarının zayıflatılmaya, yok edilmeye çalışıldığı şiddetli imtihan ortamları İslami kaynaklarda fitne ortamı olarak tanımlanır. </text:p>
      <text:p text:style-name="P101"><text:soft-page-break/>Aşağıdaki hadis de Hz. Mehdi'nin çıkışından önce müminlerin imanlarının zayıflayacağını ve buna sebep olacak hadiseleri haber vermektedir:</text:p>
      <text:p text:style-name="P114"><text:span text:style-name="T1">Kıyamet yaklaştığı zaman ve müminlerin kalbi; </text:span><text:span text:style-name="T2">ölüm, açlık, fitneler, sünnetlerin kaybolması, bid'atlerin ortaya çıkması, emri bil maruf ve nehyi anıl münker (iyiliği öğütleyip kötülükten men etme) imkanlarının kaybolması</text:span><text:span text:style-name="T1"> gibi sebeplerle zayıfladığı zaman benim evlatlarımdan Mehdi ile Cenab-ı Hak sünnetleri ihya eder. Onun adalet ve bereketi ile müminlerin kalbi ferahlar, Acem (Arap olmayan) ve Arap milletleri arasında ülfet ve muhabbet yerleşir. </text:span></text:p>
      <text:p text:style-name="P122">(Kitab-ül Burhan Fi Alameti-il Mehdiyy-il Ahir Zaman, s. 66)</text:p>
      <text:p text:style-name="P74"><text:span text:style-name="T18">Eğer kısaca özetleyecek olursak, Hz. </text:span><text:span text:style-name="T1">Mehdi öncesi şu olaylar belirecektir:</text:span></text:p>
      <text:p text:style-name="P74"><text:span text:style-name="T26">1- Ölüm:</text:span><text:span text:style-name="T1"> Anarşi ve yaygın katliamlar neticesinde halkın can güvenliğinin kalmaması ve bunun meydana getirdiği tedirginlik ortamı.</text:span></text:p>
      <text:p text:style-name="P74"><text:span text:style-name="T26">2- Açlık: </text:span><text:span text:style-name="T1">Hayat pahalılığı sebebiyle meydana gelen geçim sıkıntısı. Felaketler ve doğal afetler sonucunda kıtlıkların, açlığın artması.</text:span></text:p>
      <text:p text:style-name="P74"><text:span text:style-name="T26">3- Fitneler:</text:span><text:span text:style-name="T1"> Haramların küçük-büyük herkesin arasında, alabildiğince yaygınlaşması ve teşvik görmesi. Her türlü ahlaksızlığın herkesin gözleri önünde yapılması. </text:span></text:p>
      <text:p text:style-name="P74"><text:span text:style-name="T26">4- Bid'atlerin ortaya çıkması:</text:span><text:span text:style-name="T1"> Dinin aslında olmadığı halde, sonradan ortaya çıkarılan adetlerin dinin esaslarıymış gibi kabul edilmesi.</text:span></text:p>
      <text:p text:style-name="P74"><text:span text:style-name="T26">5- Dini anlatma imkanlarının kaybolması:</text:span><text:span text:style-name="T1"> İyiliğin emredilmesi ve kötülüğün engellenmesi, kısacası tebliğ imkanının kaybolması ile meydana gelen boşluk.</text:span></text:p>
      <text:p text:style-name="P30">Fitne ortamları sağlam imana sahip müminler için imanlarının, sabırlarının ve ahiretteki derecelerinin artmasına vesile olurken, zayıf ve yüzeysel imana sahip kimselerin ise imanlarını kaybetmelerine ya da daha da zayıflamalarına yol açar. İşte Hz. Mehdi bu tür bir fitne ortamının en yoğun ve şiddetli olarak yaşandığı bir dönemde ortaya çıkacaktır:</text:p>
      <text:p text:style-name="P30">Diğer bir hadiste de ahir zamanda "batı" tarafında karışıklık, fitne ve korku olacağı haber verilmektedir:</text:p>
      <text:p text:style-name="P74"><text:span text:style-name="T2">Mağrib'de (batıda) karışıklıklar, fitneler ve korku olacak. </text:span><text:span text:style-name="T1">Açlık ve hayat pahalılığı alabildiğine yayılacak. Fitneler çoğalacak. </text:span></text:p>
      <text:p text:style-name="P30">(Ölüm-Kıyamet-Ahiret ve Ahir Zaman Alametleri, İmam Şarani, s. 440) </text:p>
      <text:p text:style-name="P35">Bir başka hadiste de Hz. Mehdi'nin her yere erişmiş çok yaygın bir fitne varken ortaya çıkacağı bildirilmektedir:</text:p>
      <text:p text:style-name="P74"><text:span text:style-name="T7">Hiçbir tarafın ondan mahfuz kalmayacağı bir fitne zuhur edecek, bu fitne kaldığı yerden hemen başka bir tarafa yayılacak </text:span><text:span text:style-name="T6">ve bu durum bir münadinin semadan seslenerek: "Ey insanlar, emiriniz artık Mehdi'dir" demesine kadar devam edecektir. </text:span></text:p>
      <text:p text:style-name="P35">(El-Kavlu'l Muhtasar Fi Alamatil Mehdiyy-il Muntazar, s. 23)</text:p>
      <text:p text:style-name="P74"><text:span text:style-name="T6">Hadiste herkese ulaşacak, hızla yayılacak bir fitneden bahsedilmektedir. Yani herkesin haberdar olacağı, dine ve Allah'a karşı ortaya sürülen bir fitne insanların imanlarını hedef alacaktır. Günümüzde, Allah'ın varlığına ve yaratmasına karşı öne sürülen en büyük ve geniş çaplı akım materyalist felsefedir. </text:span><text:span text:style-name="T1">Bu felsefenin kendisine </text:span><text:soft-page-break/><text:span text:style-name="T1">dayanak aldığı sözde bilimsel temel ise "evrim teorisi"dir. Hiçbir bilimsel ve mantıksal delile dayanmadığı, tamamen akıl ve bilim dışı olduğu halde, güçlü propaganda, aldatmaca ve göz boyama yöntemleriyle bu safsata dünya çapında belirli materyalist odaklar tarafından kitlelere empoze edilmeye çalışılmaktadır. </text:span></text:p>
      <text:p text:style-name="P30">Bugün evrim teorisinin gerek basın gerekse televizyon yoluyla hemen hemen girmediği hiçbir ev, bu teoriyi duymayan hiç kimse yok gibidir. Bu durum, bütün Batı dünyası için geçerli olduğu gibi bazı Müslüman ülkeler için de geçerlidir. Öyle ki ders kitaplarına bile sokulmuş olan bu teori, öne sürdüğü sayısız yalan ve göz boyamalarla daha çocuk yaşlardan itibaren telkin edilmekte, tesadüfler sonucunda meydana geldikleri, maymundan türedikleri gibi gülünç safsatalarla insanlar yanıltılmaktadır. İlkokullardan, üniversitelere kadar gençlerin evrimci yalanlarla beyinleri yıkanmaktadır. </text:p>
      <text:p text:style-name="P30">Dahası, Peygamberimiz (sav)'in hadisinde belirttiği gibi her yere nüfuz edecek ve hızla yayılacak böyle bir fitne ancak günümüzün teknolojik imkanlarıyla (basın, yayın, internet, uydu iletişimi, vs...) gerçekleşebilir. Gerçekten de bugüne kadar Allah'ın varlığına, yaratılışa ve dine karşı savaş açmış, dünya çapında yaygın bir başka fitne daha geçmişte görülmemiştir. Tüm bunlar Hz. Mehdi'nin çıkış zamanının içinde yaşadığımız döneme rastladığına dair önemli işaretlerdir.</text:p>
      <text:p text:style-name="P30">Hadiste ayrıca Hz. Mehdi'nin gelmesiyle bu fitnenin sona ereceği de belirtilmektedir.</text:p>
      <text:p text:style-name="P53"/>
      <text:p text:style-name="P74"><text:span text:style-name="T2">3)</text:span><text:span text:style-name="T1"> </text:span><text:span text:style-name="T2">Hz. Mehdi’nin Çıkışından Önce </text:span></text:p>
      <text:p text:style-name="P53">Yaygın Katliamlar Meydana Gelir</text:p>
      <text:p text:style-name="P30">Hadislerde Hz. Mehdi'nin çıkışından önce dünyanın büyük çoğunluğunu etkisi altına alan şiddet ve kargaşanın yaşanacağı, çok kan döküleceği bildirilmektedir:</text:p>
      <text:p text:style-name="P74"><text:span text:style-name="T1">Şu hadiseler meydana gelmedikçe kıyamet kopmayacaktır… Ölümler ve </text:span><text:span text:style-name="T2">katliamlar yaygın hale gelecek…</text:span></text:p>
      <text:p text:style-name="P30">(Camiü's-Sagir, 3:211, Müsned, 2:492, 4:391, 392)</text:p>
      <text:p text:style-name="P74"><text:span text:style-name="T1">Şevval'de savaş naraları, Zilhicce'de harb ve kıtal olur. Yine Zilhicce'de hacılar talana uğrar, hatta caddeler kandan geçilmez olur... </text:span><text:span text:style-name="T2">Hercümerc (kan dökme) çoğalarak devam eder. </text:span></text:p>
      <text:p text:style-name="P30">(Ali Bin Hüsameddin El Muttaki, Celaleddin Suyuti'nin Tasnifinden Hadisler – Ahir Zaman Mehdisinin Alametleri, Kahraman Neşriyat, sf. 37)</text:p>
      <text:p text:style-name="P74"><text:span text:style-name="T1">Mina'da ölülerin çok olacağı bir savaş olur. </text:span><text:span text:style-name="T2">Öyle ki orada taşları kan gölü içinde bırakacak kadar kan akar. </text:span></text:p>
      <text:p text:style-name="P30">(Ali Bin Hüsameddin El Muttaki, Celaleddin Suyuti'nin Tasnifinden Hadisler – Ahir Zaman Mehdisinin Alametleri, Kahraman Neşriyat, sf. 31)</text:p>
      <text:p text:style-name="P53">Çok yaygın ve sona ermesi mümkün görülmeyen bir fitne çıkacak... </text:p>
      <text:p text:style-name="P30">(El-Kavlu’l Muhtasar Fi Alamatil Mehdiyy-il Muntazar, sf. 55)</text:p>
      <text:p text:style-name="P74"><text:span text:style-name="T1">Mina'ya indiklerinde etrafları köpeklerin sarışı gibi sarılıp, kabilelerin birbirine girmesiyle büyük savaşlar olur. </text:span><text:span text:style-name="T2">Öyle ki ayaklar kan gölü içinde kalır...</text:span></text:p>
      <text:p text:style-name="P30"><text:soft-page-break/>(Ali Bin Hüsameddin El Muttaki, Celaleddin Suyuti'nin Tasnifinden Hadisler – Ahir Zaman Mehdisinin Alametleri, Kahraman Neşriyat, sf. 35)</text:p>
      <text:p text:style-name="P53">Hiçbir tarafın ondan mahfuz kalmayacağı bir fitne zuhur edecek, bu fitne kaldığı yerden hemen başka bir tarafa yayılacak...</text:p>
      <text:p text:style-name="P30">(El-Kavlu'l Muhtasar Fi Alamet-il Mehdiyy-il Muntazar, sf. 21-22)</text:p>
      <text:p text:style-name="P12">Bu fitne ve belalardan, ahir zamandaki teknoloji vesilesiyle tüm insanlar haberdar olacaklardır. Olayların olduğu anda, olay yerinde çok az insan bulunsa da, tüm dünya yaşananları öğrenecektir. Bu da ahir zamanda iletişim araçlarının gelişmesine ve yaygınca kullanmasına bir işarettir. (Allahualem) Radyo, televizyon, gazete, internet gibi araçlar, katliamları, ölümleri, akıtılan kanı, haksızlıkları, zulmü bütün dünyaya duyuracaklar ve bu fitneler yaygın olarak tüm insanlar tarafından bilinecektir.</text:p>
      <text:p text:style-name="P30"/>
      <text:p text:style-name="P53">4) Dünyanın Her Yerini Karışıklık ve </text:p>
      <text:p text:style-name="P53">Kargaşaların Kaplaması</text:p>
      <text:p text:style-name="P74"><text:span text:style-name="T2">Dünya herc-ü merc* içinde kaldığında,</text:span><text:span text:style-name="T1"> fitneler zuhur ettiğinde, yollar kesildiğinde, bazıları bazısına hücum ettiğinde, büyük küçüğe merhamet etmediği, büyüğe vakarlı davranmadığında Allah, bu sırada onlardan adavetin (düşmanlığın) kökünü kazıyarak dalalet kalelerini fethedecek ve evvelce benim ayakta tuttuğum gibi, ahir zamanında dini ayakta tutacak, önceden zulümle dolu olan dünyayı adaletle dolduracak birini (Mehdi) gönderecektir. </text:span></text:p>
      <text:p text:style-name="P35">(Kitab-ül Burhan Fi Alameti-il Mehdiyy-il Ahir Zaman)</text:p>
      <text:p text:style-name="P123">* Herc-ü Merc: İnsanlar arasında meydana gelen fitne, fesat, darmadağınık, karmaşık, allak bullak ortam.</text:p>
      <text:p text:style-name="P101">Hadiste belirli bir yer tarif edilmeyip, karışıklığın dünyanın her tarafında yayılacağına işaret edilmektedir. Gerçekten de hadisin tarif ettiği bir şekilde, bugün dünyanın beş kıtasında büyük kargaşalar, savaşlar, katliamlar ve terör olayları devam etmektedir. Her gün yüzlerce insan sebepsiz yere öldürülmekte, yurtlarından çıkarılmaktadır. <text:s/></text:p>
      <text:p text:style-name="P106"/>
      <text:p text:style-name="P106">5) Kadınlar ve Çocukların Dahi </text:p>
      <text:p text:style-name="P106">Katledileceği Fitnelerin Yaşanması</text:p>
      <text:p text:style-name="P101">Hz. Mehdi'nin çıkışı öncesinde yaşanan fitne ortamında kadınlar, çocuklar, yaşlılar dahi katledilecek, zavallı masum insanlar öldürülecektir:</text:p>
      <text:p text:style-name="P74"><text:span text:style-name="T19">Bu vakada bir kadının öldürülmesi, bir kırbacın sallanması kadar kolaydır.</text:span><text:span text:style-name="T18"> Bu olay Medine'den yirmi dört mil kadar yayılır. Sonra Hz. Mehdi'ye biat edilir. </text:span></text:p>
      <text:p text:style-name="P57">(Ali Bin Hüsameddin El Muttaki, Celaleddin Suyuti'nin Tasnifinden Hadisler – Ahir Zaman Mehdisinin Alametleri, Kahraman Neşriyat, sf. 34)</text:p>
      <text:p text:style-name="P59">Günahsız insanlar öldürülmeden Mehdi çıkmaz...</text:p>
      <text:p text:style-name="P57">(Ali Bin Hüsameddin El Muttaki, Celaleddin Suyuti'nin Tasnifinden Hadisler – Ahir Zaman Mehdisinin Alametleri, Kahraman Neşriyat, sf. 35)</text:p>
      <text:p text:style-name="P74"><text:span text:style-name="T1">Bu fitnelerin en sonuncusu </text:span><text:span text:style-name="T2">günahsız insanların öldürülmesidir ki, </text:span><text:span text:style-name="T1">artık o zaman kendisinden herkesin razı olacağı bir gidişatta olan Hz. Mehdi çıkar. </text:span></text:p>
      <text:p text:style-name="P30">(Ali Bin Hüsameddin El Muttaki, Celaleddin Suyuti'nin Tasnifinden Hadisler – Ahir Zaman Mehdisinin Alametleri, Kahraman Neşriyat, sf. 38)</text:p>
      <text:p text:style-name="P74"><text:soft-page-break/><text:span text:style-name="T26">Masum insanlar katloluncaya kadar Mehdi çıkmayacak</text:span><text:span text:style-name="T28"> ve katliamlara yerde ve göktekiler, artık tahammül edemez bir hale geldiğinde zuhur edecektir... </text:span></text:p>
      <text:p text:style-name="P30">(El-Kavlu'l Muhtasar Fi Alamet-il Mehdiyy-il Muntazar, sf. 37)</text:p>
      <text:p text:style-name="P74"><text:span text:style-name="T2">Ana, baba, kız, erkek herkesi öldürür</text:span><text:span text:style-name="T1"> ve Acem ve Irak beldelerini feth ederek ümmete acıklı azap tattırırlar. Bunların arasında fitne, şiddet, helak ve kaçmalar olur. </text:span></text:p>
      <text:p text:style-name="P122">(Ali Bin Hüsameddin El Muttaki, Celaleddin Suyuti'nin Tasnifinden Hadisler – Ahir Zaman Mehdisinin Alametleri, Kahraman Neşriyat, sf. 36) </text:p>
      <text:p text:style-name="P106"/>
      <text:p text:style-name="P106">6) Hz. Mehdi Yolların Kesildiği </text:p>
      <text:p text:style-name="P106">Bir Dönemde Çıkacaktır</text:p>
      <text:p text:style-name="P57">Günümüzde dünyanın çeşitli bölgelerinde yaşanan çatışmalar, anarşi ve terör nedeniyle ulaşım yolları kesilmekte, insanlar bir yerden bir yere huzur ve güvenlik içinde yolculuk edememektedir. Hadislerde bu durumun, Hz. Mehdi'nin ortaya çıkış alametlerinden biri olduğu haber verilmektedir.</text:p>
      <text:p text:style-name="P74"><text:span text:style-name="T21">Ticaret ve yolların kesildiği </text:span><text:span text:style-name="T22">ve fitnelerin çoğaldığı zaman...</text:span></text:p>
      <text:p text:style-name="P57">(El-Kavlu’l Muhtasar Fi Alamatil Mehdiyy-il Muntazar, sf. 39-40)</text:p>
      <text:p text:style-name="P74"><text:span text:style-name="T18">Dünya herc ü merc içinde kaldığında, fitneler zuhur ettiğinde,</text:span><text:span text:style-name="T19"> yollar kesildiğinde...</text:span></text:p>
      <text:p text:style-name="P57">(Kıyamet-Ahiret ve Ahir Zaman Alametleri, sf.454) </text:p>
      <text:p text:style-name="P57"/>
      <text:p text:style-name="P59">7) Müslümanlara Baskının Artması</text:p>
      <text:p text:style-name="P57">Hadislerde ahir zamanda Müslüman toplulukların sıkıntılı günler geçireceği bildirilmektedir. Bu dönemde Müslümanları hedef alan çatışmalar, savaşlar, haksızlık ve adaletsizlikler meydana gelecektir. Günümüzde ve yakın geçmişte İslam dünyasının çeşitli bölgelerinde yaşanan çatışmalar ve kargaşa ortamı, bazı Müslüman ülkelerdeki diktatör yöneticilerin neden olduğu zulümler, hadislerde haber verilen olayların gerçekleşmeye başladığını gösteren delillerdendir. </text:p>
      <text:p text:style-name="P74"><text:span text:style-name="T2">Rüku ve secdeye giden herkesi cezalandırır.</text:span><text:span text:style-name="T1"> Zulüm, fesad ve fısk çıkarır. Alim ve zahidleri katleder, pek çok şehri de işgal eder. Kan akıtmayı helal kılarak, </text:span><text:span text:style-name="T2">Al-i Muhammed'e düşman kesilir... </text:span><text:span text:style-name="T1">(Ali Bin Hüsameddin El Muttaki, Celaleddin Suyuti'nin </text:span></text:p>
      <text:p text:style-name="P30">Tasnifinden Hadisler – Ahir Zaman Mehdisinin Alametleri, Kahraman Neşriyat, sf. 37)</text:p>
      <text:p text:style-name="P74"><text:span text:style-name="T1">Benden sonra halifeler olur. Halifelerden sonra emirler, </text:span><text:span text:style-name="T2">emirlerden sonra zalim melikler gelir.</text:span><text:span text:style-name="T1"> Son olarak da Ehl-i Beytimden birisi çıkar.</text:span></text:p>
      <text:p text:style-name="P30">(Kitab-ül Burhan Fi Alamet-il Mehdiyy-il Ahir Zaman, sf. 84)</text:p>
      <text:p text:style-name="P74"><text:span text:style-name="T1">Vay bu ümmete, </text:span><text:span text:style-name="T2">o öldüren zalim meliklerden dolayı.</text:span><text:span text:style-name="T1"> Bu zalimler kendilerine itaat edenler hariç, sessiz kalanları dahi korkuturlar...</text:span></text:p>
      <text:p text:style-name="P30">(Ebu Nuaym'dan; Suyuti, C. II, sf. 64)</text:p>
      <text:p text:style-name="P53">Burada Müslümanların üçte biri öldürülür...</text:p>
      <text:p text:style-name="P35">(Kitab-ül Burhan Fi Alamet-il Mehdiyy-il Ahir Zaman, sf. 73)</text:p>
      <text:p text:style-name="P35"/>
      <text:p text:style-name="P38"><text:soft-page-break/>8) Mescid ve Camilerin Yıkılması</text:p>
      <text:p text:style-name="P74"><text:span text:style-name="T6">Süfyani kuru bir vadiden çıkar. Kelp kabilesinden abus çehreli, sert kalpli adamlardan bir ordu düzenler ve bunlar her tarafa zulmederler.</text:span><text:span text:style-name="T7"> </text:span><text:span text:style-name="T2">O, medrese ve mescidleri yıkar,</text:span><text:span text:style-name="T1"> rüku ve secdeye giden herkesi cezalandırır. </text:span></text:p>
      <text:p text:style-name="P30">(Ali Bin Hüsameddin El Muttaki, Celaleddin Suyuti'nin </text:p>
      <text:p text:style-name="P30">Tasnifinden Hadisler – Ahir Zaman Mehdisinin Alametleri, Kahraman Neşriyat, sf. 35)</text:p>
      <text:p text:style-name="P30"/>
      <text:p text:style-name="P53">9) Haramların Helal Sayılması</text:p>
      <text:p text:style-name="P30">Günümüzde fuhuş, kumar, içki, faiz, rüşvet gibi birçok fiil, haram olmalarına rağmen halkın büyük bir çoğunluğu tarafından ve giderek artan bir oranda işlenmektedir. Üstelik bu haramları işleyenler övülmekte ve teşvik edilmekte, işlemeyenler ise yerilmekte ve aşağılanmaktadır. Yapılan istatistikler ise bu konudaki sayının giderek arttığını göstermektedir. Son birkaç on yıl içinde son derece yaygın bir hale gelmiş bu sınır tanımayan, helali, haramı umursamayan, her türlü azgınlığı mubah sayan yaşam tarzı hadislerde tarif edilen ortamı çok açık bir şekilde yansıtmaktadır. Hz. Mehdi'nin çıkış habercisi olan bu karanlık ortam hadislerde şöyle tarif edilir:</text:p>
      <text:p text:style-name="P74"><text:span text:style-name="T1">Bir fitne görülür, bunu diğer fitneler takip eder ve birinciler sonuncuların kılıçla çatışmaya dönüşünü kamçılar ve bundan sonra bütün </text:span><text:span text:style-name="T2">haramların helal sayılacağı bir fitne </text:span><text:span text:style-name="T1">gelir. Sonra da </text:span><text:span text:style-name="T2">hilafet, yeryüzünün en hayırlısı olan Mehdi'ye evinde otururken gelecektir.</text:span></text:p>
      <text:p text:style-name="P35">(Kitab-ül Burhan Fi Alameti-il Mehdiyy-il Ahir Zaman, s. 26)</text:p>
      <text:p text:style-name="P74"><text:span text:style-name="T7">Küfür her yanı istila edip hükmü cemiyet içinde aşikare işlenmedikçe</text:span><text:span text:style-name="T6"> Mehdi zuhur etmez. Bu vakitte vaki olan ise… küfrün istilasıdır. Onun kuvvetidir.</text:span></text:p>
      <text:p text:style-name="P35">(Mektubat-ı Rabbani, 2-259)</text:p>
      <text:p text:style-name="P74"><text:span text:style-name="T6">Hz. Mehdi, </text:span><text:span text:style-name="T7">bütün haramların helal sayıldığı büyük bir fitneden sonra</text:span><text:span text:style-name="T6"> çıkacaktır.</text:span></text:p>
      <text:p text:style-name="P35">(El-Kavlu'l Muhtasar Fi Alamatil Mehdiyy-il Muntazar, s. 23)</text:p>
      <text:p text:style-name="P35"/>
      <text:p text:style-name="P38">10) Allah'ın Açıkça İnkar Edilmesi</text:p>
      <text:p text:style-name="P106"><text:s/>(Allah’ı tenzih ederiz)</text:p>
      <text:p text:style-name="P59">Alenen ve apaçık Allah Teala inkar edilinceye kadar Hz. Mehdi (a.r.) gelmez.</text:p>
      <text:p text:style-name="P57">(Kitab-ül Burhan Fi Alameti-il Mehdiyy-il Ahir Zaman, s. 27)</text:p>
      <text:p text:style-name="P57">Bu hadiste Hz. Mehdi öncesinde insanların büyük bir bölümünün inançsız ya da ateist olacağına ve ayrıca onların da bu inkarlarını basın yoluyla herkese göstererek, açıkça ilan edeceklerine işaret edilmektedir. Günümüzde bu durum o derece açık hale gelmiştir ki, Allah'ı inkar edenler sözde "modernlik ve çağdaşlık" isimleri altında itibar görmekte, halk bu yönde teşvik edilmektedir. </text:p>
      <text:p text:style-name="P57"/>
      <text:p text:style-name="P59">11) İran-Irak Savaşı</text:p>
      <text:p text:style-name="P101">Ahir zamanda meydana gelecek önemli bir savaş hadiste şöyle haber verilir:</text:p>
      <text:p text:style-name="P116"><text:soft-page-break/>Şevval ayında ayaklanma Zilkade'de harb konuşmaları, Zilhicce'de ise harb vaki olacak.</text:p>
      <text:p text:style-name="P122">(Kıyamet Alametleri, Berzenci, s. 166)</text:p>
      <text:p text:style-name="P101">Hadiste belirtilen Şevval, Zilkade ve Zilhicce ayları İran-Irak Savaşının gelişim aşamalarıyla aynı tarihlere denk gelmektedir:</text:p>
      <text:p text:style-name="P117">Şevval ayında ayaklanma...</text:p>
      <text:p text:style-name="P101">İran Şahı'na karşı olan ilk ayaklanma bilindiği gibi hadiste belirtilen 5 Şevval 1398 (8 Eylül 1976)'de olmuştur.</text:p>
      <text:p text:style-name="P118">Zilkade'de harp konuşmaları ve Zilhicce'de ise harp vaki olacak...</text:p>
      <text:p text:style-name="P57">Hicri 1400 Zilhicce (1980 Ekim) ayında İran-Irak arasındaki savaş tam anlamıyla başlamıştı.</text:p>
      <text:p text:style-name="P101">Bir başka hadiste de bu savaşın ayrıntıları şöyle tarif edilir:</text:p>
      <text:p text:style-name="P116">"Faris" yönünden gelecek olan bir kavimdir ki, şöyle diyecekler: "Ey Araplar! Siz fazla taassuba kaçtınız! Siz bunlara gereği gibi hak tanımazsanız, sizinle hiç kimse birlik kurmayacaktır... Bir gün, onlara ve bir gün de sizlere verilsin, ve karşılıklı sözler tutulsun..." Onlar "Mutık"a çıkacaklar, Müslümanlar oradan aşağı "Yazı"ya inecekler... Müşrikler öbür yandaki (Rakabe) denilen bir simsiyah olan nehrin kenarına duracaklar... Aralarında savaş olacak: Her iki ordudan, Allah, zaferi kaldıracak…</text:p>
      <text:p text:style-name="P122"><text:s/>(Kıyamet Alametleri, Berzenci, s. 179)</text:p>
      <text:p text:style-name="P120"><text:span text:style-name="T1">- Faris yönünden gelecek olan</text:span><text:span text:style-name="T34">: İran tarafından gelecek olan</text:span></text:p>
      <text:p text:style-name="P120"><text:span text:style-name="T1">- Faris </text:span><text:span text:style-name="T34">: İran - İranlı (Büyük Lugat)</text:span></text:p>
      <text:p text:style-name="P120"><text:span text:style-name="T1">- Yazıya inecekler</text:span><text:span text:style-name="T34">: Ovalık-Irak Ovası</text:span></text:p>
      <text:p text:style-name="P120"><text:span text:style-name="T1">- Mutık </text:span><text:span text:style-name="T34">: Yöredeki bir dağın adı.</text:span></text:p>
      <text:p text:style-name="P120"><text:span text:style-name="T1">- Rakabe </text:span><text:span text:style-name="T34">: Petrol kuyularının çok olduğu bölge.</text:span></text:p>
      <text:p text:style-name="P116">"Ey Araplar! Siz fazla taassuba kaçtınız! Siz bunlara gereği gibi hak tanımazsanız, sizinle hiç kimse birlik kurmayacaktır…"</text:p>
      <text:p text:style-name="P101">Hadisin bu bölümünde iki taraf arasında, aşırı milliyetçilikten kaynaklanan bir anlaşmazlığın olacağına dikkat çekiliyor. Bu anlaşmazlık sebebiyle, "Yazı"ya inilecek ve savaş başlayacak. (Yazı: Irak Ovası)</text:p>
      <text:p text:style-name="P118">Allah, her iki ordudan zaferi kaldıracak...</text:p>
      <text:p text:style-name="P101">Bu hadisin de işaret ettiği gibi, İran-Irak Savaşı 8 yıl sürmüş ve binlerce kayıp verilmesine rağmen bir netice alınamamıştır. İki taraf da kesin bir üstünlük sağlayamamıştır.</text:p>
      <text:p text:style-name="P106"/>
      <text:p text:style-name="P106">12) Afganistan'ın İşgali</text:p>
      <text:p text:style-name="P116">Talikan'a (Afganistan'a) yazık oldu. Şüphesiz Allah Teala'nın orada altın ve gümüş olmayan hazineleri vardır. Orada Allah'ı hakkıyla bilen insanlar vardır. Onlar ahir zaman Mehdisinin yardımcılarıdır.</text:p>
      <text:p text:style-name="P122">(Kitab-ül Burhan Fi Alameti-il Mehdiyy-il Ahir Zaman, s. 59)</text:p>
      <text:p text:style-name="P118">Talikan'a yazık oldu...</text:p>
      <text:p text:style-name="P101">Hadiste Afganistan'ın Hz. Mehdi zamanında işgal edileceğine işaret olabilir. Gerçekten de Rusların Afganistan'ı işgali olan 1979 yılı Hicri 1400 yılına, diğer bir ifadeyle Hicri 14. yüzyılın başlangıcına denk gelmektedir. Bilindiği gibi hadislerde Hz. Mehdi'nin yüzyıl başlarında çıkacağı haber verilmiştir. Hz. Mehdi'yle ilgili diğer pek çok <text:soft-page-break/>alametin de Hicri 1400 ve Hicri 14. yy başlarına denk gelmesi bu tarihlerin Hz. Mehdi'nin çıkışı hakkında önemli bir işaret taşıdığını göstermektedir. <text:s text:c="2"/></text:p>
      <text:p text:style-name="P118">Orada altın ve gümüş olmayan hazineleri vardır...</text:p>
      <text:p text:style-name="P101">Rivayetin bu bölümünde Afganistan'ın maddi zenginlik kaynaklarına dikkat çekiliyor olabilir. Bugün Afganistan'da çeşitli sebeplerle işletilmeye açılmamış büyük petrol yatakları, demir havzaları ve kömür madenleri tespit edilmiştir. </text:p>
      <text:p text:style-name="P106"/>
      <text:p text:style-name="P106">13) Çöle Batan Ordu Hz. Mehdi’nin </text:p>
      <text:p text:style-name="P106">Çıkış Alametlerindendir</text:p>
      <text:p text:style-name="P114"><text:span text:style-name="T2">Ancak bu ordu çöle girdiğinde, Zulhüleyfe denilen yerde öylesine toprağa gömülecektir ki,</text:span><text:span text:style-name="T1"> onların üstte olanları alttakileri, altta olanların üsttekileri kıyamete kadar göremeyeceklerdir.</text:span></text:p>
      <text:p text:style-name="P122">(El-Kavlu’l Muhtasar Fi Alamatil Mehdiyy-il Muntazar, sf. 21)</text:p>
      <text:p text:style-name="P114"><text:span text:style-name="T1">...Şam’dan ayrı bir ordu da ona karşı gönderilecek</text:span><text:span text:style-name="T2"> ama bu ordu çölde yere batacaktır. </text:span></text:p>
      <text:p text:style-name="P122">(El-Kavlu’l Muhtasar Fi Alamet-il Mehdiyy-il Muntazar, sf. 22)</text:p>
      <text:p text:style-name="P114"><text:span text:style-name="T1">Çıkış alametlerinden birisi de, daha önce zikredildiği gibi, </text:span><text:span text:style-name="T2">çölde bir ordunun yere batmasıdır.</text:span></text:p>
      <text:p text:style-name="P122">(El-Kavlu'l Muhtasar Fi Alamet-il Mehdiyy-il Muntazar, sf. 37)</text:p>
      <text:p text:style-name="P116">Aydınlık bir gecede çölde ilerleyen bir orduyu gören bir çoban, "Eyvah, Mekke'ye yazık olacak, vay başlarına gelene" şeklinde söylenirken ordunun bir anda yok olduğunu görecek. </text:p>
      <text:p text:style-name="P114"><text:span text:style-name="T1">"SübhanAllah" diyecek, "Nasıl da kısa bir zamanda kayboldular?" Aşağıya inip baktığında ise, yarısı yerin içinde yarısı da yerin dışında kalmış bir yorganı fark edecek, </text:span><text:span text:style-name="T2">onu çıkarmaya çalışacak, bir türlü çıkaramayınca, gördüğü ordunun toprağa battığını anlayacak ...</text:span></text:p>
      <text:p text:style-name="P122">(El-Kavlu'l Muhtasar Fi Alamatil Mehdiyy-il Muntazar, sf. 39)</text:p>
      <text:p text:style-name="P106"/>
      <text:p text:style-name="P106">14) Fırat'ın Suyunun Kesilmesi </text:p>
      <text:p text:style-name="P57">Fırat Nehrinin suyunun kesilip durdurulması da Hz. Mehdi'nin çıkış alametlerindendir:</text:p>
      <text:p text:style-name="P114"><text:span text:style-name="T1">Mehdi'nin alametlerindendir: </text:span><text:span text:style-name="T2">Fırat Nehrinin durdurulması. </text:span></text:p>
      <text:p text:style-name="P122">(Kitab-ül Burhan Fi Alameti-il Mehdiyy-il Ahir Zaman, s. 39)</text:p>
      <text:p text:style-name="P74"><text:span text:style-name="T18">Bu hadisenin ayrıntılarıyla ilgili diğer hadislerde de önemli bilgiler verilmektedir: </text:span><text:span text:style-name="T19">Keban Barajı'nın inşa edilmesiyle nehrin suyu durdurulmuştur.</text:span></text:p>
      <text:p text:style-name="P114"><text:span text:style-name="T2">Fırat (Nehrinin suyu çekilerek) kıymetli altın hazinesini açıklaması zamanı yaklaşıyor.</text:span><text:span text:style-name="T1"> Her kim o zaman orada bulunursa, ondan bir şey almaya uğraşmasın!. (Çünkü ihtiyar dünyanın ömrü sona ermiş bulunacaktır.) </text:span></text:p>
      <text:p text:style-name="P122">(Sahih-i Buhari, 12/305)</text:p>
      <text:p text:style-name="P114"><text:span text:style-name="T1">Resulullah: </text:span><text:span text:style-name="T2">Fırat Nehri altın bir dağ üzerinden açılmadıkça kıyamet kopmayacaktır.</text:span><text:span text:style-name="T1"> İnsanlar onun için harb edecek ve her yüz kişiden doksan dokuzu öldürülecek, onlardan her adam, keşke kurtulan ben olsaydım, diyecektir buyurmuşlar. </text:span></text:p>
      <text:p text:style-name="P122"><text:soft-page-break/>(Sahih-i Müslim, 11/320)</text:p>
      <text:p text:style-name="P114"><text:span text:style-name="T1">Resulullah:</text:span><text:span text:style-name="T2"> Fırat'ın altın bir dağ üzerinden açılması yakındır.</text:span><text:span text:style-name="T1"> İmdi orada kim bulunursa, ondan birşey almasın! buyurdular. (Sahih-i Müslim 11/320)</text:span></text:p>
      <text:p text:style-name="P114"><text:span text:style-name="T1">Resulullah şöyle buyurdu: </text:span><text:span text:style-name="T2">Yakında Fırat Nehri altın hazinesini açığa çıkarır,</text:span><text:span text:style-name="T1"> kim buna hazır bulunursa, ondan bir şey almasın. (Sünen-i Ebu Davud, 5/116)</text:span></text:p>
      <text:p text:style-name="P114"><text:span text:style-name="T1">(Resulullah:) </text:span><text:span text:style-name="T2">"Fırat Nehri bir altın dağını açığa çıkarır"</text:span><text:span text:style-name="T1"> dedi. (Sünen-i Ebu Davud, 5/116)</text:span></text:p>
      <text:p text:style-name="P114"><text:span text:style-name="T2">Fırat Nehrinin suyu çekilerek</text:span><text:span text:style-name="T1"> altın hazinesini açıklaması zamanı yaklaşıyor. Her kim, o zaman orada bulunursa o hazineden bir şey almasın. Aksi takdirde ya ölür veya öldürülür." </text:span></text:p>
      <text:p text:style-name="P122">(Hadisi Buhari ve Müslim rivayet etmişlerdir/Riyazü's Salihin, 3/332)</text:p>
      <text:p text:style-name="P57">Görüldüğü gibi Hz. Mehdi'nin çıkışının önemli bir alameti olan Fırat Nehrinin suyunun durdurulması ve altın değerinde bir hazinenin ortaya çıkması pek çok büyük hadis kitabında yer almaktadır. Şimdi hadislerde geçen önemli ifadeleri inceleyelim:</text:p>
      <text:p text:style-name="P116">Resulullah buyurdu ki: (1) Fırat Nehrinin suyu çekilip (2) altından bir dağ meydana çıkmadıkça kıyamet kopmaz. (3) Bu hazine üzerine kıtal vukua gelir, her yüzden doksan dokuzu ölür. (Kıtale iştirak edenlerden) Her kişi yalnız ben halas olacağım (kurtulacağım) diye ümitlenir. </text:p>
      <text:p text:style-name="P122">(Hadisi Buhari ve Müslim rivayet etmişlerdir/Riyazü's Salihin, 3/332)</text:p>
      <text:p text:style-name="P110"/>
      <text:p text:style-name="P110">(1) Fırat Nehrinin suyunun çekilip... </text:p>
      <text:p text:style-name="P57">Suyuti hazretlerinin kitabında bu hadis "suyun durdurulması" olarak geçmektedir. Gerçekten de Keban Barajı, Fırat Nehrinin suyunu durdurdu, kesti. </text:p>
      <text:p text:style-name="P108"/>
      <text:p text:style-name="P110">(2) "Altın"dan bir dağ meydana çıkmadıkça... </text:p>
      <text:p text:style-name="P101">Yapılan baraj sayesinde; elektriğin üretilmesi, toplanan suyun arazide kullanılarak toprağın veriminin artması ve ulaşım kolaylığının sağlanması gibi sebeplerle, buradaki topraklar "altın" gibi kıymetli hale gelmiştir.</text:p>
      <text:p text:style-name="P100"><text:span text:style-name="T1">Yukarıdaki şematik çizimde de görüldüğü gibi baraj, betondan dev bir dağı andırmaktadır. Bu barajdan (hadis-i şerifteki benzetmeye göre dağdan) altın değerinde servet dökülmektedir. Dolayısıyla baraj "altın bir dağ" hususiyetini kazanmaktadır. (En doğrusunu Allah bilir)</text:span><text:span text:style-name="T2"> <text:s/></text:span></text:p>
      <text:p text:style-name="P111"/>
      <text:p text:style-name="P110">(3) Bu hazine üzerinde kıtal (*) vukua gelir</text:p>
      <text:p text:style-name="P101">*Kıtal: Birçok kişinin ölümüne sebep olan kavga</text:p>
      <text:p text:style-name="P101">Bölgede halen devam eden yaygın anarşi ve kıtal sebebi ile oradan toprak alan, o bölgedeki anarşinin zararına uğrayabilir. Hadisteki ifadeyle ya ölür ya da öldürülür. </text:p>
      <text:p text:style-name="P106"/>
      <text:p text:style-name="P106">15) Ramazan Ayında Ay ve Güneş Tutulmaları</text:p>
      <text:p text:style-name="P114"><text:span text:style-name="T1">Mehdi için 2 alamet vardır ki, bunun birincisi, </text:span><text:span text:style-name="T2">Ramazan'ın birinci gecesi Ay'ın ikincisi de ortasında Güneş'in tutulmasıdır.</text:span></text:p>
      <text:p text:style-name="P57"><text:soft-page-break/>(El-Kavlu'l Muhtasar Fi Alamatil Mehdiyy-il Muntazar, s. 49)</text:p>
      <text:p text:style-name="P115">Ramazan'ın birinci gecesi Ay, ortasında Güneş tutulacaktır. </text:p>
      <text:p text:style-name="P57">(Kıyamet Alametleri, Berzenci s. 199)</text:p>
      <text:p text:style-name="P114"><text:span text:style-name="T1">Onun saltanatı zamanında, </text:span><text:span text:style-name="T2">Ramazan ayının on dördünde Güneş tutulacaktır, o ayın ilkinde ise Ay kararacak...</text:span><text:span text:style-name="T1">(Mektubat-ı Rabbani, 2/1163)</text:span></text:p>
      <text:p text:style-name="P115">... Güneş'in oruç ayının ortasında, Ay'ın ise sonunda tutulması...</text:p>
      <text:p text:style-name="P35">(Kitab-ül Burhan Fi Alameti-il Mehdiyy-il Ahir Zaman, s. 38)</text:p>
      <text:p text:style-name="P114"><text:span text:style-name="T2">Ramazan'da iki defa Ay tutulması </text:span><text:span text:style-name="T1">olacaktır. </text:span></text:p>
      <text:p text:style-name="P57">(El-Kavlu'l Muhtasar Fi Alamatil Mehdiyy-il Muntazar, s. 53)</text:p>
      <text:p text:style-name="P114"><text:span text:style-name="T1">Mehdi'nin gelişi </text:span><text:span text:style-name="T2">Razaman ayında Ay'ın iki kere tutulmasına</text:span><text:span text:style-name="T1"> sebep olacaktır.</text:span></text:p>
      <text:p text:style-name="P57">(Kıyamet Alametleri, s. 200)</text:p>
      <text:p text:style-name="P114"><text:span text:style-name="T1">Mehdi'nin çıkmasından önce bir Ramazan içinde </text:span><text:span text:style-name="T2">Güneş iki defa tutulacaktır. </text:span></text:p>
      <text:p text:style-name="P57">(Ölüm-Kıyamet-Ahiret ve Ahir Zaman Alametleri, Şarani, s. 440)</text:p>
      <text:p text:style-name="P101">Yukarıdaki rivayetlerde dikkati çeken en önemli nokta Ramazan ayının ortasında hem Güneş tutulmasının, hem de bir ay içinde "Ay"ın ve "Güneş"in iki kere tutulmasının imkansız olduğunun fark edilmesidir. Bu, normal şartlarda gerçekleşmeyecek bir durumdur. Oysa diğer ahir zaman alametlerinin çoğu insanın anlayabileceği, sebepler dairesi içinde gerçekleşebilecek olaylardır. </text:p>
      <text:p text:style-name="P101">Eğer bu hadislerde tarif edilen olaylar dikkatle incelenirse, rivayetler arasında çeşitli farklılıklar olduğu göze çarpar. Yukarıdaki 1, 2 ve 3. rivayetlerde Ay, Ramazan'ın birinci günü, 4. rivayette ise sonuncu günü tutulacaktır. Böyle bir durumda yapılacak en doğru şey, aynı olaya bakan farklı rivayetlerin ittifak ettikleri ortak yönleri tespit etmek olacaktır. Buna göre, yukarıdaki hadis rivayetlerinin toplamından çıkan ortak sonuçlar şunlardır:</text:p>
      <text:p text:style-name="P101">1. Ramazan ayında Ay ve Güneş tutulmaları olacaktır.</text:p>
      <text:p text:style-name="P101">2. Bu tutulmalar ortalı, yani 14-15 gün arayla olacaktır.</text:p>
      <text:p text:style-name="P101">3. Bu tutulmalar iki kere tekrarlanacaktır.</text:p>
      <text:p text:style-name="P101">Bu tespitlere uygun olarak, 1981 yılında (Hicri 1401'de) Ramazan ayının 15. günü Ay, 29. günü de Güneş tutulmuştur. Yine "ikinci olarak", 1982 yılında (Hicri 1402'de) Ramazan ayının 14. günü Ay, 28. günü de Güneş tutulmuştur.</text:p>
      <text:p text:style-name="P101">Ayrıca bu hadisede "Ay"ın Ramazan'ın tam ortasında DOLUNAY halinde tutulması ve dikkatleri çekecek bir alamet olarak belirmesi de son derece anlamlıdır.</text:p>
      <text:p text:style-name="P101">Bu olayların Hz. Mehdi'nin diğer çıkış alametleriyle aynı dönemde meydana gelmesi ve Hicri 14. yüzyıl başlarında, üst üste iki yıl (1401-1402) mucizevi bir tarzda tekrarlanması rivayetlerin işaretinin bu olaylar olabileceğini kuvvetlendirmektedir.</text:p>
      <text:p text:style-name="P106"/>
      <text:p text:style-name="P106">16) Kuyruklu Yıldızın Doğması</text:p>
      <text:p text:style-name="P114"><text:span text:style-name="T1">Mehdi'nin çıkışından evvel, (her tarafı)</text:span><text:span text:style-name="T2"> aydınlatan kuyruklu bir yıldız </text:span><text:span text:style-name="T1">doğacaktır.</text:span></text:p>
      <text:p text:style-name="P122">(Kıyamet Alametleri, Berzenci s. 200)</text:p>
      <text:p text:style-name="P114"><text:span text:style-name="T1">O gelmeden önce, </text:span><text:span text:style-name="T2">doğudan ışık veren bir kuyruklu yıldız</text:span><text:span text:style-name="T1"> görünecektir.</text:span></text:p>
      <text:p text:style-name="P122"><text:soft-page-break/>(El-Kavlu'l Muhtasar Fi Alamatil Mehdiyy-il Muntazar, s. 53)</text:p>
      <text:p text:style-name="P114"><text:span text:style-name="T1">O yıldızın doğması, </text:span><text:span text:style-name="T2">Güneş ve Ay tutulmasından sonra</text:span><text:span text:style-name="T1"> olacaktır. </text:span></text:p>
      <text:p text:style-name="P122">(Kitab-ül Burhan Fi Alameti-il Mehdiyy-il Ahir Zaman, s. 32)</text:p>
      <text:p text:style-name="P101">Hadislerde belirtildiği gibi:</text:p>
      <text:p text:style-name="P100"><text:span text:style-name="T1">- 1986 yılında (Hicri </text:span><text:span text:style-name="T2">1406</text:span><text:span text:style-name="T1">'da) yani 14. yüzyıl başlarında "Halley" kuyruklu yıldızı Dünyamızın yakınından geçmiştir. Bu kuyruklu yıldız </text:span><text:span text:style-name="T2">parlak, ışıklı</text:span><text:span text:style-name="T1"> bir yıldızdır.</text:span></text:p>
      <text:p text:style-name="P100"><text:span text:style-name="T1">- Hareket yönü </text:span><text:span text:style-name="T2">doğudan</text:span><text:span text:style-name="T1"> batıya doğrudur.</text:span></text:p>
      <text:p text:style-name="P100"><text:span text:style-name="T1">- 1981 ve 1982 (1401-1402) yıllarında meydana gelen </text:span><text:span text:style-name="T2">Ay ve Güneş tutulmaları olayından sonra</text:span><text:span text:style-name="T1"> ortaya çıkmıştır. </text:span></text:p>
      <text:p text:style-name="P100"><text:span text:style-name="T1">Bu yıldızın doğuşunun </text:span><text:span text:style-name="T2">Hz. Mehdi'nin diğer çıkış alametleri ile aynı zamanda </text:span><text:span text:style-name="T1">meydana gelmesi, Halley kuyruklu yıldızının hadiste işaret edilen yıldız olduğunu doğrular niteliktedir.</text:span></text:p>
      <text:p text:style-name="P101">İmam Rabbani de Hz. Mehdi'nin alametlerinden olan kuyruklu yıldız hakkında şu bilgileri vermiştir:</text:p>
      <text:p text:style-name="P114"><text:span text:style-name="T2">Şark tarafından bir kuyruklu yıldız</text:span><text:span text:style-name="T1"> doğup aydınlık verecektir. Onun her günkü irtifi (geçiş yönü) meşrıktan mağribedir (doğudan batıya doğrudur).</text:span></text:p>
      <text:p text:style-name="P122">(Mektubat-ı Rabbani, 2/258)</text:p>
      <text:p text:style-name="P57">Tarih boyunca bu kuyruklu yıldızın geçtiği zamanlarda Müslümanlar açısından çok önemli hatta dönüm noktası sayılabilecek hadiseler meydana gelmiştir. Bunlardan bir kısmı Peygamberimiz (sav)'den aktarılan rivayetlerde de bildirilmiştir. Bu rivayetlere göre bu yıldız göründüğünde;</text:p>
      <text:p text:style-name="P101">- Hz. Nuh kavmi helak olmuştur.</text:p>
      <text:p text:style-name="P101">- Hz. İbrahim ateşe atılmıştır.</text:p>
      <text:p text:style-name="P101">- Firavun ve kavmi yok edilmiştir.</text:p>
      <text:p text:style-name="P101">- Hz.Yahya öldürülmüştür.</text:p>
      <text:p text:style-name="P101">- Hz. İsa doğmuştur.</text:p>
      <text:p text:style-name="P101">- Resulullah Efendimiz (sav)'e ilk vahiy gelmeğe başlamıştır.</text:p>
      <text:p text:style-name="P101">- Osmanlı Devleti tarih sahnesinde yer almaya başlamıştır.</text:p>
      <text:p text:style-name="P101">- İstanbul, Fatih Sultan Mehmet tarafından fethedilmiştir.</text:p>
      <text:p text:style-name="P106"/>
      <text:p text:style-name="P113">Halley Kuyruklu Yıldızı Hakkında</text:p>
      <text:p text:style-name="P113">Bazı İlginç Rakamlar</text:p>
      <text:p text:style-name="P101">Halley kuyruklu yıldızı ile ilgili bazı sayıların "19" sayısının tam katları olması oldukça dikkat çekicidir:</text:p>
      <text:p text:style-name="P100"><text:span text:style-name="T1">Halley Kuyruklu Yıldızı 76 yılda bir geçiyor.<text:tab/><text:tab/><text:tab/> 76 = </text:span><text:span text:style-name="T2">19 x 4</text:span></text:p>
      <text:p text:style-name="P100"><text:span text:style-name="T1">Bu yıldız en son Hicri 1406’da görüldü.<text:tab/><text:tab/><text:tab/><text:tab/>1406 = </text:span><text:span text:style-name="T2">19 x 74</text:span></text:p>
      <text:p text:style-name="P100"><text:span text:style-name="T1">- Bu konuyla ilgili bir diğer dikkat çekici durum da şudur: Yukarıda da hesapladığımız gibi Halley yıldızının geçmiş olduğu Hicri 1406 yılı 19'un tam 74 katıdır. </text:span><text:span text:style-name="T2">"74"</text:span><text:span text:style-name="T1"> sayısı ise aynı zamanda Kuran-ı Kerim'de 19 mucizesine işaret edilen </text:span><text:span text:style-name="T2">MÜDDESSİR</text:span><text:span text:style-name="T1"> Suresi'nin sıra numarasıdır. </text:span></text:p>
      <text:p text:style-name="P101"><text:soft-page-break/>Bilindiği gibi Kuran'ın Müddessir Suresi'nin (74. sure) 30. ayetinde "19" sayısının müminler için bir rahmet, inkar edenler için ise bir fitne vesilesi olduğu bildirilmektedir.</text:p>
      <text:p text:style-name="P101">Halley kuyruklu yıldızının 19 ile olan bu mucizevi bağlantısı da, kafirler için bir fitneyi, müminler için ise bir rahmeti müjdelediğine işaret ediyor olabilir. </text:p>
      <text:p text:style-name="P100"><text:span text:style-name="T1">Müddessir Suresi'nin 1. ve 2. ayetlerinde Hz. Muhammed (sav)'e </text:span><text:span text:style-name="T2">"EY ÖRTÜNEN! KALK ve KORKUT"</text:span><text:span text:style-name="T1"> buyurulmaktadır. Bu, ayetlerin açık anlamıdır. Fakat bu ayetlerin ahir zamana yönelik ikinci bir örtülü, gizli bir işaretleri de bulunabilir. Belki de "EY GİZLENEN" denilerek Resulullah Efendimizin soyundan gelecek olan ve Hicri 1406'da çıkış alametlerinden biri (Kuyruklu yıldızın doğuşu hadisesi) belirecek olan Hz. Mehdi'ye işaret ediliyor olabilir.</text:span></text:p>
      <text:p text:style-name="P103">74- Müddessir Suresi</text:p>
      <text:p text:style-name="P103">1. Ey örtüsüne bürünen</text:p>
      <text:p text:style-name="P103">2. Kalk ve korkut (uyar)</text:p>
      <text:p text:style-name="P104">Müddessir: örtünen-bürünen-gizlenen demektir.</text:p>
      <text:p text:style-name="P100"><text:span text:style-name="T1">- Bir başka büyük mucize ve işaret ise Halley yıldızının 1986 (Hicri 1406)' daki geçişinin, Hz. Muhammed (sav)'in peygamberlikle vazifelendirildiği MS. 607'den bu yana </text:span><text:span text:style-name="T2">19. GEÇİŞİ</text:span><text:span text:style-name="T1"> olmasıdır.</text:span></text:p>
      <text:p text:style-name="P106"/>
      <text:p text:style-name="P106">17) Kabe Baskını ve Kabe'de Kan Akıtılması</text:p>
      <text:p text:style-name="P114"><text:span text:style-name="T2">Onun çıkacağı yıl,</text:span><text:span text:style-name="T1"> insanlar hacca, başlarında bir emir bulunmadan gidecekler. Hep birlikte Beyt-i Şerif'i tavaf edecekler, sonra Mina'ya indiklerinde, köpekler gibi birbirine saldıracak, hacılar soyulacak, </text:span><text:span text:style-name="T2">kanlar Akabe Cemresinin üzerine akacak. </text:span></text:p>
      <text:p text:style-name="P57">(Kıyamet Alametleri, Berzenci, s. 169)</text:p>
      <text:p text:style-name="P114"><text:span text:style-name="T1">İnsanlar başlarında bir imam bulunmaksızın hac ederler. </text:span><text:span text:style-name="T2">Mina'ya indiklerinde etrafları, köpeklerin sarışı gibi sarılıp, kabilelerin birbirine girmesi ile büyük savaşlar olur. Öyle ki ayaklar kan gölü içinde kalır. </text:span></text:p>
      <text:p text:style-name="P57">(Kitab-ül Burhan Fi Alameti-il Mehdiyy-il Ahir Zaman, s. 35)</text:p>
      <text:p text:style-name="P100"><text:span text:style-name="T1">Yukarıdaki hadislerde "onun çıkacağı yıl" cümlesi kullanılarak, Hz. Mehdi'nin çıkış tarihinde Hac sırasında meydana gelecek bir katliama dikkat çekilmektedir. </text:span><text:span text:style-name="T2">1979</text:span><text:span text:style-name="T1"> yılında, hac sırasında gerçekleşen Kabe baskınında aynen böyle bir katliam yaşanmıştır. Çok ilginçtir bu kanlı Kabe baskını da Mehdi'nin diğer alametlerinin gerçekleştiği dönemin tam başında yani Hicri </text:span><text:span text:style-name="T2">1400</text:span><text:span text:style-name="T1"> yılının ilk gününde, </text:span><text:span text:style-name="T2">1 Muharrem 1400</text:span><text:span text:style-name="T1"> (21 Kasım 1979) tarihinde meydana gelmiştir. <text:s/></text:span></text:p>
      <text:p text:style-name="P101">Yine hadis-i şerifte kanların akacağından bahsedilerek öldürme olayına dikkat çekilmiştir. Baskın sırasında Suud askerleri ile saldırgan militanlar arasında meydana gelen çarpışmada 30 kişinin öldürülmesi, bu rivayetin kalan kısmını da doğrulamıştır. <text:s/></text:p>
      <text:p text:style-name="P101">1979 (Hicri 1400)'da gerçekleşen bu Kabe baskınının ardından 7 sene sonra Hicri 1407 yılında, Hac sırasında çok daha büyük kanlı bir olay meydana gelmiştir. Bu hadisede caddelerde gösteri yapan hacılara saldırılarak 402 kişi katledilmiş, çok fazla kan akıtılmıştır. Beyt-ül Muazzama'nın yanında, Müslümanların (Suudi Arabistan askerleri ile <text:soft-page-break/>İranlı hacıların) birbirlerini öldürmeleri ile büyük günahlar işlenmiş, harama girilmiştir. Bu kanlı olaylar, ilgili hadislerde tarif edilen ortamla çok büyük benzerlikler taşımaktadır:</text:p>
      <text:p text:style-name="P114"><text:span text:style-name="T1">Resulullah buyurdu: Ramazan'da bir seda, Şevval'de bir ses, Zilkade'de kabileler arasında savaş olur. </text:span><text:span text:style-name="T2">Hacılar talana uğrar. Mina'da ölülerin çok olacağı bir savaş olur, öyle ki orada taşları kan gölü içinde bırakacak kadar kan akar. </text:span></text:p>
      <text:p text:style-name="P122">(Kitab-ül Burhan Fi Alameti-il Mehdiyy-il Ahir Zaman, s. 31)</text:p>
      <text:p text:style-name="P114"><text:span text:style-name="T1">Ramazan'da bir seda olur. Şevval'de de bir seda olur. Zilkade'de kabileler çarpışır. </text:span><text:span text:style-name="T2">Zilhicce'de hacılar talana uğrar.</text:span><text:span text:style-name="T1"> Muharrem'de gökten şöyle nida olur. "Dikkat ediniz. Filan kimse Allah'ın halkının hayırlılarındandır. Onu dinleyiniz ve ona uyunuz." </text:span></text:p>
      <text:p text:style-name="P57">(Ramuz El Hadis, 2/518)</text:p>
      <text:p text:style-name="P114"><text:span text:style-name="T1">Şevval ayında ayaklanma, Zilkade'de harb konuşmaları, Zilhicce'de ise harb vaki olacak. </text:span><text:span text:style-name="T2">Hacılar soyulacak kanları akacak. </text:span></text:p>
      <text:p text:style-name="P57">(Kıyamet Alametleri, Berzenci, s. 166)</text:p>
      <text:p text:style-name="P114"><text:span text:style-name="T1">Zilkade ayında</text:span><text:span text:style-name="T2"> kabileler savaşır, hacılar kaçırılır, melhameler olur.</text:span></text:p>
      <text:p text:style-name="P35">(Kitab-ül Burhan Fi Alameti-il Mehdiyy-il Ahir Zaman, s. 34)</text:p>
      <text:p text:style-name="P114"><text:span text:style-name="T1">"İkdiddurer" isimli kitaptaki alametlerden: Şevval'de savaş nidaları, </text:span><text:span text:style-name="T2">Zilhicce'de harb ve kıtal olur, yine Zilhicce'de hacılar talana uğrar, hatta caddeler kandan geçilmez ve haramlar çiğnenir. Beyt-ül Muazzam'ın yanında büyük günahlar işlenir. </text:span></text:p>
      <text:p text:style-name="P57">(Kitab-ül Burhan Fi Alameti-il Mehdiyy-il Ahir Zaman, s. 37)</text:p>
      <text:p text:style-name="P108"/>
      <text:p text:style-name="P113">Beyt-ül Muazzama'nın yanında </text:p>
      <text:p text:style-name="P113">büyük günahlar işlenir</text:p>
      <text:p text:style-name="P100"><text:span text:style-name="T1">Yukarıdaki hadiste, </text:span><text:span text:style-name="T2">Beyt-ül Muazzama'nın</text:span><text:span text:style-name="T1"> (Kabe'nin) içinde değil, </text:span><text:span text:style-name="T2">yanında</text:span><text:span text:style-name="T1"> çıkacak olaylara dikkat çekilmektedir. </text:span><text:span text:style-name="T2">1407 </text:span><text:span text:style-name="T1">yılının Zilhicce ayında (Hac mevsiminde) meydana gelen olaylar da ilkinden farklı olarak Kabe'nin içinde değil, yanında gerçekleşmiştir. En başta anlattığımız olay ise 1 Muharrem </text:span><text:span text:style-name="T2">1400</text:span><text:span text:style-name="T1">'de Beyt-ül Muazzama'nın (Kabe'nin) bizzat içerisinde olmuştu. Her iki hadise de rivayetlerin işaretine uygun bir şekilde gerçekleşmiştir.</text:span></text:p>
      <text:p text:style-name="P101">Kabe'de kan akıtılması, hacıların katledilmesi gibi, hadislerde haber verilen böyle önemli iki büyük hadisenin Hz. Mehdi hakkında bildirilen tüm alametlerin çıktığı dönemde birbiri ardına gerçekleşmesinin bir rastlantı olması oldukça zor gözükmektedir.</text:p>
      <text:p text:style-name="P101">Hadislerde geçen ifadeleri incelediğimizde de aynı dönemle ilgili önemli olaylara işaretler bulunduğu görülecektir:</text:p>
      <text:p text:style-name="P103">... Zilhicce'de harb ve kıtal olur.</text:p>
      <text:p text:style-name="P101">Hadislerde, bu savaş ve çatışmalardan, hacıların öldürülmesi konusu ile birlikte bahsedilmesi söz konusu olayların aynı zaman diliminde meydana geleceklerini göstermektedir. Aynı dönem, İran-Irak Savaşının çıktığı, Türkiye'nin güney doğusunda, Ortadoğu ülkelerinde çatışma ve karışıklıkların en yoğun yaşandığı bir dönemdi.</text:p>
      <text:p text:style-name="P119">... Şevval'de savaş nidaları olur.</text:p>
      <text:p text:style-name="P101"><text:soft-page-break/>Yine aynı zamanlarda Basra Körfezi'ndeki gerginliğe, İran-Amerika arasındaki gerginleşme ve savaş durumuna dikkat çekilmiş olabilir. <text:s/></text:p>
      <text:p text:style-name="P106"/>
      <text:p text:style-name="P106">18) Doğu Tarafından Bir Ateşin Görünmesi</text:p>
      <text:p text:style-name="P114"><text:span text:style-name="T1">"İkdiddurer" isimli kitapta Mehdi'nin zuhur alametleri bahsinde geçiyor: </text:span><text:span text:style-name="T2">Doğuda, semada üç gece görünen büyük bir ateşin çıkması. </text:span><text:span text:style-name="T1">Mutad (alışılmış) şafak kızıllığı gibi olmayan bir kırmızılığın semada görülüp ufukta yayılması.</text:span></text:p>
      <text:p text:style-name="P35">(Kitab-ül Burhan Fi Alameti-il Mehdiyy-il Ahir Zaman, s. 32)</text:p>
      <text:p text:style-name="P114"><text:span text:style-name="T2">Doğudan üç veya yedi gün ardı ardına büyük bir ateş zuhur edecek, gökte karanlık görülecek, gökte alışılmış olan kırmızılığın aksine bambaşka bir kızıllık yayılacak. </text:span><text:span text:style-name="T1">Yeryüzünün duyup anlayabileceği bir dille nida edilecek. </text:span></text:p>
      <text:p text:style-name="P57">(Kıyamet Alametleri, Berzenci, s. 166)</text:p>
      <text:p text:style-name="P114"><text:span text:style-name="T1">Ebu Cafer b. Muhammed b. Ali (r.a.)dan rivayet edildi. </text:span><text:span text:style-name="T2">Siz üç veya yedi gün, doğudan bir ateşi gördüğünüz zaman</text:span><text:span text:style-name="T1"> Al-i Muhammed'in çıkmasını bekleyiniz, inşaAllah-ü Teala, bir münadi Mehdi'nin ismi ile semadan nida edecek ki, doğuda batıda olan herkes bu sesi işitecek. Öyle ki korkudan uykuda olanlar uyanacak, ayakta olan çökecek, oturan ise ayağa fırlayacaktır. </text:span></text:p>
      <text:p text:style-name="P35">(Kitab-ül Burhan Fi Alameti-il Mehdiyy-il Ahir Zaman , s. 32)</text:p>
      <text:p text:style-name="P116">Yemin ederim ki bir ateş sizi saracaktır. O ateş bugün Berehut denilen vadide sönük vaziyettedir. O ateş içinde müthiş azap olduğu halde insanları kaplar. O ateş insanları, malları yakıp bitirir. Sekiz gün içinde rüzgar ile bulut gibi uçarak dünyanın her tarafına yayılır. Geceki sıcağı gündüzki hararetinden daha şiddetlidir. O ateş insanların başının üzerinden arşın altına kadar yaklaşarak yeryüzü ile gökyüzü arasında gökgürültüsü gibi korkunç gürültüsü olur, buyurdu. </text:p>
      <text:p text:style-name="P57">(Ölüm-Kıyamet -Ahiret ve Ahir Zaman Alametleri, s. 461) </text:p>
      <text:p text:style-name="P57">(Kıyamet Alametleri, Berzenci, s. 289)</text:p>
      <text:p text:style-name="P101">Hz. Mehdi'nin çıkış öncesi alametlerinden olan bu ateş hakkında kısa bir açıklama yapmak yerinde olacaktır.</text:p>
      <text:p text:style-name="P101">Bazı kişiler bu ateşi; sebepsiz yere birdenbire ortaya çıkan, sönme nedir bilmeyen, hatta herkesin bulunduğu yerden mutlaka göreceği tarzda bir alamet olarak beklemektedir. Halbuki kıyamet alametlerinin meydana gelişi sırasında imtihan devam ettiğinden onların anlaşılması, herkesin mecburen kabul edeceği bir açıklıkta olmaz. Böylece insanlar akıllarını, vicdanlarını, iradelerini kullanarak karar verirler. Şayet kıyamet alametleri ile ilgili hadisler en ince ayrıntısına kadar (mesela; hangi şehirde, kaç tarihinde, ne şekilde çıkacağı) anlatılsaydı daha önce de belirttiğimiz gibi herkes mecburen kabul eder, insanlar arasında derece farkı kalmazdı. Bu sebeple kıyamet alametleri ile ilgili hadisler özellikle yarı kapalı bir şekilde bildirilmiştir.</text:p>
      <text:p text:style-name="P101">Ateş alametini de bu şekilde değerlendirmek gerekmektedir. Bir ateş sebepsiz yere çıkmaz, ya bir kaza, ya bir patlama gibi kasıt veya ihmal neticesinde çıkar. Hz. Mehdi'nin çıkış alameti olarak söylenmesi, onun çok garip ve olağanüstü bir alamet <text:soft-page-break/>şeklinde çıkmasını gerektirmez. Önemli olan bu ateşin, hadiste tarif edilen ateşin özelliklerine uygun olarak çıkmasıdır. Bu ateşi tanımak ve tespit edebilmek için yapılacak ilk iş, özelliklerinin ortaya çıkartılmasıdır.</text:p>
      <text:p text:style-name="P101">Bilindiği gibi Temmuz 1991 yılında Irak'ın Kuveyt'i işgali sonrasında, Kuveyt'e ait petrol kuyularını ateşe vermesi sonucunda Kuveyt ve Basra Körfezi’ni çok büyük bir ateş sarmıştır.</text:p>
      <text:p text:style-name="P105"><text:span text:style-name="T38">- Kuveyt'te yanan petrol, insan ve hayvanlar arasında ölüme sebep olmaktadır. Uzmanlara göre günde yarım milyon ton petrol duman olarak atmosfere karışmaktadır. Her gün 10 bin tondan fazla, kükürt, karbondioksit ve büyük miktarda, kanser yapıcı özelliği olan hidrokarbonlar bulut gibi körfez üzerinde asılı durmaktadırlar... Yalnız Körfez değil, onun şahsında Dünya yanmaktadır.</text:span><text:span text:style-name="T36"> (Kurtlar Sofrasında Ortadoğu, M. Necati Özfatura, s.175)</text:span></text:p>
      <text:p text:style-name="P101">-Ateşe verilen iki kuyu, Türkiye'nin bir günde çıkarabildiği kadar petrol veriyor ve dumanlar 55 km. uzaklıktaki Suudi Arabistan'dan bile görülebiliyor. (Hürriyet, 23 Ocak 1991)</text:p>
      <text:p text:style-name="P101">-Körfezde sönmeyen felaket haberleri: Kuveyt'te ateşe verilen yüzlerce petrol kuyusu alev alev yanıyor. Uzmanların "söndürmek son derece zor" dedikleri petrol kuyularındaki yangının Türkiye'den Hindistan'a kadar olan geniş bir bölgeyi en az 10 yıl süreyle etkileyeceği bildiriliyor.</text:p>
      <text:p text:style-name="P101">Ateşe verilen petrol kuyularından çıkan alev ve dumanlar atmosferi devamlı kirletmektedir. Kuveyt gündüzleri gece manzarası arz etmektedir. Alevlerle birlikte yükselen füme rengi duman, Kuveyt semalarında sonbahardan kış mevsimine geçişi hatırlatıyor... Kuveyt'in tamamının yaşanılır hale gelmesi için en az bir senelik bir zamana ihtiyaç vardır. Kilometrelerce uzaktan görülen alevlerle birlikte yükselen dumanlar, Kuveyt semalarını tamamen kaplayarak ülkeyi yaşanmaz hale getirmekte ve varlıklı olanlar Kuveyt'i terk etmektedirler.</text:p>
      <text:p text:style-name="P100"><text:span text:style-name="T1">Dahran'daki araştırma merkezi müdürü Abdullah Dabbag'ın </text:span><text:span text:style-name="T28">NewYork Times</text:span><text:span text:style-name="T1">'da çıkan açıklamasına göre, Basra Körfezi'ndeki kirlenme neticesinde 106 tür balık, 180 tür yumuşakça ve bölgede yaşayan 450 tür hayvan yaşama savaşı vermektedir. 600 petrol kuyusundan yükselen dumanların komşu ülkelere yayıldığı, ayrıca kükürt gibi kanserojen maddeler ihtiva eden dumanların asit yağmuruna dönüşerek tarımda verimi azalttığı açıklanmaktadır. </text:span><text:span text:style-name="T28">(Kurtlar Sofrasında Ortadoğu, M. Necati Özfatura, s. 171)</text:span></text:p>
      <text:p text:style-name="P114"><text:span text:style-name="T1">Yemin ederim ki bir ateş sizi saracaktır. O ateş bugün </text:span><text:span text:style-name="T2">Berehut </text:span><text:span text:style-name="T1">denilen vadide sönük vaziyettedir. (Kamus Tercemesi, c. 1, s. 550) </text:span></text:p>
      <text:p text:style-name="P121">Berehut: Bir vadi veyahut bir kuyu adıdır. </text:p>
      <text:p text:style-name="P101">Hadis-i şerifin ilk kısmında ateş için "sönük bir vaziyettedir" denmektedir. Ateş, yanıcı bir maddenin yanmasıyla meydana gelen bir durum olduğuna göre burada sönük vaziyette bekleyen ateşin kendisi değil, ateşin yakacağı hammaddedir.</text:p>
      <text:p text:style-name="P101"><text:soft-page-break/>Burada toprak altından çıkarılan petrole işaret edilmektedir. Nitekim hadisteki Berehut denilen yer, bir kuyunun adıdır. Bu kuyu petrol kuyusudur. Zamanı gelince bu kuyulardan çıkarılan petrol, yanmaya hazır bir ateş haline gelmektedir.</text:p>
      <text:p text:style-name="P103">"O ateş müthiş azap olduğu halde insanları kaplar."</text:p>
      <text:p text:style-name="P101">O ateş, sadece yanan bir ateş değil, aynı zamanda insanları canından, malından ederek azap içinde, elem-üzüntü içinde bırakacak ve bütün doğayı kirletecek olan bir ateş.</text:p>
      <text:p text:style-name="P103">"O ateş insanları, malları yakar bitirir." </text:p>
      <text:p text:style-name="P101">O ateş bir kısım insanların ölümüne sebep olmaktadır. Bunun yanında malları yakarak, maddi zarara sebebiyet verdiği gibi, tüm çevreyi ve doğayı kirleterek de insanların geçim kaynaklarını yok etmektedir.</text:p>
      <text:p text:style-name="P103">"Sekiz gün içinde rüzgar ile bulut gibi uçarak dünyanın her tarafına yayılır."</text:p>
      <text:p text:style-name="P101">O ateşin, "rüzgar ile bulut gibi uçan" kendisi değil dumanıdır. Burada benzetme yapılarak dumanın bulutlara kadar yükseleceği de anlatılmıştır. Bu duman rüzgarın etkisiyle her yöne doğru yayılmaktadır. </text:p>
      <text:p text:style-name="P103">"Geceki sıcağı, gündüzki hararetinden daha şiddetlidir." </text:p>
      <text:p text:style-name="P101">O ateşin hem gündüz, hem gece devamlı yandığı anlaşılmaktadır.</text:p>
      <text:p text:style-name="P100"><text:span text:style-name="T26">"O ateş insanların başının üzerinden arşın altına kadar yaklaşarak, yeryüzü ile gökyüzü arasında gökgürültüsü gibi korkunç gürültüsü olur."</text:span><text:span text:style-name="T1"> </text:span></text:p>
      <text:p text:style-name="P101">O ateşin çok yükseklere kadar tırmandığına ve bu ateşten gökgürültüsü gibi pek şiddetli bir gürültü ile patlamalar meydana geldiğine işaret edilmektedir.</text:p>
      <text:p text:style-name="P103">"Gökte alışılmış olan kırmızılığın aksine bambaşka bir kızıllık yayılacak." </text:p>
      <text:p text:style-name="P74"><text:span text:style-name="T18">Hadisin bu kısmında, olayın gece vakitlerinde meydana geleceğine işaret edilmiştir. Gece vakti meydana gelen büyük infilakın alevleri çok şiddetli bir aydınlanma yapar. Bu kızıl alevlerin meydana getirdiği kızıl aydınlanma, halkın mutad üzere alışık olduğu kırmızı "tan" aydınlanmasından çok ayrıdır. Çünkü gece vakti böyle gündüz gibi aydınlanma olağanüstü bir olaydır.</text:span><text:span text:style-name="T22"> (</text:span><text:span text:style-name="T21">Tan:</text:span><text:span text:style-name="T22"> Güneş doğarken ve batarken oluşan ve Güneş'in aydınlatma gücünün zayıflayıp, beyaz ışıktan kırmızı ışık yayar duruma geldiği vakitlerdeki hali.)</text:span></text:p>
      <text:p text:style-name="P63"/>
      <text:p text:style-name="P59">19) Sahte Peygamberlerin Çoğalması</text:p>
      <text:p text:style-name="P57">Sahte peygamberlerin ortaya çıkışı, hadislerde haber verilen Hz. Mehdi'nin çıkış alametlerinden biridir. Son dönemlerde kendisinin Hz. İsa olduğunu iddia eden çok fazla sayıda kişi ortaya çıkmıştır. </text:p>
      <text:p text:style-name="P59">Her biri Allah'ın Resulü olduğunu iddia eden otuza yakın yalancı gönderilmedikçe kıyamet kopmayacaktır.</text:p>
      <text:p text:style-name="P57">(Tirmizi, Fiten 43; Ebu Davud, Melahim 16)</text:p>
      <text:p text:style-name="P74"><text:span text:style-name="T18">Her birisi kendisinin Tek Mabud olan Allah'tan </text:span><text:span text:style-name="T19">resul olarak gönderildiğini iddia eden altmış yalancının çıkması.</text:span></text:p>
      <text:p text:style-name="P30">(Ali Bin Hüsameddin El Muttaki, Celaleddin Suyuti'nin </text:p>
      <text:p text:style-name="P30"><text:soft-page-break/>Tasnifinden Hadisler – Ahir Zaman Mehdisinin Alametleri, Kahraman Neşriyat, sf. 36) </text:p>
      <text:p text:style-name="P30"/>
      <text:p text:style-name="P53">20) Dinin Şahsi Çıkarlar İçin Kullanılması</text:p>
      <text:p text:style-name="P74"><text:span text:style-name="T1">Alimler ilmi </text:span><text:span text:style-name="T2">sırf para kazanmak için öğrendiğinde… dini dünyalık karşılığında sattıklarında… hükmü sattıklarında…</text:span><text:span text:style-name="T1"> kıyamet yaklaşmış olacaktır. </text:span><text:span text:style-name="T6">(Ölüm Kıyamet ve Diriliş, sf. 480)</text:span></text:p>
      <text:p text:style-name="P74"><text:span text:style-name="T6">Ahir zamanda öyle adamlar çıkacak ki, </text:span><text:span text:style-name="T7">dinlerini dünya menfaatleri karşılığında satacaklardır. </text:span><text:span text:style-name="T6">(Tirmizi, Zühd, 60)</text:span></text:p>
      <text:p text:style-name="P74"><text:span text:style-name="T6">Kim Kuran okursa (mükafatını) Allah'tan istesin. Zira son zamanlarda </text:span><text:span text:style-name="T7">Kuran okuyup (mükafatını) insanlardan isteyen birtakım insanlar türeyecektir. </text:span><text:span text:style-name="T6">(Son Zamanlarla İlgili Hadisler, sf. 9)</text:span></text:p>
      <text:p text:style-name="P13">21) Büyük Olayların ve </text:p>
      <text:p text:style-name="P38">Hayret Verici Şeylerin Meydana Gelmesi</text:p>
      <text:p text:style-name="P74"><text:span text:style-name="T6">Onun zamanında </text:span><text:span text:style-name="T7">büyük hadiseler vuku bulacak.</text:span></text:p>
      <text:p text:style-name="P35">(El-Kavlu'l Muhtasar Fi Alamatil Mehdiyy-il Muntazar, sf.27)</text:p>
      <text:p text:style-name="P74"><text:span text:style-name="T6">Onun zamanında </text:span><text:span text:style-name="T7">nice hayret veren haller</text:span><text:span text:style-name="T6"> zuhur edecektir.</text:span></text:p>
      <text:p text:style-name="P35">(Mektubat-ı Rabbani, 2/258)</text:p>
      <text:p text:style-name="P35">Onun zuhur mebdeleri ve mukaddimeleri (çıkış alametleri) Resulullah Efendimizin irhasatına* benzer. (Mektubat-ı Rabbani, 2/258)</text:p>
      <text:p text:style-name="P74"><text:span text:style-name="T7">* İrhasat: </text:span><text:span text:style-name="T6">Hz. Muhammed (sav)'in peygamberliğinden evvel meydana gelen olağanüstü hallerdir ki, bunlar peygamberliğine delil teşkil eden olaylardandır.</text:span></text:p>
      <text:p text:style-name="P35">Hz. Muhammed (sav)'in doğumundan önce büyük ve olağanüstü olaylar meydana gelmişti. Doğduğu gece yeni bir yıldız doğmuş, ateşe tapan İran Padişahlarının sarayının 14 burcu yıkılmış, İran'da 1000 yıldır yanmakta olan Mecusi ateşi sönmüş, Semavi Vadisi sel suları altında kalmış, Save Gölü kurumuştu.</text:p>
      <text:p text:style-name="P35">Yukarıdaki rivayetlerde işaret edildiği gibi, Hz. Mehdi'nin ortaya çıkışı da, Peygamber Efendimiz'inkine benzeyecektir. Onun çıkışı döneminde de büyük ve harika olaylar olacaktır.</text:p>
      <text:p text:style-name="P35">Rivayetlerin işaretine göre Hz. Mehdi'nin çıkış yılı olan Hicri 1400 (Miladi 1979) yılı başlarında meydana gelen büyük olaylar:</text:p>
      <text:p text:style-name="P102">- <text:tab/>Kabe basıldı ve çok sayıda Müslümanın kanı akıtıldı.</text:p>
      <text:p text:style-name="P102">- <text:tab/>2500 yıllık İran şahlığı yıkıldı ve İran Şahı Rıza Pehlevi öldü.</text:p>
      <text:p text:style-name="P102">- <text:tab/>Hindistan'ın Bombay kentinde bir fabrikadan sızan gaz 20.000 kişinin ölümüne yol açtı.</text:p>
      <text:p text:style-name="P102">- <text:tab/>İki Müslüman ülke olan İran ve Irak arasında 8 yıl sürecek bir savaş başladı.</text:p>
      <text:p text:style-name="P102">- <text:tab/>Ruslar, Afganistan'ı işgal etti.</text:p>
      <text:p text:style-name="P102">- <text:tab/>Mexico City şiddetli bir depremle yerle bir oldu.</text:p>
      <text:p text:style-name="P102">- <text:tab/>Kuzey Kolombiya'daki Nevada Del Ruiz yanardağı 400 yıldır ilk kez patladı. Eriyen kar ve buzun oluşturduğu çamur yüzünden Armero kenti haritadan silindi. 20.000 kişi öldü.</text:p>
      <text:p text:style-name="P102">- <text:tab/>Bangladeş'teki sel 25.000 kişinin ölümüne sebep oldu.</text:p>
      <text:p text:style-name="P57">- <text:tab/>Hristiyanlığın merkezi Roma'yı sular bastı.</text:p>
      <text:p text:style-name="P57">- <text:tab/>1986'da Çin'de tarihinin en büyük orman yangını oldu.</text:p>
      <text:p text:style-name="P57">- <text:tab/>Hindistan Başkanı Gandi, Mısır Devlet başkanı Enver Sedat, İsveç Başbakanı Olof Palme öldürüldü.</text:p>
      <text:p text:style-name="P35">- <text:tab/>Papa II. Jean Paul vuruldu.</text:p>
      <text:p text:style-name="P35">- <text:tab/>1980 yılı başlarında ilk AIDS vakaları tespit edildi. Şu ana kadar on binlerce kişinin ölümüne sebep olan bu hastalığa "Çağın Vebası" ismi verildi. AIDS, 1960'larda Amerika'da başlayan ve her çeşit cinsel serbestliği getirmiş olan "Seks Devrimi"ni sona erdirdi.</text:p>
      <text:p text:style-name="P102">- <text:tab/>1986'da uzay mekiği Challenger fırlatılışından sonra infilak etti.</text:p>
      <text:p text:style-name="P102"><text:soft-page-break/>- <text:tab/>26 Nisan 1986'da Ukrayna'daki Çernobil Nükleer Santralında şimdiye kadar görülen en büyük nükleer kaza meydana geldi. Birçok Avrupa ülkesi yayılan radyasyondan etkilendi.</text:p>
      <text:p text:style-name="P102">- <text:tab/>Ozon tabakasının delinmesi Dünya iklimi üzerinde çok olumsuz etkiler bıraktı.</text:p>
      <text:p text:style-name="P102">- <text:tab/>Sovyetler Birliği yıkıldı ve Gorbaçov'la birlikte Bağımsız Devletler ortaya çıktı. </text:p>
      <text:p text:style-name="P102">- <text:tab/>Irak'ın Kuveyt'i ilhak etmesinden sonra Körfez Savaşı başladı.</text:p>
      <text:p text:style-name="P102">- <text:tab/>Ermenistan'daki depremde kent harabeye dönüştü. 500.000 kişi evini terk ederken, ölü sayısı 40.000'i aştı.</text:p>
      <text:p text:style-name="P102">- <text:tab/>1989 yılında Çin'de komünist bölükler tanklarla öğrencilerin üzerine yürüdü, Tiananmen Meydanı’nda 2000 öğrenci öldü.</text:p>
      <text:p text:style-name="P102">- <text:tab/>Soğuk Savaşın sembolü olan Berlin duvarı inşasından tam 28 yıl sonra yıkıldı.</text:p>
      <text:p text:style-name="P102">- <text:tab/>1990 yılında Kabe'deki tüneldeki izdihamda 1400'den fazla hacı hayatını yitirdi.</text:p>
      <text:p text:style-name="P102">- <text:tab/>1991 yılında Bangladeş'te meydana gelen sellerin sonrasında 120.000'in üstünde kişi öldü, milyonlarca kişi evsiz kaldı. </text:p>
      <text:p text:style-name="P102">- <text:tab/>Bosna ve Kosova'daki katliamda yüz binlerce Müslüman öldürüldü ve yüzbinlercesi yurtlarından çıkarıldı.</text:p>
      <text:p text:style-name="P102">- <text:tab/>Ebola virüsü on binlerce kişinin ölümüne sebep oldu.</text:p>
      <text:p text:style-name="P102">- <text:tab/>El Nino tüm dünya ülkelerine çok büyük felaketler getirdi. </text:p>
      <text:p text:style-name="P106"/>
      <text:p text:style-name="P113">22) Güneş'ten Bir Alametin Belirmesi</text:p>
      <text:p text:style-name="P114"><text:span text:style-name="T1">Mehdi, </text:span><text:span text:style-name="T2">Güneş'ten bir alamet belirinceye kadar</text:span><text:span text:style-name="T1"> gelmeyecektir.</text:span></text:p>
      <text:p text:style-name="P122">(El-Kavlu'l Muhtasar Fi Alamatil Mehdiyy-il Muntazar, sf.49)</text:p>
      <text:p text:style-name="P114"><text:span text:style-name="T2">Güneş bir alamet olarak doğmadıkça</text:span><text:span text:style-name="T1"> Mehdi çıkmaz.</text:span></text:p>
      <text:p text:style-name="P122">(Kitab-ül Burhan Fi Alameti-il Mehdiyy-il Ahir Zaman, sf.33)</text:p>
      <text:p text:style-name="P101">Güneş'te böyle büyük bir patlama olayı ilk kez, içinde bulunduğumuz yüzyılda meydana gelmiştir. </text:p>
      <text:p text:style-name="P106"/>
      <text:p text:style-name="P113">Güneş Tutulması</text:p>
      <text:p text:style-name="P101">11 Ağustos 1999 yılında gerçekleşen Güneş tutulması yüzyılın son tam Güneş tutulmasıdır. İlk kez bu kadar çok insan Güneş tutulmasını, hem de bu kadar uzun bir süre izleyebilmiş, inceleme fırsatı elde etmiştir. Bu tutulmada dikkat çeken bir nokta da Türkiye'nin bu tam tutulmanın en iyi izlendiği ülkelerden birisi olmasıdır. Bartın'dan Silopi'ye kadar, yaklaşık olarak 12 şehir ve 100 ilçe tutulmayı gözleyebilmiştir. </text:p>
      <text:p text:style-name="P101">Bu kadar işaretin birarada ve çok kısa bir zaman dilimi içinde art arda gerçekleşmesi tesadüf değildir. Bu işaretler inanan kullar için birer müjdedir. </text:p>
      <text:p text:style-name="P106"/>
      <text:p text:style-name="P113">23) Büyük Şehirlerin Yok Olması</text:p>
      <text:p text:style-name="P115">Büyük şehirler, dün sanki yokmuş gibi helak olur.</text:p>
      <text:p text:style-name="P122">(Kitab-ül Burhan Fi Alameti-il Mehdiyy-il Ahir Zaman, sf.38)</text:p>
      <text:p text:style-name="P101"><text:soft-page-break/>Hadiste bazı büyük şehirlerin savaşlar ve çeşitli doğal afetler neticesinde yok olacağına işaret edilmektedir. Birçok büyük şehir hep bu yüzyıl (Hicri 1300-1400) içinde yok olmuş veya büyük tahribat görmüştür. Bu olaylar Hz. Mehdi'nin çıkış öncesi alameti olması açısından çok önemli birer delildir. Amerika'nın 1945 yılında Hiroşima ve Nagasaki'ye attığı atom bombası, burada yaşayan insanları sağ bırakmazken, kentin tamamını da yerle bir etmiştir. </text:p>
      <text:p text:style-name="P57">Allah Kuran'da geçmişteki pek çok kavmin türlü şekillerde helak olduklarını şu ayetlerle belirtmektedir:</text:p>
      <text:p text:style-name="P127"/>
      <text:p text:style-name="P128">Artık sen, onların kurdukları hileli-düzenin uğradığı sona bir bak; Biz, onları ve kavimlerini topluca yerle bir ettik. İşte, zulmetmeleri dolayısıyla enkaza dönüşmüş ıpıssız evleri. Şüphesiz bilen bir kavim için bunda bir ayet vardır. (Neml Suresi, 51-52)</text:p>
      <text:p text:style-name="P128"/>
      <text:p text:style-name="P128">Biz, yaşama biçimleriyle 'refah içinde şımarıp azmış' nice şehri yıkıma uğrattık. İşte meskenleri; çok az (bir zaman) dışında (onlarda) kendilerinden sonra oturulabilmiş değildir. (Onlara) Varis olanlar Biziz. (Kasas Suresi, 58)</text:p>
      <text:p text:style-name="P128"/>
      <text:p text:style-name="P128">İşte ülkeler (ve onların halkları), zulmettikleri zaman onları yıkıma uğrattık; ve yıkımları için bir buluşma zamanı tespit ettik. (Kehf Suresi, 59)</text:p>
      <text:p text:style-name="P128"/>
      <text:p text:style-name="P128">Biz, zulmeden ülkelerden nicesini kırıp geçirdik ve bunun ardından bir başka kavmi meydana getirdik. (Enbiya Suresi, 11)</text:p>
      <text:p text:style-name="P128"/>
      <text:p text:style-name="P128">Böylece emrimiz geldiği zaman, üstünü altına çevirdik ve üzerlerine balçıktan pişirilmiş, istif edilmiş taşlar yağdırdık. (Hud Suresi, 82)</text:p>
      <text:p text:style-name="P128"/>
      <text:p text:style-name="P128">Biz nice ülkeleri yıkıma uğrattık. Geceleri uyurlarken ya da gündüzün dinlenirlerken Bizim zorlu azabımız onlara geliverdi. (Araf Suresi, 4)</text:p>
      <text:p text:style-name="P57"/>
      <text:p text:style-name="P57">Bulunduğumuz yüzyıl içinde meydana gelen savaşlarda birçok şehir (Berlin, Hamburg, Varşova, Leningrad, Bükreş, Londra...) tamamen harap olmuştur. Bu şehirlerin inşası ancak çok sonraları mümkün olabilmiştir.</text:p>
      <text:p text:style-name="P107"/>
      <text:p text:style-name="P113">24) Depremlerin Çoğalması</text:p>
      <text:p text:style-name="P114"><text:span text:style-name="T2">…Depremler çoğalmadıkça</text:span><text:span text:style-name="T1">, fitneler zahir olmadıkça, cinayetler çoğalmadıkça kıyamet kopmaz. (Kıyamet Alametleri, sf.109)</text:span></text:p>
      <text:p text:style-name="P57">Peygamberimiz (sav) yukarıdaki hadisinde "depremlerin çoğalmasını" ahir zaman öncesinde meydana gelecek alametlerden biri olarak ifade etmiştir. Gerçekten de 20. yüzyıl da on binlerce kişinin hayatını kaybettiği depremlerle tarihe geçti. Kobe’deki <text:soft-page-break/>şiddetli deprem, Türkiye’de, Tayvan’da, Yunanistan’da ve Meksika’da birbiri ardınca gelen depremler ahir zamana bakan çok önemli işaretler içermektedir. </text:p>
      <text:p text:style-name="P114"><text:span text:style-name="T2">"Ümmetimde zelzeleler olur. Öyle ki, bu zelzelelerde on bin, yirmi bin, otuz bin kişi ölür.</text:span><text:span text:style-name="T1"> Allah, bu ölümü muttakilere öğüt, müminlere rahmet, kafirlere ise azap kılar." </text:span></text:p>
      <text:p text:style-name="P57">(İbni Asakır, Geleceğin Tarihi 1, Orhan Baytan, Mevsim Yayıncılık, sf.81)</text:p>
      <text:p text:style-name="P57">Barınacak evler, sizi taşıyacak hayvanlar bulamayacağınız zaman yaklaşmıştır. Çünkü evlerinizi depremler yıkacak, hayvanlarınızı yıldırımlar yakıp kömüre çevirecektir.</text:p>
      <text:p text:style-name="P57">(Nuaym bin Hammad, Geleceğin Tarihi 1, sf.82)</text:p>
      <text:p text:style-name="P116">Hilafetin Arzı-Mu kaddeseye indiğini görürsen bil ki, artık zelzeleler, kederler, büyük hadiseler yakındır. O gün kıyamet insanlara şu elimin başına olan yakınlığından daha yakındır. </text:p>
      <text:p text:style-name="P30">(Ebu Davud, Cihad 37, sf.2535, Kütüb-i Sitte, cilt 14, sf.339)</text:p>
      <text:p text:style-name="P116">Bu ümmetin sonradan gelen nesilleri önceden gelip geçenlere (çeşitli ithamlar ve bahanelerle) hakaret ettiği zaman artık kızıl rüzgarları, (zelzeleyi) yere batışı (hasfı) veya suret değiştirmeyi (meshi) (veya gökten taş yağmasını (kazfi)) bekleyin. </text:p>
      <text:p text:style-name="P30">(Tirmizi, Fiten 39, sf.2211, Kütüb-i Sitte, cilt 14, sf.341</text:p>
      <text:p text:style-name="P116">Ahir zamanda eğlencelerin ve çengilerin meydan aldığı ve içkinin de mubah addolunduğu zaman yere batma, taş yağma zuhur edecek ve insan kılığından çıkma olacaktır. </text:p>
      <text:p text:style-name="P57">(Hz. Sehl İbni Saad, Ramuz El Ehadis, cilt 2, sf.302/8) </text:p>
      <text:p text:style-name="P116">İlim kalkmadıkça, depremler çoğalmadıkça, zaman kısalmadıkça, fitneler zahir olmadıkça, cinayetler çoğalmadıkça kıyamet kopmaz.</text:p>
      <text:p text:style-name="P57">(Buhari, İbni Mace, Kıyamet Alametleri, s.108)</text:p>
      <text:p text:style-name="P23"><text:span text:style-name="Normal1"><text:span text:style-name="T44"/></text:span></text:p>
      <text:p text:style-name="P27"><text:span text:style-name="Normal1"><text:span text:style-name="T44"/></text:span></text:p>
      <text:p text:style-name="P29"><text:span text:style-name="Normal1"><text:span text:style-name="T49">IRAK SAVAŞI HZ. MEHDİ'NİN </text:span></text:span></text:p>
      <text:p text:style-name="P29"><text:span text:style-name="Normal1"><text:span text:style-name="T49">ALAMETİ Mİ?</text:span></text:span></text:p>
      <text:p text:style-name="P27"><text:span text:style-name="Normal1"><text:span text:style-name="T44"/></text:span></text:p>
      <text:p text:style-name="P57">Beklenen Mehdi kitabının kısa sürede tükenen ikinci baskısından sonra gelişen dünya olayları ve Amerika'nın Irak'a saldırısı, işgali ve bu savaşta bölge ülkelerinin aynen Peygamberimiz (sav)'in hadislerinde bizlere belirttiği şekilde davranmaları konumuzla ilgili hadisleri gözden geçirmemize vesile olmuştur. Aşağıda yapmış olduğum ek çalışma ile bu savaşa ve olaylara bakan hadislerden bazılarını değerlendirdim. </text:p>
      <text:p text:style-name="P109"/>
      <text:p text:style-name="P112">"Ordunun kayboluşu"</text:p>
      <text:p text:style-name="P114"><text:span text:style-name="T1">"Hz. Mehdi'nin beş alameti bulunur. Bunlar Süfyani, Yemani, samadan bir sayha, </text:span><text:span text:style-name="T4">Beyda'da bir ordunun batışı </text:span><text:span text:style-name="T1">ve günahsız insanların öldürülmesidir."</text:span></text:p>
      <text:p text:style-name="P122">(Naim Bin Hammad) </text:p>
      <text:p text:style-name="P106"/>
      <text:p text:style-name="P106">"Iraklıların parası kalmayacak"</text:p>
      <text:p text:style-name="P57"><text:soft-page-break/>"Iraklıların elinde ölçecekleri bir tartı aleti ve alış-veriş yapabilecekleri bir para hemen hemen kalmayacak." </text:p>
      <text:p text:style-name="P122">(Kenzul Ummal, Kitab-ul kıyame, kısm-ul efal. c.5 sf. 45 El Muttaki) </text:p>
      <text:p text:style-name="P59"/>
      <text:p text:style-name="P59">"Bağdat alevlerle yok edilir"</text:p>
      <text:p text:style-name="P114"><text:span text:style-name="T1">Ahir zamanda </text:span><text:span text:style-name="T2">Bağdat alevlerle yok edilir</text:span><text:span text:style-name="T1">... </text:span></text:p>
      <text:p text:style-name="P122">(Risaletül Huruc ül Mehdi, Cilt 3, sf. 177, Kayıt 854) <text:s/></text:p>
      <text:p text:style-name="P15">"Irak ve Şam'a Ambargo"</text:p>
      <text:p text:style-name="P114"><text:span text:style-name="T1">Ebu Nadre (R.A.) dedi ki; Cabir (R.A.)'ın yanında idik, şöyle dedi: </text:span><text:span text:style-name="T2">"Öyle bir zaman yaklaşıyor ki, Irak ahalisine bir kafiz (kile), bir dirhem sevk olunmayacak"</text:span><text:span text:style-name="T1">. </text:span></text:p>
      <text:p text:style-name="P116">Dedik ki: "Bu kimden dolayı olur?" Dedi ki: "Acemler (Arab'ın gayrısı) bunu men' ederler." Sonra dedi: "Şam ahalisine bir dinar, bir müdy (kile) sevk olunmayacak". "Bu kimden dolayı olur" dedik. "Rumlar'dan dolayı" dedi. </text:p>
      <text:p text:style-name="P122">(Et-Tac, Ali Nâsıf el-Hüseyni)</text:p>
      <text:p text:style-name="P59"/>
      <text:p text:style-name="P59">"Irak yeniden yapılanır"</text:p>
      <text:p text:style-name="P57">"İnsanların en şerlileri Irak'a saldırmadıkça kıyamet kopmaz.</text:p>
      <text:p text:style-name="P57">Ve Irak'taki masum insanlar Şam'a doğru sığınma yerleri ararlar.</text:p>
      <text:p text:style-name="P74"><text:span text:style-name="T18">Şam yeniden yapılanır, </text:span><text:span text:style-name="T19">Irak da yeniden yapılanır.</text:span><text:span text:style-name="T18">"</text:span></text:p>
      <text:p text:style-name="P57">(Kenzul Ummal, Kitab-ul kıyame, kısm-ul efal. c.5 sf. 254, El Muttaki)</text:p>
      <text:p text:style-name="P59"/>
      <text:p text:style-name="P59">"Irak Halkı Şam'a, Kuzeye Kaçar"</text:p>
      <text:p text:style-name="P57">Şerli kişiler Irak'a saldırmadıkça kıyamet kopmaz. (işte o zaman) Masum ve temiz Irak halkı Şam'a kaçar.</text:p>
      <text:p text:style-name="P35">(Risalet-ül Huruc-ül Mehdi, sf. 210) </text:p>
      <text:p text:style-name="P43"/>
      <text:p text:style-name="P38">"Şam'da fitneler"</text:p>
      <text:p text:style-name="P74"><text:span text:style-name="T7">Şam'da fitneler</text:span><text:span text:style-name="T6"> bir taraftan sakinleştikçe, diğer bir taraftan alevlenir.</text:span></text:p>
      <text:p text:style-name="P116">Gökten çağırıcı bir melek "Mehdi emirinizdir. Mehdi Halifenizdir"demedikçe de fitneler bitmez. </text:p>
      <text:p text:style-name="P122">(Risalet-ül Huruc-ül Mehdi... sf.63) </text:p>
      <text:p text:style-name="P59"/>
      <text:p text:style-name="P59">"Şam, Irak, Arabistan"</text:p>
      <text:p text:style-name="P57">"Resulullah (s.a.v) şöyle buyurmuştur: ...Öyle bela ve musibetler olacak ki, hiçbir kimse, sığınabileceği bir mekan bulamayacaktır. Bu belalar Şam'ın etrafında dolanacak, Irak'ın üzerine çökecek. Arabistan yarımadasının elini ve ayağını bağlayacaktır. İslam ümmeti orada belalara karşı bozkırlarda savaşacaklar. Hiçbir kimse, onların haline acıyıp; vah! vah! bile demeyecek. Onlar belayı bir taraftan defetmeye çalışırlarken, diğer taraftan o yine ortaya çıkacaktır."</text:p>
      <text:p text:style-name="P122">(Kenzul Ummal, Kitab-ul kıyame, kısm-ul efal. c.5 sf.38-39 El Muttaki)</text:p>
      <text:p text:style-name="P57">"...belalar Şam'ın etrafında dolanacak"</text:p>
      <text:p text:style-name="P57">"...Irak'ın üzerine çökecek." <text:s/></text:p>
      <text:p text:style-name="P57">"...Arabistan yarımadasının elini ve ayağını bağlayacaktır." <text:s/></text:p>
      <text:p text:style-name="P35">"Fırat ile Dicle arasında büyük savaş olacak"</text:p>
      <text:p text:style-name="P35">"Fırat ile Dicle arasında Zevra denen bir şehir olacak. Orada büyük bir savaş olacak. Kadınlar esir edilecek, erkekler ise, koyun kesilir gibi boğazlanacak." </text:p>
      <text:p text:style-name="P122">(Kenzul Ummal, Kitab-ul kıyame, kısm-ul efal. c.5 sf. 38 El Muttaki)</text:p>
      <text:p text:style-name="P15">"Irak'ın üçe bölüneceği"</text:p>
      <text:p text:style-name="P57">Resulullah (s.a.v.)'in bildirdiğine göre, Irak halkı üç fırkaya ayrılır. Bir kısmı çapulculara katılır. Bir kısmı ailelerini geride bırakıp kaçarlar. Bir kısmı savaşır ve öldürülürler.</text:p>
      <text:p text:style-name="P57">Siz bunları gördüğünüz vakit kıyamete hazırlanın.</text:p>
      <text:p text:style-name="P122">(Feraidu Fevaidi'l Fikr Fi'l İmam El-Mehdi El-Muntazar)</text:p>
      <text:p text:style-name="P57">Küfe halkı üç kısma ayrılacak: Bir kısmı, Süfyani'nin ordusuna katılacak. Onlar, Cenab-ı Hakkın yarattığı en kötü insanlardır. Bir kısmı onlarla savaşacak onlar Cenab-ı Hakkın şerefli kullarıdır. Bir kısmı da yağmacılara katılacak, onlar günahkarlardır.</text:p>
      <text:p text:style-name="P122">(En-Necmu's Sakıb Fi Beyanı Enne'l Mehdi Min Evladı Ali B.Ebi Talib)</text:p>
      <text:p text:style-name="P23"><text:span text:style-name="Normal1"><text:span text:style-name="T45"/></text:span></text:p>
      <text:p text:style-name="P27"><text:span text:style-name="Normal1"><text:span text:style-name="T45">Bir kısmı ailelerini geride bırakıp kaçarlar</text:span></text:span></text:p>
      <text:p text:style-name="P64"/>
      <text:p text:style-name="P59">"Masum çocukların öldürülmesi" </text:p>
      <text:p text:style-name="P57">…Muhammed ümmetinden masum bir çocuk öldürüldüğünde, gökten bir melek 'hak onda (Mehdi'de) ve onun yanında olandadır' diye haykırır.</text:p>
      <text:p text:style-name="P122">(Sabban isafur Ragibin s.154) </text:p>
      <text:p text:style-name="P58"/>
      <text:p text:style-name="P9">İKİNCİ BÖLÜM:</text:p>
      <text:p text:style-name="P81">HZ. MEHDİ’NİN ÖZELLİKLERİ</text:p>
      <text:p text:style-name="P61"/>
      <text:p text:style-name="P65"/>
      <text:p text:style-name="P76"><text:span text:style-name="T25">Peygamberimiz (sav), </text:span><text:span text:style-name="T20">"Mehdi ile müjdelenin"</text:span><text:span text:style-name="T25"> </text:span><text:span text:style-name="T23">(Kitab-ül Burhan Fi Alamet-il Mehdiyy-il Ahir Zaman, sf. 12) </text:span><text:span text:style-name="T25">buyurarak, Hz. Mehdi'nin gelişini heyecan ve şevkle beklemenin, bu mübarek zat için hazırlık yapmanın önemine dikkat çekmiştir. Bir başka hadis-i şerifte ise iman edenlerin, Hz. Mehdi'ye olması gereken sevgi ve bağlılıkları şöyle ifade edilmiştir:</text:span></text:p>
      <text:p text:style-name="P62">Sizden ona kim yetişirse, kar üzerinde sürünerek dahi olsa ona gelsin. Ona katılsın. Zira o, Mehdi'dir. </text:p>
      <text:p text:style-name="P65">(İbn Mace, Fiten, B 34, H 4082; İbn Ebi Şeybe, c. VII, sf.527; Kitab-ül Burhan Fi Alamet-il Mehdiyy-il Ahir Zaman, sf. 14)</text:p>
      <text:p text:style-name="P65"/>
      <text:p text:style-name="P85">HZ. MEHDİ’NİN MUHAKKAK </text:p>
      <text:p text:style-name="P85">ÇIKACAK OLMASI</text:p>
      <text:p text:style-name="P62">Eğer dünyadan bir gün bile kalsa, Allah, O (Hz. Mehdi) idareyi ele alıncaya kadar o günü uzatırdı.</text:p>
      <text:p text:style-name="P47">(Kitab-ül Burhan Fi Alamet-il Mehdiyy-il Ahir Zaman, sf.10)</text:p>
      <text:p text:style-name="P76"><text:span text:style-name="T9">Eğer dünyadan bir gece bile kalsa, Allah onu uzatır ve </text:span><text:span text:style-name="T8">Ehl-i Beytimden birisini (Hz. Mehdi) melik kılardı.</text:span></text:p>
      <text:p text:style-name="P47">(Kitab-ül Burhan Fi Alamet-il Mehdiyy-il Ahir Zaman, sf. 10)</text:p>
      <text:p text:style-name="P77"><text:span text:style-name="T8">Ümmetim arasında Mehdi gelecektir...</text:span><text:span text:style-name="T9"> Ümmetim onun zamanında iyi ve kötünün, benzeriyle nimetlenmediği bir nimetle nimetlenecek, sema üzerlerine bol yağmur yağdıracak, arz nebatından hiçbir şey saklamayacaktır.</text:span></text:p>
      <text:p text:style-name="P47">(Kitab-ül Burhan Fi Alamet-il Mehdiyy-il Ahir Zaman, sf. 9)</text:p>
      <text:p text:style-name="P77"><text:span text:style-name="T8">Dünyadan bir gece bile kalsa, Allah o geceyi uzatır ve Ehl-i Beytimden birisi gelerek dünyaya hakim olurdu.</text:span><text:span text:style-name="T9"> Onun adı adıma, babasının adı babamın adına uyar. Daha önce yeryüzü nasıl zulümle dolduysa, o, onu adaletle dolduracaktır.</text:span></text:p>
      <text:p text:style-name="P47">(Kitab-ül Burhan Fi Alamet-il Mehdiyy-il Ahir Zaman, sf. 11)</text:p>
      <text:p text:style-name="P47"/>
      <text:p text:style-name="P85">HZ. MEHDİ PEYGAMBERİMİZ (SAV)’İN </text:p>
      <text:p text:style-name="P85">SOYUNDANDIR</text:p>
      <text:p text:style-name="P76"><text:span text:style-name="T9">Kıyametin kopması için zamanda sadece bir günden başka vakit kalmamış da olsa </text:span><text:span text:style-name="T8">Allah (c.c.) benim Ehl-i Beytimden (soyumdan) bir zatı (Hz. Mehdi'yi) gönderecek.</text:span></text:p>
      <text:p text:style-name="P47">(Sünen-i Ebu Davud, 5/92)</text:p>
      <text:p text:style-name="P77"><text:span text:style-name="T8">Benim Ehl-i Beytimden bir şahıs</text:span><text:span text:style-name="T9"> bütün dünyaya hakim oluncaya kadar günler ve geceler gitmez.</text:span></text:p>
      <text:p text:style-name="P47">(En-Necmu's Sakıb, Ukayli)</text:p>
      <text:p text:style-name="P41">Mehdi, kızım Fatıma'nın neslindendir.</text:p>
      <text:p text:style-name="P67"><text:soft-page-break/>(Sünen-i İbn Mace, 10/348)</text:p>
      <text:p text:style-name="P77"><text:span text:style-name="T35">Mehdi ile müjdelenin. O Kureyş'ten ve</text:span><text:span text:style-name="T3"> Ehl-i Beytimden bir kişidir</text:span><text:span text:style-name="T35">. </text:span></text:p>
      <text:p text:style-name="P47">(Kitab-ul Burhan Fi Alamet-il Mehdiyy-il Ahir Zaman, sf. 13)</text:p>
      <text:p text:style-name="P77"><text:span text:style-name="T8">Mehdi, benim çocuklarımdan birisidir. </text:span><text:span text:style-name="T9">Yüzü gökyüzünde parlayan yıldız gibidir. </text:span></text:p>
      <text:p text:style-name="P47">(Ali b. Sultan Muhammed el-Kari el-Hanefi’nin “Risaletül Meşreb elverdi fi mezhebil Mehdi”)</text:p>
      <text:p text:style-name="P47">Bütün peygamberler birbirinin soyundandır. Hz. Mehdi de hadislerin belirttiğine göre bu soydan gelmektedir. Halk arasında bu soydan gelenlere "seyyid" denmektedir. Hz. Mehdi de seyyid olacaktır. </text:p>
      <text:p text:style-name="P67">Allah, Kuran'da birbirlerinin soyundan gelen elçilerden bahsetmektedir. Bu ayetler Hz. Mehdi'nin de aynı soydan geleceğine işaret ediyor olabilir. (En doğrusunu Allah bilir).</text:p>
      <text:p text:style-name="P76"><text:span text:style-name="T35">Gerçek şu ki, Allah, Adem'i, Nuh'u, İbrahim ailesini ve İmran ailesini alemler üzerine seçti; Onlar birbirlerinden (türeme tek) bir zürriyettir. Allah işitendir, bilendir. </text:span><text:span text:style-name="T29">(Al-i İmran Suresi, 33-34)</text:span></text:p>
      <text:p text:style-name="P77"><text:span text:style-name="T35">"Rabbimiz, ikimizi sana teslim olmuş (Müslümanlar) kıl ve soyumuzdan sana teslim olmuş (Müslüman) bir ümmet (ver). Bize ibadet yöntemlerini (yer veya ilkelerini) göster ve tevbemizi kabul et. Şüphesiz, Sen tevbeleri kabul eden ve esirgeyensin." </text:span><text:span text:style-name="T29">(Bakara Suresi, 128)</text:span></text:p>
      <text:p text:style-name="P76"><text:span text:style-name="T35">Babalarından, soylarından ve kardeşlerinden, kimini (bunlara kattık); onları da seçtik ve dosdoğru yola yöneltip-ilettik. </text:span><text:span text:style-name="T29">(Enam Suresi, 87)</text:span></text:p>
      <text:p text:style-name="P70"/>
      <text:p text:style-name="P86">ALLAH HZ. MEHDİ’Yİ </text:p>
      <text:p text:style-name="P86">BİR GECEDE ISLAH EDECEKTİR</text:p>
      <text:p text:style-name="P76"><text:span text:style-name="T35">El-Mehdi, bizden, Ehl-i Beyttendir. </text:span><text:span text:style-name="T3">Allah onu bir gecede ıslah eder (yani tevbesini kabul eder veya feyizler ve hikmetlerle donatır). </text:span></text:p>
      <text:p text:style-name="P67">(Sünen-i İbni Mace Kitabü-l 'fiten Tercemesi ve Şerhi- Kahraman Neşriyat, cilt 10, Mütercim: Haydar Hatipoğlu, Bab: 34, sf.348)</text:p>
      <text:p text:style-name="P68">İslam alimleri bu hadisi şu şekilde açıklamışlardır:</text:p>
      <text:p text:style-name="P77"><text:span text:style-name="T3">...Bir gecede Mehdi’nin ıslah edilmesi sözü ise Cenab-ı Hakkın kendisine kutup mertebesinin verilmesine işarettir. Bu dereceyi çalışmakla, uğraşmakla kazanamaz. Yüce Mevla’nın Kur’an-ı Kerim’de belirttiği gibi Hz. </text:span><text:span text:style-name="T8">Peygamber (sav)’e verilen bu lütuf, Hz. Mehdi’ye de verilmiştir. </text:span><text:span text:style-name="T9">Yüce Mevla, Kur’an-ı Kerim’de Şura Suresi 52. ayette Peygamberimiz (sav)'e şöyle demiştir: "Sen kitap nedir, iman nedir bilmezdin. Fakat Biz onu (kitabı) kullarımızdan dilediğimizi kendisiyle doğru yola eriştirdiğimiz bir nur kıldık. Şüphesiz ki sen doğru yolu göstermektesin." </text:span><text:span text:style-name="T8">Hz. Mehdi, dini meselelerde zamanındaki müçtehitlerin en faziletlisi ve en mükemmelidir. Bu da onun büyüklüğünü, mertebesinin yüksekliğini, makamının yüceliğini gösterir. </text:span></text:p>
      <text:p text:style-name="P47">(Ali b. Sultan Muhammed el-Kari el-Hanefi, “Risaletül Meşreb elverdi fi mezhebil Mehdi)</text:p>
      <text:p text:style-name="P67">Bediüzzaman Said Nursi de, Hz. Mehdi'den şu şekilde bahsetmektedir:</text:p>
      <text:p text:style-name="P67"><text:soft-page-break/>Ahir zamanın en büyük fesadı zamanında, elbette EN BÜYÜK BİR MÜÇTEHİD (içtihad eden büyük İslam alimi), hem EN BÜYÜK BİR MÜCEDDİD (her yüzyıl başında dini hakikatleri devrin ihtiyacına göre ders vermek üzere gönderilen büyük İslam alimi, yenileyen, yenileyici), HEM HAKİM, HEM MEHDİ, HEM MÜRŞİD (doğru yolu gösteren kişi), HEM KUTB-U AZAM (Müslümanların kendisine bağlandıkları büyük evliyalardan, zamanın en büyük mürşidi) olarak bir zat-ı nuraniyi gönderecek ve o zat da, Ehl-i Beyt-i Nebeviden (Peygamberimiz (sav)’in soyundan) olacaktır... </text:p>
      <text:p text:style-name="P67">(Mektubat, 411-412)</text:p>
      <text:p text:style-name="P68"/>
      <text:p text:style-name="P87">HZ. MEHDİ’NİN İNSANLAR </text:p>
      <text:p text:style-name="P86">TARAFINDAN ÇOK SEVİLMESİ</text:p>
      <text:p text:style-name="P76"><text:span text:style-name="T35">Muhakkak ki o, insanların karşılaştıkları şerler sebebiyle, </text:span><text:span text:style-name="T3">Mehdi'nin kendilerine en sevgilisi olmadıkça çıkmayacaktır.</text:span></text:p>
      <text:p text:style-name="P67">(Ali Bin Hüsameddin El Muttaki, Celaleddin Suyuti'nin Tasnifinden Hadisler – Ahir Zaman Mehdisinin Alametleri, Kahraman Neşriyat, sf. 27)</text:p>
      <text:p text:style-name="P56">Yer ve gök ehli ondan razı olur. </text:p>
      <text:p text:style-name="P67">(Heysemi, c. VII, sf. 313; Ebu Nuaym'dan, Suyuti, c. II, sf. 58; Ali Bin Hüsameddin El Muttaki, Celaleddin Suyuti'nin Tasnifinden Hadisler – Ahir Zaman Mehdisinin Alametleri, Kahraman Neşriyat, sf. 31)</text:p>
      <text:p text:style-name="P76"><text:span text:style-name="T35">Allah, </text:span><text:span text:style-name="T3">bütün insanların kalplerini onun muhabbetiyle dolduracaktır.</text:span></text:p>
      <text:p text:style-name="P68">(El-Kavlu'l Muhtasar Fi Alamet-il Mehdiyy-il Muntazar, sf. 42)</text:p>
      <text:p text:style-name="P76"><text:span text:style-name="T35">Mehdi insanlara gelir de, </text:span><text:span text:style-name="T3">onu yeni gelin gibi aşk ve muhabbetle kucaklarlar...</text:span></text:p>
      <text:p text:style-name="P67">(Ali Bin Hüsameddin El Muttaki, Celaleddin Suyuti'nin Tasnifinden Hadisler – Ahir Zaman Mehdisinin Alametleri, Kahraman Neşriyat, Sf. 35)</text:p>
      <text:p text:style-name="P77"><text:span text:style-name="T3">Onun hilafetinden yer ve gök ehli, bütün yabani hayvanlar, kuşlar, hatta denizdeki balıklar bile razı olacaktır</text:span><text:span text:style-name="T35">.</text:span></text:p>
      <text:p text:style-name="P67">(El-Kavlu'l Muhtasar Fi Alamet-il Mehdiyy-il Muntazar, sf. 31)</text:p>
      <text:p text:style-name="P76"><text:span text:style-name="T35">Bu fitnelerin en sonuncusu günahsız insanların öldürülmesidir ki, artık o zaman </text:span><text:span text:style-name="T3">kendisinden herkesin razı olacağı bir gidişatta olan Hz. Mehdi çıkar. </text:span></text:p>
      <text:p text:style-name="P67">(Ali Bin Hüsameddin El Muttaki, Celaleddin Suyuti'nin Tasnifinden Hadisler – Ahir Zaman Mehdisinin Alametleri, Kahraman Neşriyat, Sf. 38)</text:p>
      <text:p text:style-name="P77"><text:span text:style-name="T3">Allah onun muhabbetini insanların kalplerine yerleştirecektir. </text:span><text:span text:style-name="T35">Böylece onlar, gündüzleri arslan kesilen ve geceleri de ibadetle geçiren bir toplum olacaklar.</text:span></text:p>
      <text:p text:style-name="P67">(Ukayli “En-Necmu’s-sakıb fi Beyanı Enne’l Mehdi min Evladı Ali b. Ebi Talib Ale’t-Temam ve’l kamal”)</text:p>
      <text:p text:style-name="P76"><text:span text:style-name="T35">Ümmet'i Muhammed'den </text:span><text:span text:style-name="T3">memnun olmadık hiçbir fert kalmayacaktır.</text:span></text:p>
      <text:p text:style-name="P67">(Kıyamet Alametleri, sf. 163)</text:p>
      <text:p text:style-name="P76"><text:span text:style-name="T35">Yüzü güzel, kokusu hoş, heybetli, fakat </text:span><text:span text:style-name="T3">insanlara sevimli ve yakındır</text:span><text:span text:style-name="T35">. </text:span></text:p>
      <text:p text:style-name="P67">(Mehdi, Deccal, Mesih, sf. 102)</text:p>
      <text:p text:style-name="P67">HER YERDE HZ. MEHDİ’DEN BAHSEDİLMESİ</text:p>
      <text:p text:style-name="P68"><text:soft-page-break/>Hadislerde, Hz. Mehdi'nin döneminde onun adından çokça bahsedileceği ifade edilmektedir. Bu da, Hz. Mehdi'nin isminin dünyanın dört bir yanına ulaşacağını göstermektedir:</text:p>
      <text:p text:style-name="P76"><text:span text:style-name="T35">Semadan bir münadi, "Hak Al-i Muhammed'edir" şeklinde bağırdığı zaman, Mehdi zuhur eder. </text:span><text:span text:style-name="T3">Herkes sadece ondan konuşur, onun sevgisini içer ve ondan başka bir şeyden bahsetmezler. </text:span></text:p>
      <text:p text:style-name="P67">(Ali Bin Hüsameddin El Muttaki, Celaleddin Suyuti'nin Tasnifinden Hadisler – Ahir Zaman Mehdisinin Alametleri, Kahraman Neşriyat, sf. 33)</text:p>
      <text:p text:style-name="P76"><text:span text:style-name="T35">Bir münadinin semadan "Hak, Hz. Muhammed (sav) ehlindedir" şeklinde bağırmasından sonra, Hz. Mehdi'nin sevgisi insanların kalplerine yerleşecek ve </text:span><text:span text:style-name="T3">ondan başka bir şeyden bahsedilmeyecektir. </text:span></text:p>
      <text:p text:style-name="P67">(El-Kavlu’l Muhtasar Fi Alamatil Mehdiyy-il Muntazar, sf. 20)</text:p>
      <text:p text:style-name="P67"/>
      <text:p text:style-name="P86">HZ. MEHDİ’YE KENDİSİ İSTEMEDİĞİ </text:p>
      <text:p text:style-name="P87">HALDE BİAT EDİLMESİ</text:p>
      <text:p text:style-name="P67">Hadis-i şeriflerde Hz. Mehdi’ye biatın kendisi istemediği halde yapılacağı bildirilmektedir. Bu da gösteriyor ki Hz. Mehdi, kendisini hiçbir zaman Mehdi olarak ilan etmeyecektir. Hatta insanlar ona gelip “alametler sende mevcut, sen Mehdi’sin” dedikleri halde o yine reddedecektir. Ancak “ölümle tehdit” edildikten sonra, insanların kendisine biat etmesini kabul edecektir.</text:p>
      <text:p text:style-name="P76"><text:span text:style-name="T35">İnsanlar nihayet Mehdi'ye gelirler ve Rükun ile Makam arasında, </text:span><text:span text:style-name="T3">kendisi istemediği halde ona biat edeler.</text:span><text:span text:style-name="T35"> "Eğer kabul etmezsen, boynunu vururuz" derler. Yer ve gök ehli ondan razı olur. </text:span></text:p>
      <text:p text:style-name="P67">(Ali Bin Hüsameddin El Muttaki, Celaleddin Suyuti'nin Tasnifinden Hadisler – Ahir Zaman Mehdisinin Alametleri, Kahraman Neşriyat, Sf. 31)</text:p>
      <text:p text:style-name="P76"><text:span text:style-name="T35">Halifenin ölümü anında ihtilaf olur. Medine halkından bir kişi koşarak Mekke’ye çıkar. Mekke halkından bir grup </text:span><text:span text:style-name="T3">onu, istememesine rağmen (bulunduğu yerden) çıkarırlar. Hacer-i Esved’le Makamı İbrahim arasında ona biat ederler.</text:span></text:p>
      <text:p text:style-name="P67">(Sünen-i Ebu Davud, 5/94; El-Kavlu’l Muhtasar Fi Alamatil Mehdiyy-il Muntazar, sf. 20)</text:p>
      <text:p text:style-name="P77"><text:span text:style-name="T3">... Ve sonra istemediği halde biatlarını kabul eder.</text:span><text:span text:style-name="T35"> Eğer siz ona yetişirseniz, ona biat ediniz. Çünkü o yerde de gökte de Mehdi'dir. </text:span></text:p>
      <text:p text:style-name="P67">(Ali Bin Hüsameddin El Muttaki, Celaleddin Suyuti'nin Tasnifinden Hadisler – Ahir Zaman Mehdisinin Alametleri, Kahraman Neşriyat, sf. 35)</text:p>
      <text:p text:style-name="P76"><text:span text:style-name="T35">Hz.Fatima’nın soyundan gelen Mehdi, Mekke’de meydana çıkarılır ve </text:span><text:span text:style-name="T3">istemediği halde kendisine biat edilir.</text:span></text:p>
      <text:p text:style-name="P47">(Kitab-ül Burhan Fi Alamet-il Mehdiyy-il Ahir Zaman, sf. 52-53)</text:p>
      <text:p text:style-name="P47"/>
      <text:p text:style-name="P47">... Onu tekrar Mekke’de bularak yine, “Sen falan oğlu falansın, annen de filan kızı filanedir, sende şu şu alametler vardır, birinci defa bizden kurtuldun uzat elini sana biat <text:soft-page-break/>edelim” derler. Bunun üzerine o “Ben aradığınız değilim” der ve tekrar Medine’ye gider. Medine’de yine aranınca tekrar Mekke’ye döner. Mekke’de kendisini Rükunda bularak şöyle derler: “Eğer biatlarımızı kabul etmezsen, bizi aramakta olan ve başında Haddam’dan birisinin bulunduğu Süfyani ordusuna karşı korumazsan, günahlarımız senin üzerine ve kanlarımız da boynuna olsun” derler. Bunun üzerine Mehdi, Rükun ile Makam arasına oturur ve elini uzatarak biatları kabul eder.</text:p>
      <text:p text:style-name="P48">(El-Kavlu’l Muhtasar Fi Alamatil Mehdiyy-il Muntazar, sf. 39-40)</text:p>
      <text:p text:style-name="P47">Fitne içindeki insanlar kan akıtıldığı bir zamanda evinde oturmakta olan Mehdi’ye gelir ve “Bizim için kalk artık”der. O ise kabul etmez, ancak ölümle tehdit edildikten sonra onlar için kalkar. Ondan sonra artık kan dökülmez.</text:p>
      <text:p text:style-name="P47">(İbn Ebi Şeybe, c. VII, sf. 531; Abdurrezzak H. 20771, c. XI, sf. 372; Kitab-ül Burhan Fi Alamet-il Mehdiyy-il Ahir Zaman, sf. 52-53)</text:p>
      <text:p text:style-name="P46"/>
      <text:p text:style-name="P47">Kur’an-ı Kerim’de Yusuf Suresi'nde, Hz. Yusuf’un da kendi isteği olmaksızın bulunduğu ülkenin kralı tarafından doğruluğu, adaleti, bilgisi, güvenilirliği sayesinde başa getirildiği haber verilmektedir:</text:p>
      <text:p text:style-name="P76"><text:span text:style-name="T9">... Onunla konuştuğunda da (şöyle) dedi: "Sen bugün bizim yanımızda (artık) önemli bir yer sahibisin, güvenilir (bir danışman-yönetici)sin. </text:span><text:span text:style-name="T10">(Yusuf Suresi, 54)</text:span></text:p>
      <text:p text:style-name="P48"/>
      <text:p text:style-name="P90">HZ. MEHDİ’YE NEREDE BİAT </text:p>
      <text:p text:style-name="P90">EDİLECEĞİ</text:p>
      <text:p text:style-name="P76"><text:span text:style-name="T9">Sonra da hilafet yeryüzünün en hayırlısı olan Mehdi'ye </text:span><text:span text:style-name="T8">evinde otururken gelecektir. </text:span></text:p>
      <text:p text:style-name="P47">(Kitab-ül Burhan Fi Alamet-il Mehdiyy il Ahir Zaman, sf.26)</text:p>
      <text:p text:style-name="P76"><text:span text:style-name="T9">Mekke’de kendisini Rükunda bularak şöyle derler: “Eğer biatlarımızı kabul etmezsen, bizi aramakta olan ve başında Haddam’dan birisinin bulunduğu Süfyani ordusuna karşı korumazsan, günahlarımız senin üzerine ve kanlarımız da boynuna olsun” derler. </text:span><text:span text:style-name="T8">Bunun üzerine Mehdi, Rükun ile Makam arasına oturur ve elini uzatarak biatları kabul eder.</text:span></text:p>
      <text:p text:style-name="P47">(El-Kavlu’l Muhtasar Fi Alamatil Mehdiyy-il Muntazar, sf. 39-40)</text:p>
      <text:p text:style-name="P77"><text:span text:style-name="T8">Rükun ile Makam arasında kendisine biat edilecektir. </text:span><text:span text:style-name="T9">Hz. Mehdi o kadar merhametli olacaktır ki, zamanında ne bir kimse uykusundan uyandırılacak, ne de bir kimsenin burnu kanayacaktır.</text:span></text:p>
      <text:p text:style-name="P46">(El-Kavlu’l Muhtasar Fi Alamatil Mehdiyy-il Muntazar, sf. 42)</text:p>
      <text:p text:style-name="P45"/>
      <text:p text:style-name="P90">HZ. MEHDİ’NİN ADI</text:p>
      <text:p text:style-name="P77"><text:span text:style-name="T10">Ey insanlar, muhakkak Allahu Teala size zalimleri, münafıkları ve onlara uyanları menetmiş ve size ümmeti Muhammed'in en hayırlısı olan ve </text:span><text:span text:style-name="T11">Mekke'de bulunan, İSMİ AHMED</text:span><text:span text:style-name="T10">, babasının ismi Abdullah olan Hz. Mehdi'yi reis kılmıştır. Ona katılınız.</text:span></text:p>
      <text:p text:style-name="P46">(El-Kavlu’l Muhtasar Fi Alamatil Mehdiyy-il Muntazar, sf. 31)</text:p>
      <text:p text:style-name="P46"><text:soft-page-break/></text:p>
      <text:p text:style-name="P48">Konuyla ilgili işari manada bir ayette şöyle bildirilmektedir:</text:p>
      <text:p text:style-name="P16">.. benden sonra ismi "AHMED" olan bir elçinin de müjdeleyicisiyim" demişti... (Saff Suresi, 6)</text:p>
      <text:p text:style-name="P56"/>
      <text:p text:style-name="P87">HZ. MEHDİ'NİN ÇIKIŞINI GÖKYÜZÜNDEN </text:p>
      <text:p text:style-name="P87">BİR SESİN (RADYO, TELEVİZYON KANALIYLA) </text:p>
      <text:p text:style-name="P87">HABER VERMESİ</text:p>
      <text:p text:style-name="P77"><text:span text:style-name="T29">... </text:span><text:span text:style-name="T27">Ve bu durum bir münadinin semadan seslenerek</text:span><text:span text:style-name="T29"> "Ey insanlar, emiriniz artık Mehdi'dir." demesine kadar devam edecektir.</text:span></text:p>
      <text:p text:style-name="P71">(El-Kavlu’l Muhtasar Fi Alamatil Mehdiyy-il Muntazar, sf. 24)</text:p>
      <text:p text:style-name="P77"><text:span text:style-name="T3">Semadan bir münadi “Hak Al-i Muhammed’dedir.” şeklinde bağırdığı zaman</text:span><text:span text:style-name="T35"> Mehdi zuhur eder...</text:span></text:p>
      <text:p text:style-name="P47">(Kitab-ül Burhan Fi Alamet-il Mehdiyy-il Ahir Zaman, sf. 33)</text:p>
      <text:p text:style-name="P76"><text:span text:style-name="T9">Siz üç veya yedi gün, doğudan bir ateşi gördüğünüz zaman Al-i Muhammed'in çıkmasını bekleyiniz, inşaAllah-u Teala, bir münadi </text:span><text:span text:style-name="T8">Mehdi'nin ismi ile semadan nida edecek ki, doğuda batıda olan herkes bu sesi işitecek. </text:span></text:p>
      <text:p text:style-name="P48">(Kitab-ül Burhan Fi Alameti-il Mehdiyy-il Ahir Zaman, sf. 32)</text:p>
      <text:p text:style-name="P77"><text:span text:style-name="T8">Semadan bir münadi "Hak Al-i Muhammed'dedir,</text:span><text:span text:style-name="T9"> yerden de bir münadi "Hak Al-i İsa'nın veya Abbas'ındır" diyecektir. </text:span></text:p>
      <text:p text:style-name="P47">(Ali Bin Hüsameddin El Muttaki, Celaleddin Suyuti'nin Tasnifinden Hadisler – Ahir Zaman Mehdisinin Alametleri, Kahraman Neşriyat, sf. 33)</text:p>
      <text:p text:style-name="P76"><text:span text:style-name="T9">Günahsız insanlar katledildiği ve kardeşi de Mekke'de öldürüldüğü </text:span><text:span text:style-name="T8">zaman semadan bir münadi, "Emriniz filandır.</text:span><text:span text:style-name="T9"> İşte bu yeryüzünü adaletle dolduracak olan Mehdi'dir" diye nida eder. </text:span></text:p>
      <text:p text:style-name="P47">(Ali Bin Hüsameddin El Muttaki, Celaleddin Suyuti'nin Tasnifinden Hadisler – Ahir Zaman Mehdisinin Alametleri, Kahraman Neşriyat, sf. 35)</text:p>
      <text:p text:style-name="P76"><text:span text:style-name="T9">Çok yaygın ve sona ermesi mümkün görülmeyen bir fitne çıkacak ve </text:span><text:span text:style-name="T8">bu fitne semadan 3 kez “Emir Mehdi’dir, gerçek odur” şeklindeki nidaya kadar sürecektir.</text:span></text:p>
      <text:p text:style-name="P47">(El-Kavlu’l Muhtasar Fi Alamatil Mehdiyy-il Muntazar, sf. 55)</text:p>
      <text:p text:style-name="P48"/>
      <text:p text:style-name="P48">Hadislerde Hz. Mehdi'nin ortaya çıkışını gökyüzünden gelen bir sesin haber vereceğine, yani radyo ve televizyon kanalıyla tüm insanların bu müjdeli haberi duyacağına dikkat çekilmektedir. Bu sesin doğuda ve batıda herkese ulaşacağı bildirilmektedir. Hatta, her toplumun bu sesi kendi lisanında duyacağı haber verilmektedir:</text:p>
      <text:p text:style-name="P41">Semadan arz ehline şamil olan bir ses ki, herkes onu kendi lisanı ile işitir.</text:p>
      <text:p text:style-name="P47">(Ali Bin Hüsameddin El Muttaki, Celaleddin Suyuti'nin Tasnifinden Hadisler – Ahir Zaman Mehdisinin Alametleri, Kahraman Neşriyat, sf. 37)</text:p>
      <text:p text:style-name="P48"/>
      <text:p text:style-name="P47">Günümüzde haberler her ülkede, o ülkenin diline tercüme edilerek, radyo, televizyon ve internet aracılığıyla hemen herkese ulaştırılmaktadır. Hz. Mehdi'nin ortaya <text:soft-page-break/>çıkışı da bu şekilde tüm insanlara ulaşacaktır. </text:p>
      <text:p text:style-name="P91">HZ. İSA, HZ. MEHDİ'NİN ARKASINDA </text:p>
      <text:p text:style-name="P90">NAMAZ KILACAKTIR</text:p>
      <text:p text:style-name="P41">Hz. İsa namazını Hz. Mehdi'nin arkasında kılacaktır. </text:p>
      <text:p text:style-name="P47">(El Kavlu'l Muhtasar Fi Alamatil Mehdiyy-il Muntazar, sf. 24)</text:p>
      <text:p text:style-name="P76"><text:span text:style-name="T9">Hz. İsa semadan nüzul edecek ve onun emirliğini kabul edecektir. </text:span><text:span text:style-name="T8">Hz. İsa'ya "Bize namaz kıldır" denilecek, ancak o, "Emir sizin içinizdedir" karşılığını vererek,</text:span><text:span text:style-name="T9"> "Bu Allah'ın ümmeti Muhammed'e bir ikramıdır." diyecektir.</text:span></text:p>
      <text:p text:style-name="P47">(El Kavlu'l Muhtasar Fi Alamatil </text:p>
      <text:p text:style-name="P47">Mehdiyy-il Muntazar, sf. 24)</text:p>
      <text:p text:style-name="P77"><text:span text:style-name="T9">Hz. Mehdi müminlerle beraber Beytül Makdis'de sabah namazı kılarken, o sırada nüzul eden Hz. İsa'yı takdim edecek ve </text:span><text:span text:style-name="T8">Hz. İsa ellerini onun omuzuna koyarak, "Namazın kaameti senin için getirildi, bu yüzden sen kıldır" diyecek ve nihayet Hz. Mehdi, Hz. İsa ve müminlere imam olarak namazı kıldıracaktır.</text:span></text:p>
      <text:p text:style-name="P47">(El Kavlu'l Muhtasar Fi Alamatil Mehdiyy-il Muntazar, sf. 25)</text:p>
      <text:p text:style-name="P41"/>
      <text:p text:style-name="P90">HZ. MEHDİ İSLAM AHLAKINI İLMİ </text:p>
      <text:p text:style-name="P90">ÇALIŞMALARLA HAKİM EDECEKTİR</text:p>
      <text:p text:style-name="P47">Hadislerde bildirildiği gibi Hz. Mehdi döneminde hiç kimsenin burnu kanamayacak, hiç kimse zarar görmeyecek, hatta uyuyan kişi dahi uyandırılmayacaktır. Bu da Hz. Mehdi'nin fikri bir mücadele yürüteceğini göstermektedir. Hz. Mehdi, fikren din ahlakına uygun olmayan akım ve sistemleri susturacak, yaptığı ilmi çalışmalarla İslam ahlakını hakim edecektir. </text:p>
      <text:p text:style-name="P41">Zamanında ne bir kimse uykusundan uyandırılacak, ne de bir kimsenin burnu kanayacaktır. </text:p>
      <text:p text:style-name="P48">(El Kavlu'l Muhtasar Fi Alamatil Mehdiyy-il Muntazar, sf. 42)</text:p>
      <text:p text:style-name="P76"><text:span text:style-name="T9">Mehdi...</text:span><text:span text:style-name="T8"> gayet sükünet içinde yürüyecektir.</text:span></text:p>
      <text:p text:style-name="P48">(Kıyamet Alametleri, sf. 173)</text:p>
      <text:p text:style-name="P41">Mehdi, Peygamber (sav)'in yolunda gidecek, uyuyan kişiyi uyandırmayacak, kan da akıtmayacaktır. </text:p>
      <text:p text:style-name="P47">(Kıyamet Alametleri, sf. 163)</text:p>
      <text:p text:style-name="P48"/>
      <text:p text:style-name="P90">HZ. MEHDİ, GERÇEK İSLAM AHLAKINI </text:p>
      <text:p text:style-name="P90">ORTAYA ÇIKARACAKTIR</text:p>
      <text:p text:style-name="P76"><text:span text:style-name="T9">Hadislerde bildirildiğine göre Hz. Mehdi ortaya çıktığında, İslam dinine sonradan dahil edilmiş tüm batıl inanış ve uygulamaları ortadan kaldıracaktır. </text:span><text:span text:style-name="T10">"... insanlar arasında Peygamberin (sav) sünneti seniyyesiyle muamele edecek"</text:span><text:span text:style-name="T9"> rivayetinde bildirildiği gibi, Peygamber Efendimiz (sav)'in yoluna uyacak ve tıpkı onun dönemindeki gibi din ahlakının hak haliyle yaşanmasına vesile olacaktır.</text:span></text:p>
      <text:p text:style-name="P77"><text:span text:style-name="T8">... Dini Peygamber (sav)'in zamanında olduğu gibi aynen uygulayacak. </text:span><text:span text:style-name="T9">Yeryüzünde </text:span><text:soft-page-break/><text:span text:style-name="T9">mezhepleri kaldıracak. Halis hakiki dinden başka hiçbir mezhep kalmayacak.</text:span></text:p>
      <text:p text:style-name="P67">(Muhammed B. Resul El Hüseyin El Berzenci, Kıyamet Alametleri, sf.186-187)</text:p>
      <text:p text:style-name="P56">Hz. Mehdi hiçbir bidatı bırakmaycak.</text:p>
      <text:p text:style-name="P67">(El-Kavlu’l Muhtasar Fi Alamatil Mehdiyy-il Muntazar, sf. 43)</text:p>
      <text:p text:style-name="P77"><text:span text:style-name="T3">Mehdi kaldırmadık bidat bırakmayacaktır. </text:span><text:span text:style-name="T35">Ahir zamanda aynı Peygamber (sav) gibi dinin icablarını yerine getirecektir.”</text:span></text:p>
      <text:p text:style-name="P67">(Kıyamet Alametleri, sf. 163)</text:p>
      <text:p text:style-name="P56">Hz. Peygamber (sav) en başta İslam'ı nasıl ayakta tuttuysa, Hz .Mehdi de en sonunda aynı şekilde İslam'ı ayakta tutacaktır.</text:p>
      <text:p text:style-name="P68">(El-Kavlu’l Muhtasar Fi Alamatil Mehdiyy-il Muntazar, sf. 27)</text:p>
      <text:p text:style-name="P68">Bidat: Dinin aslında olmadığı halde, dine dahil edilen adetler.</text:p>
      <text:p text:style-name="P71"/>
      <text:p text:style-name="P90">HZ. MEHDİ'NİN, </text:p>
      <text:p text:style-name="P90">İSTANBUL'U MANEN FETHETMESİ</text:p>
      <text:p text:style-name="P76"><text:span text:style-name="T35">Allah </text:span><text:span text:style-name="T3">Konstantiniyye'yi (İstanbul'u) çok sevdiği dostlarının eliyle fethedecek...</text:span><text:span text:style-name="T35"> Onlardan hastalığı ve üzüntüyü kaldıracak.</text:span></text:p>
      <text:p text:style-name="P67">(Kıyamet Alametleri, sf. 181)</text:p>
      <text:p text:style-name="P77"><text:span text:style-name="T35">Beldeler onun emrine girer. </text:span><text:span text:style-name="T3">Allahu Teala onun elinde Konstantiniyye’nin fethini müyesser kılar.</text:span></text:p>
      <text:p text:style-name="P47">(Kitab-ül Burhan Fi Alamet-il Mehdiyy-il Ahir Zaman, sf. 56)</text:p>
      <text:p text:style-name="P76"><text:span text:style-name="T9">…Muhtelif ülkelerden birçok alim, birbirlerinden habersiz şekilde Mehdi’yi aramak üzere yollara çıkacak ve her birisine 310 kadar insan refakat edecek. Sonunda hepsi de Mekke’de buluşurlar ve birbirlerine, buraya ne için geldiklerini sorduklarında hepsi de: “Bu fitneyi önleyecek ve </text:span><text:span text:style-name="T8">Konstantiniyye’yi fethedecek olan Mehdi’yi arıyoruz,</text:span><text:span text:style-name="T9"> çünkü biz onun babasının, anasının ve ordusunun isimlerini öğrendik. Şeklinde cevap verdiler.</text:span></text:p>
      <text:p text:style-name="P47">(Kitab-ül Burhan Fi Alamet-il Mehdiyy-il Ahir Zaman, sf. 40)</text:p>
      <text:p text:style-name="P41">Mehdi, Konstantiniyye ve Deylem Dağını fethedecektir.</text:p>
      <text:p text:style-name="P47">(El-Kavlu’l Muhtasar Fi Alamatil Mehdiyy-il Muntazar, sf. 27)</text:p>
      <text:p text:style-name="P76"><text:span text:style-name="T9">Dünyadan hiçbir zaman kalmayıp ancak tek bir gün kalsa bile o günde benim soyumdan bir zatın Deylem Dağına (yahut eyaletine) ve </text:span><text:span text:style-name="T8">Konstantiniyye şehrine sahip olması için Allah muhakkak o günü uzatacaktır.</text:span></text:p>
      <text:p text:style-name="P48">(Kitab-ül Burhan Fi Alamet-il Mehdiyy-il Ahir Zaman, sf. 74)</text:p>
      <text:p text:style-name="P48"/>
      <text:p text:style-name="P90">HZ. MEHDİ HALİFENİN OLMADIĞI </text:p>
      <text:p text:style-name="P90">BİR DÖNEMDE ÇIKAR</text:p>
      <text:p text:style-name="P41">Dünyada ismi geçecek bir halife kalmayıncaya kadar çıkmayacaktır.</text:p>
      <text:p text:style-name="P47">(El-Kavlu'l Muhtasar Fi Alamet-il Mehdiyy-il Muntazar, sf. 54)</text:p>
      <text:p text:style-name="P76"><text:span text:style-name="T9">Onun çıkacağı yıl insanlar hacca </text:span><text:span text:style-name="T8">başlarında bir emir bulunmadan gidecekler.</text:span></text:p>
      <text:p text:style-name="P47">(Kıyamet Alametleri, sf. 168)</text:p>
      <text:p text:style-name="P77"><text:span text:style-name="T8">İnsanlar başlarında bir imam bulunmaksızın</text:span><text:span text:style-name="T9"> hac ederler...</text:span></text:p>
      <text:p text:style-name="P47"><text:soft-page-break/>(Ali Bin Hüsameddin El Muttaki, Celaleddin Suyuti'nin Tasnifinden Hadisler – Ahir Zaman Mehdisinin Alametleri, Kahraman Neşriyat, sf. 35)</text:p>
      <text:p text:style-name="P90">HZ. MEHDİ'NİN BAYRAĞI</text:p>
      <text:p text:style-name="P47">Hz. Mehdi'nin bayrağı, Peygamberimiz (sav)'in sancağıdır:</text:p>
      <text:p text:style-name="P77"><text:span text:style-name="T3">Peygamber (sav)'in softan bayrağı ile çıkacaktır. </text:span><text:span text:style-name="T35">O bayrak dört köşeli olup dikişsizdir ve rengi siyahtır. Onda bir hicr (hale) bulunur. </text:span><text:span text:style-name="T3">O Resullah (sav)'in vefatından beri açılmamış olup Mehdi çıkınca açılacaktır.</text:span><text:span text:style-name="T35"> </text:span></text:p>
      <text:p text:style-name="P68">(Ali Bin Hüsameddin El Muttaki, Celaleddin Suyuti'nin Tasnifinden Hadisler – Ahir Zaman Mehdisinin Alametleri, Kahraman Neşriyat, Sf. 22)</text:p>
      <text:p text:style-name="P67">Hz. Mehdi'nin bayrağının özellikleri diğer hadislerde şu şekilde ifade edilmiştir:</text:p>
      <text:p text:style-name="P76"><text:span text:style-name="T35">Şu muhakkak ki ahir zamanda mağrib memleketinin en uzak mevkiinden Mehdi denilen bir zat çıkacak. Ve ön tarafinda kırk mil mesafe olarak yardım yürüyecek. </text:span><text:span text:style-name="T3">Mehdi'nin bayrakları beyaz ve sarıdır. İçinde çizgiler bulunur. Bayraklarında Allah'ın İsm-i Azamı yazılmıştır. Onun bayrağı altındaki hiçbir birliği mağlup edilmez…</text:span></text:p>
      <text:p text:style-name="P67">(İmam Şarani, Ölüm-Kıyamet-Ahiret ve Ahir Zaman Alametleri Muhtasaru, (Tezkireti'l-Kurtubi), sf. 438)</text:p>
      <text:p text:style-name="P56">Hz. Mehdi'nin bayrağında "Biat Allah içindir" yazılıdır. </text:p>
      <text:p text:style-name="P67">(Ali Bin Hüsameddin El Muttaki, Celaleddin Suyuti'nin Tasnifinden Hadisler – Ahir Zaman Mehdisinin Alametleri, Kahraman Neşriyat, sf. 65)</text:p>
      <text:p text:style-name="P67"/>
      <text:p text:style-name="P68">Hadislerde Hz. Mehdi'nin bayrağıyla birlikte fethedeceği şehre de dikkat çekilmiştir. Bayrağını, Konstantiniyye yani İstanbul'a dikeceği haber verilmiştir:</text:p>
      <text:p text:style-name="P67">Mehdi Konstantiniyye’nin fethi sırasında sabah namazı için abdest alırken bir bayrak dikecek, deniz ikiye ayrılarak su kendiliğinden uzaklaşacak ve açılan yolu takib eden Hz. Mehdi karşı kıyıya geçecektir.</text:p>
      <text:p text:style-name="P67">(Kıyamet Alametleri, sf. 181)</text:p>
      <text:p text:style-name="P67">(El-Kavlu’l Muhtasar Fi Alamatil Mehdiyy-il Muntazar, sf. 57)</text:p>
      <text:p text:style-name="P67"/>
      <text:p text:style-name="P90">HZ. MEHDİ'NİN AMELİNDE AYIP </text:p>
      <text:p text:style-name="P90">VE ZULÜM OLMAMASI</text:p>
      <text:p text:style-name="P77"><text:span text:style-name="T35">Ben Mehdi'yi, peygamberlerin sayfalarında (kitaplarında) şöyle bulurum:</text:span><text:span text:style-name="T3"> Mehdi'nin amelinde ne zulüm ne de ayıp vardır.</text:span><text:span text:style-name="T35"> </text:span></text:p>
      <text:p text:style-name="P67">(Nuaym b. Hammad, vr. 50b; Ali Bin Hüsameddin El Muttaki, Celaleddin Suyuti'nin Tasnifinden Hadisler – Ahir Zaman Mehdisinin Alametleri, Kahraman Neşriyat, sf. 21)</text:p>
      <text:p text:style-name="P67"/>
      <text:p text:style-name="P90">HZ. MEHDİ'NİN ZÜLKARNEYN VE </text:p>
      <text:p text:style-name="P90">HZ. SÜLEYMAN GİBİ TÜM </text:p>
      <text:p text:style-name="P90">DÜNYAYA HAKİM OLMASI</text:p>
      <text:p text:style-name="P67">Kuran'da Zülkarneyn ve Hz. Süleyman'ın İslam ahlakını tüm dünyaya hakim ettikleri bildirilmiştir. Hadislerde de, Hz. Mehdi'nin tıpkı Zülkarneyn ve Hz. Süleyman gibi İslam <text:soft-page-break/>ahlakını bütün yeryüzüne hakim edeceği haber verilmiştir:</text:p>
      <text:p text:style-name="P77"><text:span text:style-name="T3">Mehdi tıpkı Zülkarneyn ve Süleyman gibi dünyaya hükmedecektir.</text:span><text:span text:style-name="T35"> </text:span></text:p>
      <text:p text:style-name="P67">(El-Kavlu'l Muhtasar Fi Alamatil Mehdiyy-il Muntazar, sf. 30)</text:p>
      <text:p text:style-name="P77"><text:span text:style-name="T3">Yeryüzüne dört kişi malik olmuştur.</text:span><text:span text:style-name="T35"> İkisi mümin, ikisi kafirdir. Müminler, Zülkarneyn ve Hz. Süleyman, kafirler ise Nemrud ve Buhtunnasır'dır. </text:span><text:span text:style-name="T3">Beşinci olarak Ehl-i Beytimden birisi (Hz. Mehdi) gelecek ve o da dünyaya malik olacaktır.</text:span></text:p>
      <text:p text:style-name="P67">(Kitab'ul Burhan Fi Alamet-il Mehdiyy il Ahir Zaman, sf. 10)</text:p>
      <text:p text:style-name="P67"/>
      <text:p text:style-name="P86">HZ. MEHDİ'NİN ÖZELLİKLERİNİN </text:p>
      <text:p text:style-name="P86">PEYGAMBERLERE İNDİRİLEN </text:p>
      <text:p text:style-name="P86">KİTAPLARDA BİLDİRİLMESİ</text:p>
      <text:p text:style-name="P68">Rivayetlerde, Hz. Mehdi'nin özelliklerinin ve çıkış alametlerinin peygamberlere indirilen kitaplarda bulunduğu bildirilmektedir. Bu da, İncil, Tevrat ve Zebur'da Hz. Mehdi'ye dair bilgilerin yer aldığı anlamına gelmektedir.</text:p>
      <text:p text:style-name="P77"><text:span text:style-name="T3">Peygamberlere dair olan kitaplarda </text:span><text:span text:style-name="T35">"Mehdi'nin işi zulüm ve kötülük değildir" şeklinde işaret edilmiştir.</text:span></text:p>
      <text:p text:style-name="P67">(El-Kavlu’l Muhtasar Fi Alamatil Mehdiyy-il Muntazar, sf. 47)</text:p>
      <text:p text:style-name="P76"><text:span text:style-name="T35">Ben Mehdi'yi, </text:span><text:span text:style-name="T3">peygamberlerin sayfalarında (kitaplarında) şöyle bulurum:</text:span><text:span text:style-name="T35"> Mehdi'nin amelinde ne zulüm ne de ayıp vardır. </text:span></text:p>
      <text:p text:style-name="P67">(Ali Bin Hüsameddin El Muttaki, Celaleddin Suyuti'nin Tasnifinden Hadisler – Ahir Zaman Mehdisinin Alametleri, Kahraman Neşriyat, sf. 21)</text:p>
      <text:p text:style-name="P68">Konuyla ilgili işari manada bir ayette şu şekilde buyrulmuştur:</text:p>
      <text:p text:style-name="P76"><text:span text:style-name="T35">Andolsun, Biz zikirden (Tevrat'tan) sonra Zebur'da da: "ŞÜPHESİZ ARZ'A SALİH KULLARIM VARİSÇİ OLACAKTIR." diye yazdık. </text:span><text:span text:style-name="T29">(Enbiya Suresi, 105)</text:span></text:p>
      <text:p text:style-name="P68">İslam alimleri bu ayeti şu şekilde tefsir etmişlerdir:</text:p>
      <text:p text:style-name="P67">İmam Bakır ve Sadık'tan rivayet edilmektedir: "Buradaki (ayette bildirilen) "SALİH KULLAR", MEHDİ VE ARKADAŞLARIDIR."</text:p>
      <text:p text:style-name="P67">(Hüseyin es-Şirazi, sf. 113)</text:p>
      <text:p text:style-name="P67">Eski ve Yeni Ahit'te konuyla ilgili yer alan bazı açıklamalar ise şu şekildedir:</text:p>
      <text:p text:style-name="P67">Yesse'nin gövdesinden bir filiz çıkacak ve onun köklerinden bir fidan doğacak. Rabbin ruhu, hikmet ve sağduyu ruhu, öğüt ve yüreklilik ruhu, bilgi ve Rab korkusu ruhu onun üzerinde duracak. O, Rab korkusundan zevk alacak; o gözlerinin gördüğüne göre yargılamayacak; kulaklarının işittiğine göre karar vermeyecek. Zayıfları adaletle yargılayacak; yeryüzünün yoksullarına haklarını verecek. Bir değnekle vurur gibi yeryüzüne sözüyle vuracak ve dudaklarının soluğuyla kötüyü yok edecek. Adalet onun belinin kuşağı, gerçek kalçalarının kuşağı olacak. Kurt kuzuyla birlikte oturacak; kaplan oğlakla beraber yatacak; buzağı, aslan ve besili sığır birarada yaşayacak ve onları küçük bir çocuk güdecek. İnek ayı ile birlikte otlayacak; yavruları birarada oturacaklar ve aslan sığır gibi saman yiyecek. Emzikteki çocuk, kobra yılanının yuvası yanında oynayacak ve sütten yeni kesilmiş çocuk, kara yılanın deliğine elini uzatacak. Benim kutsal dağım <text:soft-page-break/>üzerinde hiç kötülük yapılmayacak; artık hiçbir zarar verilmeyecek; çünkü denizin dibi nasıl onu örten sularla dolu ise yeryüzü de Rab bilgisi ile öyle dolu olacak. (İşaya 11, 1-9)</text:p>
      <text:p text:style-name="P68">Davut soyundan biri sadakatle krallık yapacak. Yargılarken adaleti arayacak, Doğru olanı yapmakta tez davranacak. (İşaya 16, 5)</text:p>
      <text:p text:style-name="P67">Savaş gürültüleri, savaş haberleri duyunca korkmayın. Bunların olması gerek, ama bu daha son demek değildir. Ulus ulusa, devlet devlete savaş açacak; yer yer depremler, kıtlıklar olacak. Bunlar, doğum sancılarının başlangıcıdır. (Markos 13, 5-8)</text:p>
      <text:p text:style-name="P71"/>
      <text:p text:style-name="P86">MELEKLERİN HZ. MEHDİ'YE </text:p>
      <text:p text:style-name="P86">YARDIMCI OLMALARI</text:p>
      <text:p text:style-name="P76"><text:span text:style-name="T35">Onun kumandanları insanların en hayırlılarıdır. Onun yardımcıları Yemen ve Şam ehlinden olacaktır.</text:span><text:span text:style-name="T3"> Önlerinde Cebrail, arkalarında Mikail bulunacaktır. </text:span><text:span text:style-name="T35">Yeryüzü emniyetle dolacak ve hatta birkaç kadın, yanlarında hiç erkek olmaksızın rahatlıkla hacca gideceklerdir.</text:span></text:p>
      <text:p text:style-name="P67">(El-Kavlu’l Muhtasar Fi Alamatil Mehdiyy-il Muntazar, sf. 47)</text:p>
      <text:p text:style-name="P77"><text:span text:style-name="T3">Allah onu 3 bin melekle destekleyecektir.</text:span><text:span text:style-name="T35"> </text:span></text:p>
      <text:p text:style-name="P67">(El Kavlu-l Muhtasar Fi Alamatil Mehdiyy-il Muntazar, Ahmed İbn-i Hacer-i Mekki, sf.41)</text:p>
      <text:p text:style-name="P67">Hadis-i şerifte, Hz. Mehdi'nin yardımcıları arasında Cebrail ve Mikail Aleyhisselam'ın oldukları haber verilmektedir. Hz. Mehdi'ye, Allah'ın izniyle, melekler yardımcı olacaktır. </text:p>
      <text:p text:style-name="P67">Meleklerin salih müminlere yardımcı olmaları Kuran'ın çeşitli ayetlerinde haber verilen bir durumdur. Rabbimiz, Peygamber Efendimiz (sav) ve sahabeyi de meleklerle desteklemiştir. Konuyla ilgili bazı ayetler şu şekildedir:</text:p>
      <text:p text:style-name="P76"><text:span text:style-name="T35">Rabbin meleklere vahyetmişti ki: "Şüphesiz Ben sizinleyim, iman edenlere sağlamlık katın..." </text:span><text:span text:style-name="T29">(Enfal Suresi, 12)</text:span></text:p>
      <text:p text:style-name="P76"><text:span text:style-name="T35">Sen müminlere: "Rabbiniz'in size meleklerden indirilmiş üç bin kişiyle yardım-iletmesi size yetmez mi?" diyordun. </text:span><text:span text:style-name="T29">(Al-i İmran Suresi, 124)</text:span></text:p>
      <text:p text:style-name="P56"/>
      <text:p text:style-name="P87">BAZI İNSANLARIN HZ. MEHDİ'YE </text:p>
      <text:p text:style-name="P86">ORTAM HAZIRLAMALARI</text:p>
      <text:p text:style-name="P56">Doğu tarafından birtakım insanlar çıkıp, Hz. Mehdi'nin saltanatını hazırlayacaklardır.</text:p>
      <text:p text:style-name="P67">(El-Kavlu’l Muhtasar Fi Alamatil Mehdiyy-il Muntazar, sf. 21)</text:p>
      <text:p text:style-name="P56">Şarktan bir cemaat çıkar ve Hz. Mehdi'nin saltanatına yardım eder. </text:p>
      <text:p text:style-name="P67">(Ali Bin Hüsameddin El Muttaki, Celaleddin Suyuti'nin Tasnifinden Hadisler – Ahir Zaman Mehdisinin Alametleri, Kahraman Neşriyat, Sf. 60)</text:p>
      <text:p text:style-name="P76"><text:span text:style-name="T35">... Bilahare Kudüs'e inecekler ve </text:span><text:span text:style-name="T3">Hz. Mehdi için saltanat hazırlayacaklardır.</text:span></text:p>
      <text:p text:style-name="P68">(El-Kavlu'l Muhtasar Fi Alamatil Mehdiyy-il Muntazar, sf. 47)</text:p>
      <text:p text:style-name="P67"/>
      <text:p text:style-name="P86"><text:soft-page-break/>ASHAB-I KEHF, HZ. MEHDİ'NİN </text:p>
      <text:p text:style-name="P86">YARDIMCISI OLACAKTIR</text:p>
      <text:p text:style-name="P56">Ashab-ı Kehf, Mehdi'nin yardımcıları olacaktır.</text:p>
      <text:p text:style-name="P47">(Kitab-ül Burhan Fi Alamet-il Mehdiyy il Ahir Zaman, sf. 59)</text:p>
      <text:p text:style-name="P90">HZ. MEHDİ'NİN, </text:p>
      <text:p text:style-name="P91">İŞLERİ ÇOK HIZLI HALLETMESİ</text:p>
      <text:p text:style-name="P76"><text:span text:style-name="T9">Bu durum 7 yıl devam edecektir. </text:span><text:span text:style-name="T3">Ancak onun her senesi, sizin 20 senenize bedel olacaktır. </text:span></text:p>
      <text:p text:style-name="P67">(El-Kavlu'l Muhtasar fi Alamatil Mehdiyy-il Muntazar, sf. 44)</text:p>
      <text:p text:style-name="P67"/>
      <text:p text:style-name="P67">Hadiste, Hz. Mehdi'nin bir yılının insanların 20 yılına bedel olduğu haber verilmektedir. Hz. Mehdi insanların uzun yıllardır yapamadıkları işleri çok kısa sürede halledecektir. Her konuya çok hızlı, akılcı, hikmetli ve kalıcı çözümü bulacak ve uygulayacaktır.</text:p>
      <text:p text:style-name="P56"/>
      <text:p text:style-name="P86">HZ. MEHDİ'NİN BİTKİLERİ VE </text:p>
      <text:p text:style-name="P87">HAYVANLARI SEVMESİ</text:p>
      <text:p text:style-name="P76"><text:span text:style-name="T35">Hz. Mehdi, </text:span><text:span text:style-name="T3">kuru bir ağacı diktiğinde de ağaç hemen yeşillenip yapraklanacaktır.</text:span><text:span text:style-name="T35"> </text:span></text:p>
      <text:p text:style-name="P67">(El-Kavlu'l Muhtasar Fi Alamet-il Mehdiyy-il Muntazar, sf. 43)</text:p>
      <text:p text:style-name="P76"><text:span text:style-name="T35">Mehdi bir yere </text:span><text:span text:style-name="T3">kuru bir dalı diker ve dal yapraklanıp yeşillenir. </text:span></text:p>
      <text:p text:style-name="P48">(Kitab-ül Burhan Fi Alamet-il Mehdiyy-il Ahir Zaman, sf. 67)</text:p>
      <text:p text:style-name="P47"/>
      <text:p text:style-name="P67">Bu hadis-i şeriflerde, Hz. Mehdi'nin bitkileri seveceği ve onlarla bizzat ilgileneceğine işaret edilmektedir. (Allahualem) Bir başka hadis-i şerifte ise şöyle bildirilmektedir:</text:p>
      <text:p text:style-name="P76"><text:span text:style-name="T35">Hz. Mehdi </text:span><text:span text:style-name="T3">uçan bir kuşa işaret ettiğinde, kuş hemen bu emirle yere düşecek. </text:span><text:span text:style-name="T35">Kuru bir ağacı diktiğinde de ağaç hemen yeşillenip yapraklanacaktır.</text:span></text:p>
      <text:p text:style-name="P67">(El-Kavlu'l Muhtasar fi Alamatil Mehdiyy-il Muntazar, sf. 43)</text:p>
      <text:p text:style-name="P68"/>
      <text:p text:style-name="P68">Bu hadisle de Hz. Mehdi'nin hayvanlarla ilgileneceği, hayvanların da kendisini seveceğine işaret ediliyor olabilir. (Allahualem) Nitekim bir diğer hadiste, "yer ve gök ehlinin Hz. Mehdi'yi sevdiği", "kuşların ve denizlerdeki balıkların dahi ondan razı oldukları" bildirilmektedir:</text:p>
      <text:p text:style-name="P56">Onun hilafetinden yer ve gök ehli, bütün yabani hayvanlar, kuşlar, hatta denizdeki balıklar bile razı olacaktır.</text:p>
      <text:p text:style-name="P67">(El-Kavlu'l Muhtasar Fi Alamet-il Mehdiyy-il Muntazar, sf. 31)</text:p>
      <text:p text:style-name="P67"/>
      <text:p text:style-name="P86">HADİSLERDE 1997 VE 1999 YILINA </text:p>
      <text:p text:style-name="P86">OLAN İŞARETLER</text:p>
      <text:p text:style-name="P67">Hz. Mehdi'nin ortaya çıkış alametlerinin haber verildiği hadislerden birinde de, <text:soft-page-break/>1997 ve 1999 yıllarına dikkat çekilmektedir:</text:p>
      <text:p text:style-name="P67">İnsanlar 95. seneye kadar malik olacaklar, yani işler iyi gidecek. 97. ve 99. senede mülkleri zail olacak....</text:p>
      <text:p text:style-name="P68">(El-Kavlu'l Muhtasar fi Alamatil Mehdiyy-il Muntazar, sf. 54)</text:p>
      <text:p text:style-name="P67"/>
      <text:p text:style-name="P67">Hadisteki "95. sene" şeklindeki ifade ile 1995 yılına dikkat çekiliyor olması muhtemeldir. 1995 yılına kadar insanların nispeten daha müreffeh bir yaşam sürmüşler, yaşam koşullarının o kadar zorlaşmamıştır. Bundan sonra ise çeşitli zorluklar başgöstermeye başlamıştır. 1997 yılında çeşitli siyasi sıkıntılar yaşanmıştır. 1999 yılında ise Marmara bölgesinde ve Türkiye çapında meydana gelen depremlerde son yılların en büyük can ve mal kaybı olmuştur.</text:p>
      <text:p text:style-name="P67"/>
      <text:p text:style-name="P86">HİKMETİ VE ANLAYIŞ GÜCÜ</text:p>
      <text:p text:style-name="P67">Hadislerde Hz. Mehdi'nin Allah'ın kendisine verdiği özel bir güce sahip olduğu bildirilmektedir:</text:p>
      <text:p text:style-name="P56">O, kimsenin bilemediği gizli bir gücün sahibi olduğu için kendisine Mehdi denilmiştir. </text:p>
      <text:p text:style-name="P48">(Kitab-ül Burhan Fi Alameti-il Mehdiyy-il Ahir Zaman)</text:p>
      <text:p text:style-name="P47"/>
      <text:p text:style-name="P47">Muhyiddin Arabi Hz. Mehdi'nin bazı özelliklerini saymaktadır. Aşağıdaki izahında Hz. Mehdi'nin dikkat çeken başlıca 9 özelliğine yer vermektedir:</text:p>
      <text:p text:style-name="P47">1. Basiret sahibi olması</text:p>
      <text:p text:style-name="P47">2. Kutsal kitabı anlaması</text:p>
      <text:p text:style-name="P67">3. Ayetlerin manasını bilmesi</text:p>
      <text:p text:style-name="P67">4. Tayin edeceği kimselerin hal ve hareketlerini bilmesi</text:p>
      <text:p text:style-name="P48">5. Öfkelendiğinde bile merhamet ve adaletten ayrılmaması</text:p>
      <text:p text:style-name="P47">6. Varlıkların sınıflarını bilmesi</text:p>
      <text:p text:style-name="P47">7. İşlerin girift taraflarını bilmesi</text:p>
      <text:p text:style-name="P47">Çünkü bunlardan haberi olan bir lider vereceği hükümlerde yanılmaz. Mehdi kıyas ilmini onunla hükmetmek için değil, ondan kaçınmak için bilir. Çünkü verdiği hüküm doğru bir ilham neticesi olacak. Yani Hz. Muhammed (sav)'in getirdiği şeriat üzere hükmedecek. Bu sebepledir ki Peygamberimiz (sav) onu vasfederken "Benim izimi takip edecek, hataya düşmeyecek" demiştir. Bundan anlıyoruz ki, Mehdi, şeriat sahibi değil, şeriata uyandır</text:p>
      <text:p text:style-name="P47">8. İnsanların ihtiyacını iyi anlaması</text:p>
      <text:p text:style-name="P47">Çünkü onların her türlü işlerini görmek için Allah onu diğer insanlar üzerine seçmiştir. Liderlerin davranış ve faaliyetleri kendilerinden ziyade halkın menfaatine olmalıdır... Halkın yararına aykırı şeylerle uğraşıp, onların işlerini görmeyen bir lider azledilmelidir. Çünkü onunla diğer insanlar arasında fark kalmamıştır.</text:p>
      <text:p text:style-name="P47">9. Bilhassa kendi zamanında ihtiyaç hissedilen gaibi ilimlere vukufu bulunması. <text:soft-page-break/>Çünkü ancak o sayede yeni yeni zuhur edilecek meseleleri halledebilir. </text:p>
      <text:p text:style-name="P48">(Kıyamet Alametleri, sf. 189)</text:p>
      <text:p text:style-name="P48"/>
      <text:p text:style-name="P90">ZAMANIN EN HAYIRLISI OLMASI</text:p>
      <text:p text:style-name="P76"><text:span text:style-name="T9">Muhammed </text:span><text:span text:style-name="T8">ümmetinin en hayırlısı </text:span><text:span text:style-name="T9">ve sizin zorlukları gideren veliniz olan kimseye katılın.. O Mehdi'dir."</text:span></text:p>
      <text:p text:style-name="P47">(Kitab-ül Burhan Fi Alamet-il Mehdiyy-il Ahir Zaman, sf. 57)</text:p>
      <text:p text:style-name="P76"><text:span text:style-name="T9">Devrinde </text:span><text:span text:style-name="T8">yeryüzünün en hayırlısı</text:span><text:span text:style-name="T9"> kendisi olacaktır.</text:span></text:p>
      <text:p text:style-name="P48">(El-Kavlu'l Muhtasar Fi Alamet-il Mehdiyy-il Muntazar, sf. 27)</text:p>
      <text:p text:style-name="P76"><text:span text:style-name="T9">Mehdi (zamanındaki) </text:span><text:span text:style-name="T8">insanların en hayırlısıdır.</text:span></text:p>
      <text:p text:style-name="P47">(Kitab-ül Burhan Fi Alamet-il Mehdiyy-il Ahir Zaman, sf. 58)</text:p>
      <text:p text:style-name="P47"/>
      <text:p text:style-name="P90">HZ. MEHDİ'NİN KUTSAL </text:p>
      <text:p text:style-name="P90">EMANETLERLE ÇIKMASI </text:p>
      <text:p text:style-name="P77"><text:span text:style-name="T8">Mehdi, Peygamberimiz (sav)'in sancağı, gömleği, kılıcı, işaretleri, nuru ve güzel ifadesiyle yatsı vaktinde çıkar.</text:span><text:span text:style-name="T9"> </text:span></text:p>
      <text:p text:style-name="P47">(Ali b. Sultan Muhammed el-Kari el-Hanefi, “Risaletül Meşreb elverdi fi mezhebil Mehdi")</text:p>
      <text:p text:style-name="P41">Beytül Mukaddes'in hazinelerini, Tabut-u Sekine'yi, Beni İsrail sofrası ile levhaların madenlerini, Hz. Adem'in cübbesini, Hz. Süleyman'ın minberinin asasını ve Allah'ın Beni İsrail'e gönderdiği süt kadar beyaz olan eldivenleri çıkaracaktır.</text:p>
      <text:p text:style-name="P47">(El-Kavlu'l Muhtasar Fi Alamatil Mehdiyy-il Muntazar, sf. 33)</text:p>
      <text:p text:style-name="P47"/>
      <text:p text:style-name="P90">HZ. MEHDİ'NİN GÖZLERDEN </text:p>
      <text:p text:style-name="P90">UZAK OLMASI</text:p>
      <text:p text:style-name="P76"><text:span text:style-name="T9">...Geceleri ibadetle meşgul olup, </text:span><text:span text:style-name="T8">gündüzleri gizli olacak... </text:span></text:p>
      <text:p text:style-name="P47">(Ukayli “En-Necmu’s-sakıb fi Beyanı Enne’l Mehdi min Evladı Ali b. Ebi Talib Ale’t-Temam ve’l kamal”)</text:p>
      <text:p text:style-name="P47"/>
      <text:p text:style-name="P90">HZ. MEHDİ'NİN SIKINTI VE </text:p>
      <text:p text:style-name="P90">ZORLUKLARLA KARŞILAŞMASI</text:p>
      <text:p text:style-name="P48">İnkar içinde olan toplumları uyarmak ve onları doğru yola davet etmek için gönderilen tüm elçiler, gönderildikleri kavimler tarafından yalanlanmış ve onların çeşitli itham ve iftiralarına maruz kalmışlardır. Ehl-i Beyt'ten gelecek olan Hz. Mehdi'nin de bu gibi eziyet ve sıkıntılarla karşılaşacağı hadislerde haber verilmiştir. (En doğrusunu Allah bilir)</text:p>
      <text:p text:style-name="P76"><text:span text:style-name="T9">Mehdi, bizden, Ehl-i Beyttendir... Biz öyle bir ev halkıyız ki Allah bizim için ahireti dünyaya tercih etmiştir. </text:span><text:span text:style-name="T8">Benim Ehl-i Beytim muhakkak benden sonra bela, kaçırılma ve sürgüne uğrayacaktır.</text:span><text:span text:style-name="T9"> Benden sonra </text:span><text:span text:style-name="T8">Ehl-i Beytim bela ve mihnetlerle karşılaşacaklar ve tarda maruz kalacaklardır. </text:span></text:p>
      <text:p text:style-name="P47"><text:soft-page-break/>(Kitab-ül Burhan Fi Alamet-il Mehdiyy-il Ahir Zaman, sf. 14)</text:p>
      <text:p text:style-name="P76"><text:span text:style-name="T9">Peygamberimiz Hz. Muhammed (sav)'in aşağıdaki hadisi de böyle bir durumu, "</text:span><text:span text:style-name="T8">Hz. Mehdi'nin biat sırasında, kendisinin birçok kahr ve haksızlığa uğradığını insanlara açıklayacağını" </text:span><text:span text:style-name="T9">haber vermektedir:</text:span></text:p>
      <text:p text:style-name="P76"><text:span text:style-name="T9">... Mehdi, Resulullah'ın bayrağı ile, insanların başlarına bela üzerine bela yağdığı ve çıkışından ümit kesildiği bir sırada çıkar. İki rekat namaz kılar. Namazdan dönünce şöyle der: </text:span><text:span text:style-name="T8">"Ey insanlar! Ümmet-i Muhammed ve bilhassa onun Ehl-i Beyti çok belalar gördü ve bizler kahr ve haksızlığa maruz kaldık."</text:span><text:span text:style-name="T9"> </text:span></text:p>
      <text:p text:style-name="P48">(Kitab-ül Burhan Fi Alamet-il Mehdiyy-il Ahir Zaman, sf. 55)</text:p>
      <text:p text:style-name="P67">Aşağıdaki hadis-i şerifte de İstanbul'u fethedecek olan Hz. Mehdi ve yardımcılarına, fetihten önceki devrede çeşitli sıkıntıların isabet edeceği ve daha sonra bu sıkıntıların kaldırılacağı bildirilmektedir.</text:p>
      <text:p text:style-name="P76"><text:span text:style-name="T35">Allah Konstantiniyye'yi (İstanbul'u) çok sevdiği dostlarının ehline fethedecek... </text:span><text:span text:style-name="T3">Onlardan hastalığı ve üzüntüyü kaldıracak.</text:span></text:p>
      <text:p text:style-name="P67">(Kıyamet Alametleri, Berzenci, sf. 181)</text:p>
      <text:p text:style-name="P67">Allah, Kuran'da birçok peygamberin kavimleri tarafından yalanlandıklarını, delilik ve büyücülük iftiralarına maruz kaldıklarını ve daha pek çok saldırı ve eziyetle karşılaştıklarını bildirmiştir. Elçiler tüm bu saldırılar karşısında sabretmiş, onlara en güzel şekilde cevap vermişlerdir. </text:p>
      <text:p text:style-name="P47"/>
      <text:p text:style-name="P42">Andolsun senden önce de elçiler yalanlandı... (Enam Suresi, 34)</text:p>
      <text:p text:style-name="P41"/>
      <text:p text:style-name="P41">... Ve elbette bize yaptığınız işkencelere karşı sabredeceğiz... (İbrahim Suresi, 12)</text:p>
      <text:p text:style-name="P41"/>
      <text:p text:style-name="P77"><text:span text:style-name="T3">Sonra, ondan yüz çevirdiler ve dediler ki: "(Bu,) Öğretilmiştir, bir delidir." </text:span><text:span text:style-name="T8">(Duhan Suresi, 14)</text:span></text:p>
      <text:p text:style-name="P41"/>
      <text:p text:style-name="P41">İşte böyle; onlardan öncekiler de bir elçi gelmeyiversin, mutlaka: "Büyücü ve cinlenmiş" demişlerdir. (Zariyat Suresi, 52)</text:p>
      <text:p text:style-name="P41"/>
      <text:p text:style-name="P41">Fakat o, 'bütün kişisel ve askeri gücüyle' yüz çevirdi ve: "(Bu,) Ya bir büyücü veya bir delidir" dedi. (Zariyat Suresi, 39)</text:p>
      <text:p text:style-name="P41"/>
      <text:p text:style-name="P41">(Firavun) dedi ki: "Andolsun, benim dışımda bir ilah edinecek olursan, seni mutlaka hapse atacağım." (Şuara Suresi, 29)</text:p>
      <text:p text:style-name="P41"/>
      <text:p text:style-name="P77"><text:span text:style-name="T3">Ey iman edenler, Musa'ya eziyet edenler gibi olmayın... </text:span><text:span text:style-name="T8">(Ahzab Suresi, 69)</text:span></text:p>
      <text:p text:style-name="P41"/>
      <text:p text:style-name="P41">Dediler ki: "Onun için (yüksekçe) bir bina inşa edin de onu çılgınca yanan ateşin içine atın." (Saffat Suresi, 97)</text:p>
      <text:p text:style-name="P41"><text:soft-page-break/></text:p>
      <text:p text:style-name="P41">Sonra onlarda (Yusuf'un iffetine ilişkin) delilleri görmelerinin ardından, mutlaka onu belli bir vakte kadar zindana atmak (görüşü) ağır bastı. (Yusuf Suresi, 35)</text:p>
      <text:p text:style-name="P41"/>
      <text:p text:style-name="P41">... O inkar edenler, zikri (Kur'an'ı) işittikleri zaman, seni neredeyse gözleriyle devireceklerdi. "O, gerçekten bir delidir" diyorlar. (Kalem Suresi, 50-51)</text:p>
      <text:p text:style-name="P42"/>
      <text:p text:style-name="P19">HZ. MEHDİ TABUT-U SEKİNE'Yİ </text:p>
      <text:p text:style-name="P90">ÇIKARACAKTIR</text:p>
      <text:p text:style-name="P76"><text:span text:style-name="T9">Antakya denilen bir yerden </text:span><text:span text:style-name="T8">Tabut’u (kutsal emanetler sandığını) ortaya çıkaracaktır.</text:span></text:p>
      <text:p text:style-name="P67">(Suyuti, el- Havi li’l Feteva, II. 82) </text:p>
      <text:p text:style-name="P77"><text:span text:style-name="T35">O, </text:span><text:span text:style-name="T3">Tabut-u Sekine’yi Antakya mağarasından çıkarır.</text:span></text:p>
      <text:p text:style-name="P67">(Nuaym bin Hammad, Kitab-ül Fiten)</text:p>
      <text:p text:style-name="P76"><text:span text:style-name="T35">Hz. Mehdi,</text:span><text:span text:style-name="T3"> Tabut-u Sekine’yi Antakya mağarasından çıkaracaktır. </text:span></text:p>
      <text:p text:style-name="P67">(El-Kavlu’l Muhtasar Fi Alamatil Mehdiyy-il Muntazar, 54)</text:p>
      <text:p text:style-name="P56"/>
      <text:p text:style-name="P90">İNSANLARIN BEREKETİNE VESİLE </text:p>
      <text:p text:style-name="P90">OLMASI</text:p>
      <text:p text:style-name="P76"><text:span text:style-name="T35">... oraya (Hz. Mehdi’nin yanına) giden herkes </text:span><text:span text:style-name="T3">ondan bereket kazanacaktır.</text:span></text:p>
      <text:p text:style-name="P68">(El Kavlu'l Muhtasar Fi Alamatil Mehdiyy-il Muntazar, sf. 26</text:p>
      <text:p text:style-name="P67"/>
      <text:p text:style-name="P90">CİFR (EBCED) İLMİNİ BİLMESİ</text:p>
      <text:p text:style-name="P76"><text:span text:style-name="T35">Hz. Mehdi'nin vehbi ilme ait bir başka özelliği de ebced hesabını ve ona ait sırları bilmesidir. Taşköprülüzade Ahmet Efendi </text:span><text:span text:style-name="T29">"Mevzuatu'l-Ulum"</text:span><text:span text:style-name="T35"> isimli eserinde (c.11/ sf. 246) Mehdi'nin cifr ilmine vakıf olacağını kaydetmiştir:</text:span></text:p>
      <text:p text:style-name="P76"><text:span text:style-name="T35">Bazıları dediler ki, bu kitabı kemal-i vukuf ahir zamanda hurucu muntazar Hz. Mehdi'nin hurucuna mevkuftur ki,</text:span><text:span text:style-name="T3"> onlar cifr ilmine vakıf ve sırlarına arif olurlar.</text:span><text:span text:style-name="T35"> Kitab-ı enbiyayı salifeden dahi bu ilim varid olmuştur.</text:span></text:p>
      <text:p text:style-name="P67">(Mehdilik ve İmamiye, İbrahim Süleymanoğlu sf.252)</text:p>
      <text:p text:style-name="P67"/>
      <text:p text:style-name="P90">MEHDİ'NİN </text:p>
      <text:p text:style-name="P91">GÖZETLENMESİ - TAKİP EDİLMESİ</text:p>
      <text:p text:style-name="P76"><text:span text:style-name="T35">Deccal çıkınca, ona karşı müminlerden bir adam (Mehdi) yönelir. Derken o mümin kimseye birçok silahlılar, Deccal'ın </text:span><text:span text:style-name="T3">merkezlerde gözetleme yapan</text:span><text:span text:style-name="T35"> silahlıları karşı çıkarlar. </text:span></text:p>
      <text:p text:style-name="P68">(Mehdilik ve İmamiye, sf.37, Sahih-i Müslim, c. 11/sf. 393'den nakil)</text:p>
      <text:p text:style-name="P67"/>
      <text:p text:style-name="P67">Hadisin başlangıcında Hz. Mehdi'nin Deccal'in silahlı adamları tarafından gözetlendiği ve takip edildiği bildirilmektedir. Önceki devirlerde de Allah yolunda mücadelede bulunmuş bazı peygamberlerin de benzer şekilde gözetlendiğini böylece kontrol altında tutulmak istendiğini Kuran'dan öğrenmekteyiz:</text:p>
      <text:p text:style-name="P67">"O, kendisinde delilik bulunan bir adamdan başkası değildir, onu belli bir süre gözetleyin." (Müminun Suresi, 25)</text:p>
      <text:p text:style-name="P68"/>
      <text:p text:style-name="P91">MEHDİ HAKKINDA OLUMSUZ </text:p>
      <text:p text:style-name="P90">PROPAGANDA YAPILMASI</text:p>
      <text:p text:style-name="P76"><text:span text:style-name="T35">Hadiste Hz. Mehdi'nin "sırtı ve karnından dövüle dövüle genişletilmesi" müteşabih </text:span><text:soft-page-break/><text:span text:style-name="T35">olarak (benzetme yapılarak) söylenmiştir. </text:span><text:span text:style-name="T29">Mehdilik ve İmamiye</text:span><text:span text:style-name="T35"> kitabının yazarı bu bölüm için "Mehdi'nin ünü, durmadan etrafa ilan edilip yayılmaktadır" demektedir. Fakat bunu Deccal taraftarları yapacağı için bu propagandanın Hz. Mehdi'yi kötüleme şeklinde olacağını söyleyebiliriz.</text:span></text:p>
      <text:p text:style-name="P67">Peygamberimiz (sav) devrinde İslam düşmanları, onu kötülemek için o devrin yayın organı sayılan şairleri kullanıyorlardı. Şairler, panayırlarda, çarşılarda Peygamber (sav)'e cahilce çeşitli hakaretler ediyor, ona deli, büyücü, kahin şeklinde iftiralar atıyorlardı. Ahir zamanda da İslam düşmanı olan Deccal yanlıları Hz. Mehdi'yi kötüleyecekler, kendilerince halkın nazarında itibarını sarsmaya çalışacaklardır.</text:p>
      <text:p text:style-name="P67">Hadislerde Hz. Mehdi'nin başlangıç yıllarının sıkıntı ve zorluklarla dolu mücadele yılları olduğu anlatılmaktadır. "Altınçağ" ise Hz. Mehdi'nin yeryüzünde bulunduğu son dönemlere aittir. Hz. Mehdi ve Müslümanlar ancak bu devirde rahata, bolluğa, huzura kavuşacaklar ve sevgiye, barışa, kardeşliğe dayalı bir hayatı bu devirde yaşayacaklardır.</text:p>
      <text:p text:style-name="P67"/>
      <text:p text:style-name="P86">AZ KARDEŞİ OLACAĞI</text:p>
      <text:p text:style-name="P56">“Kardeşi az olandır...” </text:p>
      <text:p text:style-name="P67">(Risalet ül Mehdi s.161)</text:p>
      <text:p text:style-name="P56"/>
      <text:p text:style-name="P76"><text:span text:style-name="T39">İKİ DEFA KAYBOLACAK</text:span><text:span text:style-name="T35"> </text:span></text:p>
      <text:p text:style-name="P76"><text:span text:style-name="T35">“Ebu Abdullah Hüseyin bin Ali aleyhi’s-selâm’dan şöyle buyurduğu rivayet edilir: </text:span><text:span text:style-name="T3">Bu işi yapacak olanın (yani Mehdi’nin) iki gaybeti vardır. Bu iki gaybetin biri o kadar uzayacak ki, bazıları: “O öldü”, bazıları da: “O gitti” diyeceklerdir. Ne onu sevenler, ne de başkaları onun yerini bilemeyecekler, sadece ona çok yakın hizmetçisi onun yerini bilir. </text:span></text:p>
      <text:p text:style-name="P67">(“el-Saa Fi Eşrat-is Saa” sf.93 Mısır bas.)</text:p>
      <text:p text:style-name="P67"/>
      <text:p text:style-name="P86">HELALLERİ VE HARAMLARI BİLİR</text:p>
      <text:p text:style-name="P76"><text:span text:style-name="T35">Hz.Hüseyin (r.a.) soruldu: “İmam Mehdi hangi alametlerle bilinir?” Şöyle cevap verdi : “Gönül rahatlığı ve vekar sahibi oluşu ile, </text:span><text:span text:style-name="T3">helal ve haramı çok iyi bilmesi </text:span><text:span text:style-name="T35">ile tanınır. </text:span></text:p>
      <text:p text:style-name="P67">(Mer'iy b. Yusuf b. Ebi bekir b. Ahmet b. Yusuf el-Makdisi “Feraidu Fevaidi'l Fikr Fi'l İmam El-Mehdi El-Muntazar”)</text:p>
      <text:p text:style-name="P68"/>
      <text:p text:style-name="P68"/>
      <text:p text:style-name="P93">HZ. MEHDİ’NİN ÜSTÜN AHLAKI</text:p>
      <text:p text:style-name="P56"/>
      <text:p text:style-name="P86">AHLAKININ </text:p>
      <text:p text:style-name="P86">PEYGAMBERİMİZ (SAV)'E BENZEMESİ</text:p>
      <text:p text:style-name="P76"><text:span text:style-name="T9">Mehdi Allah'a karşı son derece boyun eğicidir. </text:span><text:span text:style-name="T3">Ahlak bakımından Peygamber (sav)'e benzer. </text:span></text:p>
      <text:p text:style-name="P67">(Kıyamet Alametleri, Berzenci, sf.163)</text:p>
      <text:p text:style-name="P77"><text:span text:style-name="T3">Ahlakı benim ahlakım olan bir evladım çıkacak.</text:span><text:span text:style-name="T35"> </text:span></text:p>
      <text:p text:style-name="P48"><text:soft-page-break/>(Kitab-ül Burhan Fi Alamet-il Mehdiyy-il Ahir Zaman, sf. 21)</text:p>
      <text:p text:style-name="P47">Peygamberimiz (sav)'in üstün ahlakı Kuran'da şöyle haber verilmiştir:</text:p>
      <text:p text:style-name="P76"><text:span text:style-name="T9">Şüphesiz sen üstün ve pek yüce bir ahlak üzerindesin. </text:span><text:span text:style-name="T35">(Kalem Suresi, 4)</text:span></text:p>
      <text:p text:style-name="P67"/>
      <text:p text:style-name="P86">AHLAKININ İNANANLARA </text:p>
      <text:p text:style-name="P86">ÖRNEK OLMASI</text:p>
      <text:p text:style-name="P76"><text:span text:style-name="T35">İlahi feyz ona ulaşır. Dini ilimleri ve </text:span><text:span text:style-name="T3">örnek ahlakı telakki eder.</text:span><text:span text:style-name="T35"> (Allah'tan alır.) </text:span></text:p>
      <text:p text:style-name="P67">(Konavi Risalet-ül Mehdi, sf. 161 B)</text:p>
      <text:p text:style-name="P68">Kuran'da Peygamber Efendimiz (sav)'in de samimi olarak iman edenler için en güzel örnek olduğu bildirilmiştir:</text:p>
      <text:p text:style-name="P76"><text:span text:style-name="T35">Andolsun, sizin için, Allah'ı ve ahiret gününü umanlar ve Allah'ı çokça zikredenler için Allah'ın Resûlü’nde güzel bir örnek vardır. </text:span><text:span text:style-name="T29">(Ahzab Suresi, 21)</text:span></text:p>
      <text:p text:style-name="P67"/>
      <text:p text:style-name="P86">MÜCADELECİ VE CESUR OLMASI</text:p>
      <text:p text:style-name="P77"><text:span text:style-name="T3">Fitneleri önlemenin kendisine zor gelmeyeceği ve öldürmenin de onu vazgeçirmeyeceği </text:span><text:span text:style-name="T35">Ehl-i Beytime (soyuma) mensup birisi sahip olmadan günler ve geceler bitmeyecektir. </text:span></text:p>
      <text:p text:style-name="P67">(Ali Bin Hüsameddin El Muttaki, Celaleddin Suyuti'nin Tasnifinden Hadisler – Ahir Zaman Mehdisinin Alametleri, Kahraman Neşriyat, sf. 13)</text:p>
      <text:p text:style-name="P68">Mehdi işi sıkı tutacak. </text:p>
      <text:p text:style-name="P67">(Kıyamet Alametleri, Berzenci, sf. 175)</text:p>
      <text:p text:style-name="P77"><text:span text:style-name="T3">İnsanlar hakka dönünceye kadar </text:span><text:span text:style-name="T35">(fikri) mücadelesine devam edecektir.</text:span></text:p>
      <text:p text:style-name="P67">(El-Kavlu'l Muhtasar Fi Alamet-il Mehdiyy-il Muntazar, sf. 23)</text:p>
      <text:p text:style-name="P67">Mehdi hesabını çok seri bir şekilde görecek ve vaadinden dönmeyecektir.</text:p>
      <text:p text:style-name="P47">(Kitab-ül Burhan Fi Alamet-il Mehdiyy-il Ahir Zaman, sf. 24)</text:p>
      <text:p text:style-name="P77"><text:span text:style-name="T8">Karşısına dağlar bile dikilse onları ezip geçecek,</text:span><text:span text:style-name="T9"> o dağlarda kendisine yol bulacaktır. </text:span></text:p>
      <text:p text:style-name="P47">(El-Kavlu'l Muhtasar Fi Alamet-il Mehdiyy-il Muntazar, sf. 39)</text:p>
      <text:p text:style-name="P47"/>
      <text:p text:style-name="P48">Allah Kuran'da pek çok ayette elçilerinin güzel ahlakı ve cesur karakterlerinden bahsetmektedir. Elçiler kavimlerinin tüm inkarlarına, alaylarına, tuzaklarına ve saldırılarına en güzel şekilde karşılık vermişler ve her zaman Allah'ın yardımıyla galip gelmişlerdir. </text:p>
      <text:p text:style-name="P76"><text:span text:style-name="T9">Öyleyse sen emrolunduğun şeyi açıkça söyle ve müşriklere aldırış etme. </text:span><text:span text:style-name="T10">(Hicr Suresi, 94)</text:span></text:p>
      <text:p text:style-name="P76"><text:span text:style-name="T9">Öyleyse kafirlere itaat etme ve onlara (Kur'an'la) büyük bir cehd et. </text:span><text:span text:style-name="T10">(Furkan Suresi, 52)</text:span></text:p>
      <text:p text:style-name="P76"><text:span text:style-name="T9">Kendilerine yara isabet ettikten sonra, Allah ve elçisinin çağrısına icabet edenler, içlerinden iyilik yapanlar ve sakınanlar için büyük bir ecir vardır. </text:span><text:span text:style-name="T10">(Ali İmran Suresi, 172)</text:span></text:p>
      <text:p text:style-name="P47"/>
      <text:p text:style-name="P86"><text:soft-page-break/>HZ. MEHDİ'NİN ALLAH'TAN ÇOK </text:p>
      <text:p text:style-name="P86">KORKMASI</text:p>
      <text:p text:style-name="P76"><text:span text:style-name="T9">Mehdi, gerges kuşunun kanadı ile titremesi gibi </text:span><text:span text:style-name="T8">Allah’tan çok korkan bir kimsedir. </text:span></text:p>
      <text:p text:style-name="P68">(Nuaym b. Hammad, vr 91a)</text:p>
      <text:p text:style-name="P56">Allah’a karşı son derece boyun eğicidir.</text:p>
      <text:p text:style-name="P67">(Kıyamet Alametleri, sf.163)</text:p>
      <text:p text:style-name="P67"/>
      <text:p text:style-name="P86">HZ. MEHDİ'NİN </text:p>
      <text:p text:style-name="P86">ÇOK MERHAMETLİ OLMASI</text:p>
      <text:p text:style-name="P77"><text:span text:style-name="T35">Hz. Mehdi, </text:span><text:span text:style-name="T3">o kadar merhametli olacaktır ki, </text:span><text:span text:style-name="T35">zamanında bir kimsenin bile burnu kanamayacaktır. </text:span></text:p>
      <text:p text:style-name="P67">(El-Kavlu'l Muhtasar fi Alamatil Mehdiyy-il Muntazar, sf. 42)</text:p>
      <text:p text:style-name="P76"><text:span text:style-name="T35">... Yoksullara karşı</text:span><text:span text:style-name="T3"> çok merhametli olması,</text:span><text:span text:style-name="T35"> Mehdi’nin alametlerindendir.</text:span></text:p>
      <text:p text:style-name="P67">(Mer'iy b. Yusuf b. Ebi bekir b. Ahmet b. Yusuf el-Makdi'si "Feraidu Fevaidi'l Fikr Fi'l İmam El-Mehdi El-Muntazar")</text:p>
      <text:p text:style-name="P76"><text:span text:style-name="T35">... Mazlumlara karşı da </text:span><text:span text:style-name="T3">çok merhametli olmasıdır.</text:span></text:p>
      <text:p text:style-name="P67">(Nuaym b. Hammad, vr. 50b; Ukayli “En-Necmu’s-sakıb fi Beyanı Enne’l Mehdi min Evladı Ali b. Ebi Talib Ale’t-Temam ve’l kamal”)</text:p>
      <text:p text:style-name="P67"/>
      <text:p text:style-name="P68">Büyük İslam alimi Muhyiddin Arabi ise Hz. Mehdi'nin özelliklerini sıralarken, onun üstün merhamet anlayışından şöyle bahsetmektedir:</text:p>
      <text:p text:style-name="P68">1. Basiret sahibi olması</text:p>
      <text:p text:style-name="P68">2. İlahi kitabı anlaması</text:p>
      <text:p text:style-name="P68">3. İlahi Kelam'ın manasını bilmesi</text:p>
      <text:p text:style-name="P68">4. Tayin edeceği kimselerin hal ve hareketlerini bilmesi</text:p>
      <text:p text:style-name="P48">5. Öfkelendiğinde bile merhamet ve adaletten ayrılmaması</text:p>
      <text:p text:style-name="P48">6. Varlıkların sınıflarını bilmesi</text:p>
      <text:p text:style-name="P48">7. İşlerin girift taraflarını bilmesi</text:p>
      <text:p text:style-name="P48">8. İnsanların ihtiyacını iyi anlaması</text:p>
      <text:p text:style-name="P48">9. Bilhassa kendi zamanında ihtiyaç hissedilen gaybi ilimlere vukufu bulunması. Çünkü ancak o sayede yeni yeni zuhur edilecek meseleleri halledebilir.</text:p>
      <text:p text:style-name="P47">(Kıyamet Alametleri, sf. 189)</text:p>
      <text:p text:style-name="P46"/>
      <text:p text:style-name="P86">İSLAM'I KORUMA HİSSİNİN </text:p>
      <text:p text:style-name="P86">GÜÇLÜ OLMASI</text:p>
      <text:p text:style-name="P47">Hz. Mehdi'nin hamiyet duygularının çok güçlü olacağı hadislerde bildirilmiştir. İslam aleyhinde yapılacak her türlü sözü tam olarak cevaplandıracak, her türlü hareketi tamamen etkisiz hale getirecektir. </text:p>
      <text:p text:style-name="P41">İslam'ın aleyhine söylenecek bir söz bile ona ağır gelir.</text:p>
      <text:p text:style-name="P47">(El Kavlu'l Muhtasar Fi Alamatil Mehdiyy-il Muntazar, sf.30)</text:p>
      <text:p text:style-name="P47"><text:soft-page-break/></text:p>
      <text:p text:style-name="P86">KİMSEYE TENEZZÜL ETMEMESİ</text:p>
      <text:p text:style-name="P76"><text:span text:style-name="T9">O, benim ümmetimden, </text:span><text:span text:style-name="T8">tenezzül etmeyen</text:span><text:span text:style-name="T9"> (Allah'tan başka hiçbir varlığa minnet duymayan) bir adamdır. (Suyuti, el-havi, 2/24)</text:span></text:p>
      <text:p text:style-name="P86">İHTİYAÇLARINI İNSANLARA </text:p>
      <text:p text:style-name="P86">BİLDİRMEZ</text:p>
      <text:p text:style-name="P77"><text:span text:style-name="T9">Hz.Hüseyin (ra) soruldu: “İmam Mehdi hangi alametlerle bilinir?” Şöyle cevap verdi : “... İnsanlar ona muhtaç olurlar. </text:span><text:span text:style-name="T8">O, ise insanlara ihtiyacını bildirmez.</text:span><text:span text:style-name="T9">” </text:span></text:p>
      <text:p text:style-name="P47">(Mer'iy b. Yusuf b. Ebi bekir b. Ahmet b. Yusuf el-Makdisi “Feraidu Fevaidi'l Fikr Fi'l İmam El-Mehdi El-Muntazar”)</text:p>
      <text:p text:style-name="P47"/>
      <text:p text:style-name="P86">SORUMLULUĞU ÜSTÜNE ALMASI</text:p>
      <text:p text:style-name="P77"><text:span text:style-name="T8">Her görevi üzerine alır </text:span><text:span text:style-name="T9">ve zayıfa, düşküne yardım eder. </text:span></text:p>
      <text:p text:style-name="P67">(M. Muhyiddin Arabi "Futuhat-El Mekkiye", 366. bab, c. 3, sf. 327- 328)</text:p>
      <text:p text:style-name="P67"/>
      <text:p text:style-name="P86">VAKARLI (HALİM ve HEYBETLİ) OLMASI</text:p>
      <text:p text:style-name="P77"><text:span text:style-name="T35">Hz. Hüseyin (r.a.) soruldu: “İmam Mehdi hangi alametlerle bilinir?” Şöyle cevap verdi: “Gönül rahatlığı ve </text:span><text:span text:style-name="T3">vakar (ağırbaşlı ve heybetli) sahibi oluşu ile</text:span><text:span text:style-name="T35">, helal ve haramı çok iyi bilmesi ile tanınır. </text:span></text:p>
      <text:p text:style-name="P67">(Mer'iy b. Yusuf b. Ebi bekir b. Ahmet b. Yusuf el-Makdisi “Feraidu Fevaidi'l Fikr Fi'l İmam El-Mehdi El-Muntazar”)</text:p>
      <text:p text:style-name="P67"/>
      <text:p text:style-name="P86">ZALİME KARŞI HAKKI MÜDAFAA ETMESİ</text:p>
      <text:p text:style-name="P76"><text:span text:style-name="T35">Mehdi </text:span><text:span text:style-name="T3">zalime karşı hakkı müdafaa edecektir.</text:span><text:span text:style-name="T35"> Hatta (zalim) bir insanın azı dişinde olan (haksız bir lokmayı) bile ondan çekip alacak ve sahibine iade edecektir.</text:span></text:p>
      <text:p text:style-name="P68">(En-Necmu’s-sakıb fi Beyanı Enne’l Mehdi min Evladı Ali b. Ebi Talib Ale’t-Temam ve’l kamal )</text:p>
      <text:p text:style-name="P67"/>
      <text:p text:style-name="P86">İNSANLARA İHSANDA BULUNMASI</text:p>
      <text:p text:style-name="P76"><text:span text:style-name="T35">Zamanın inkitaa uğradığı (sistemlerin değiştiği) bir dönemde, Mehdi denen bir adam gelecek </text:span><text:span text:style-name="T3">ve ihsanı bol ve güzel olacak.</text:span><text:span text:style-name="T35"> </text:span></text:p>
      <text:p text:style-name="P47">(Kitab-ül Burhan Fi Alamet-il Mehdiyy-il Ahir Zaman, sf. 14)</text:p>
      <text:p text:style-name="P76"><text:span text:style-name="T9">O, fitnelerin zuhur ettiği bir zaman aralığında gelecek </text:span><text:span text:style-name="T8">ve ihsanı karşılıksız olacaktır.</text:span></text:p>
      <text:p text:style-name="P47">(El Kavlu'l Muhtasar Fi Alamatil Mehdiyy-il Muntazar, sf.24)</text:p>
      <text:p text:style-name="P48"/>
      <text:p text:style-name="P86">CÖMERT OLMASI</text:p>
      <text:p text:style-name="P76"><text:span text:style-name="T35">Ahir zamanda bir halife olacak,</text:span><text:span text:style-name="T3"> malı sayıp hesap etmeden taksim edecektir. </text:span></text:p>
      <text:p text:style-name="P47">(Kitab-ül Burhan Fi Alamet-il Mehdiyy-il Ahir Zaman, sf. 15)</text:p>
      <text:p text:style-name="P76"><text:span text:style-name="T35">Emirlerinizden bir emir olacak ki, </text:span><text:span text:style-name="T3">malı saymayacaktır. </text:span><text:span text:style-name="T8">Birisi ondan mal istediğinde, "Al" der. O da elbisesini yayar ve o da doldurur.</text:span></text:p>
      <text:p text:style-name="P47"><text:soft-page-break/>(Kitab-ül Burhan Fi Alamet-il Mehdiyy-il Ahir Zaman, sf. 15)</text:p>
      <text:p text:style-name="P48"/>
      <text:p text:style-name="P20">HZ. MEHDİ DÖNEMİ ve ALTINÇAĞ</text:p>
      <text:p text:style-name="P42"/>
      <text:p text:style-name="P47">Peygamberimiz (sav)'den aktarılan pek çok hadiste, yeryüzünde İslam ahlakının hakim olacağı bir dönemin yaşanacağına işaret edilmektedir. "Altınçağ" ismiyle bilinen bu dönem, hadislerden de anlaşılacağı üzere "Asr-ı Saadet" benzeri bir devir olacaktır. </text:p>
      <text:p text:style-name="P47">İnsanlar Altınçağ'da hayatlarından o kadar memnun olacaklardır ki; bir hadisin ifadesine göre "zamanın nasıl geçtiğinin farkına varmayacaklar, bu güzelliklerden daha fazla yararlanmak için Allah'tan ömürlerinin uzatılmasını" isteyeceklerdir. Peygamberimiz (sav)'in bir diğer sözünde Altınçağ'daki bu ortam şu şekilde tarif edilir:</text:p>
      <text:p text:style-name="P47">… Küçükler keşke ben büyük olsaydım, büyükler de keşke ben küçük olsaydım diye temenni ederler... İyi insanların iyiliği artar, kötülere karşı bile iyilik yapılır.</text:p>
      <text:p text:style-name="P47">(Kitab-ül Burhan Fi Alamet-il Mehdiyy-il Ahir Zaman, sf. 17)</text:p>
      <text:p text:style-name="P48"/>
      <text:p text:style-name="P91">HZ. MEHDİ DÖNEMİNDE </text:p>
      <text:p text:style-name="P91">GÖRÜLMEMİŞ BOLLUK OLMASI</text:p>
      <text:p text:style-name="P47">Ümmetimde Mehdi vardır. İnsanlar ona gelecek ve, "Ey Mehdi! Bana da ver, bana da ver!" diyecek; Mehdi de onun esvabını taşıyabildiği kadar dolduracaktır. </text:p>
      <text:p text:style-name="P47">(Tırmizi, Fiten, B. 53, H 2223; İbn Mace, Fiten, B 34, H 4083)</text:p>
      <text:p text:style-name="P76"><text:span text:style-name="T9">Ümmetim içinde Mehdi olacaktır. </text:span><text:span text:style-name="T8">Benim ümmetim o devirde öyle bir refah bulacak ki, o güne dek onun mislini kesinlikle bulmamıştır. Yer, yemişini (gıda ürünlerini) verecek ve insanlardan hiçbir sey saklamayacak (vermemezlik etmeyecek)tir.</text:span><text:span text:style-name="T9"> Mal da o gün çok birikmiş olacaktır. </text:span></text:p>
      <text:p text:style-name="P47">(Sünen-i İbn Mace, 10/347)</text:p>
      <text:p text:style-name="P76"><text:span text:style-name="T9">O zaman ümmetim, iyisi de kötüsü de hepsi de </text:span><text:span text:style-name="T8">mislini görmedikleri nimetlerle nimetlenir. </text:span></text:p>
      <text:p text:style-name="P48">(Kitab-ül Burhan Fi Alamet-il Mehdiyy-il Ahir Zaman, sf. 16)</text:p>
      <text:p text:style-name="P76"><text:span text:style-name="T9">Onun zamanında,</text:span><text:span text:style-name="T8"> insan birkaç avuç tohum atacak, 700 avuç hasat edecektir.</text:span></text:p>
      <text:p text:style-name="P47">(Kıyamet Alametleri, sf. 164)</text:p>
      <text:p text:style-name="P76"><text:span text:style-name="T9">Ve ümmeti Muhammed'in kalplerini zenginlikle doldurur ve adaleti onlara ihata eder. O kadar ki bir münadiye, </text:span><text:span text:style-name="T8">"Kimin ihtiyacı varsa bana gelsin" diye nida etmesi emrolunduğunda, bir kişiden başka kimse gelmez.</text:span><text:span text:style-name="T9"> O kimse istekte bulunur. O da "Hazinedara git sana versin" der. O da "Mehdi'nin gönderdiğini" söyleyerek, hazinedardan gücü yettiğince mal alır. Fakat sonra pişman olarak "Ben herkesten daha mı muhtacım ki, kimse gitmedi, ben gittim" diyerek aldığı malı iade etmek ister. O zaman hazinedar şöyle der, "Biz verdiğimizi geri almayız."</text:span></text:p>
      <text:p text:style-name="P47">(Ali Bin Hüsameddin El Muttaki, Celaleddin Suyuti'nin Tasnifinden Hadisler – Ahir Zaman Mehdisinin Alametleri, Kahraman Neşriyat, sf. 13)</text:p>
      <text:p text:style-name="P48"/>
      <text:p text:style-name="P76"><text:span text:style-name="T9">Onun devrinde, </text:span><text:span text:style-name="T8">akan ırmaklar bile suyunu fazlalaştıracaktır.</text:span><text:span text:style-name="T9"> Hz. Mehdi hazineleri çıkaracak...</text:span></text:p>
      <text:p text:style-name="P48"><text:soft-page-break/>(El Kavlu'l Muhtasar Fi Alamatil Mehdiyy-il Muntazar, sf.36)</text:p>
      <text:p text:style-name="P76"><text:span text:style-name="T9">Muhakkak </text:span><text:span text:style-name="T8">o zamanda mal çoğalıp su gibi akacak</text:span><text:span text:style-name="T9"> da onu hiçbir kimse (tenezzül edip) kabul etmeyecektir. </text:span></text:p>
      <text:p text:style-name="P47">(Ölüm-Kıyamet-Ahiret ve Ahir Zaman Alametleri, sf. 464)</text:p>
      <text:p text:style-name="P48">... Yer, içindeki ciğerpareleri olan altın, gümüşü dışarı fırlatıp atmış... </text:p>
      <text:p text:style-name="P47">(Kıyamet Alametleri, sf.197)</text:p>
      <text:p text:style-name="P48"/>
      <text:p text:style-name="P86">ZENGİNLİK OLMASI</text:p>
      <text:p text:style-name="P76"><text:span text:style-name="T9">Ümmetim arasında Mehdi çıkacak.</text:span><text:span text:style-name="T8"> Allah onu insanları zengin kılmak için gönderecektir</text:span><text:span text:style-name="T9">. Ümmet nimetlenecek, hayvanlar bol bol yiyip içecek, arz nebatını çıkaracak, mal "sahah" üzere (seviye üzere) verilecektir.</text:span></text:p>
      <text:p text:style-name="P47">(Kitab-ül Burhan Fi Alamet-il Mehdiyy-il Ahir Zaman, sf. 15)</text:p>
      <text:p text:style-name="P77"><text:span text:style-name="T8">Allah onun eliyle fakirliği giderir </text:span><text:span text:style-name="T9">ve Mehdi Şam'a iner.</text:span></text:p>
      <text:p text:style-name="P47">(Kitab-ül Burhan Fi Alamet-il Mehdiyy-il Ahir Zaman, sf. 66)</text:p>
      <text:p text:style-name="P76"><text:span text:style-name="T9">Ve ümmeti Muhammed'in </text:span><text:span text:style-name="T8">kalplerini zenginlikle doldurur </text:span><text:span text:style-name="T9">ve adaleti onlara ihata eder.</text:span></text:p>
      <text:p text:style-name="P48">(Ali Bin Hüsameddin El Muttaki, Celaleddin Suyuti'nin Tasnifinden Hadisler – Ahir Zaman Mehdisinin Alametleri, Kahraman Neşriyat, sf. 13)</text:p>
      <text:p text:style-name="P76"><text:span text:style-name="T35">Muhammed </text:span><text:span text:style-name="T3">ümmetinin gönlü zenginlikle dolacaktır.</text:span></text:p>
      <text:p text:style-name="P67">(El-Kavlu'l Muhtasar fi Alamatil Mehdiyy-il Muntazar, sf. 20)</text:p>
      <text:p text:style-name="P67">MALIN SAYILMADAN VERİLMESİ</text:p>
      <text:p text:style-name="P76"><text:span text:style-name="T35">Ahir zamanda bir halife olacak, </text:span><text:span text:style-name="T3">malı sayıp hesap etmeden taksim edecektir. </text:span></text:p>
      <text:p text:style-name="P47">(Kitab-ül Burhan Fi Alamet-il Mehdiyy-il Ahir Zaman, sf. 15)</text:p>
      <text:p text:style-name="P76"><text:span text:style-name="T35">Emirlerinizden bir emir olacak ki, </text:span><text:span text:style-name="T3">malı saymayacaktır. </text:span><text:span text:style-name="T9">Birisi ondan mal istediğinde, "Al" der O da elbisesini yayar ve o da doldurur.</text:span></text:p>
      <text:p text:style-name="P48">(Kitab-ül Burhan Fi Alamet-il Mehdiyy-il Ahir Zaman, sf. 15)</text:p>
      <text:p text:style-name="P76"><text:span text:style-name="T35">Ümmetim arasında bir halife olacak, </text:span><text:span text:style-name="T3">malı saymadan verecektir.</text:span></text:p>
      <text:p text:style-name="P47">(Kitab-ül Burhan Fi Alamet-il Mehdiyy-il Ahir Zaman, sf. 15)</text:p>
      <text:p text:style-name="P47"/>
      <text:p text:style-name="P86">YAĞMURUN BOL YAĞMASI</text:p>
      <text:p text:style-name="P76"><text:span text:style-name="T9">O yeryüzünü adaletle ve nesafetle doldurur. Arz nebaatını çıkarır, </text:span><text:span text:style-name="T8">gök de yağmurunu yağdırır. </text:span><text:span text:style-name="T9">Ümmetim daha önce görülmemiş biçimde nimetlendirilir. </text:span></text:p>
      <text:p text:style-name="P47">(İbn Ebi Şeybe, c VII, sf. 512-513; Ali Bin Hüsameddin El Muttaki, Celaleddin Suyuti'nin Tasnifinden Hadisler – Ahir Zaman Mehdisinin Alametleri, Kahraman Neşriyat, Sf. 35)</text:p>
      <text:p text:style-name="P77"><text:span text:style-name="T9">Onun devrinde, ümmetin gerek iyileri gerek kötüleri misli görülmemiş şekilde pek çok nimetlere sahip olacaklardır. </text:span><text:span text:style-name="T8">Çok yağmur yağmasına rağmen bir damlası bile boşa gitmeyecek,</text:span><text:span text:style-name="T9"> toprak tek bir tohum istemeden verimli ve bereketli olacaktır.</text:span></text:p>
      <text:p text:style-name="P47">(El-Kavlu'l Muhtasar fi Alamatil Mehdiyy-il Muntazar, sf. 20-21)</text:p>
      <text:p text:style-name="P76"><text:span text:style-name="T9">(Mehdi’nin zamanında)</text:span><text:span text:style-name="T8"> gökyüzü yağmurundan hiçbir şeyi esirgemeyecek ve </text:span><text:soft-page-break/><text:span text:style-name="T8">cömertçe bol yağdıracak.</text:span><text:span text:style-name="T9"> Yeryüzü bitkilerinden hiçbirini eksik bırakmayacak ve muhakkak onları kemaliyle bitirip ortaya çıkaracaktır...</text:span></text:p>
      <text:p text:style-name="P47">(Saati, H 143, c. XXIV, sf. 50; Ölüm-Kıyamet-Ahiret ve Ahir Zaman Alametleri, sf. 437)</text:p>
      <text:p text:style-name="P41"/>
      <text:p text:style-name="P91">YERYÜZÜNÜN ADALETLE DOLMASI</text:p>
      <text:p text:style-name="P76"><text:span text:style-name="T9">Kıyametin kopması için zamanda sadece bir günden başka vakit kalmamış da olsa Allah benim Ehl-i Beytimden bir zatı gönderecek yeryüzü zulümle dolduğu gibi, </text:span><text:span text:style-name="T8">o yeryüzünü adaletle dolduracak.</text:span></text:p>
      <text:p text:style-name="P47">(Sünen-i Ebu Davud, 5/92)</text:p>
      <text:p text:style-name="P48">Mehdi bendendir, yeryüzü zulüm ve işkence ile dolduğu gibi onu doğruluk ve adaletle doldurur.</text:p>
      <text:p text:style-name="P47">(Süneni-i Ebu Davud, 5/93)</text:p>
      <text:p text:style-name="P76"><text:span text:style-name="T9">Bu (Emir) de insanlar yeryüzünü daha önce zulüm ile doldurdukları gibi </text:span><text:span text:style-name="T8">yeryüzünü adaletle dolduracaktır.</text:span></text:p>
      <text:p text:style-name="P67">(Sünen-i İbn-i Mace, 10/348)</text:p>
      <text:p text:style-name="P76"><text:span text:style-name="T35">Zulüm ve fıskla dolu olan dünya, </text:span><text:span text:style-name="T3">o (Hz. Mehdi) geldikten sonra adaletle dolup taşacaktır.</text:span></text:p>
      <text:p text:style-name="P67">(El Kavlu'l Muhtasar Fi Alamatil Mehdiyy-il Muntazar, sf. 20)</text:p>
      <text:p text:style-name="P77"><text:span text:style-name="T3">Hz. Mehdi’nin zamanında adalet o kadar bol olacak ki, </text:span><text:span text:style-name="T35">zorla alınan her mal sahibine geri verildiği gibi, bir insanın başkasına ait olup da, dişinde kalmış birşey bile sahibine iade edilecektir.</text:span></text:p>
      <text:p text:style-name="P68">(El-Kavlu’l Muhtasar Fi Alamatil Mehdiyy-il Muntazar, sf. 23)</text:p>
      <text:p text:style-name="P67"/>
      <text:p text:style-name="P91">HUZUR VE GÜVENLİK OLMASI</text:p>
      <text:p text:style-name="P56">Yeryüzü emniyetle dolacak ve hatta birkaç kadın, yanlarında hiç erkek olmaksızın, rahatlıkla, hacca gidecektir.</text:p>
      <text:p text:style-name="P67">(Nuaym b. Hammad, vr. 74b; Suyuti, c. II, sf. 77; El-Kavlu’l Muhtasar Fi Alamatil Mehdiyy-il Muntazar, sf. 23)</text:p>
      <text:p text:style-name="P76"><text:span text:style-name="T35">Daha önce zulümle dolu olan dünyayı, adaletle doldurur. Adaleti </text:span><text:span text:style-name="T3">o denli olur ki, uykuda olan bir kimse dahi uyandırılmaz ve bir damla kan bile akıtılmaz.</text:span><text:span text:style-name="T35"> Dünya, adeta Asr-ı Saadet devrine geri döner. </text:span></text:p>
      <text:p text:style-name="P68">(Nuaym b. Hammad, K. Fiten vr. 77b; Suyuti, c. II, sf. 77; El Kavlu'l Muhtasar Fi Alamatil Mehdiyy-il Muntazar, sf. 29)</text:p>
      <text:p text:style-name="P76"><text:span text:style-name="T35">Rükun ile Makam arasında kendisine biat edilecektir. Hz. Mehdi o kadar merhametli olacaktır ki, </text:span><text:span text:style-name="T3">zamanında ne bir kimse uykusundan uyandırılacak, ne de bir kimsenin burnu kanayacaktır.</text:span></text:p>
      <text:p text:style-name="P67">(El-Kavlu’l Muhtasar Fi Alamatil Mehdiyy-il Muntazar, sf. 42)</text:p>
      <text:p text:style-name="P76"><text:span text:style-name="T35">Rükun ile Makam arasında kendisine biat edilecektir. Hz. Mehdi o kadar merhametli olacaktır ki,</text:span><text:span text:style-name="T3"> zamanında ne bir kimse uykusundan uyandırılacak, ne de bir </text:span><text:soft-page-break/><text:span text:style-name="T3">kimsenin burnu kanayacaktır.</text:span></text:p>
      <text:p text:style-name="P67">(El-Kavlu’l Muhtasar Fi Alamatil Mehdiyy-il Muntazar, sf. 42)</text:p>
      <text:p text:style-name="P91">TÜM ÇATIŞMALARIN VE </text:p>
      <text:p text:style-name="P91">ANLAŞMAZLIKLARIN SONA ERMESİ</text:p>
      <text:p text:style-name="P56">Kap su ile dolduğu gibi yeryüzü barışla dolacaktır. Hiçbir kimse arasında bir düşmanlık kalmayacaktır. Ve bütün düşmanlıklar, boğuşmalar, hasetleşmeler muhakkak kaybolup gidecektir. </text:p>
      <text:p text:style-name="P67">(Sahih-i Müslim, 1/136)</text:p>
      <text:p text:style-name="P56">Savaş (erbabı) da ağırlıklarını (silah ve malzemelerini) bırakacak. </text:p>
      <text:p text:style-name="P67">(Sünen-i İbn Mace, 10/334)</text:p>
      <text:p text:style-name="P56">Harp (erbabi) ağırlıklarını (yani silah ve saireyi) bırakır.</text:p>
      <text:p text:style-name="P67">(Ölüm-Kıyamet-Ahiret ve Ahir Zaman Alametleri, 496)</text:p>
      <text:p text:style-name="P77"><text:span text:style-name="T3">Düşmanlık ve kini de kaldıracaktır. </text:span><text:span text:style-name="T35">Zehirli olan her hayvanın zehri de sökülüp alınacaktır. Hatta küçük oğlan çocuğu, elini yılanın ağzına sokacak da yılan ona zarar vermeyecektir. Kurt, koyun-keçi sürüsü içinde sürünün köpeği gibi olacaktır. </text:span></text:p>
      <text:p text:style-name="P67">(Sünen-i İbni Mace, Kitabü-l fiten Tercemesi ve Şerhi- Kahraman Neşriyat, cilt 10, Mütercim: Haydar Hatipoğlu, Bab 33, sf. 331-335)</text:p>
      <text:p text:style-name="P77"><text:span text:style-name="T3">Onun zamanında kurtla koyun birarada oynayacak, yılanlar çocuklara zarar vermeyecektir.</text:span><text:span text:style-name="T35"> İnsan bir avuç tohum atacak, 700 avuç hasat edecektir. </text:span></text:p>
      <text:p text:style-name="P67">(El Kavlu'l Muhtasar Fi Alamatil Mehdiyy-il Muntazar, sf. 43)</text:p>
      <text:p text:style-name="P67"/>
      <text:p text:style-name="P91">SEVGİ VE KARDEŞLİĞİN HAKİM OLMASI</text:p>
      <text:p text:style-name="P76"><text:span text:style-name="T35">Allah bizimle insanları nasıl şirk adavetinden kurtararak, onların kalplerine ülfet ve muhabbet yerleştirmiş ve din kardeşi yapmışsa, </text:span><text:span text:style-name="T3">Mehdi ile fitne adavetinden kurtaracak ve kardeş yapacaktır. </text:span></text:p>
      <text:p text:style-name="P68">(Taberani'den, Heysemi, c. VII, sf. 317; Nuaym b. Hammad, vr 52b; Kitab-ül Burhan Fi Alamet-il Mehdiyy-il Ahir Zaman, sf. 20)</text:p>
      <text:p text:style-name="P76"><text:span text:style-name="T35">Nasıl bizimle, onlar aralarındaki şirk ve adavetten kurtulmuş ve </text:span><text:span text:style-name="T3">kalplerine ülfet ve muhabbet yerleştirmişse, (onun gelişiyle) yine öyle olacaktır.</text:span></text:p>
      <text:p text:style-name="P47">(Kitab-ül Burhan Fi Alamet-il Mehdiyy-il Ahir Zaman, sf. 20)</text:p>
      <text:p text:style-name="P76"><text:span text:style-name="T9">Benim evladımdan Muhammed b. Abdullah (Mehdi) ile Cenab-ı Hak sünnetleri ihya eder. Onun adalet ve bereketi ile müminlerin kalpleri ferahlar. </text:span><text:span text:style-name="T8">Acem ve Arap milletleri arasında ülfet ve muhabbet yerleşir. </text:span></text:p>
      <text:p text:style-name="P47">(Kitab-ül Burhan Fi Alamet-il Mehdiyy-il Ahir Zaman, sf. 66)</text:p>
      <text:p text:style-name="P48"/>
      <text:p text:style-name="P90">ÖMÜRLERİN UZAMASI</text:p>
      <text:p text:style-name="P77"><text:span text:style-name="T9">Onun zamanında... </text:span><text:span text:style-name="T8">ömürler uzayacak</text:span><text:span text:style-name="T9"> ve emanet zayi olmayacaktır. Kötüler helak olacak, Peygamber Efendimiz (sav)'e buğzedecek kimse kalmayacaktır.</text:span></text:p>
      <text:p text:style-name="P47">(El Kavlu'l Muhtasar Fi Alamatil Mehdiyy-il Muntazar, sf. 43)</text:p>
      <text:p text:style-name="P77"><text:span text:style-name="T8">Ömürler uzayacak,</text:span><text:span text:style-name="T9"> emanetler yerine teslim edilecek. </text:span></text:p>
      <text:p text:style-name="P47"><text:soft-page-break/>(İmam Suyuti, Kıyamet Alametleri, </text:p>
      <text:p text:style-name="P47">Ölüm ve Diriliş, sf. 1699, sf. 179)</text:p>
      <text:p text:style-name="P90">ÖLÜLERİN DİRİLERE İMRENMESİ</text:p>
      <text:p text:style-name="P76"><text:span text:style-name="T9">Zamanı o kadar adil olacak ki,</text:span><text:span text:style-name="T8"> kabirdeki ölüler dirilere imrenecektir...</text:span></text:p>
      <text:p text:style-name="P48">(El-Kavlu'l Muhtasar fi Alamatil Mehdiyy-il Muntazar, sf. 22)</text:p>
      <text:p text:style-name="P76"><text:span text:style-name="T9">Onlar her zalime ve cebbar oğlu cebbara galip gelir. Onun devrinde </text:span><text:span text:style-name="T8">ölülerin dirilere imreneceği </text:span><text:span text:style-name="T9">bir adalet görülür.</text:span></text:p>
      <text:p text:style-name="P47">(Kitab-ül Burhan Fi Alamet-il Mehdiyy-il Ahir Zaman, sf. 68)</text:p>
      <text:p text:style-name="P41">Hatta yaşayanlar (kendilerinde bulunan nimetleri görmeleri için) ölülerin de hayatta olmalarını temenni edeceklerdir.</text:p>
      <text:p text:style-name="P47">(Ölüm-Kıyamet-Ahiret ve Ahir Zaman Alametleri, sf. 437)</text:p>
      <text:p text:style-name="P47"/>
      <text:p text:style-name="P47">Bediüzzaman Said Nursi de, Hz. Mehdi'nin kendisinden sonraki dönemde gelip İslam ahlakını hakim kılacağını anlatırken, kabrinden bu güzel dönemi seyredip şükredeceğini ifade etmiştir:</text:p>
      <text:p text:style-name="P48">Ta ahir zamanda, hayatın geniş dairesinde asıl sahipleri, yani Hz. Mehdi ve şakirtleri (talebeleri), Cenab-ı Hakk’ın izniyle gelir, o daireyi genişletir ve o tohumlar sünbüllenir. Bizler de KABRİMİZDE SEYREDİP Allah’a şükrederiz.</text:p>
      <text:p text:style-name="P47">(Kastamonu Lahikası, Sf. 99)</text:p>
      <text:p text:style-name="P48"/>
      <text:p text:style-name="P48"/>
      <text:p text:style-name="P96">HZ. MEHDİ’NİN FİZİKSEL </text:p>
      <text:p text:style-name="P96">ÖZELLİKLERİ</text:p>
      <text:p text:style-name="P41"/>
      <text:p text:style-name="P47">Peygamberimiz (sav), Hz. Mehdi'nin ahlakı ve mücadelesinin yanı sıra, fiziksel özelliklerini de çok detaylı olarak tarif etmiştir. Peygamberimiz (sav)'in Hz. Mehdi hakkındaki tasvirleri o kadar detaylı ve açıktır ki, Hz. Mehdi ortaya çıktığında kendisini görenler bu tasvirlerden hemen kendisini tanıyacaklardır. </text:p>
      <text:p text:style-name="P76"><text:span text:style-name="T9">Bir ayette, Kitap Ehli'nin Peygamber Efendimiz (sav)'i </text:span><text:span text:style-name="T8">"çocuklarını tanır gibi" </text:span><text:span text:style-name="T9">tanıyacakları bildirilmektedir:</text:span></text:p>
      <text:p text:style-name="P47">Kendilerine kitap verdiklerimiz, onu (peygamberi), çocuklarını tanır gibi tanırlar. Buna rağmen içlerinden bir bölümü, bildikleri halde gerçeği gizlerler. (Bakara Suresi, 146)</text:p>
      <text:p text:style-name="P47">Bu ayet işari manada, Hz. Mehdi'nin tanınmasına da işaret etmektedir. Hz. Mehdi de ortaya çıktığında, Peygamberimiz (sav)'in tasvirleri ışığında, insanlar onu çocuklarını tanır gibi tanıyacaklardır. Ancak buna rağmen bazı insanlar, bu mübarek şahsı tanımamazlıktan gelecekler ve kendisini inkar edeceklerdir. </text:p>
      <text:p text:style-name="P48"/>
      <text:p text:style-name="P90">GÜZEL VE NURLUDUR</text:p>
      <text:p text:style-name="P77"><text:span text:style-name="T8">O (Mehdi) güzel bir delikanlıdır, güzel yüzlüdür. Yüzünün nuru başına ve saçlarının siyahına kadar yükselir.</text:span><text:span text:style-name="T9"> </text:span></text:p>
      <text:p text:style-name="P47"><text:soft-page-break/>(Mehdilik ve İmamiye, sf. 153 /İkdüd Dürer'den)</text:p>
      <text:p text:style-name="P76"><text:span text:style-name="T9">Yüzü </text:span><text:span text:style-name="T8">parlayan yıldız gibi nurludur. </text:span></text:p>
      <text:p text:style-name="P47">(El-Kavlu'l Muhtasar Fi Alamatil Mehdiyy-il Muntazar, sf. 33/Kitab-ül Burhan Fi Alamatil-il Mehdiyy-il Ahir Zaman, sf. 22)</text:p>
      <text:p text:style-name="P41">... Yüzü gökyüzünde parlayan yıldız gibidir. </text:p>
      <text:p text:style-name="P48">(Deylemi, c. IV, sf. 221, İbnu'l Cevzi, c. II, sf. 558; Ali b. Sultan Muhammed el-Kari el-Hanefi “Risaletül Meşreb elverdi fi mezhebil Mehdi”)</text:p>
      <text:p text:style-name="P76"><text:span text:style-name="T9">O (Mehdi), orta boylu ve güzel yüzlü bir gençtir...</text:span><text:span text:style-name="T8"> Yüzünün nuru, saçının, sakalının ve başının siyahlığı üzerine gün gibi parlar ve ona yücelik verir. </text:span></text:p>
      <text:p text:style-name="P47">(Ukayli “En-Necmu’s-sakıb fi Beyanı Enne’l Mehdi min Evladı Ali b. Ebi Talib Ale’t-Temam ve’l kamal”)</text:p>
      <text:p text:style-name="P76"><text:span text:style-name="T9">Mehdi benim çocuklarımdandır. </text:span><text:span text:style-name="T8">Onun yüzü, parlak yıldız gibidir.</text:span></text:p>
      <text:p text:style-name="P47">(Ukayli “En-Necmu’s-sakıb fi Beyanı Enne’l Mehdi min Evladı Ali b. Ebi Talib Ale’t-Temam ve’l kamal”)</text:p>
      <text:p text:style-name="P76"><text:span text:style-name="T9">Güzel yüzlüdür. </text:span><text:span text:style-name="T8">Yüzünün nurları ona azamet verir. </text:span></text:p>
      <text:p text:style-name="P47">(Mer'iy b. Yusuf b. Ebi bekir b. Ahmet b. Yusuf el-Makdi’si “Fevaidu Fevaidi'l Fikr Fi'l İmam El-Mehdi El-Muntazar”)</text:p>
      <text:p text:style-name="P41">... Yüzünde parlak yıldız gibi bir renk vardır... </text:p>
      <text:p text:style-name="P47">(Fevaidu Fevaidi'l Fikr Fi'l İmam El-Mehdi El-Muntazar, sf. 12)</text:p>
      <text:p text:style-name="P47"/>
      <text:p text:style-name="P47">Allah, Hz. Yusuf'un güzelliğini şu şekilde haber vermektedir: </text:p>
      <text:p text:style-name="P76"><text:span text:style-name="T9">... (Yusuf'a da:) "Çık, onlara (görün)" dedi. Böylece onlar onu (olağanüstü güzellikte) görünce (insanüstü bir varlıkmış gibi gözlerinde) büyüttüler... </text:span><text:span text:style-name="T10">(Yusuf Suresi, 31)</text:span></text:p>
      <text:p text:style-name="P47"/>
      <text:p text:style-name="P90">SİYAH SAÇLIDIR</text:p>
      <text:p text:style-name="P76"><text:span text:style-name="T9">Yüzünün nuru başına ve </text:span><text:span text:style-name="T8">saçlarının siyahına</text:span><text:span text:style-name="T9"> kadar yükselir. </text:span></text:p>
      <text:p text:style-name="P48">(Mehdilik ve İmamiye, sf. 153/İkdüd Dürer'den)</text:p>
      <text:p text:style-name="P77"><text:span text:style-name="T8">Siyah saçlıdır.</text:span><text:span text:style-name="T9"> Siyah sakallıdır.</text:span></text:p>
      <text:p text:style-name="P47">(Mer'iy b. Yusuf b. Ebi bekir b. Ahmet b. Yusuf el-Makdi’si “Fevaidu Fevaidi'l Fikr Fi'l İmam El-Mehdi El-Muntazar”)</text:p>
      <text:p text:style-name="P76"><text:span text:style-name="T9">Yüzünün nuru,</text:span><text:span text:style-name="T8"> saçının, sakalının ve başının siyahlığı </text:span><text:span text:style-name="T9">üzerine gün gibi parlar ve ona yücelik verir. </text:span></text:p>
      <text:p text:style-name="P47">(Ukayli “En-Necmu’s-sakıb fi Beyanı Enne’l Mehdi min Evladı Ali b. Ebi Talib Ale’t-Temam ve’l kamal”)</text:p>
      <text:p text:style-name="P47"/>
      <text:p text:style-name="P90">YÜZÜNDE BEN OLMASI</text:p>
      <text:p text:style-name="P77"><text:span text:style-name="T9">Mehdi gür sakallı, ön dişleri parlak,</text:span><text:span text:style-name="T8"> yüzü benli</text:span><text:span text:style-name="T9">, açık alınlıdır.</text:span></text:p>
      <text:p text:style-name="P47">(Mer'iy b. Yusuf b. Ebu Bekir b. Ahmet b. Yusuf el-Makdi’si “Fevaidu Fevaidi'l Fikr Fi'l İmam El-Mehdi El-Muntazar”)</text:p>
      <text:p text:style-name="P41">Yüzünde bir ben bulunacaktır. </text:p>
      <text:p text:style-name="P47"><text:soft-page-break/>(El-Kavlu'l Muhtasar Fi Alamet-il Mehdiyy-il Muntazar, sf.41)</text:p>
      <text:p text:style-name="P47"/>
      <text:p text:style-name="P90">OMUZUNDA PEYGAMBER (SAV)'İN </text:p>
      <text:p text:style-name="P90">ALAMETİ VARDIR</text:p>
      <text:p text:style-name="P77"><text:span text:style-name="T9">Mehdi'nin </text:span><text:span text:style-name="T8">omuzunda Peygamber Efendimiz (sav)'deki alamet bulunacaktır. </text:span></text:p>
      <text:p text:style-name="P47">(El-Kavlu'l Muhtasar Fi Alamatil Mehdiyy-il Muntazar, sf. 41)</text:p>
      <text:p text:style-name="P41">Omuzunda Peygamber (sav)'in alameti vardır. </text:p>
      <text:p text:style-name="P47">(Kıyamet Alametleri, Berzenci, sf. 165; Kitab-ül Burhan Fi Alamet-il Mehdiyy-il Ahir Zaman, sf. 23)</text:p>
      <text:p text:style-name="P56">Omuzunda Peygamber (sav)'in nişanı vardır. </text:p>
      <text:p text:style-name="P67">(Kıyamet Alametleri, Berzenci, sf. 163)</text:p>
      <text:p text:style-name="P67"/>
      <text:p text:style-name="P68">Hadis-i şeriflerden anlaşılacağı üzere Hz. Mehdi'nin iki omuzu arasında Hz. Muhammed (sav)'de olduğu gibi açık bir işaret olan "Peygamberimiz (sav)'in alameti" olacaktır. Peygamberimiz (sav)'in alameti, İslami kaynaklarda şu şekilde bildirilmektedir:</text:p>
      <text:p text:style-name="P67">Ebu Saib b. Yezid'den rivayet edilmiştir: "Gözüm Peygamberimiz (sav)'in iki omuzu arasındaki mühüre ilişti." </text:p>
      <text:p text:style-name="P67">(Sünen-i Tirmizi, 6/126)</text:p>
      <text:p text:style-name="P67"/>
      <text:p text:style-name="P86">RENGİ</text:p>
      <text:p text:style-name="P56">Hz. Mehdi'nin rengi arabi… </text:p>
      <text:p text:style-name="P67">(İbn Hacer El Mekki; "El-Kavlü'l Muhtasar fi Alamatil Mehdiyy-il Muntazar", sf. 15-75)</text:p>
      <text:p text:style-name="P68">Not: Arap ırkının ten rengi kırmızıyla karışık beyazdır.</text:p>
      <text:p text:style-name="P68"/>
      <text:p text:style-name="P67">Hz. Peygamber (sav)'in ten rengi de kırmızıya çalan beyaz renkti. Fakat, teninin görünen kısımları güneş, rüzgar gibi etkenlerle esmere çalıyordu. Rivayetlerden Hz. Mehdi'nin de Peygamber Efendimiz (sav)'le aynı renkte olacağı anlaşılmaktadır. Bir rivayette Resulullah (sav)'ın ten rengi şöyle tarif edilmektedir:</text:p>
      <text:p text:style-name="P67">Enes b. Malik, Peygamber (sav)'in rengi hakkında şöyle dedi: Beyaz idi. Fakat beyazı esmere çalıyordu. </text:p>
      <text:p text:style-name="P67">(İbni Kesir, Şemail'ür- Resul, sf. 28)</text:p>
      <text:p text:style-name="P67">Esmerden maksat bembeyaz olmayıp az kırmızılığı ispat etmektir. Çünkü Resul-ü Ekrem Hazretleri'nin rengi, hamamdan henüz yeni çıkmış ve kendisine kızıllık gelmiş olan bir beyaz kimsenin o andaki rengi gibidir. Yani Resul-ü Ekrem Hazretleri'nin mübarek rengi, kırmızı ile karışık nurani beyaz idi. </text:p>
      <text:p text:style-name="P67">(İbni Kesir, Şemail'ür- Resul, sf. 28)</text:p>
      <text:p text:style-name="P68"/>
      <text:p text:style-name="P86">GENEL GÖRÜNÜMÜ</text:p>
      <text:p text:style-name="P67">Hz. Mehdi'nin boyu, posu sanki Beni İsrail ricalindedir.</text:p>
      <text:p text:style-name="P67"><text:soft-page-break/>(El-Kavlu'l Muhtasar Fi Alamatil Mehdiyy-il Muntazar, sf. 36-29)</text:p>
      <text:p text:style-name="P56">Cismi, İsrail cismidir. </text:p>
      <text:p text:style-name="P47">(Kitab-ül Burhan Fi Alamet-il Mehdiyy-il Ahir Zaman, sf. 24)</text:p>
      <text:p text:style-name="P76"><text:span text:style-name="T9">Mehdi</text:span><text:span text:style-name="T8"> sanki Beni İsrail'den bir şahısdır.</text:span><text:span text:style-name="T9"> (Tavrı onlara benzer yani heybetli ve akıllı) </text:span></text:p>
      <text:p text:style-name="P48">(Kitab-ül Burhan Fi Alamet-il Mehdiyy-il Ahir Zaman, sf. 23-30)</text:p>
      <text:p text:style-name="P41">O … heybetli bir şahısdır.</text:p>
      <text:p text:style-name="P47">(İkdüd dürer)</text:p>
      <text:p text:style-name="P77"><text:span text:style-name="T8">Hz. Mehdi'nin bedeni İsraili'dir.</text:span><text:span text:style-name="T9"> Hz. Mehdi, sanki Beni İsrail ricalindendir (önde gelenlerindendir).</text:span></text:p>
      <text:p text:style-name="P47">(İbn Hacer El Mekki)</text:p>
      <text:p text:style-name="P41">(Dış görünüşü) sanki İsrailoğullarından bir insana benzemektedir. </text:p>
      <text:p text:style-name="P47">(Ukayli “En-Necmu’s-sakıb fi Beyanı Enne’l Mehdi min Evladı Ali b. Ebi Talib Ale’t-Temam ve’l kamal”)</text:p>
      <text:p text:style-name="P77"><text:span text:style-name="T3">Sanki o, İsrailoğullarından bir insan gibidir.</text:span><text:span text:style-name="T35"> </text:span></text:p>
      <text:p text:style-name="P67">(Nuaym b. Hammad, vr. 52a; Mer'iy b. Yusuf b. Ebi bekir b. Ahmet b. Yusuf el-Makdi’si “Fevaidu Fevaidi'l Fikr Fi'l İmam El-Mehdi El-Muntazar”)</text:p>
      <text:p text:style-name="P68"/>
      <text:p text:style-name="P86">BOYU</text:p>
      <text:p text:style-name="P76"><text:span text:style-name="T35">Mehdi, </text:span><text:span text:style-name="T3">orta boylu</text:span><text:span text:style-name="T35"> olacaktır. </text:span></text:p>
      <text:p text:style-name="P67">(El-Kavlu'l Muhtasar Fi Alamatil Mehdiyy-il Muntazar, sf. 41)</text:p>
      <text:p text:style-name="P77"><text:span text:style-name="T35">Mehdi’nin adı Muhammed b. Abdullah'tır. </text:span><text:span text:style-name="T3">O, orta boylu...</text:span></text:p>
      <text:p text:style-name="P67">(Fevaidu Fevaidi'l Fikr Fi'l İmam El-Mehdi El-Muntazar, sf. 11)</text:p>
      <text:p text:style-name="P67"/>
      <text:p text:style-name="P67">Peygamber Efendimiz (sav)'in de aynı boyda olduğunu rivayetlerden öğrenmekteyiz:</text:p>
      <text:p text:style-name="P67">Enes B. Malik rivayetlerde buyurdu ki: Resulullah (sav) orta boylu idi. Bilindiği gibi hadiste geçen "Rab'a" kelimesi normal ve orta boylu demektir. Fakat normal boy için uzun olan şahsa göre bir sınır vardır. Çünkü boyun sahibi kendi karışı ile yedi karış kadar olan boya normal boy denilir. </text:p>
      <text:p text:style-name="P67">(Tirmizi, Şemail-i Şerif, sf. 15)</text:p>
      <text:p text:style-name="P67"/>
      <text:p text:style-name="P86">GENİŞ VÜCUTLU OLMASI</text:p>
      <text:p text:style-name="P76"><text:span text:style-name="T35">Hadislerde Hz. Mehdi'nin karnının, göğsünün, alnının, bacak aralıklarının, uyluklarının geniş olduğu bildirilmektedir.</text:span><text:span text:style-name="T3"> Alnının geniş olmasıyla orantılı olarak başı da büyük olacaktır. </text:span><text:span text:style-name="T35">Tüm bu tasvirlerden, Hz. Mehdi'nin tüm vücudunun geniş olduğu anlaşılmaktadır.</text:span></text:p>
      <text:p text:style-name="P56">İri gövdeli... </text:p>
      <text:p text:style-name="P67">(Ukayli “En-Necmu’s-sakıb fi Beyanı Enne’l Mehdi min Evladı Ali b. Ebi Talib Ale’t-Temam ve’l kamal”)</text:p>
      <text:p text:style-name="P76"><text:span text:style-name="T35">O, alnı açık…</text:span><text:span text:style-name="T3"> karnı büyük, iki uyluk arası açık…</text:span></text:p>
      <text:p text:style-name="P67"><text:soft-page-break/>(Fevaidu Fevaidi'l Fikr Fi'l İmam El-Mehdi El-Muntazar, sf. 13)</text:p>
      <text:p text:style-name="P56">İki uyluk arası açık... </text:p>
      <text:p text:style-name="P68">(Mer'iy b. Yusuf b. Ebi bekir b. Ahmet b. Yusuf el-Makdi’si “Fevaidu Fevaidi'l Fikr Fi'l İmam El-Mehdi El-Muntazar”)</text:p>
      <text:p text:style-name="P56">Hz. Mehdi, Hz. Hasan'ın soyundandır. Bacakları aralıklıdır. </text:p>
      <text:p text:style-name="P67">(Ali Bin Hüsamettin El Muttaki, Celaleddin Suyuti'nin Tasnifinden Hadisler – Ahir Zaman Mehdisinin Alametleri, sf. 22)</text:p>
      <text:p text:style-name="P56">... Onun... alnı geniştir. Yeryüzünü adaletle dolduracak ve malı bol bir şekilde dağıtacaktır. </text:p>
      <text:p text:style-name="P67">(Ali Bin Hüsamettin El Muttaki, Celaleddin Suyuti'nin Tasnifinden Hadisler – Ahir Zaman Mehdisinin Alametleri, sf. 22)</text:p>
      <text:p text:style-name="P68"/>
      <text:p text:style-name="P86">ALNININ AÇIK VE GENİŞ OLMASI</text:p>
      <text:p text:style-name="P68">Hz. Mehdi'nin alnının açık ve geniş olmasına orantılı olarak başının da büyük olacağı hadislerden anlaşılmaktadır. </text:p>
      <text:p text:style-name="P67">Mehdi bendendir... Açık alınlıdır. </text:p>
      <text:p text:style-name="P67">(Kitab-ül Burhan fi Alamet-il Mehdiyy-il Ahir Zaman, sf. 21)</text:p>
      <text:p text:style-name="P67">Mehdi bizdendir, alnı açık... </text:p>
      <text:p text:style-name="P67">(Kitab-ül Burhan fi Alamet-il Mehdiyy-il Ahir Zaman, sf. 21)</text:p>
      <text:p text:style-name="P76"><text:span text:style-name="T35">Alü Teala, benim neslimden, </text:span><text:span text:style-name="T3">alnı açık</text:span><text:span text:style-name="T35">, yeryüzünü adaletle doldurarak malı ve eşyayı insanlara bol bol ikram eden bir evladımı gönderecektir. </text:span></text:p>
      <text:p text:style-name="P67">(El-Kavlu'l Muhtasar Fi Alamet-il Mehdiyy-il Muntazar, sf. 23)</text:p>
      <text:p text:style-name="P68">O, açık alınlıdır. </text:p>
      <text:p text:style-name="P67">(Mer'iy b. Yusuf b. Ebi bekir b. Ahmet b. Yusuf el-Makdi’si “Fevaidu Fevaidi'l Fikr Fi'l İmam El-Mehdi El-Muntazar”)</text:p>
      <text:p text:style-name="P76"><text:span text:style-name="T35">Muhakkak ki Allah, benim neslim içinde </text:span><text:span text:style-name="T3">alnı açık </text:span><text:span text:style-name="T35">(olan) bir şahıs gönderecektir. </text:span></text:p>
      <text:p text:style-name="P67">(Fevaidu Fevaidi'l Fikr Fi'l İmam El-Mehdi El-Muntazar, sf. 11)</text:p>
      <text:p text:style-name="P67"/>
      <text:p text:style-name="P86">KARNININ GENİŞ OLMASI</text:p>
      <text:p text:style-name="P76"><text:span text:style-name="T35">O, alnı açık... </text:span><text:span text:style-name="T3">karnı büyük</text:span><text:span text:style-name="T35">, iki uyruk arası açık...</text:span></text:p>
      <text:p text:style-name="P68">(Fevaidu Fevaidi'l Fikr Fi'l İmam El-Mehdi El-Muntazar, sf. 13)</text:p>
      <text:p text:style-name="P67"/>
      <text:p text:style-name="P86">UYLUKLARI UZUNDUR</text:p>
      <text:p text:style-name="P77"><text:span text:style-name="T3">Uylukları uzundur,</text:span><text:span text:style-name="T35"> rengi Arap rengidir. </text:span></text:p>
      <text:p text:style-name="P67">(Kıyamet Alametleri, Berzenci, sf. 162-163) </text:p>
      <text:p text:style-name="P67"/>
      <text:p text:style-name="P86">YÜRÜYÜŞÜ</text:p>
      <text:p text:style-name="P77"><text:span text:style-name="T35">Bir özelliği de yürürken </text:span><text:span text:style-name="T3">uyluklarının açık ve birbirinden uzak olmasıdır.</text:span></text:p>
      <text:p text:style-name="P68">(El-Kavlu'l Muhtasar Fi Alamatil Mehdiyy-il Muntazar, sf. 32)</text:p>
      <text:p text:style-name="P67"/>
      <text:p text:style-name="P86"><text:soft-page-break/>YAŞI</text:p>
      <text:p text:style-name="P67">Hadislerde belirtilen Hz. Mehdi'nin gönderildiği yaşlardan kasıt, onun vazifeye başlayacağı, insanların kendisini tanıyacakları ve faaliyetini görüp izleyecekleri yaşlardır. </text:p>
      <text:p text:style-name="P67">Yaşı 30 ile 40 arasında olduğu halde gönderilecektir... Mehdi benim evlatlarımdandır. 40 yaşlarındadır. </text:p>
      <text:p text:style-name="P67">(El-Kavlu'l Muhtasar Fi Alamatil Mehdiyy-il Muntazar, sf. 41)</text:p>
      <text:p text:style-name="P77"><text:span text:style-name="T3">40 yaşındadır.</text:span><text:span text:style-name="T35"> Diğer bir rivayete göre 30 ile 40 yaşındadır. </text:span></text:p>
      <text:p text:style-name="P68">(Kıyamet Alametleri, Berzenci, sf. 16)</text:p>
      <text:p text:style-name="P76"><text:span text:style-name="T35">Mehdi benim neslimdendir. </text:span><text:span text:style-name="T3">O 40 yaşındadır. </text:span><text:span text:style-name="T35">Sanki yüzü parlak bir yıldızdır... </text:span></text:p>
      <text:p text:style-name="P67">(Mer'iy b. Yusuf b. Ebi bekir b. Ahmet b. Yusuf el-Makdisi “Fevaidu Fevaidi'l Fikr Fi'l İmam El-Mehdi El-Muntazar”)</text:p>
      <text:p text:style-name="P67"/>
      <text:p text:style-name="P86">SAKALI</text:p>
      <text:p text:style-name="P56">Sakalı bol ve sık olacaktır. </text:p>
      <text:p text:style-name="P67">(El-Kavlu'l Muhtasar Fi Alamatil Mehdiyy-il Muntazar, sf. 23)</text:p>
      <text:p text:style-name="P56">Sakalı sıktır. </text:p>
      <text:p text:style-name="P68">(Kıyamet Alametleri, Berzenci, sf. 163)</text:p>
      <text:p text:style-name="P67"/>
      <text:p text:style-name="P86">BURNU GÜZELDİR</text:p>
      <text:p text:style-name="P76"><text:span text:style-name="T35">Onun alnı geniş, </text:span><text:span text:style-name="T3">burnu ise ince olacaktır.</text:span></text:p>
      <text:p text:style-name="P67">(Tırmizi, Büyük Hadis Külliyatı, Rudani 5.Cilt, sf. 365)</text:p>
      <text:p text:style-name="P76"><text:span text:style-name="T35">O, açık alınlı, </text:span><text:span text:style-name="T3">küçük burunlu…</text:span></text:p>
      <text:p text:style-name="P67">(Muhammed B. Resul Al-Hüseyni El Berzenci, "Kıyamet Alametleri" Pamuk Yayınları, Trc. Naim Erdoğan, sf. 163)</text:p>
      <text:p text:style-name="P67">O açık alınlı ve ince burunludur. </text:p>
      <text:p text:style-name="P68">(Ahmed, b. Hanbel II-291, III-17) (Süneni Ebu Davud Terceme ve şerhi cilt. 14, Şail Yayıncılık, K. el-Mehdi (35), sf. 404)</text:p>
      <text:p text:style-name="P67"/>
      <text:p text:style-name="P86">KAŞLARI VE GÖZLERİ</text:p>
      <text:p text:style-name="P76"><text:span text:style-name="T35">O, açık alınlı, küçük burunlu, </text:span><text:span text:style-name="T3">iri gözlü.... </text:span></text:p>
      <text:p text:style-name="P67">(Muhammed B. Resul Al-Hüseyni El Berzenci, "Kıyamet Alametleri" Naim Erdoğan, sf. 163)</text:p>
      <text:p text:style-name="P56">Kaşı kavislidir. </text:p>
      <text:p text:style-name="P67">(Muhammed B. Resul Al-Hüseyni El Berzenci, "Kıyamet Alametleri" Pamuk Yayınları, Trc. Naim Erdoğan, sf. 163)</text:p>
      <text:p text:style-name="P77"><text:span text:style-name="T35">Hz. Mehdi'nin </text:span><text:span text:style-name="T3">kaşları... araları açık...</text:span></text:p>
      <text:p text:style-name="P67">(El-Kavlu'l Muhtasar Fi Alamet-il Mehdiyy-il Muntazar, sf. 41)</text:p>
      <text:p text:style-name="P67"/>
      <text:p text:style-name="P76"><text:span text:style-name="T35">Hadiste Hz. Mehdi'nin kaşlarının aralarının açık olmasıyla, </text:span><text:span text:style-name="T3">gözü ve kaşı arasında mesafenin geniş olduğu ifade edilmektedir. </text:span></text:p>
      <text:p text:style-name="P67"><text:soft-page-break/></text:p>
      <text:p text:style-name="P86">DİŞLERİNİN GÜZELLİĞİ VE PARLAKLIĞI</text:p>
      <text:p text:style-name="P56">Dişleri parlak olacaktır. </text:p>
      <text:p text:style-name="P67">(Nuaym b. Hammad, vr. 52a; El-Kavlu'l Muhtasar Fi Alamet-il Mehdiyy-il Muntazar, sf. 41)</text:p>
      <text:p text:style-name="P77"><text:span text:style-name="T35">Mehdi, gür sakallı, </text:span><text:span text:style-name="T3">ön dişleri parlak... </text:span></text:p>
      <text:p text:style-name="P71">(Mer'iy b. Yusuf b. Ebi bekir b. Ahmet b. Yusuf el-Makdi’si “Feraidu Fevaidi'l Fikr Fi'l İmam El-Mehdi El-Muntazar”)</text:p>
      <text:p text:style-name="P69"/>
      <text:p text:style-name="P7">SONUÇ</text:p>
      <text:p text:style-name="P30"/>
      <text:p text:style-name="P134"/>
      <text:p text:style-name="P30">Bu kitapçık boyunca Peygamberimiz (sav)’in hadisleri ışığında, ahir zamanda ortaya çıkacak olan Hz. Mehdi’nin çıkış alametlerini ve tanınmasını sağlayacak belli başlı özellikleri inceledik. </text:p>
      <text:p text:style-name="P30">Peygamberimiz (sav) bu hadislerinde Hz. Mehdi’nin gerek fiziksel gerek ahlaki özellikleri hakkında pek çok tanıtıcı bilgi vermiştir. Hz. Mehdi’nin ahlakının, kendi ahlakına benzediğini bildirmiş, onun Allah korkusunu ve güzel ahlakını övmüştür. Peygamber Efendimiz (sav) Hz. Mehdi’nin, insanların dünyada ve ahiretteki kurtuluşlarına vesile olacak çok kıymetli bir kimse olduğunu belirtmiş ve ortaya çıktığında, insanların “kar üzerinde sürünerek de olsa ona uymalarını” bildirmiştir: </text:p>
      <text:p text:style-name="P104">İbni Ebi Şeybe ve Naim b. Hammad Fiten isimli eserde, İbni Mace ve Ebu Naim ise İbni Mes’ud’dan tahric ettiler. O dedi ki: ... “O (Mehdi) arza sahib olur ve kendisinden önce baskı ve zulümle dolu olan arzı adaletle doldurur. Sizden O’na kim yetişirse, kar üzerinde sürünerek dahi olsa gelsin, O’na katılsın. Zira O Mehdi’dir.” (Ahir Zaman Mehdisinin alametleri, Celalettin Suyuti, sf. 14)</text:p>
      <text:p text:style-name="P57">İçinde bulunduğumuz dönem 1400 senedir beklenen, Peygamberimiz (sav)’in müjdelediği bu tarihi olayın gerçekleşmesinin yaklaştığı dönemdir. Bu gerçeğin şuurunda olan ve Hz. Mehdi ortaya çıktığında onun yanında olma şerefine erişmek isteyen tüm Müslümanlar Peygamberimiz (sav)’in hadislerinde verdiği bu bilgileri dikkatlice okumalı, bu mübarek şahsı doğru bir şekilde tanıyabilmek için tüm sebeplere sarılmalıdırlar. Zira bu bilgilerin dikkatlice araştırılıp incelenmesi, bu kutlu şahsın tanınabilmesinde Allah’ın izniyle önemli bir yol gösterici olacaktır. </text:p>
      <text:p text:style-name="P57">Hiç kuşkusuz ki İslam dininin aslına dönmesine ve Kuran ahlakının tüm yeryüzüne hakim olmasına vesile olacak, Müslümanlar arasında büyük bir birlik sağlayacak böylesine kutlu bir zata zemin hazırlamak ve ona yardımcı olmak Müslümanların önemli bir sorumluluğudur. Hz. Mehdi gibi mübarek bir şahsın yakınlarından olabilmek, ona destek olabilmek, tüm insanlara yönelik hayırlı faaliyetlerinde ona yardımcı olabilmek tüm inananlar için büyük bir nimet ve şereftir.</text:p>
      <text:p text:style-name="P57"/>
      <text:p text:style-name="P58"/>
      <text:p text:style-name="P60"/>
      <text:p text:style-name="P11">İKİNCİ KİTAP</text:p>
      <text:p text:style-name="P66"/>
      <text:p text:style-name="P82">RİSALE-İ NUR'DA</text:p>
      <text:p text:style-name="P82">BATINİ TEFSİR</text:p>
      <text:p text:style-name="P82">TEHLİKESİ</text:p>
      <text:p text:style-name="P60"/>
      <text:p text:style-name="P60"/>
      <text:p text:style-name="P84">GİRİŞ</text:p>
      <text:p text:style-name="P60"/>
      <text:p text:style-name="P60"/>
      <text:p text:style-name="P58">Yakın tarihin en büyük İslam alimlerinden biri olan Bediüzzaman Said Nursi Hazretleri'nin yazmış olduğu Risale-i Nur Külliyatı, yüzbinlerce insanın hidayetine vesile olmuş çok önemli eserlerdir. Bediüzzaman'ın samimi üslubu, tefekkürleri ve hikmetli anlatımı, her okuyan için önemli bir yol gösterici ve hidayet rehberi olmuştur. Risale-i Nurlar'ın geniş kitleler üzerindeki bu samimi etkisi son derece açıktır. Her biri son derece samimi örneklerle ele alınmış olan tüm bu konuların anlatımındaki sadelik ve açıklık her kesimden insanın kolaylıkla anlayabileceği şekildedir.</text:p>
      <text:p text:style-name="P77"><text:span text:style-name="T18">Ancak tüm bu üstün özelliklerine rağmen kimi çevrelerde, Bediüzzaman'ın eserlerinin anlaşılabilmesi için tefsir edilmesi gerektiği şeklinde yanlış bir kanaat söz konusudur. Sözde Risaleler'de şifreli ve karmaşık bir anlatım olduğu, düz okumayla anlaşılamayacağı ve bu şifreleri de ancak bu konuda bilgi sahibi olan belirli kişilerin çözebilecekleri düşünülür. Bediüzzaman'ın açık anlatımının ardında bir de batıni anlam gizlendiği; dolayısıyla Bediüzzaman'ın anlatmak istediği gerçeklerin de ancak batıni tefsir ile anlaşılabileceği öne sürülür. Bu bakış açısı kimi zaman öyle bir dereceye gelebilmektedir ki, Bediüzzaman'a büyük bir sevgi ve saygı duyan kimseler dahi, Bediüzzaman'ın söylediklerinin anlaşılabilmesi için </text:span><text:span text:style-name="T19">"Risaleler'deki sözlerinin yeterli olmayacağını" </text:span><text:span text:style-name="T18">öne sürebilmektedirler. Bu sözleri, yalnızca özel sırlara vakıf, özel tefsir gücü olan, özel yeteneklere ve hislere sahip bazı özel kişilerin </text:span><text:span text:style-name="T19">"batıni tefsir"</text:span><text:span text:style-name="T18"> yaparak anlayabileceğini savunmaktadırlar.</text:span></text:p>
      <text:p text:style-name="P58">Risaleler konusundaki bu yaklaşım özellikle de Bediüzzaman'ın ahir zaman ve Hz. Mehdi konusundaki açıklamalarında gündeme gelmektedir. Bediüzzaman'ın ve onun kaleme almış olduğu Risale-i Nur Külliyatı'nın Mehdilik görevini üstlendiği yönünde bir hüsn-ü zanna sahip olan kimseler, Bediüzzaman'ın özellikle de bu konuyu reddeden açıklamalarını kabullenmekten kaçınmakta ve bu sözleri çeşitli şekillerde tevil etme yoluna gitmektedirler.</text:p>
      <text:p text:style-name="P58">Kuşkusuz ki bu durum, söz konusu düşünceyle hareket eden kimselerin bazı konularda birtakım endişeler taşımalarından kaynaklanmaktadır. Yoksa Bediüzzaman'ın Risaleler'de yer alan her bir sözünün ne kadar hikmetli ve anlaşılır olduğu açık ve bilinen <text:soft-page-break/>bir gerçektir. Her kelimesi gerçekleri içeren bu Risaleler, Bediüzzaman Said Nursi hayattayken yayınlanmıştır. Bediüzzaman eserlerini bizzat kendisi tashih etmiş ve düzeltmiştir. Milyonlarca kişinin bu konuları eserlerinden öğreneceğini bilerek kaleme alan Bediüzzaman, Peygamberimiz (sav)'in hadislerindeki manaları ümmetine aktarırken şüphesiz ki her zaman olduğu gibi zerre kadar doğruların dışına çıkmamıştır. Neyin doğru olduğunu düşündüyse ve gerçek kanaati ne ise onları yazmıştır. Bu nedenle eserleri tamamen saf gerçekleri yansıtmaktadır. Bediüzzaman, "bir Risale-i Nur talebesi olarak ben de bunlara uyuyorum" diyerek, hayatta olduğu süre içerisinde eserlerinde yazdıklarının doğruluğunu defalarca tasdik etmiştir. Tüm bunların yanı sıra Bediüzzaman, eserlerinde sözlerinin yeniden bir kez daha tefsir edilmesine karşı olduğu yönündeki fikirlerini de açıkça beyan etmiştir. Risaleler'in ikinci bir kez tefsir edilmesinin, sözlerini aslından uzaklaştırarak anlamını yitirmesine ve yanlış çıkarımlara neden olacağını belirtmiştir. Dolayısıyla tüm bunlara rağmen yaşadığı yüzyılın müceddidi olan Bediüzzaman Said Nursi gibi büyük bir İslam aliminin eserlerinin anlaşılamadığı, bu nedenle de veciz bir şekilde kaleme almış olduğu, apaçık sözlerinin bir kez daha tefsir edilmesi gerektiği yönündeki fikirler hem yanlıştır hem de Bediüzzaman'ın bizzat kendi ifadeleriyle tümüyle çelişmektedir. Böyle bir yaklaşım, büyük bir müceddidin eserlerinin tümünden kuşku duyulmasına yol açacak sakıncalı bir girişim olacaktır. Unutulmamalıdır ki, büyük müceddid Bediüzzaman'a karşı gösterilecek gerçek sevgi ve saygı, onun büyük bir samimiyetle kaleme aldığı eserlerine sahip çıkmayı, onun gerçekte söylemek istediklerini tam anlayıp onu desteklemeyi gerektirmektedir.</text:p>
      <text:p text:style-name="P77"><text:span text:style-name="T18">Bu kitabın amacı da bu doğrultuda </text:span><text:span text:style-name="T19">"batın tefsirciliği"</text:span><text:span text:style-name="T18"> konusunu ele almak, bu düşünce ile yapılan tefsirlerin yanlışlığını ve Bediüzzaman'ın izahlarıyla ne kadar çeliştiğini bizzat Bediüzzaman Said Nursi'nin sözleriyle ortaya koymaktır. Böyle bir yöntemin ne tür sonuçlara yol açabileceğini, Risaleler ve Bediüzzaman'ın sözleri üzerinde nasıl zararlar oluşturabileceğini hatırlatmaktır.</text:span></text:p>
      <text:p text:style-name="P58"/>
      <text:p text:style-name="P58"/>
      <text:p text:style-name="P10">HİCRİ 13. ASRIN BÜYÜK MÜCEDDİDİ;</text:p>
      <text:p text:style-name="P83">BEDİÜZZAMAN SAİD NURSİ</text:p>
      <text:p text:style-name="P60"/>
      <text:p text:style-name="P58"/>
      <text:p text:style-name="P58">Geçtiğimiz yüzyılın müceddidi olan Bediüzzaman Said Nursi, hayatını Allah'ın varlığını ve Yüceliğini anlatmaya, İslam'ın değerlerini yükseltmeye adamış, bu yolda birçok zorluklarla karşılaşmış, derin bir imana sahip, büyük bir mütefekkirdir. Hayatı boyunca büyük bir fikri mücadele örneği sergilemiş, hikmetli karar ve davranışlarıyla Müslümanlara örnek ve öncü olmuş mübarek bir şahıstır. Eserlerinde ortaya koyduğu ilim, ihlas, belagat ve daha birçok özellikten, kendisinin belki de İslam tarihinin en büyük velilerinden biri olduğu anlaşılmaktadır. </text:p>
      <text:p text:style-name="P58">Bediüzzaman Said Nursi, derin bilgiler içeren beş bin sayfalık Risale-i Nur Külliyatı ile milyonlarca insanın hidayetine vesile olmuş büyük bir mütefekkirdir. Hicri 13. asrın müceddidi olan Bediüzzaman, eserleriyle Müslümanlara ışık tutmuş, Kuran ahlakını en güzel şekilde yaşamış ve mücadelesiyle örnek bir kişilik olmuştur. Yaşadığı dönem, meydana gelen dünya savaşları nedeniyle, belki de tarihin en zor, en sıkıntılı yılları olmuştur. Osmanlı İmparatorluğu'nun dağılma yıllarından, vefatı olan 1960 yılına kadar, yaşanan maddi, manevi çok büyük zorluklar zamanında, sarsılmaz bir fikri mücadele veren Bediüzzaman, değerli fikirleriyle, milletimize zararı olacak ideolojilere bir set olmaya çalışmış ve iman hakikatlerinin tebliği ile Müslümanların manevi yönden güçlenmelerine vesile olmuştur. (Allah ondan razı olsun.)</text:p>
      <text:p text:style-name="P58">Bediüzzaman Hazretleri, büyük bir müceddid olarak, her zaman inandığı gibi yaşamış ve düşündüğü gibi konuşmuştur. Seksen yedi yıllık uzun ömrünü ihlas ve samimiyet ile inandığı Kuran ahlakını anlatarak geçirmiştir. Bu hizmeti esnasında her zaman doğruları ifade etmiş, hatta bu nedenle yirmi sekiz yılını hapishanelerde ve sürgünde zor şartlarda geçirmiştir. Buna rağmen hiçbir zaman söylenmesi gereken gerçekleri ifade etmekten kaçınmamış, hangi şart ve ortamda olursa olsun hiçbir konuda, özellikle imani konularda Kuran ve Peygamberimiz (sav)'in sünneti doğrultusunun dışına çıkmadan gerçekleri çok açık ve net izah etmiştir. Başkaları tarafından yadırganacak, yanlış anlaşılacak diye, doğruları gizlemenin ve anlamı değişecek şekilde sözü eksik veya farklı söylemenin Kuran ahlakına aykırı olduğunu da yine Bediüzzaman ifade etmiştir. Bediüzzaman, söylenilen her sözün doğru olması gerektiğini belirterek doğruluğun önemini de şöyle vurgulamıştır:</text:p>
      <text:p text:style-name="P77"><text:span text:style-name="T22">"Yol ikidir: Ya sükût etmektir (susmaktır). </text:span><text:span text:style-name="T24">Çünkü söylenilen her sözün doğru olması lazımdır. </text:span><text:span text:style-name="T22">Veya sıdktır (doğruluk). Çünkü İslamiyetin esası, sıdktır (doğruluktur). İmanın hassası, sıdktır (doğruluktur). Bütün kemalata îsal edici (iyiliklere ulaştıran), sıdktır. Ahlak-ı aliyenin (yüksek ahlakın) hayatı, sıdktır (doğruluktur). Terakkiyatın mihveri (ilerlemenin merkezi) sıdktır (doğruluktur). Alem-i İslam'ın nizamı (İslam aleminin düzeni) sıdktır (doğruluktur). Nev'-i beşeri kabe-i kemalata îsal eden, (insanlığı ahlak ve terbiyeye ulaştıran) </text:span><text:soft-page-break/><text:span text:style-name="T22">sıdktır (doğruluktur). Ashab-ı Kiram'ı (sahabeleri) bütün insanlara tefevvuk ettiren (üstün kılan) sıdktır (doğruluktur). Muhammed-i Haşimî Aleyhissalatü Vesselam'ı meratib-i beşeriyenin (insanlık derecesinin) en yükseğine çıkaran, sıdktır (doğruluktur)." (İşarat-ül İcaz, sf.82)</text:span></text:p>
      <text:p text:style-name="P58">Dolayısıyla Bediüzzaman, kendisine yöneltilen her soruya doğru cevap vermiş ve eserlerine doğru olarak geçirmiştir. Ahir zaman ile ilgili kendisine yöneltilen sorulara karşı da hiçbir zaman suskun kalmamış, her konuyu en ince ayrıntısına kadar izah etmiştir. Bu nedenle, bu konularda anlattığı her sözü, her anlattığı konu gibi birebir gerçekleri yansıtmaktadır. </text:p>
      <text:p text:style-name="P58"/>
      <text:p text:style-name="P5">YANILTICI BİR AKIM</text:p>
      <text:p text:style-name="P79">"RİSALE-İ NUR'DA BATIN </text:p>
      <text:p text:style-name="P79">TEFSİRCİLİĞİ"</text:p>
      <text:p text:style-name="P54"/>
      <text:p text:style-name="P54"/>
      <text:p text:style-name="P94">BATIN TEFSİRCİLİĞİ NEDİR?</text:p>
      <text:p text:style-name="P54"/>
      <text:p text:style-name="P32">Batın tefsirciliği Bediüzzaman'ın sözlerinin, Risaleler'in her okuyan tarafından anlaşılamayacak bazı gizli ve şifreli anlamlar taşıdığını öne sürer. Bu bakış açısına göre, Bediüzzaman'ın düşüncelerini öğrenmek isteyen kimselerin, Bediüzzaman'ın sözlerini Risaleler'den değil, batın tefsircilerinin açıklamalarından anlamaya çalışmaları gerekmektedir.</text:p>
      <text:p text:style-name="P32"/>
      <text:p text:style-name="P55">BU DÜŞÜNCEYE GÖRE BEDİÜZZAMAN'IN </text:p>
      <text:p text:style-name="P55">SÖZLERİNİ YALNIZCA KİMLER ANLAYABİLİR VE </text:p>
      <text:p text:style-name="P55">BATIN TEFSİRCİLİĞİNİ KİMLER YAPABİLİR?</text:p>
      <text:p text:style-name="P77"><text:span text:style-name="T1">Bediüzzaman'ın Risaleler'de yer alan sözlerinin, yalnızca özel bazı sırlara vakıf, özel tefsir gücü olan, özel yeteneklere ve hislere sahip bazı özel kişilerin </text:span><text:span text:style-name="T2">"batıni tefsir"</text:span><text:span text:style-name="T1"> yaparak anlayabilecekleri savunulur. Dolayısıyla Bediüzzaman'ın Risaleler'de yazmış olduğu sözlerini de ancak sadece bu belirli şahısların anlayabileceği öne sürülür.</text:span></text:p>
      <text:p text:style-name="P32"/>
      <text:p text:style-name="P55">RİSALELERDE BATINİ TEFSİR GEREKTİĞİNE </text:p>
      <text:p text:style-name="P55">İNANILAN BAŞLICA KONULAR NELERDİR?</text:p>
      <text:p text:style-name="P32">Batın tefsirciliğine göre, anlaşılabilmesi için tefsir edilmesi gereken başlıca konular arasında Bediüzzaman'ın, ahir zaman, Hz. İsa'nın ve Hz. Mehdi'nin gelişi ve İslam ahlakını tüm dünyaya hakim kılmasına ilişkin açıklamaları yer almaktadır. Bediüzzaman'ın bu konulardaki izahları son derece açık ve anlaşılır olduğu halde, Bediüzzaman'ın bu sözlerinin aslında açık anlatımının tamamen dışında çok daha farklı anlamlar içerdiği ve bunların da ancak batıni tefsir yapabilen kişiler tarafından izah edilebileceği düşünülür. </text:p>
      <text:p text:style-name="P32">Bediüzzaman eserlerinde yüzlerce sayfa boyunca Hz. Mehdi'nin sahip olacağı özellikler hakkında bilgi vermiş, kendisine Mehdiyet konusunda hüsn-ü zan ile yaklaşan kimselere ise, kendisinin Hz. Mehdi de olması gereken özellikleri taşımadığını belirterek cevap vermiştir. Ancak Bediüzzaman'a bu yönde hüsn-ü zan besleyen söz konusu kişiler, Bediüzzaman'ın bu sözlerinin aslında gerçekleri yansıtmadığını; Bediüzzaman'ın kanaatinin bunun tam tersi yönünde olduğunu ve bunları da sözlerindeki şifreli anlatımlarda gizli olduğunu düşünmektedirler. Oysa ki kitabın ilerleyen bölümlerinde detaylı olarak inceleneceği gibi, Bediüzzaman eserlerinde kendisinin Mehdi olmadığını ve bunun delillerini, yüzlerce sayfa boyunca yaptığı izahlarla çok anlaşılır ve tevile yer bırakmayacak şekilde açıklamıştır.</text:p>
      <text:p text:style-name="P32"><text:soft-page-break/></text:p>
      <text:p text:style-name="P17">BEDİÜZZAMAN'IN SÖZLERİNİN ASLINDA </text:p>
      <text:p text:style-name="P55">TAM TERSİ ANLAMLAR İÇERDİĞİNİ </text:p>
      <text:p text:style-name="P55">ÖNE SÜRMEK DOĞRU MUDUR?</text:p>
      <text:p text:style-name="P32">Milyonlarca kişinin, anlattığı konuları eserlerinden öğreneceğini bilerek kaleme alan Bediüzzaman, Peygamberimiz (sav)'in hadislerindeki manaları topluma aktarırken her zaman olduğu gibi zerre kadar doğruların dışına çıkmamıştır. Neyin doğru olduğunu düşündüyse ve gerçek kanaati ne ise onları yazmıştır. Bu nedenle eserleri tamamen saf gerçekleri yansıtmaktadır.</text:p>
      <text:p text:style-name="P32">Batıni tefsir anlayışı ise, Bediüzzaman'ın sözlerinin aslında gerçekleri yansıtmadığını, Bediüzzaman'ın eserlerinde inandığı şeylerin tam aksine bilgiler vererek onlarca yıldan beri sözde tüm İslam ümmetini aldattığını, asıl inandığı gerçeklerin ise yalnızca söz konusu batın tefsircileri tarafından anlaşılabileceğini savunmaktadır. Böyle bir düşünce şekli ise, her ne kadar iyi niyetle ortaya atılsa bile, hiç kuşkusuz ki Bediüzzaman Said Nursi Hazretleri'ne karşı çok galiz bir hakaret, büyük bir zulüm ve iftira olur. Çünkü bu, Bediüzzaman gibi değerli ve üstün ahlaklı bir şahsın bu konuda yüzlerce sayfa boyunca yazdıklarının "yalan" olduğunu iddia etmek anlamına gelir ki, bu da böylesine değerli bir İslam alimine karşı yapılan çok büyük bir bühtan ve iftiradır.</text:p>
      <text:p text:style-name="P32">Böyle bir yaklaşım tarzı, bu düşünceyle hareket eden kimseleri töhmet altında bırakır. Bediüzzaman gibi derin imanlı büyük bir müceddidin, eserlerinde, düşündüğü ve inandığı şeylerin tam tersine açıklamalarda bulunması hiçbir şekilde söz konusu değildir. Dolayısıyla Bediüzzaman'ın vefatından yıllar sonra böyle bir iddia ile ortaya çıkmak, her ne kadar iyilik adına, Bediüzzaman'ı sevme adına yapılmış dahi olsa, Bediüzzaman adına çok büyük bir suçlama olur. Onu yalancılıkla itham eden ve yüzlerce sayfa ile ümmeti aldattığını iddia eden böyle bir yaklaşım ise hiçbir vicdanın kabul etmeyeceği bir davranıştır.</text:p>
      <text:p text:style-name="P32">Ayrıca bu, böylesine değerli bir müceddidin kaleme aldığı Risaleler'in tümünü şüpheli hale getirecek son derece tehlikeli bir girişimdir. Bunun gibi pek çok kişi, birbirinden farklı iddialarla ortaya çıkıp "Bediüzzaman Said Nursi burada böyle demiştir ama bunların tamamı bir taktiktir, yalandır; doğrusunu bize söyledi" dese bu ne kadar geçerli olacaktır? Böyle bir durumda bir süre sonra Risale-i Nur'da yer alan her konu için bir şey söylenebilir ve Bediüzzaman'ın eserleri gerçek manasından ve hikmetinden giderek uzaklaşır. Böyle bir tehlikeyi önlemek ise, Bediüzzaman gibi değerli bir İslam aliminin bizzat yazıp tasdik ettiği apaçık sözlerini korumakla mümkün olacaktır.</text:p>
      <text:p text:style-name="P32"/>
      <text:p text:style-name="P55">RİSALE-İ NUR KÜLLİYATI HER OKUYANIN </text:p>
      <text:p text:style-name="P55">ANLAYABİLECEĞİ HİKMETLİ ESERLERDİR</text:p>
      <text:p text:style-name="P77"><text:span text:style-name="T1">Bediüzzaman'ın apaçık ve hikmetli sözlerinden oluşan Risaleler'de anlatılanlar okuyanlar tarafından kolaylıkla anlaşılmaktadır. Bediüzzaman'ın ifadesiyle </text:span><text:span text:style-name="T26">"avamdan havassa ya da bir ortaokul talebesinden bir filozofa kadar okuyan herkesin kolaylıkla anlayabileceği"</text:span><text:span text:style-name="T1"> </text:span><text:span text:style-name="T28">(Kastamonu Lahikası, sf.70; Şualar, sf.549)</text:span><text:span text:style-name="T37"> </text:span><text:span text:style-name="T1">kadar anlaşılır sözleri, batıni </text:span><text:soft-page-break/><text:span text:style-name="T1">anlamı farklı diyerek başka şekilde tefsir etmek ve yorumlamak son derece yanlıştır. Bu tür bir bakış açısı, Risaleler'in aslından uzaklaşmasına neden olacak bir çalışmadır. Bu durumda isteyen herkes Bediüzzaman'ın sözlerine kendi bakış açısıyla yeni bir yorum getirebilecek ve yanlış çıkarımlara yol açabilecektir. Bu şekilde Risaleler de, Bediüzzaman'ın gerçek sözlerini değil, bu sözleri kendi bilgi ve anlayışı içerisinde tefsir eden kişilerin düşüncelerini yansıtan eserlere dönüşecektir. Böyle bir tefsir mantığının Bediüzzaman'ın veciz ve samimi bir dille kaleme aldığı Külliyatı üzerinde nasıl bozucu bir etki oluşturacağı dikkatle değerlendirilmesi gereken bir konudur.</text:span></text:p>
      <text:p text:style-name="P32">Nitekim Bediüzzaman'ın bizzat kendisi eserlerinde pek çok kez bu konunun önemini ifade etmiş; böylesi bir anlayışa karşı olduğu yönündeki fikirlerini beyan etmiştir. Bu sözlerinden birinde Bediüzzaman böyle bir tefsir anlayışının nasıl suistimale açık hale geleceğini ve bu yolla Risaleler'de anlatılan hakikatlerin nasıl aslından uzaklaşıp değişeceğini şöyle hatırlatmıştır:</text:p>
      <text:p text:style-name="P77"><text:span text:style-name="T28">Nur'un metni, izaha ihtiyacı olsa, ya satırın üstünde, ya kenarda haşiyecikler (açıklamalar) yazılsa daha münasiptir (uygundur). Çünkü metin içine girse, teksir edilen nüshalar ayrı ayrı olur, tashih (düzeltme) lazım gelir. </text:span><text:span text:style-name="T30">Hem su-i isti'male kapı açılır, muarızlar</text:span><text:span text:style-name="T31"> (karşı çıkanlar)</text:span><text:span text:style-name="T30"> istifade ederler. Hem herkes senin gibi muhakkik </text:span><text:span text:style-name="T31">(hakikati araştırıp inceleyip bulan) </text:span><text:span text:style-name="T30">müdakkik </text:span><text:span text:style-name="T31">(inceden inceye tetkik eden, en ufak gizli şeyleri bile görmeye çalışan) </text:span><text:span text:style-name="T30">olmaz, yanlış mana verir, bir kelime ilave eder, ehemmiyetli bir hakikatı kaybetmeye sebeb olur</text:span><text:span text:style-name="T28">. Ben tashihatımda (düzeltmelerimde) böyle zararlı ilaveleri çok gördüm... (Emirdağ Lahikası Elyazma, sf.661)</text:span></text:p>
      <text:p text:style-name="P77"><text:span text:style-name="T1">Bediüzzaman eserlerinde ayrıca, </text:span><text:span text:style-name="T2">"Risale-i Nurlar herkes tarafından anlaşılamaz"</text:span><text:span text:style-name="T1"> inancını taşıyanlara, bu eserlerin "</text:span><text:span text:style-name="T2">kadın, erkek, memur ve esnaf, alim ve feylesof gibi her türlü halk tabakasının okuyup anlayabileceği</text:span><text:span text:style-name="T1">" kadar kolay anlaşılır olduğunu defalarca vurgulamıştır. Kuşkusuz ki Bediüzzaman'ın bizzat kendi eserleri hakkında belirttiği bu yorumları, Risale-i Nur Külliyatı'nın batıni olarak tefsir edilmesi gerektiği düşüncesine yine Bediüzzaman'ın dilinden açıklık getirmekte ve bu bakış açısının yanlışlığını ortaya koymaktadır. Bediüzzaman'ın bu konuyu açıklayan sözlerinden bazıları şöyledir:</text:span></text:p>
      <text:p text:style-name="P77"><text:span text:style-name="T28">... </text:span><text:span text:style-name="T26">bütün bu </text:span><text:span text:style-name="T30">risalelerde, bütün derin hakaik </text:span><text:span text:style-name="T31">(hakikat)</text:span><text:span text:style-name="T30">, temsilat </text:span><text:span text:style-name="T31">(örnekler) </text:span><text:span text:style-name="T30">vasıtasıyla, en ami </text:span><text:span text:style-name="T31">(cahil) </text:span><text:span text:style-name="T30">ve ümmi </text:span><text:span text:style-name="T31">(tahsilsiz) </text:span><text:span text:style-name="T30">olanlara kadar ders veriliyor</text:span><text:span text:style-name="T28">. Halbuki o hakaikin (hakikatlerin) çoğunu büyük alimler "tefhim edilmez" (anlatılamaz) deyip, değil avama, belki havassa da (ilim sahibi kimselere de) bildiremiyorlar. (Mektubat, sf.373)</text:span></text:p>
      <text:p text:style-name="P77"><text:span text:style-name="T28">... Risale-i Nur</text:span><text:span text:style-name="T26"> </text:span><text:span text:style-name="T28">bu vazifeyi; en dehşetli bir zamanda ve en lüzumlu ve nazik bir vakitte, </text:span><text:span text:style-name="T30">herkesin anlayacağı bir tarzda</text:span><text:span text:style-name="T26">, </text:span><text:span text:style-name="T28">hakaik-i Kur'aniye (Kuran hakikatleri) ve imaniyenin en derin ve en gizlilerini gayet kuvvetli bürhanlar (deliller) ile ispat eder. (Şualar, sf.748) </text:span></text:p>
      <text:p text:style-name="P77"><text:span text:style-name="T26">Risale-i Nur şimdiye kadar hiçbir ilim adamının tam bir vuzuh </text:span><text:span text:style-name="T28">(açıklık, netlik, anlaşılırlık) </text:span><text:span text:style-name="T26">ile isbat edemediği en muğlak </text:span><text:span text:style-name="T28">(kapalı, anlaşılması zor olan) </text:span><text:span text:style-name="T26">mes'eleleri, </text:span><text:span text:style-name="T30">gayet kolay bir şekilde en basit avam tabakasından tut da en yüksek havas tabakasına kadar herkesin istidadı </text:span><text:span text:style-name="T31">(kabiliyeti) </text:span><text:span text:style-name="T30">nisbetinde anlayabileceği bir tarzda</text:span><text:span text:style-name="T26"> şübhesiz tam ikna' edici bir </text:span><text:soft-page-break/><text:span text:style-name="T26">şekilde izah ve isbat etmesidir</text:span><text:span text:style-name="T28">. Bu hususiyet hemen hemen hiçbir ilim adamının eserinde yoktur. (Gençlik Rehberi, sf.240)</text:span></text:p>
      <text:p text:style-name="P77"><text:span text:style-name="T28">Risale-i Nur; </text:span><text:span text:style-name="T26">bütün tabakat-ı beşere </text:span><text:span text:style-name="T28">(insan gruplarına) </text:span><text:span text:style-name="T26">hem medrese, hem mekteb, hem kışla, hem hekîm, hem hakim olarak,</text:span><text:span text:style-name="T28"> </text:span><text:span text:style-name="T30">en amî </text:span><text:span text:style-name="T31">(cahil) </text:span><text:span text:style-name="T30">avamdan en ehass-ı havassa </text:span><text:span text:style-name="T31">(en halis ilim sahiplerine)</text:span><text:span text:style-name="T30"> kadar ders verip, talim ve terbiye etmesi bizce meşhuddur </text:span><text:span text:style-name="T31">(aşikardır, açıkça görülmektedir)</text:span><text:span text:style-name="T28">. (Kastamonu Lahikası, sf.70)</text:span></text:p>
      <text:p text:style-name="P77"><text:span text:style-name="T28">... </text:span><text:span text:style-name="T30">Risale-i Nur'u kadın, erkek, memur ve esnaf, alim ve feylesof gibi her türlü halk tabakası okuyup anlayabiliyor</text:span><text:span text:style-name="T28">. Kendi istidadları (kabiliyetleri) nisbetinde gördükleri istifadeler karşısında ona bir kat daha sarılıyorlar. Liseliler, üniversiteliler, profesörler, doçentler, feylesoflar okuyorlar. Bu münevver (eğitim görmüş, ilim sahibi) sınıflar fevkalade istifade ettikleri gibi; Risale-i Nur'un harikuladeliğini ve te'lif (yazım) san'atındaki üstünlüğünü tasdik edip hayretler içerisinde bütün külliyatı okumak iştiyakına (şevkine ve arzusuna) sahib oluyorlar. (Şualar, sf.549)</text:span></text:p>
      <text:p text:style-name="P77"><text:span text:style-name="T28">Bu rağbet ve şiddetli alaka hiçbir psikolog, sosyolog ve feylesofun eserinde görülmemiştir. Onlardan ancak tahsilli kimseler istifade edebilmişlerdir. </text:span><text:span text:style-name="T30">Bir ortaokul çocuğu veya okumasını bilen bir kadın, büyük bir feylesofun eserini okuduğu zaman istifade edememiştir. Fakat Risale-i Nur'dan herkes derecesine göre istifade etmektedir</text:span><text:span text:style-name="T28">. (Şualar, sf.549)</text:span></text:p>
      <text:p text:style-name="P72"/>
      <text:p text:style-name="P32"/>
      <text:p text:style-name="P94">BEDİÜZZAMAN'IN AHİR ZAMANA İLİŞKİN</text:p>
      <text:p text:style-name="P94">İZAHLARI TEFSİR GEREKTİRMEYECEK </text:p>
      <text:p text:style-name="P97">KADAR AÇIKTIR</text:p>
      <text:p text:style-name="P39"/>
      <text:p text:style-name="P92">Ahir zaman ile ilgili konular doğrudan </text:p>
      <text:p text:style-name="P88">Risale-i Nur'dan mı, yoksa batıni </text:p>
      <text:p text:style-name="P89">tefsircilerden mi anlaşılır?</text:p>
      <text:p text:style-name="P32">Hicri 13. asrın büyük müceddidi Bediüzzaman Said Nursi, Risale-i Nur Külliyatı'nda geleceğe dair birçok önemli haber vermiştir. Neredeyse yarım asır önce yaşamış olmasına rağmen Bediüzzaman'ın eserlerinde vermiş olduğu tüm bilgiler ve geleceğe yönelik işaretler Allah'tan bir rahmet ve mucize olarak hep doğru çıkmıştır. Bediüzzaman'ın geleceğe dair müjdelediği olaylar arasında ahir zamana yönelik hikmetli açıklamaları da yer almaktadır. Kuşkusuz Allah'ın üstün bir ilimle desteklediği böyle feraset ve ilim sahibi bir şahsın verdiği bu bilgiler, tüm Müslümanlar için önemli bir rehber ve yol gösterici niteliğindedir.</text:p>
      <text:p text:style-name="P32">Bediüzzaman'ın eserlerinde, Hz. İsa ve Hz. Mehdi'nin hangi tarihlerde ve nasıl bir ortamda ortaya çıkacakları, ne gibi faaliyetlerde bulunacakları, yardımcıları, mücadeleleri, İslam ahlakını tüm dünyaya nasıl hakim kılacakları konularında geniş açıklamalar yer almaktadır. Bediüzzaman'ın bu konulardaki anlatımları düz bir okumayla, her okuyanın <text:soft-page-break/>kastedilen anlamı anlayabileceği kadar sade ve açıktır. Dolayısıyla bu bilgileri "batıni tefsir" adı altında bir kez daha açıklamaya çalışarak bu konulara farklı yorumlar getirmek, samimi bir yaklaşım olmayacak ve Bediüzzaman'ın açıkça söylediklerini reddetmek anlamına gelecektir. </text:p>
      <text:p text:style-name="P32">Nitekim ilerleyen bölümlerde Bediüzzaman'ın ilgili sözlerinden verilen örneklerle, Bediüzzaman'ın bu konuları ne kadar kesin üsluplarla; tartışmaya ve tefsire gerek bıraktırmayacak kadar anlaşılır bir şekilde anlattığı kolaylıkla görülebilecektir.</text:p>
      <text:p text:style-name="P32"/>
      <text:p text:style-name="P32"/>
      <text:p text:style-name="P6">BATIN TEFSİRCİLERİ RİSALE-İ NUR'U</text:p>
      <text:p text:style-name="P80">NASIL YORUMLAMAKTADIRLAR?</text:p>
      <text:p text:style-name="P54"/>
      <text:p text:style-name="P32"/>
      <text:p text:style-name="P95">AHİR ZAMAN VE MEHDİYET </text:p>
      <text:p text:style-name="P95">KONUSUNDA YAPILAN BATINİ </text:p>
      <text:p text:style-name="P98">TEFSİRLER NELERDİR?</text:p>
      <text:p text:style-name="P39"/>
      <text:p text:style-name="P39">BEDİÜZZAMAN NE DEMEKTEDİR? TEFSİRCİLER </text:p>
      <text:p text:style-name="P39">NE DEMEKTEDİRLER?</text:p>
      <text:p text:style-name="P39"/>
      <text:p text:style-name="P77"><text:span text:style-name="T7">1-Bediüzzaman "</text:span><text:span text:style-name="T16">Kendisinin seyyid olmadığını</text:span><text:span text:style-name="T7">" söylemektedir, </text:span></text:p>
      <text:p text:style-name="P39">'bu konuda doğru söylememenin de dine uygun olmadığını' </text:p>
      <text:p text:style-name="P39">ifade etmektedir; tefsirciler, "Hayır, seyyiddir" demektedirler.</text:p>
      <text:p text:style-name="P39"/>
      <text:p text:style-name="P49">Bediüzzaman'a göre: </text:p>
      <text:p text:style-name="P77"><text:span text:style-name="T6">Hz. Mehdi'nin hadislerde bildirilen en önemli özelliklerinden biri de, </text:span><text:span text:style-name="T7">"SEYYİD"</text:span><text:span text:style-name="T6"> yani Peygamber Efendimiz (sav)'in soyundan olmasıdır:</text:span></text:p>
      <text:p text:style-name="P77"><text:span text:style-name="T13">Kıyametin kopması için zamanda sadece bir günden başka vakit kalmamış da olsa Allah </text:span><text:span text:style-name="T12">BENİM EHL-İ BEYTİMDEN (SOYUMDAN) BİR ZATI</text:span><text:span text:style-name="T13"> (Hz. Mehdi'yi) gönderecek. (Sünen-i Ebu Davud, 5/92)</text:span></text:p>
      <text:p text:style-name="P37">Bediüzzaman da aşağıdaki sözünde, kendisinin Peygamberimiz (sav)'in soyundan olmadığını, Hz. Mehdi'nin ise bu mübarek soydan olacağını belirtmiştir:</text:p>
      <text:p text:style-name="P77"><text:span text:style-name="T13">... </text:span><text:span text:style-name="T14">HEM MEHDİLİK İSNADINI HİÇ KABUL ETMEDİĞİMİ BÜTÜN KARDEŞLERİM ŞEHADET EDERLER</text:span><text:span text:style-name="T13">. Hatta Denizli'deki ehli vukuf (bilgi sahibi kişiler) eğer Said mehdiliğini ortaya atsa bütün şakirtleri (talebeleri) kabul edecek dediklerine mukabil (karşılık), Said itiraznamesinde demiş ki: "</text:span><text:span text:style-name="T14">BEN SEYYİD DEĞİLİM MEHDİ SEYYİD OLACAK" DİYE ONLARI REDDETMİŞ</text:span><text:span text:style-name="T13">... (Şualar, sf.365)</text:span></text:p>
      <text:p text:style-name="P77"><text:span text:style-name="T14">BEN, KENDİMİ SEYYİD </text:span><text:span text:style-name="T15">(Peygamberimiz (sav)'in soyundan)</text:span><text:span text:style-name="T14"> BİLEMİYORUM</text:span><text:span text:style-name="T12">. BU ZAMANDA NESİLLER BİLİNMİYOR. </text:span><text:span text:style-name="T14">HALBUKİ AHİR ZAMANIN O BÜYÜK ŞAHSI AL-İ BEYT'TEN </text:span><text:span text:style-name="T15">(Peygamberimiz (sav)'in soyundan)</text:span><text:span text:style-name="T14"> OLACAKTIR</text:span><text:span text:style-name="T12">.</text:span><text:span text:style-name="T13"> (Emirdağ Lahikası, sf.247-250)</text:span></text:p>
      <text:p text:style-name="P77"><text:span text:style-name="T6">Bediüzzaman seyyid değildir ve seyyid olmamasının, kendisinin Mehdi olamayacağının delillerinden biri olduğunu belirtmektedir. Kuşkusuz ki bir kişiye bir soru sorulmasının nedeni, ilgili konunun doğrusunu öğrenmektir. Bediüzzaman Said Nursi'ye de Mehdi olup olmadığının sorulmasının nedeni doğruları öğrenmektir. Bu soru karşısında </text:span><text:span text:style-name="T7">"Hayır, ben Mehdi değilim"</text:span><text:span text:style-name="T6"> diyorsa ve bunun onlarca delilini öne sürüyorsa buna inanmak gerekir. Zira Bediüzzaman çok açık bir şekilde bu konuya cevap vermiş ve </text:span><text:span text:style-name="T7">"ben seyyid değilim"</text:span><text:span text:style-name="T6"> demiştir.</text:span></text:p>
      <text:p text:style-name="P77"><text:span text:style-name="T6">Ayrıca Bediüzzaman eğer seyyid olmuş olsaydı, bunu gizlemesi için hiçbir sebep </text:span><text:soft-page-break/><text:span text:style-name="T6">yoktu. Çünkü seyyid olmak, saklanması gereken bir özellik değildir. Tam aksine Peygamber Efendimiz (sav)'in neslinden olmak Müslümanlar için büyük bir şereftir. Dolayısıyla Bediüzzaman seyyid olsaydı, bunu hiçbir şekilde gizlemez ve açıkça ifade ederdi. Peygamberimiz (sav)'in soyundan olduğunu ifade etmekten büyük bir onur duyardı. Kendisine böyle bir soru sorulduğunda "Evet seyyidim, ama Mehdi değilim" derdi. Zira Bediüzzaman bizzat kendi eserlerinde Peygamberimiz (sav)'in hadisini hatırlatarak </text:span><text:span text:style-name="T7">"seyyid olan bir kişinin seyyidliğini gizlemesinin Kuran ahlakına uygun olmadığını"</text:span><text:span text:style-name="T6"> belirterek, bu konudaki sözünün kesin olarak doğru olduğunu ifade etmiştir:</text:span></text:p>
      <text:p text:style-name="P77"><text:span text:style-name="T12">Seyyid olmayan seyyidim ve seyyid olan değilim diyenler, ikisi de günahkar ve duhul ve huruc </text:span><text:span text:style-name="T13">(isyan)</text:span><text:span text:style-name="T12"> haram oldukları gibi... hadis ve Kuran'da dahi, ziyade veya noksan etmek memnu'dur </text:span><text:span text:style-name="T13">(yasaklanmıştır). (Muhakemat, sf.52)</text:span></text:p>
      <text:p text:style-name="P77"><text:span text:style-name="T6">Bediüzzaman'ın bu sözü çok açıktır. Peygamberimiz (sav)'in hadisinde bildirildiği gibi, İslam ahlakına göre, seyyid olan bir kişi hiçbir nedenle bunu gizleyemez, saklayamaz. Seyyid olmayan bir kişi de ben seyyidim diyemez. Bu durumda Bediüzzaman gibi değerli ve üstün ahlaklı bir şahsın, seyyidliğini gizlediği yaklaşımı son derece yakışıksız bir düşüncedir. Bunun yanı sıra </text:span><text:span text:style-name="T7">"her seyyid olan kişi, mutlaka Mehdi olacak diye bir durum da söz konusu değildir"</text:span><text:span text:style-name="T6">. Dünya üzerinde milyonlarca seyyid olan insan bulunmaktadır. Bir kişinin seyyid olması Mehdi olmasını gerektirmediği için, her insan bu gerçeği rahatlıkla dile getirebilir. Dahası Bediüzzaman </text:span><text:span text:style-name="T7">"Benim bu konudaki tek eksikliğim seyyidliğim, eğer seyyid olsaydım Mehdi olurdum" </text:span><text:span text:style-name="T6">da dememiştir. Tam aksine Bediüzzaman Hz. Mehdi'nin tüm özelliklerini, yapacağı benzersiz faaliyetleri uzun uzun açıklamış ve bunların hiçbirinin kendi yaşadığı dönemde henüz gerçekleşmediğini belirtmiştir. Ayrıca Bediüzzaman Risaleler'de yine birçok kez </text:span><text:span text:style-name="T7">"Kürt"</text:span><text:span text:style-name="T6"> olduğunu ifade ederek bu gerçeği delillendirmiştir </text:span><text:span text:style-name="T13">(Münazarat, s.84; Tarihçe-i Hayat, sf.228; Bediüzzaman ve Talebelerinin Mahkeme Müdafaları, s.18).</text:span></text:p>
      <text:p text:style-name="P37"/>
      <text:p text:style-name="P49">Batın tefsircilerine göre:</text:p>
      <text:p text:style-name="P77"><text:span text:style-name="T6">Bediüzzaman'ın sözlerini batın tefsiri adı altında yorumlayan kimseler, Bediüzzaman'ın yukarıda yer verilen apaçık izahlarını görmezlikten gelmektedirler. Bediüzzaman açıkça </text:span><text:span text:style-name="T7">"Hz. Mehdi seyyid olacaktır, ben seyyid değilim"</text:span><text:span text:style-name="T6"> dediği halde, bazı şahıslar </text:span><text:span text:style-name="T7">"Bediüzzaman'ın bu açıklamaları doğru değildir; kendisi falanca gün bizi çağırmış, hem şerif, hem seyyid hem de Hz. Mehdi'yim demiştir"</text:span><text:span text:style-name="T6"> gibi açıklamalarda bulunabilmektedirler. Dolayısıyla batın tefsircileri, Bediüzzaman'ın Risaleler'deki sözlerini yeterli bulmamakta ve onun bu sözlerini esas almamaktadırlar. </text:span></text:p>
      <text:p text:style-name="P77"><text:span text:style-name="T6">Oysa ki bu, Bediüzzaman'ın, eserlerinde inandığı şeylerin tam aksine bilgiler verdiğini ve bunların doğrusunu da özel bir sohbet esnasında yalnızca iki üç kişiye açıkladığını iddia etmek anlamına gelir. Bu da, Bediüzzaman'ın yüzlerce sayfa boyunca yaptığı açıklamaların </text:span><text:span text:style-name="T7">"geçersiz" </text:span><text:span text:style-name="T6">olduğunu ve verdiği yanlış bilgilerle senelerdir tüm Müslümanları yanılttığını söylemek olur ki, bu, yaşadığı asrın müceddidi olmuş böyle büyük bir İslam büyüğüne yöneltilen çok büyük bir iftira ve haksızlık olur. Yüzlerce sayfa </text:span><text:soft-page-break/><text:span text:style-name="T6">boyunca yazdıklarının aksine, Bediüzzaman'ın </text:span><text:span text:style-name="T7">"-yalnızca iki üç kişiye- tüm yazdıklarının yalan olduğunu söylediği"</text:span><text:span text:style-name="T6"> şeklinde bir iddia, bu tür iddiaların sahiplerini töhmet altında bırakır. </text:span><text:span text:style-name="T7">"Bediüzzaman Hazretleri milyonlarca insanı aldattı, yalan söyledi; fakat bu konunun doğrusunu üç beş kişiye açıkladı"</text:span><text:span text:style-name="T6"> şeklinde bir iddia hiçbir şekilde kabul edilemez. Risale-i Nur'da, Bediüzzaman Hazretleri'nin </text:span><text:span text:style-name="T7">"yüzlerce sayfa çok kapsamlı ve detaylı yalan söylediğini ve ümmeti aldattığını, bu yazılanların bir aldatmaca olduğunu"</text:span><text:span text:style-name="T6"> iddia etmek bir hezeyandır. Sevgi adına da olsa böyle ağır bir hakaret yapılamaz.</text:span></text:p>
      <text:p text:style-name="P37"/>
      <text:p text:style-name="P77"><text:span text:style-name="T7">2- Bediüzzaman, "</text:span><text:span text:style-name="T17">3 vazifeyi birden yerine</text:span></text:p>
      <text:p text:style-name="P77"><text:span text:style-name="T17"><text:s/></text:span><text:span text:style-name="T4">getiren kişi ancak ahir zaman Mehdi'sidir</text:span><text:span text:style-name="T2">" </text:span></text:p>
      <text:p text:style-name="P55">demektedir; tefsirciler, bu vazifelerden </text:p>
      <text:p text:style-name="P55">sadece birini yeterli görmektedirler.</text:p>
      <text:p text:style-name="P54"/>
      <text:p text:style-name="P51">Bediüzzaman'a göre: </text:p>
      <text:p text:style-name="P32">Önceki bölümlerde de yer verildiği gibi, Bediüzzaman eserlerinde pek çok kez Hz. Mehdi'nin üç görevi olduğunu belirtmiş, bu üç görevin birarada yerine getirilmesinin Hz. Mehdi'nin en önemli alametlerinden biri olduğuna dikkat çekmiştir. Bu görevlerin birincisi materyalist, Darwinist ve ateist felsefelerle fikri mücadele yapılması ve bu akımların fikren tam olarak susturulmasıdır. İkincisi, İslam dünyasının liderliğini üstlenerek İslam Birliği'nin sağlanması, üçüncüsü ise, Kuran ahlakının ve Peygamberimiz (sav)'in sünnetinin yeniden canlandırılmasıyla tüm yeryüzüne hakim kılınmasıdır. Bediüzzaman kendi yaşadığı dönemde bu üç görevin birden yerine getirilemediğini, bunu ancak Hz. Mehdi'nin gerçekleştirebileceğini söylemektedir. Bediüzzaman'ın bu konuyu açıklayan pek çok sözü vardır. Bunlardan biri şöyledir:</text:p>
      <text:p text:style-name="P76"><text:span text:style-name="T28">Hem bu </text:span><text:span text:style-name="T26">ÜÇ VEZAİFİ </text:span><text:span text:style-name="T28">(görevi) </text:span><text:span text:style-name="T26">BİRDEN</text:span><text:span text:style-name="T28"> </text:span><text:span text:style-name="T26">BİR ŞAHISTA YAHUT CEMAATTE BU ZAMANDA BULUNMASI VE MÜKEMMEL OLMASI VE BİRBİRİNİ CERHETMEMESİ </text:span><text:span text:style-name="T28">(birbirine engel olmaması, zarar vermemesi) PEK UZAK, ADETA KABİL (mümkün) </text:span><text:span text:style-name="T26">GÖRÜLMÜYOR.</text:span><text:span text:style-name="T28"> Ahir zamanda, </text:span><text:span text:style-name="T26">AL-İ BEYT-İ NEBEVİ'NİN (A.S.M.) </text:span><text:span text:style-name="T28">(Peygamberimiz (sav)'in soyunun) </text:span><text:span text:style-name="T26">CEMAAT-İ NURANİYESİNİ </text:span><text:span text:style-name="T28">(nurani cemaatini) </text:span><text:span text:style-name="T26">TEMSİL EDEN HAZRET-İ MEHDİ'DE VE CEMAATİNDEKİ ŞAHS-I MANEVİDE ANCAK İÇTİMA EDEBİLİR</text:span><text:span text:style-name="T28"> (biraraya gelebilir, toplanabilir). (Kastamonu Lahikası, sf.139)</text:span></text:p>
      <text:p text:style-name="P77"><text:span text:style-name="T1">Bediüzzaman Hz. Mehdi'nin </text:span><text:span text:style-name="T2">"ÜÇ VEZAİFİ (GÖREVİ) BİRDEN" </text:span><text:span text:style-name="T1">yerine getireceğini belirttiği bu sözüyle konunun önemini bir kez daha hatırlatmaktadır. Kendisi de dahil olmak üzere, önceki müceddidlerin hiçbirinin bunların üçünü birarada gerçekleştirmediğini açıkça ifade etmekte, dolayısıyla kendisinin Mehdi olmayacağını söylemektedir.</text:span></text:p>
      <text:p text:style-name="P77"><text:span text:style-name="T1">Bediüzzaman,</text:span><text:span text:style-name="T2"> "BU ZAMANDA"</text:span><text:span text:style-name="T1"> sözleriyle kendi yaşadığı dönemden bahsetmektedir. Ve kendi zamanında, Hz. Mehdi'nin yerine getireceği üç görevi tek bir şahsın aynı anda yerine getirmesinin ve bu üç vazifenin birbirini engellememesinin mümkün olmadığını söylemektedir. Bediüzzaman bu kanaatinin ne kadar güçlü olduğunu </text:span><text:soft-page-break/><text:span text:style-name="T1">ise, </text:span><text:span text:style-name="T2">"PEK UZAK"</text:span><text:span text:style-name="T1"> ve </text:span><text:span text:style-name="T2">"ADETA KABİL (MÜMKÜN) GÖRÜNMÜYOR"</text:span><text:span text:style-name="T1"> sözleriyle belirtmiştir. Bu da, Bediüzzaman'ın yaşadığı dönemde Hz. Mehdi'nin henüz gelmediğini gösteren bir başka önemli delildir. Bediüzzaman'ın yaşadığı dönemde, üç görevin birden yerine getirilmesine imkan olmamıştır. Bediüzzaman ancak kendisinden bir asır sonra gelecek Büyük Mehdi'nin bu görevlerin hepsini yerine getireceğini bildirmektedir.</text:span></text:p>
      <text:p text:style-name="P77"><text:span text:style-name="T1">Bediüzzaman, burada kullandığı </text:span><text:span text:style-name="T2">"ANCAK"</text:span><text:span text:style-name="T1"> kelimesiyle bir başkasının bu görevleri başarmasının Allah'ın dilemesiyle </text:span><text:span text:style-name="T2">"İMKANSIZ"</text:span><text:span text:style-name="T1"> olduğunu belirtmiştir. Çünkü Allah bu vazifeleri yalnızca Hz. Mehdi'nin yerine getirebilmesini takdir etmiştir. Hz. Mehdi de kaderinde böyle takdir edildiği için bu görevleri Allah'ın izniyle başarıyla yerine getirecektir. İslam tarihinde henüz bunu başaran bir kimse ya da topluluk görülmediği gibi, Bediüzzaman kendi yaşadığı devirde de bu durumun gerçekleşmediğini vurgulamaktadır.</text:span></text:p>
      <text:p text:style-name="P77"><text:span text:style-name="T1">Bediüzzaman bir başka sözünde de, Kuran ahlakını dünya üzerinde hakim kılmak amacıyla önceki asırlarda da bazı Müslüman şahısların geldiğini, ancak bunların hiçbirinin, ahir zamanda Hz. Mehdi'nin yapacağı üç önemli görevi bu şekilde birarada yerine getirmediklerini ifade etmiştir. Bu nedenle de ahir zamanın </text:span><text:span text:style-name="T2">"BÜYÜK MEHDİ"</text:span><text:span text:style-name="T1">si ünvanını alamadıklarını belirtmiştir.</text:span></text:p>
      <text:p text:style-name="P32">Bediüzzaman bu anlamda, Risale-i Nur'un da Hz. Mehdi'nin üç görevinden birincisi olan "imanı kurtarmak" görevini yerine getirdiğini söylemiştir. Ancak bu hizmetin dar dairede yani belirli bir çevrede sınırlı kaldığını, Büyük Mehdi ünvanını taşıyacak olan Hz. Mehdi'nin ise bu görevi ve diğer iki görevini dünya çapında gerçekleştireceğini açıklamıştır. Dolayısıyla Hz. Mehdi ortaya çıktığı zaman, hadislerde de belirtildiği gibi, Mehdiliğini iddia etmeyecek ya da bunun propagandasını yapmayacaktır. Hz. Mehdi'nin burada sayılan ve dünya çapında etkili olacak olan büyük icraatları, bu kutlu şahsın ortaya çıktığının en büyük ispatı ve delili olacaktır.</text:p>
      <text:p text:style-name="P32"/>
      <text:p text:style-name="P52">Batın tefsircilerine göre: </text:p>
      <text:p text:style-name="P32">Bediüzzaman, Hz. Mehdi'nin üç görevi birarada yerine getireceğini, ama kendisinin bu görevleri yerine getirmediğini ifade etmektedir. Batın tefsircileri ise, Bediüzzaman'ın bu konudaki çok açık ifadelerine rağmen, 'yalnızca tek bir görevin yerine getirilmesinin Mehdilik için yeterli olduğunu' iddia etmektedirler. </text:p>
      <text:p text:style-name="P32">Bediüzzaman hayatını İslam ahlakının tebliğine adamış, yaşadığı yüzyılın kutbu olmuş çok değerli bir İslam alimi ve mütefekkiridir. Yaşadığı dönemde en zor şartlar altında bile iman hizmetini sürdürmüş, pek çok insanın iman etmesine vesile olmuştur. Ancak Bediüzzaman'ın bu hizmeti, sınırlı bir alanda gerçekleşmiştir. Hz. Mehdi'nin imani çalışmaları ise, İslam ahlakının 'tüm dünyada' hakim kılınmasını sağlayacaktır. Hz. Mehdi İslam dinini tüm batıl inanç ve hurafelerden arındıracak, Peygamberimiz (sav)'in sünnetini yeniden canlandırarak ve din ahlakını özüne döndürecektir. Bediüzzaman'ın hizmeti ise, böyle bir sonuca ulaşmamıştır. Bunun yanı sıra Bediüzzaman Hz. Mehdi'nin diğer görevleri olan İslam Birliği'ni oluşturmamış, tüm dünyadaki Müslümanların manevi <text:soft-page-break/>lideri vasfını taşımamış, bu vasıfla Hristiyan dünyasıyla ittifak yapmamış, Kuran ahlakının ve Peygamberimiz (sav)'in sünnetinin yeniden canlandırılmasıyla tüm yeryüzüne hakim kılınmasına vesile olmamıştır.</text:p>
      <text:p text:style-name="P32">Ancak batın tefsircileri, bu sonuçların hiçbiri oluşmadığı ve Bediüzzaman da bu gerçeği Risaleler'de açıkça dile getirdiği halde, tek bir görevin -ve bunun da yalnızca belirli cihetlerde- yerine getirilmiş olmasının Mehdilik için yeterli olduğunu iddia etmektedirler. Böyle bir iddia ise, "Bediüzzaman'ın sözleri önemli değildir; Risaleler'e değil, batın tefsiriyle yapılan açıklamalara inanmak gerekir" şeklinde bir düşünceyle hareket edildiğini göstermektedir. Bu ise, Bediüzzaman gibi değerli bir İslam aliminin büyük bir emek vererek, samimiyetle kaleme almış olduğu hikmetli eserlerinin güvenilirliğini tehlikeye atacak çok yanlış bir yaklaşımdır. Bediüzzaman yaşadığı asrın müceddidi olmuş, Müslümanlara ışık tutan çok büyük bir İslam alimidir. Kuşkusuz ki eserlerindeki her bir sözü de, bu doğrultuda en hikmetli açıklamaları içermektedir.</text:p>
      <text:p text:style-name="P32"/>
      <text:p text:style-name="P76"><text:span text:style-name="T2">3-Bediüzzaman, '</text:span><text:span text:style-name="T4">Mehdi bir şahıstır ve şahsı</text:span></text:p>
      <text:p text:style-name="P77"><text:span text:style-name="T4">manevisi vardır</text:span><text:span text:style-name="T2">' demektedir; tefsirciler,</text:span></text:p>
      <text:p text:style-name="P55">'sadece şahs-ı manevidir' demektedirler.</text:p>
      <text:p text:style-name="P54"/>
      <text:p text:style-name="P51">Bediüzzaman'a göre: </text:p>
      <text:p text:style-name="P77"><text:span text:style-name="T1">Bediüzzaman'ın Hz. İsa ve Hz. Mehdi'nin gelişi konularındaki izahları çok açık ve anlaşılırdır. Bediüzzaman bu konularda Peygamberimiz (sav)'in hadislerine dayandırarak pek çok delil ile </text:span><text:span text:style-name="T2">"Hz. İsa'nın ve Hz. Mehdi'nin birer şahıs olduklarını"</text:span><text:span text:style-name="T1"> açıklamıştır. Bediüzzaman tarih boyunca gönderilmiş olan tüm elçiler gibi, Hz. İsa'nın da, Hz. Mehdi'nin de birer şahs-ı manevileri olacağını belirtmiştir. Ancak bu şahs-ı manevinin başında Hz. İsa ve Hz. Mehdi birer şahıs olarak bizzat bulunacaklardır. Nitekim bir şahıs olmadan bir şahs-ı manevinin varlığından söz edebilmek de mümkün değildir. </text:span><text:span text:style-name="T2">"Şahs-ı manevi"</text:span><text:span text:style-name="T1"> kavramı genellikle bir cemaati temsilen kullanılan bir ifade şeklidir; ancak bu cemaat, lideri olmayan bir cemaat değildir. Her mümin topluluğunun bir önderi olduğu Kuran'da bildirilen, Allah'ın yüzyıllardır süregelen bir adetullahıdır. </text:span></text:p>
      <text:p text:style-name="P32">Bunun yanı sıra, Kuran'da tarih boyunca çeşitli toplumlara gönderilen elçiler, nebiler ve resullerin hayatları, mücadeleleri ve tebliğleri hakkında pek çok bilgi verilmiştir. Yaşadıkları olaylar, aileleri, eşleri, çocukları, Allah'a olan samimi imanları ve duaları ile ilgili ayetlerde çeşitli bilgiler yer almaktadır. Tüm bu bilgiler bize, tarih boyunca hiçbir elçi, nebi veya resulün bir şahs-ı manevi olarak gönderilmediğini, tüm elçilerin birer şahıs olarak geldiklerini göstermektedir. Aynı şekilde Peygamberimiz (sav)'den sonra gelen ve İslam tarihinde yer alan hiçbir müceddid veya müçtehid de bir şahs-ı manevi olarak gönderilmemiştir. Kuran'ın adetullahında tüm elçilerin, tüm müceddidlerin insanları uyarıp korkutacak, onları Allah'ın rızası, rahmeti ve cennetiyle müjdeleyebilecek, onlara doğruyu yanlıştan ayıracak bir hidayet rehberi olabilecek birer şahıs olarak gönderildikleri görülmektedir.</text:p>
      <text:p text:style-name="P32"><text:soft-page-break/>Şahıs olmadan bir şahs-ı manevi olması, tüm diğer elçilerde olduğu gibi, Hz. Mehdi için de söz konusu değildir. Hz. Mehdi de geldiğinde, yine ona yakın kişilerden oluşan bir cemaati olacak, başlarında da Hz. Mehdi olacaktır. Nitekim Bediüzzaman'ın sadece birkaç sözünün incelenmesi dahi, bu konunun hiçbir tartışmaya yer bırakmayacak açıklıkta olduğunu net bir biçimde ortaya koymaktadır:</text:p>
      <text:p text:style-name="P88">Bediüzzaman'ın Hz. Mehdi için kullandığı </text:p>
      <text:p text:style-name="P88">"O ZAT" ya da "O ŞAHIS" gibi ifadeler, </text:p>
      <text:p text:style-name="P88">Hz. Mehdi'nin bir "şahs-ı manevi" olmadığını </text:p>
      <text:p text:style-name="P88">açıkça ortaya koymaktadır.</text:p>
      <text:p text:style-name="P73"/>
      <text:p text:style-name="P77"><text:span text:style-name="T26">1) </text:span><text:span text:style-name="T28">... Hem de o eşhasın (o şahısların) şahs-ı manevîsine veya temsil ettikleri cemaate ait asar-ı azîmeyi (fevkalade eserleri, izleri) </text:span><text:span text:style-name="T26">O EŞHASIN</text:span><text:span text:style-name="T28"> (şahısların) </text:span><text:span text:style-name="T26">ZATLARINDA</text:span><text:span text:style-name="T28"> tasavvur ederek öyle tefsir etmişler ki, </text:span><text:span text:style-name="T26">O EŞHAS-I HARİKA</text:span><text:span text:style-name="T28"> (o harika şahıslar; yani Hz. İsa ve Hz. Mehdi) çıktıkları vakit bütün halk onları tanıyacak gibi bir şekil vermişler. (Sözler, sf.343-344) </text:span></text:p>
      <text:p text:style-name="P77"><text:span text:style-name="T1">Bediüzzaman bu sözünde Hz. İsa ve Hz. Mehdi için </text:span><text:span text:style-name="T2">"o eşhas-ı harika"</text:span><text:span text:style-name="T1"> (o harika şahıslar) ifadesini kullanarak, her ikisinin de birer şahs-ı manevi değil, </text:span><text:span text:style-name="T2">birer şahıs</text:span><text:span text:style-name="T1"> olarak geleceklerini açıkça belirtmiştir.</text:span></text:p>
      <text:p text:style-name="P73"/>
      <text:p text:style-name="P77"><text:span text:style-name="T26">2)</text:span><text:span text:style-name="T28"> ... Ona karşı Al-i Beyt-i Nebevînin silsile-i nuranîsine (Peygamberimizin nurani soyuna) bağlanan, ehl-i velayet (velilerin) ve ehl-i kemalin (kamil iman sahiplerinin) başına geçecek Al-i Beytten Muhammed Mehdi isminde </text:span><text:span text:style-name="T26">BİR ZAT-I NURANİ </text:span><text:span text:style-name="T28">(nurlu bir şahıs), o Süfyan'ın şahs-ı manevîsi olan cereyan-ı münafıkaneyi (münafıklık akımını) öldürüp dağıtacaktır… (Mektubat, sf.56-57)</text:span></text:p>
      <text:p text:style-name="P77"><text:span text:style-name="T1">Bediüzzaman burada da </text:span><text:span text:style-name="T2">"bir zat-ı nurani"</text:span><text:span text:style-name="T1"> yani </text:span><text:span text:style-name="T2">"nurlu bir şahıs"</text:span><text:span text:style-name="T1"> diyerek Hz. Mehdi'nin bir şahs-ı manevi değil, bir insan olduğunu açıklamıştır. </text:span></text:p>
      <text:p text:style-name="P77"><text:span text:style-name="T1">Bediüzzaman ayrıca "nurlu bir şahıs" ifadesiyle bahsettiği bu kişinin </text:span><text:span text:style-name="T2">"kamil iman sahiplerinin başına geçerek onlara önderlik edeceğini"</text:span><text:span text:style-name="T1"> bildirmekte ve bu sözleriyle, Hz. Mehdi'nin bir şahıs olacağını bir kez daha tekrarlamaktadır.</text:span></text:p>
      <text:p text:style-name="P32"/>
      <text:p text:style-name="P77"><text:span text:style-name="T26">3)</text:span><text:span text:style-name="T28"> … </text:span><text:span text:style-name="T26">O ZAT</text:span><text:span text:style-name="T28">, o taifenin uzun tedkikatı (o topluluğun uzun araştırmaları, incelemeleri) ile yazdıkları eseri kendine hazır bir program yapacak, onun ile o birinci vazifeyi tam yapmış olacak. </text:span><text:span text:style-name="T26">Bu vazifenin istinad ettiği </text:span><text:span text:style-name="T28">(dayandığı)</text:span><text:span text:style-name="T26"> kuvvet ve MANEVİ ORDUSU, yalnız ihlas ve sadakat ve tesanüd </text:span><text:span text:style-name="T28">(dayanışma)</text:span><text:span text:style-name="T26"> sıfatlarına tam sahib olan bir kısım ŞAKİRDLERDİR </text:span><text:span text:style-name="T28">(öğrencilerdir). Ne kadar da az da olsalar, manen bir ordu kadar kuvvetli ve kıymetli sayılırlar. (Emirdağ Lahikası-1, sf.266-267)</text:span></text:p>
      <text:p text:style-name="P77"><text:span text:style-name="T1">Bediüzzaman bu sözünde de Hz. Mehdi için </text:span><text:span text:style-name="T2">"o zat"</text:span><text:span text:style-name="T1"> ifadesini kullanmıştır. Bunun yanı sıra Hz. Mehdi'den ayrı, cemaatinden ayrı olarak bahsederek Hz. Mehdi ve onun şahs-ı manevisinin iki ayrı kavram olduğunu da bir kez daha açıklamıştır.</text:span></text:p>
      <text:p text:style-name="P72"/>
      <text:p text:style-name="P77"><text:span text:style-name="T26">4)</text:span><text:span text:style-name="T28"> ... </text:span><text:span text:style-name="T26">O</text:span><text:span text:style-name="T28"> ileride gelecek </text:span><text:span text:style-name="T26">ACİB BİR ŞAHSIN</text:span><text:span text:style-name="T28"> (şaşılan ve hayret uyandıran şahsın) bir </text:span><text:soft-page-break/><text:span text:style-name="T28">hizmetkarı ve </text:span><text:span text:style-name="T26">ONA</text:span><text:span text:style-name="T28"> yer hazır edecek bir dümdarı (önceden gelen takipçisi) ve </text:span><text:span text:style-name="T26">O BÜYÜK KUMANDANIN</text:span><text:span text:style-name="T28"> pişdar bir neferi (öncü bir askeri) olduğumu zannediyorum. (Barla Lahikası, sf.162)</text:span></text:p>
      <text:p text:style-name="P77"><text:span text:style-name="T1">Bediüzzaman'ın bu sözünde kullandığı </text:span><text:span text:style-name="T2">"acib bir şahıs" </text:span><text:span text:style-name="T1">ifadesi, Hz. Mehdi'nin bir şahs-ı manevi değil, bir şahıs olduğunu açıkça ortaya koymaktadır. </text:span></text:p>
      <text:p text:style-name="P77"><text:span text:style-name="T1">Bediüzzaman sözlerinin devamında ise Hz. Mehdi'nin </text:span><text:span text:style-name="T2">"kumandanlık vasfına"</text:span><text:span text:style-name="T1"> da dikkat çekmektedir. Bir şahs-ı manevinin kumandanlık sıfatı taşımasının söz konusu olamayacağı; burada Hz. Mehdi'den bu görevi yerine getirebilecek bir şahıs olarak bahsedildiği çok açıktır. </text:span></text:p>
      <text:p text:style-name="P77"><text:span text:style-name="T1">Ayrıca Bediüzzaman Said Nursi, Hz. Mehdi'nin üstleneceği bu büyük görevde kendisinin de </text:span><text:span text:style-name="T2">"bu acib şahsın hizmetkarı"</text:span><text:span text:style-name="T1"> olabileceğini ifade ederken, Hz. Mehdi'nin bir şahıs olduğunu bir kez daha vurgulamıştır.</text:span></text:p>
      <text:p text:style-name="P32"/>
      <text:p text:style-name="P77"><text:span text:style-name="T26">5) </text:span><text:span text:style-name="T28">... Ahir zamanın en büyük fesadı zamanında; elbette </text:span><text:span text:style-name="T26">en büyük BİR MÜÇTEHİD</text:span><text:span text:style-name="T28"> (içtihad eden büyük İslam alimi), hem en büyük </text:span><text:span text:style-name="T26">BİR MÜCEDDİD</text:span><text:span text:style-name="T28"> (her yüzyıl başında dini hakikatleri devrin ihtiyacına göre ders vermek üzere gönderilen büyük İslam alimi, yenileyen, yenileyici), hem </text:span><text:span text:style-name="T26">HAKİM</text:span><text:span text:style-name="T28">, hem </text:span><text:span text:style-name="T26">MEHDİ</text:span><text:span text:style-name="T28">, hem </text:span><text:span text:style-name="T26">MÜRŞİD</text:span><text:span text:style-name="T28"> (doğru yolu gösteren kişi), hem </text:span><text:span text:style-name="T26">KUTB-U A'ZAM</text:span><text:span text:style-name="T28"> (Müslümanların kendisine bağlandıkları büyük evliyalardan, zamanın en büyük mürşidi) olarak </text:span><text:span text:style-name="T26">BİR ZAT-I NURANİYİ</text:span><text:span text:style-name="T28"> gönderecek ve </text:span><text:span text:style-name="T26">O ZAT</text:span><text:span text:style-name="T28"> da Ehl-i Beyt-i Nebevîden (Peygamberimiz (sav)'in soyundan) olacaktır. (Mektubat, sf.411, 412) (Mektubat, sf.441)</text:span></text:p>
      <text:p text:style-name="P77"><text:span text:style-name="T1">Bediüzzaman'ın bu sözünde kullandığı </text:span><text:span text:style-name="T2">"müçtehid, müceddid, hakim, Hz. Mehdi, mürşid, kutb-u a'zam, bir zat-ı nuranî" </text:span><text:span text:style-name="T1">vasıfları, anlamlarından da anlaşılacağı gibi ancak bir kişiye ait olabilecek özelliklerdir. </text:span></text:p>
      <text:p text:style-name="P77"><text:span text:style-name="T1">Ayrıca Bediüzzaman Hz. Mehdi'nin "</text:span><text:span text:style-name="T2">bir zat-ı nurani"</text:span><text:span text:style-name="T1"> olduğundan bahsetmektedir. Eğer Bediüzzaman Hz. Mehdi'nin bir şahs-ı manevi olduğunu vurgulamak isteseydi burada </text:span><text:span text:style-name="T2">"bir zat-ı nuraniden"</text:span><text:span text:style-name="T1"> değil, </text:span><text:span text:style-name="T2">"bir şahs-ı manevi-i nuraniden" </text:span><text:span text:style-name="T1">bahsederdi. </text:span></text:p>
      <text:p text:style-name="P77"><text:span text:style-name="T1">Ayrıca burada şahıs kelimesinden önce kullanılan </text:span><text:span text:style-name="T2">"bir"</text:span><text:span text:style-name="T1"> kelimesi de bu konuyu bir kez daha açıklamaktadır. </text:span><text:span text:style-name="T2">"Zat"</text:span><text:span text:style-name="T1"> ise zaten yine birlik ve şahıs ifade eden bir kelimedir. Bediüzzaman burada açıkça </text:span><text:span text:style-name="T2">"bir zat" </text:span><text:span text:style-name="T1">ifadesini kullanmıştır</text:span><text:span text:style-name="T2">; "iki" </text:span><text:span text:style-name="T1">ya da </text:span><text:span text:style-name="T2">"birileri" </text:span><text:span text:style-name="T1">dememiştir. Dolayısıyla Bediüzzaman'ın tüm bu açıklamaları, Hz. Mehdi'den bir şahs-ı manevi olarak bahsetmediğini kesin bir şekilde ispatlamaktadır.</text:span></text:p>
      <text:p text:style-name="P32"/>
      <text:p text:style-name="P77"><text:span text:style-name="T26">6) </text:span><text:span text:style-name="T28">... Belki nur-u imanın (imanın işığının) dikkatiyle, </text:span><text:span text:style-name="T26">O EŞHAS-I AHİR ZAMAN</text:span><text:span text:style-name="T28"> (ahir zaman şahısları) tanınabilir. (Sözler, sf.343-344)</text:span></text:p>
      <text:p text:style-name="P77"><text:span text:style-name="T1">Bediüzzaman Hz. İsa ve Hz. Mehdi için </text:span><text:span text:style-name="T2">"ahir zaman şahısları"</text:span><text:span text:style-name="T1"> ifadesini kullanmıştır. Bediüzzaman'ın burada kullandığı </text:span><text:span text:style-name="T2">"şahıslar"</text:span><text:span text:style-name="T1"> ifadesi, Hz. İsa ve Hz. Mehdi'nin bir şahs-ı manevi olarak değil, birer insan olarak geleceklerini açıkça ortaya koymaktadır.</text:span></text:p>
      <text:p text:style-name="P77"><text:span text:style-name="T1">Bediüzzaman'ın, ahir zamanda gelecek olan bu şahısların </text:span><text:span text:style-name="T2">"imanın nuruyla tanınabileceklerini" </text:span><text:span text:style-name="T1">belirtmesi de yine Hz. İsa ve Hz. Mehdi'nin birer şahıs olarak </text:span><text:soft-page-break/><text:span text:style-name="T1">geleceklerini açıkladığını göstermektedir. </text:span><text:span text:style-name="T2">"Tanıma"</text:span><text:span text:style-name="T1"> fiili ancak insanlar için geçerli olabilecek bir durumu ifade etmektedir. Bir şahs-ı manevinin kendisi olup olmadığının tanınabilmesi elbetteki söz konusu değildir.</text:span></text:p>
      <text:p text:style-name="P32"/>
      <text:p text:style-name="P77"><text:span text:style-name="T26">7) </text:span><text:span text:style-name="T28">... Bu zamanda öyle fevkalade hakim cereyanlar (fikir akımları) var ki, herşeyi kendi hesabına aldığı için, faraza (farz edelim) </text:span><text:span text:style-name="T26">HAKİKİ BEKLENİLEN VE BİR ASIR SONRA GELECEK OLAN O ZAT</text:span><text:span text:style-name="T28"> dahi bu zamanda gelse... (Kastamonu Lahikası, sf.57)</text:span></text:p>
      <text:p text:style-name="P77"><text:span text:style-name="T1">Bediüzzaman'ın bu sözünde kullandığı </text:span><text:span text:style-name="T2">"o zat"</text:span><text:span text:style-name="T1"> ifadesi de yine bu konuyu hiçbir tartışmaya yer bırakmayacak şekilde netleştirmektedir. Bediüzzaman, Hz. Mehdi'den </text:span><text:span text:style-name="T2">"hakiki beklenilen o zat"</text:span><text:span text:style-name="T1"> ifadesiyle bahsetmektedir. Eğer Hz. Mehdi'nin bir şahs-ı manevi olacağını söylemek isteseydi Bediüzzaman'ın burada "beklenilen şahs-ı manevi" demesi gerekirdi, ancak Hz. Mehdi'yle ilgili böyle bir ifade kullanmamıştır. </text:span></text:p>
      <text:p text:style-name="P77"><text:span text:style-name="T1">Bediüzzaman bu sözünde ayrıca Hz. Mehdi'nin </text:span><text:span text:style-name="T2">"bir asır sonra geleceğini"</text:span><text:span text:style-name="T1"> belirtmektedir. Bir şahs-ı manevi için ortaya çıkış tarihi verilmeyeceği çok açıktır. </text:span><text:span text:style-name="T2">"Gelme"</text:span><text:span text:style-name="T1"> fiili ancak bir şahıs için kullanılacak bir kelimedir ve buradan da Bediüzzaman'ın Hz. Mehdi'den bir kişi olarak bahsettiği açıkça anlaşılabilmektedir.</text:span></text:p>
      <text:p text:style-name="P32"/>
      <text:p text:style-name="P77"><text:span text:style-name="T26">8)</text:span><text:span text:style-name="T28"> …</text:span><text:span text:style-name="T26"> AHİR ZAMANIN O BÜYÜK ŞAHSI</text:span><text:span text:style-name="T28">, </text:span><text:span text:style-name="T26">Al-i Beyt'ten</text:span><text:span text:style-name="T28"> (Peygamberimizin soyundan) </text:span><text:span text:style-name="T26">olacak</text:span><text:span text:style-name="T28">. (Şualar, sf.442)</text:span></text:p>
      <text:p text:style-name="P77"><text:span text:style-name="T1">Bediüzzaman burada da</text:span><text:span text:style-name="T2"> "ahir zamanın o büyük şahsı" </text:span><text:span text:style-name="T1">sözleriyle Hz. Mehdi'nin ahir zamanda gelecek olan bir şahıs olduğunu tekrarlamıştır. Hz. Mehdi'nin Peygamberimiz (sav)'in soyundan olacağını belirtmiş olması ise, Bediüzzaman'ın Hz. Mehdi'den bir şahs-ı manevi olarak bahsetmediğini çok açık bir şekilde ortaya koymaktadır. Zira </text:span><text:span text:style-name="T2">'bir şahs-ı manevinin bir başka insanın soyundan gelebilmesi söz konusu değildir'</text:span><text:span text:style-name="T1">.</text:span></text:p>
      <text:p text:style-name="P54"/>
      <text:p text:style-name="P77"><text:span text:style-name="T26">9) </text:span><text:span text:style-name="T28">… Ben de onlara demiştim: "Ben, kendimi seyyid (Peygamberimiz'in soyundan) bilemiyorum. Bu zamanda nesiller bilinmiyor. Halbuki </text:span><text:span text:style-name="T26">ahir zamanın o büyük şahsı, Al-i Beyt'ten </text:span><text:span text:style-name="T28">(Peygamberimiz (sav)'in soyundan)</text:span><text:span text:style-name="T26"> olacaktır</text:span><text:span text:style-name="T28">. (Emirdağ Lahikası-1, sf.267)</text:span></text:p>
      <text:p text:style-name="P77"><text:span text:style-name="T1">Bediüzzaman bu sözünde de yine </text:span><text:span text:style-name="T2">"ahir zamanın o büyük şahsı"</text:span><text:span text:style-name="T1"> diyerek Hz. Mehdi'nin bir şahs-ı manevi değil bir şahıs olduğunu açıkça belirtmektedir.</text:span></text:p>
      <text:p text:style-name="P77"><text:span text:style-name="T1">Bediüzzaman </text:span><text:span text:style-name="T2">"Hz. Mehdi'nin Peygamberimiz (sav)'in soyundan olacağını"</text:span><text:span text:style-name="T1"> bu sözünde de bir kez daha belirtmektedir. Yukarıda da açıklandığı gibi, Peygamberimiz (sav)'in soyundan gelebilmesi için Hz. Mehdi'nin ancak bir insan olması gerekmektedir ki Bediüzzaman da bu sözüyle bu gerçeği açıkça vurgulamaktadır.</text:span></text:p>
      <text:p text:style-name="P32"/>
      <text:p text:style-name="P77"><text:span text:style-name="T26">10) </text:span><text:span text:style-name="T28">... Rivayetlerde, ahir zamanın alametlerinden olan ve </text:span><text:span text:style-name="T26">AL-İ BEYT-İ NEBEVİ'DEN HAZRET-İ MEHDİ'NİN </text:span><text:span text:style-name="T28">(Radıyallahü Anh) hakkında ayrı ayrı haberler var. (Şualar, sf.465)</text:span></text:p>
      <text:p text:style-name="P72"/>
      <text:p text:style-name="P77"><text:span text:style-name="T26">11) </text:span><text:span text:style-name="T28">... Said itiraznamesinde demiş ki: "Ben seyyid değilim. </text:span><text:span text:style-name="T26">MEHDİ SEYYİD </text:span><text:span text:style-name="T28">(peygamber </text:span><text:soft-page-break/><text:span text:style-name="T28">soyundan olan kimse) </text:span><text:span text:style-name="T26">OLACAK."</text:span><text:span text:style-name="T28"> diye onları reddetmiş. (Şualar, sf.368)</text:span></text:p>
      <text:p text:style-name="P77"><text:span text:style-name="T1">Bediüzzaman bu iki sözünde de, Hz. Mehdi'nin </text:span><text:span text:style-name="T2">"seyyid"</text:span><text:span text:style-name="T1"> yani </text:span><text:span text:style-name="T2">"peygamber soyundan gelecek bir şahıs" </text:span><text:span text:style-name="T1">olduğunu birer kez daha tekrarlamıştır.</text:span></text:p>
      <text:p text:style-name="P32"/>
      <text:p text:style-name="P77"><text:span text:style-name="T26">12)</text:span><text:span text:style-name="T28"> ... Beşinci ve Altıncı İşaretler, ıslah-ı alemin (tüm insanların kötülüklerden arındırılıp iyileştirilmesinin) bizzat</text:span><text:span text:style-name="T26"> HAZRET-İ MEHDİ'NİN ZUHURUNA </text:span><text:span text:style-name="T28">vabeste (bağlı) olduğuna kanaat eden zümreden (gruptan), </text:span><text:span text:style-name="T26">BU ZAT'I ALİŞANIN </text:span><text:span text:style-name="T28">(şanı yüce bu zatın) dahi bu emirde muktedir olmasında (kuvvetli olmasında) şüphe duyanların, bu vehimlerini (kuruntularını, düşüncelerini) bertaraf edecek (ortadan kaldıracak), itimadlarını temin edecek (güvenlerini sağlayacak), gayet kuvvetli güneş gibi bir hakikat. (Barla Lahikası, sf.110)</text:span></text:p>
      <text:p text:style-name="P77"><text:span text:style-name="T1">Bediüzzaman'ın bu sözündeki </text:span><text:span text:style-name="T2">"bu zat-ı alişan"</text:span><text:span text:style-name="T1"> ifadesi de yine Hz. Mehdi'nin bir şahıs olarak geleceğini açıkça belirttiğini göstermektedir.</text:span></text:p>
      <text:p text:style-name="P32"><text:s/></text:p>
      <text:p text:style-name="P77"><text:span text:style-name="T26">13) …</text:span><text:span text:style-name="T28"> </text:span><text:span text:style-name="T26">O ZAT</text:span><text:span text:style-name="T28">, bütün ehl-i imanın (iman edenlerin) manevî yardımlarıyla ve ittihad-ı İslamın muavenetiyle (İslam Birliği'nin yardımlaşmasıyla) ve bütün ulema ve evliyanın (alimlerin ve velilerin) ve bilhassa Al-i Beyt'in neslinden (özellikle Peygamberimiz'in neslinden) her asırda kuvvetli ve kesretli (çok sayıda) bulunan milyonlar fedakar seyyidlerin iltihaklarıyla (peygamber soyundan gelen fedakar kimselerin katılımlarıyla) </text:span><text:span text:style-name="T26">O VAZİFE-İ UZMAYI </text:span><text:span text:style-name="T28">(büyük görevi) </text:span><text:span text:style-name="T26">YAPMAYA ÇALIŞIR</text:span><text:span text:style-name="T28">. (Emirdağ Lahikası-1, sf.266-267)</text:span></text:p>
      <text:p text:style-name="P77"><text:span text:style-name="T1">Bediüzzaman bu sözünde de bir kez daha Hz. Mehdi'nin bir şahıs olarak ortaya çıkacağını </text:span><text:span text:style-name="T2">"o zat"</text:span><text:span text:style-name="T1"> ifadesiyle yinelemiştir. </text:span></text:p>
      <text:p text:style-name="P77"><text:span text:style-name="T1">Ayrıca </text:span><text:span text:style-name="T2">"Hz. Mehdi'nin yerine getireceği büyük görev"</text:span><text:span text:style-name="T1">den de bahsederek, onun bir şahs-ı manevi değil, bir insan olarak iş başında olacağını ifade etmiştir. </text:span></text:p>
      <text:p text:style-name="P32"/>
      <text:p text:style-name="P77"><text:span text:style-name="T26">14) </text:span><text:span text:style-name="T28">... Bu hakikatten anlaşılıyor ki; </text:span><text:span text:style-name="T26">SONRA GELECEK O MÜBAREK ZAT</text:span><text:span text:style-name="T28">... (Sikke-i Tasdik-i Gaybi, sf.9)</text:span></text:p>
      <text:p text:style-name="P77"><text:span text:style-name="T1">Said Nursi bu açıklamasında da yine Hz. Mehdi'nin bir şahıs olarak geleceğini </text:span><text:span text:style-name="T2">"o mübarek zat"</text:span><text:span text:style-name="T1"> sözleriyle tekrarlamıştır.</text:span></text:p>
      <text:p text:style-name="P32"/>
      <text:p text:style-name="P77"><text:span text:style-name="T26">15) </text:span><text:span text:style-name="T28">... Çok zaman evvel bir ehl-i velayetten (velilerden) işittim ki; </text:span><text:span text:style-name="T26">O ZAT</text:span><text:span text:style-name="T28">, eski velilerin gaybi işaretlerinden istihrac etmiş (bir anlam çıkartmış) ve kanaati gelmiş ki: "Şark tarafından bir nur zuhur edecek, bid'atlar zulümatını (dine sonradan girmiş olan hurafelerin oluşturduğu karanlığı) dağıtacak." Ben, böyle bir nurun zuhurunu (ortaya çıkışını) çok intizar ettim (gözledim) ve ediyorum. Fakat çiçekler baharda gelir. Öyle kudsi çiçeklere zemin hazır etmek lazım gelir. Ve anladık ki, bu hizmetimizle </text:span><text:span text:style-name="T26">O NURANİ ZATLARA</text:span><text:span text:style-name="T28"> zemin izhar ediyoruz (hazırlıyoruz). (Sikke-i Tasdik-i Gaybi, sf.189, Mektubat, sf.34)</text:span></text:p>
      <text:p text:style-name="P54">-... O zat...</text:p>
      <text:p text:style-name="P54">-... O nurani zatlara...</text:p>
      <text:p text:style-name="P77"><text:span text:style-name="T1">Bediüzzaman bu sözünde ahir zamanda gelecek bu kutlu şahıslar için iki kez </text:span><text:span text:style-name="T2">"zat"</text:span><text:span text:style-name="T1"> kelimesini kullanmıştır. Kendisinin bu "</text:span><text:span text:style-name="T2">nurani şahıslara zemin hazırladığını" </text:span><text:span text:style-name="T1">söyleyerek, </text:span><text:soft-page-break/><text:span text:style-name="T1">Hz. İsa ve Hz. Mehdi'nin birer şahs-ı manevi olmadıklarını, birer zat olduklarını açıkça ifade etmiştir.</text:span></text:p>
      <text:p text:style-name="P32"/>
      <text:p text:style-name="P77"><text:span text:style-name="T26">16) </text:span><text:span text:style-name="T28">... </text:span><text:span text:style-name="T26">ÜMMETİN BEKLEDİĞİ, AHİR ZAMANDA GELECEK ZATIN </text:span><text:span text:style-name="T28">üç vazifesinden en mühimmi (önemlisi) ve en büyüğü ve en kıymetdarı (kıymetlisi) olan îman-ı tahkikîyi neşr (gerçek imanı yayma) ve ehl-i îmanı dalaletten (iman edenleri sapmaktan) kurtarmak... (Sikke-i Tasdik-i Gaybi, sf.9)</text:span></text:p>
      <text:p text:style-name="P77"><text:span text:style-name="T1">Bediüzzaman burada da Hz. Mehdi'nin, İslam aleminin beklediği </text:span><text:span text:style-name="T2">"ahir zamanda gelecek bir zat"</text:span><text:span text:style-name="T1"> olduğunu belirterek onun bir şahs-ı manevi olmadığını bir kez daha tekrarlamıştır.</text:span></text:p>
      <text:p text:style-name="P32"/>
      <text:p text:style-name="P77"><text:span text:style-name="T26">17) …</text:span><text:span text:style-name="T28"> Ehl-i imanı dalaletten muhafaza etmek (iman edenlerin doğru yoldan sapmalarını engellemek) ve bu vazife hem dünya, hem herşeyi bırakmakla, çok zaman tedkikat ile (araştırma ile) meşguliyeti iktiza ettiğinden (gerektirdiğinden), </text:span><text:span text:style-name="T26">HAZRET-İ MEHDİ'NİN O VAZİFESİNİ BİZZAT KENDİSİ </text:span><text:span text:style-name="T28">görmeğe vakit ve hal müsaade edemez... (Emirdağ Lahikası-1, sf.266-267)</text:span></text:p>
      <text:p text:style-name="P77"><text:span text:style-name="T1">Bediüzzaman'ın bu sözünde kullandığı </text:span><text:span text:style-name="T2">"kendisi"</text:span><text:span text:style-name="T1"> kelimesi de yine şahıs ifade eden ve Hz. Mehdi'nin bir şahs-ı manevi olmadığını ortaya koyan bir başka delilidir. </text:span></text:p>
      <text:p text:style-name="P32">Said Nursi bu sözünde ayrıca Hz. Mehdi'nin bir şahıs olduğunu gösteren başka vurgular da kullanmıştır: </text:p>
      <text:p text:style-name="P32">1- Hz. Mehdi'nin yerine getireceği bir görev vardır. Demek ki Hz. Mehdi bir şahıstır. </text:p>
      <text:p text:style-name="P77"><text:span text:style-name="T1">2- Hz. Mehdi, diğer görevleriyle meşgul olacaktır ve bu görevi bizzat kendisinin yerine getirebilmesi için vakti olmayacaktır. </text:span><text:span text:style-name="T2">"Meşguliyet ve vakit darlığı"</text:span><text:span text:style-name="T1"> ancak bir insan için söz konusu olabilecek durumlardır. Bir şahs-ı manevinin meşgul olması ya da vaktinin olmaması söz konusu değildir.</text:span></text:p>
      <text:p text:style-name="P32"/>
      <text:p text:style-name="P77"><text:span text:style-name="T26">18) </text:span><text:span text:style-name="T28">... "istikbal-i dünyeviyede </text:span><text:span text:style-name="T26">BİN DÖRTYÜZ SENE SONRA GELECEK BİR HAKİKATİ</text:span><text:span text:style-name="T28"> asırlarında karib (yakın) zannetmişler" (Sözler, sf.318)</text:span></text:p>
      <text:p text:style-name="P77"><text:span text:style-name="T1">Bediüzzaman bu sözleriyle, İslam tarihinde pek çok kişinin Hz. Mehdi'nin kendi dönemlerinde geleceğini düşünerek yanıldıklarını ve bu zatın Peygamberimiz (sav)'den 1400 sene sonra geleceğini hatırlatmıştır. Yukarıdaki bölümlerde de belirtildiği gibi, </text:span><text:span text:style-name="T2">"gelme" </text:span><text:span text:style-name="T1">eylemi ancak bir insan için söz konusu olabilecek bir durumdur. Bediüzzaman burada Hz. Mehdi'nin bir şahs-ı manevi olduğunu vurgulamak isteseydi, çok farklı ifadeler kullanırdı. </text:span><text:span text:style-name="T6">Oysa ki tarihini de vererek, ne zaman geleceğini belirtmesi Hz. Mehdi'den bir şahıs olarak bahsettiğini ortaya koymaktadır.</text:span></text:p>
      <text:p text:style-name="P37"><text:s/></text:p>
      <text:p text:style-name="P92">Bediüzzaman Hz. Mehdi ve onun cemaatinin </text:p>
      <text:p text:style-name="P88">şahs-ı manevisinden iki ayrı kavram olarak </text:p>
      <text:p text:style-name="P92">bahsetmektedir.</text:p>
      <text:p text:style-name="P39"><text:soft-page-break/></text:p>
      <text:p text:style-name="P77"><text:span text:style-name="T12">19) </text:span><text:span text:style-name="T13">... o vazifeleri </text:span><text:span text:style-name="T12">ONUN</text:span><text:span text:style-name="T13"> </text:span><text:span text:style-name="T12">cem'iyeti</text:span><text:span text:style-name="T13"> ve </text:span><text:span text:style-name="T12">seyyidler cemaati </text:span><text:span text:style-name="T13">yapacağını rahmet-i İlahiye'den bekliyoruz. (Emirdağ Lahikası-1, sf.265)</text:span></text:p>
      <text:p text:style-name="P77"><text:span text:style-name="T6">Bediüzzaman, bu açıklamasında Hz. Mehdi için </text:span><text:span text:style-name="T7">"onun"</text:span><text:span text:style-name="T6">, Hz. Mehdi'nin cemaati içinse </text:span><text:span text:style-name="T7">"onun cemiyeti" </text:span><text:span text:style-name="T6">ifadesini kullanmıştır. Kişilik ifade eden </text:span><text:span text:style-name="T7">"onun" </text:span><text:span text:style-name="T6">kelimesi, Hz. Mehdi'nin bir şahıs olduğunu göstermektedir. Cemiyeti ise, Hz. Mehdi'nin şahs-ı manevisini temsil etmektedir ve Hz. Mehdi'nin zatından ayrı bir kavram olarak ele alınmıştır. Ancak Hz. Mehdi'nin bir cemiyeti olabilmesi için, kendisinin de bir şahıs olarak bu cemiyetin başında bulunması gerekmektedir.</text:span></text:p>
      <text:p text:style-name="P37"/>
      <text:p text:style-name="P77"><text:span text:style-name="T12">20) </text:span><text:span text:style-name="T13">... </text:span><text:span text:style-name="T12">HAZRET-İ MEHDİ'NİN CEM'İYET-İ NURANİYESİ</text:span><text:span text:style-name="T13">, Süfyan komitesinin tahribatçı rejim-i bid'akaranesini (dinde olmayanı dine sokarcasına) tamir edecek, Sünnet-i Seniyeyi (Peygamberimiz (sav)'in sözlerine ve hareketlerine dair en yüksek ve kıymetli haller, tavırlar, hareket düsturlarını) ihya edecek (canlandıracak); yani alem-i İslamiyette Risalet-i Ahmediyeyi (ASM) (Peygamberimiz (sav)'in peygamberliğini) inkar niyetiyle Şeriat-ı Ahmediyeyi (ASM) (Peygamberimiz (sav)'in getirdiği Kuran hükümlerini) tahribe (yıkıp bozmaya) çalışan Süfyan komitesi, </text:span><text:span text:style-name="T12">HAZRET-İ MEHDİ CEM'İYETİNİN mu'cizekar manevî kılıncıyla</text:span><text:span text:style-name="T13"> öldürülecek ve dağıtılacak. (Mektubat, sf.473)</text:span></text:p>
      <text:p text:style-name="P44"/>
      <text:p text:style-name="P39">-... Onun cemiyeti...</text:p>
      <text:p text:style-name="P39">-... Hz. Mehdi'nin cemiyet-i nuraniyesi...</text:p>
      <text:p text:style-name="P39">-... Hz. Mehdi cemiyetinin...</text:p>
      <text:p text:style-name="P39"/>
      <text:p text:style-name="P37">Bediüzzaman'ın bu sözünde geçen "Süfyan komitesi", Darwinist, materyalist ve ateist akımları temsil etmektedir. Bediüzzaman ahir zamanda gelecek olan Hz. Mehdi'nin, bu akımların hak dini bozmaya yönelik faaliyetlerini durduracağını, dini aslına döndüreceğini ve Peygamberimiz (sav)'in sünnetiyle amel edeceğini bildirmiştir.</text:p>
      <text:p text:style-name="P77"><text:span text:style-name="T6">Bediüzzaman bu ve yukarıdaki sözünde Hz. </text:span><text:span text:style-name="T1">Mehdi'nin bir cemiyeti olacağını belirtmektedir. Bu cemiyet, Hz. Mehdi'nin bizzat başında olmasından oluşan şahs-ı manevisidir. Önceki bölümlerde de açıklandığı gibi, </text:span><text:span text:style-name="T2">"Hz. Mehdi'nin cemiyeti"</text:span><text:span text:style-name="T1">, Hz. Mehdi'nin de başında bulunacağı, onun tebliğine uyup ona tabi olan insanlardan oluşan bir topluluğu ifade etmektedir. Ancak bu topluluğun bu konudaki en önemli özelliği, bu şahs-ı maneviyi oluşturan şahsın yani Hz. Mehdi'nin varlığıdır. Dolayısıyla Bediüzzaman'ın bu sözünde kullandığı </text:span><text:span text:style-name="T2">"Hz. Mehdi'nin cemiyet-i nuranisi</text:span><text:span text:style-name="T1"> (Hz. Mehdi'nin nurani cemiyeti)</text:span><text:span text:style-name="T2">" </text:span><text:span text:style-name="T1">kavramı da yine Hz. Mehdi'nin bir şahıs olarak geleceğini göstermektedir.</text:span></text:p>
      <text:p text:style-name="P73"/>
      <text:p text:style-name="P77"><text:span text:style-name="T26">21) </text:span><text:span text:style-name="T28">... Ta ahir zamanda, hayatın geniş dairesinde asıl sahibleri, yani </text:span><text:span text:style-name="T26">MEHDİ VE ŞAKİRDLERİ</text:span><text:span text:style-name="T28"> (öğrencileri), Cenab-ı Hakkın izniyle gelir, o daireyi genişlendirir ve o tohumlar sünbüllenir. (Sikke-i Tasdik-i Gaybî, sf.172) (Kastamonu Lahikası, sf.72)</text:span></text:p>
      <text:p text:style-name="P77"><text:soft-page-break/><text:span text:style-name="T1">Bediüzzaman bu sözünde Hz. Mehdi ve şahs-ı manevinin ayrı kavramlar olduğunu açıkça ifade etmektedir. Hz. Mehdi ve şakirtleri olarak iki ayrı kavramdan bahsetmektedir; Hz. Mehdi'nin zatı ve talebeleri. Buradaki </text:span><text:span text:style-name="T2">"ve"</text:span><text:span text:style-name="T1"> kelimesi bu konuya açıklık getirmektedir. Bu ikisi birbirinden ayrıdır ve ikisinin biraraya gelmesinden Hz. Mehdi'nin şahs-ı manevisi oluşmaktadır. </text:span></text:p>
      <text:p text:style-name="P32"/>
      <text:p text:style-name="P77"><text:span text:style-name="T26">22) </text:span><text:span text:style-name="T28">... Hem bu üç vezaifi (vazifeleri) birden bir şahısta, yahut cemaatte bu zamanda bulunması ve mükemmel olması ve birbirini cerhetmemesi (çürütmemesi) pek uzak, adeta kabil (mümkün) görülmüyor. Ahir zamanda, Al-i Beyt-i Nebevi'nin (asm) (Peygamberimiz'in soyunun) cemaat-i nuraniyesini (nurani cemaatini) temsil eden </text:span><text:span text:style-name="T26">HAZRET-İ MEHDİ DE VE CEMAATİNDEKİ ŞAHS-I MANEVİDE </text:span><text:span text:style-name="T28">ancak içtima edebilir (toplanabilir). (Kastamonu Lahikası, sf.139) (Sikke-i Tasdik-i Gaybi, sf.186)</text:span></text:p>
      <text:p text:style-name="P77"><text:span text:style-name="T1">Bediüzzaman'ın bu sözünde de Hz. Mehdi ve cemaaatinin şahs-ı manevisi yine </text:span><text:span text:style-name="T2">"ve"</text:span><text:span text:style-name="T1"> ifadesiyle birbirinden ayrılmıştır. Bu izahtan Hz. Mehdi ve şahs-ı manevinin iki ayrı kavramı temsil ettiği anlaşılmaktadır. </text:span><text:span text:style-name="T2">"Hz. Mehdi'nin cemaatindeki bir şahs-ı manevi"</text:span><text:span text:style-name="T1">den bahsedilmekte, "Hz. Mehdi" ise bu kavramın dışında tutularak ayrıca zikredilmektedir. Demek ki </text:span><text:span text:style-name="T2">Hz. Mehdi'nin bir şahs-ı manevisi olacak ancak kendisi de ayrıca bu şahs-ı manevinin başında bulunacaktır</text:span><text:span text:style-name="T1">.</text:span></text:p>
      <text:p text:style-name="P54"/>
      <text:p text:style-name="P77"><text:span text:style-name="T26">23) …</text:span><text:span text:style-name="T28"> </text:span><text:span text:style-name="T26">MEHDİ-İ AL-İ RESUL'ÜN TEMSİL ETTİĞİ KUDSİ CEMAATİNİN ŞAHS-I MANEVİSİNİN </text:span><text:span text:style-name="T28">üç vazifesi var. (Emirdağ Lahikası-1, sf.265)</text:span></text:p>
      <text:p text:style-name="P77"><text:span text:style-name="T1">Bediüzzaman'ın bu sözünde ise, Hz. Mehdi'nin cemaatinin şahs-ı manevisinin yerine getireceği üç büyük vazifeden bahsedilmektedir. Bu cemaatin şahs-ı manevisini temsil eden, başlarındaki kişi ise Hz. Mehdi'dir. Ama bu görevi, bu kudsi cemaatin şahs-ı manevisi yerine getirmektedir. Bediüzzaman'ın bu açıklaması da yine Hz. Mehdi'nin </text:span><text:span text:style-name="T2">"şahs-ı manevisi"nin ve "zatının" iki ayrı kavram olarak ele alındığını</text:span><text:span text:style-name="T1"> göstermektedir.</text:span></text:p>
      <text:p text:style-name="P32"/>
      <text:p text:style-name="P51">Batın tefsircilerine göre: </text:p>
      <text:p text:style-name="P77"><text:span text:style-name="T1">Yukarıda sadece bir kısmına yer verilen sözlerinde Bediüzzaman'ın Hz. Mehdi'den bir şahıs olarak bahsettiği çok açık olarak görülebilmektedir. Bediüzzaman Hz. Mehdi için açıkça </text:span><text:span text:style-name="T2">"zat"</text:span><text:span text:style-name="T1">, </text:span><text:span text:style-name="T2">"şahıs"</text:span><text:span text:style-name="T1"> gibi ifadeler kullanmaktadır. Ancak ne var ki batın tefsircileri, Bediüzzaman'ın bu net açıklamalarını delil olarak kabul etmemekte, Hz. Mehdi sadece bir şahs-ı manevidir demektedirler. Bu düşünceleri için ise ortaya hiçbir delil sunmamakta, sadece Bediüzzaman'ın batıni tefsir mantığıyla yanlış şekillerde yorumladıkları sözlerini öne sürmektedirler. Hatta söz konusu kişilerin bu konular açıldığında kullandıkları kalıplaşmış bazı cevap şekilleri vardır. Örneğin "Ahir zamanda Hz. Mehdi adında bir şahıs gelecek mi?" diye bir soru sorulduğunda şöyle bir cevap verilir: "Hayır, Hz. Mehdi gelmeyecek; şahs-ı manevisi gelecek" ya da "Hz. Mehdi zaten gelmiştir. Çünkü Mehdilik bir şahs-ı manevidir; çıkacak Mehdi budur. Şu anda da bu şahs-ı manevi mevcuttur." Aynı şekilde Hz. İsa için de "Hz. İsa yeryüzüne ikinci kez </text:span><text:soft-page-break/><text:span text:style-name="T1">gelecek mi?" diye bir soru sorulduğunda "Hayır, Hz. İsa gelmeyecek; Hz. İsa'nın kendisi yeryüzüne inmeyecek, şahs-ı manevisi yeryüzünde olacak" denir. Ya da "Hz. İsa'nın da Hz. Mehdi'nin de şahs-ı manevisi zaten gelmiştir" gibi açıklamalar yapılır. Kimileri de "Bediüzzaman eserlerinde, Hz. İsa ve Hz. Mehdi'nin geleceği konusunda net açıklamalar yapmamıştır" gibi sözlerle, bu düşüncelerini Bediüzzaman'ın sözleriyle delillendirmeye çalışırlar.</text:span></text:p>
      <text:p text:style-name="P32">Oysa bu bakış açısı son derece yanlış ve hatalıdır. Çünkü Bediüzzaman, Hz. İsa ve Hz. Mehdi ile ilgili sözlerinde bu konuyu çok net ifadelerle açıklamış; ahir zamanda beklenen bu kişilerin bir şahs-ı manevi olmadığını, birer şahıs olarak ortaya çıkacaklarını açık bir şekilde belirtmiştir. </text:p>
      <text:p text:style-name="P32">Bediüzzaman'ın bu sözlerine rağmen ısrarla Hz. Mehdi'nin bir şahs-ı manevi olacağının öne sürülmesi ise elbette ki, söz konusu kişilerin birtakım endişelerle hareket etmelerinden kaynaklanmaktadır. Bunlar arasında bir başka şahsın Bediüzzaman'dan daha üstün bir makam sahibi olması, Risaleler'den daha etkili eserler yazılması, sahte Mehdilerin çıkma ihtimali ya da Mehdi'nin çıkmaması durumunda sükut-u hayale uğrama korkusu, kurulu düzenin bozulması, çıkar yada itibar kaybına uğramak gibi endişeler sayılabilir. Hz. Mehdi'nin, bir şahs-ı manevi olacağı fikri yaygınlaştırıldığı takdirde ise, Mehdi beklentisi de ortadan kalkacaktır. Mevcut düzen bozulmayacak, ileride Bediüzzaman'ın sözlerinin yanlış çıkması korkusu olmayacak, Hz. Mehdi'nin gelmemesi ihtimalinde de hayal kırıklığı yaşanmayacaktır. Oysa ki temelde Bediüzzaman'ın da belirttiği gibi, tamamen iman zayıflığından ve Hz. Mehdi inancının güçlü olmamasından kaynaklanan bu kuruntular tümüyle yersizdir. Hadislerde ve Bediüzzaman'ın sözlerinde Hz. Mehdi'nin vesile olacağı bildirilen olaylara Allah Kuran ayetleriyle de işaret etmiştir. İslam ahlakını tüm yeryüzüne hakim kılacağını, bundan 1400 sene önce Allah Kuran'da müminlere müjdelemiştir. Allah'ın vaadi haktır. Kaderde Allah bunu kimin vesilesiyle gerçekleştirirse, bu kişi Hz. Mehdi olacaktır. </text:p>
      <text:p text:style-name="P32">Allah, İslam ahlakını tüm dünyaya hakim kılacağını, inanan kullarını güç ve iktidar sahibi kılacağını vadetmiştir. Allah'ın izniyle bu vaad gerçekleşecektir. Allah'ın adetullahında Kuran ahlakının hakimiyeti vardır. Ve yine bu adetullaha göre, bu hakimiyette mümin topluluğunun başında bir lider olması gerekmektedir. Bu şahsa Mehdi denmiştir. Ancak asıl önemli olan bu şahsa ne isim verildiği değildir. Bu kişi farklı şekillerde adlandırabilir. Ancak kesin olan Allah'ın bu vaadinin gerçekleşeceği ve bu olaya vesile olacak ve müminlere önderlik edecek bir şahsın var olacağıdır.</text:p>
      <text:p text:style-name="P32"/>
      <text:p text:style-name="P76"><text:span text:style-name="T2">4-Bediüzzaman "</text:span><text:span text:style-name="T4">Hz. İsa gelecektir</text:span><text:span text:style-name="T2">" demektedir; </text:span></text:p>
      <text:p text:style-name="P55">tefsircilerin bir kısmı, "Hz. İsa geldi, öldü, hatta gömüldü" </text:p>
      <text:p text:style-name="P76"><text:span text:style-name="T7">demekte, diğer bir kısım tefsirciler de "Hz. </text:span><text:span text:style-name="T2">İsa şahs-ı manevidir" </text:span></text:p>
      <text:p text:style-name="P55">demektedir. </text:p>
      <text:p text:style-name="P54"/>
      <text:p text:style-name="P51">Bediüzzaman'a göre: </text:p>
      <text:p text:style-name="P32"><text:soft-page-break/>Bediüzzaman eserlerinde Hz. İsa'nın bir şahıs olarak ikinci kez yeryüzüne geleceğini pek çok delil vererek açıklamıştır. Bediüzzaman'ın bu açıklamalarına göre Hz. İsa yeryüzüne tekrar geldiğinde, önceki gelişinde olduğu gibi yine ona yakın kişilerden oluşan bir cemaati olacak ve başlarında da Hz. İsa olacaktır. Bu cemaat Hz. İsa'nın şahs-ı manevisini oluşturacak, ancak tarih boyunca gönderilmiş olan tüm elçilerde olduğu gibi, başlarında da bir lider olarak Hz. İsa bizzat bulunacaktır.</text:p>
      <text:p text:style-name="P32">Bediüzzaman, bu konuyu açıklayan sözlerinden birinde Hz. İsa'nın bir şahs-ı manevi değil, bir şahıs olduğunu şöyle ifade etmektedir:</text:p>
      <text:p text:style-name="P77"><text:span text:style-name="T28">... </text:span><text:span text:style-name="T26">alem-i semavatta</text:span><text:span text:style-name="T28"> (gökler aleminde) </text:span><text:span text:style-name="T26">CİSM-İ BEŞERİSİYLE </text:span><text:span text:style-name="T28">(insani cismiyle) </text:span><text:span text:style-name="T26">bulunan ŞAHS-I İSA ALEYHİSSELAM</text:span><text:span text:style-name="T28">, </text:span><text:span text:style-name="T26">o din-i hak cereyanının (Hak dinin) başına geçeceğini</text:span><text:span text:style-name="T28">.... (Mektubat, sf.60)</text:span></text:p>
      <text:p text:style-name="P32">Bediüzzaman Hz. İsa'nın ikinci kez yeryüzüne insani bedeniyle geleceğini ve hak dinin başına bizzat geçeceğini ifade etmektedir. Bunun yanı sıra Bediüzzaman, Hz. İsa'nın Deccal ile olan mücadelesini anlattığı sözlerinde de bir şahs-ı manevi ile bir diğer şahs-ı manevi arasında yaşanacak bir konudan değil; Hz. İsa'nın direk şahsıyla Deccal'in şahsına karşı yapacağı bir mücadeleden bahsetmektedir:</text:p>
      <text:p text:style-name="P77"><text:span text:style-name="T28">... Elcevap: Hadîs-i sahihte (doğruluğu kesin olan hadiste) rivayet edilen: </text:span><text:span text:style-name="T26">"Hazret-i İsa Aleyhisselam'ın geleceğini ve Şeriat-ı İslamiye ile amel edeceğini, Deccal'ı yok edeceğini" </text:span><text:span text:style-name="T28">imanı zaîf (zayıf) olanlar istib'ad ediyorlar (ihtimal vermiyorlar, uzak görüyorlar, olmayacak sanıyorlar). Onun hakikatı izah edilse, hiç istib'ad (uzak görünecek) yeri kalmaz. (Mektubat, sf.58-59)</text:span></text:p>
      <text:p text:style-name="P77"><text:span text:style-name="T1">Bir başka sözünde ise Bediüzzaman Deccal'in etkisinin ancak mucize sahibi bir peygamber tarafından ortadan kaldırılabileceğini belirterek, Hz. İsa'nın bir şahs-ı manevi değil, </text:span><text:span text:style-name="T2">"mucizeler gösterecek özelliklere sahip bir şahıs olacağını"</text:span><text:span text:style-name="T1"> bir kez daha açıkça ifade etmiştir:</text:span></text:p>
      <text:p text:style-name="P77"><text:span text:style-name="T28">... </text:span><text:span text:style-name="T26">ancak harika ve MU'CİZATLI</text:span><text:span text:style-name="T28"> (mucizeler sahibi) </text:span><text:span text:style-name="T26">VE UMUMUN MAKBULÜ</text:span><text:span text:style-name="T28"> (umumun kabul ettiği) </text:span><text:span text:style-name="T26">BİR ZAT</text:span><text:span text:style-name="T28"> olabilir ki: </text:span><text:span text:style-name="T26">O ZAT</text:span><text:span text:style-name="T28">, </text:span><text:span text:style-name="T26">en ziyade alakadar ve ekser</text:span><text:span text:style-name="T28"> (birçok) </text:span><text:span text:style-name="T26">insanların</text:span><text:span text:style-name="T28"> </text:span><text:span text:style-name="T26">peygamberi olan HAZRETİ İSA ALEYHİSSELAM'dır</text:span><text:span text:style-name="T28">..... (Şualar, sf.463)</text:span></text:p>
      <text:p text:style-name="P32"/>
      <text:p text:style-name="P51">Batın tefsircilerine göre: </text:p>
      <text:p text:style-name="P32">Bediüzzaman Hz. İsa'nın ikinci kez yeryüzüne gelişini birçok sözünde açıkça müjdelemiştir. Ancak kimi çevreler çeşitli nedenlerden dolayı Hz. İsa'nın bir şahıs olarak geleceğini kabullenmek istememekte ve bu amaçla Bediüzzaman'ın sözlerini tefsir adı altında yanlış şekillerde yorumlamaya çalışmaktadırlar. Tefsircilerin bir kısmı, "Hz. İsa geldi, öldü, hatta gömüldü", bir kısmı da "Hz. İsa şahs-ı manevidir" demektedirler. </text:p>
      <text:p text:style-name="P77"><text:span text:style-name="T1">Bilindiği gibi Peygamberimiz (sav)'in hadislerinde Hz. Mehdi'nin ve Hz. İsa'nın aynı dönemde ortaya çıkacakları ve biraraya gelecekleri haber verilmektedir. Hz. İsa ve Hz. Mehdi, Deccal'in kurduğu inkara dayalı fikir sistemine karşı birlikte mücadele edecek, yedi sene birlikte hüküm sürecek ve İslam ahlakını tüm dünyaya birlikte hakim kılacaklardır. Hz. Mehdi'nin geçmişte çıktığını iddia eden ya da Bediüzzaman'ın Hz. </text:span><text:soft-page-break/><text:span text:style-name="T1">Mehdi olduğunu öne süren bazı kimseler ise, bu konuya açıklık getirmekte bazı zorluklarla karşılaşmaktadırlar. Çünkü Hz. İsa henüz ortaya çıkmamıştır. Hadislerde ve Bediüzzaman'ın eserlerinde belirtildiği şekilde birlikte namaz kılmamışlardır. Ancak bu kimseler, Hz. Mehdi'nin geçmişte çıkmış ve vefat etmiş olduğunu öne sürdükleri için, böyle tarihi bir buluşmanın gerçekleşmesi hiçbir şekilde söz konusu olmayacaktır. Dolayısıyla hiçbir delile dayanmayan bu iddianın desteklenebilmesi ve tevil edilebilmesi için, Hz. İsa ile ilgili de </text:span><text:span text:style-name="T2">"batıni tefsir" </text:span><text:span text:style-name="T1">adı altında gerçek dışı birtakım iddialar ortaya atılmaktadır. "</text:span><text:span text:style-name="T5">Hz. İsa'nın yalnızca bir ruh olarak geleceği, Hristiyanlığı temsil eden bir şahs-ı manevi olacağı ya da Bediüzzaman hayatta iken geldiği ve vefat edip gömüldüğü"</text:span><text:span text:style-name="T1"> gibi asılsız fikirler öne sürülmektedir. Oysa ki Bediüzzaman eserlerinde çok açık bir dille ve pek çok kez, Hz. İsa'nın -cismi bedeniyle- </text:span><text:span text:style-name="T2">"bir şahıs"</text:span><text:span text:style-name="T1"> olarak yeryüzüne geleceğini ifade etmiştir. Hz. İsa'nın </text:span><text:span text:style-name="T2">"Hristiyan ruhanileriyle ittifak edeceğini, Deccal ile mücadele ederek onu fikren etkisiz hale getireceğini"</text:span><text:span text:style-name="T1"> belirtmiştir. </text:span></text:p>
      <text:p text:style-name="P32">Bediüzzaman'ın Hz. İsa'nın gelişi ile ilgili çok açık sözlerine rağmen öne sürülen bu gibi iddialar, büyük bir İslam aliminin yazmış olduğu kitapların tamamını kuşkulu hale getirecek çok yanlış uygulamalardır. Bu gibi yanlış girişimlerin önlenmesi ise, - kendisinin de pek çok kez vurguladığı gibi- Bediüzzaman'ın gerçek fikirlerini öğrenebilmek için yalnızca Risaleleri esas almanın önemini vurgulamakla mümkün olacaktır.</text:p>
      <text:p text:style-name="P33"/>
      <text:p text:style-name="P76"><text:span text:style-name="T2">5-Bediüzzaman "</text:span><text:span text:style-name="T4">İslam ahlakı dünyaya hakim olacaktır</text:span><text:span text:style-name="T2">" </text:span></text:p>
      <text:p text:style-name="P55">demektedir; tefsirciler, "bu zaten olmuş durumda" demektedirler. </text:p>
      <text:p text:style-name="P55">Bir kısmı da, "Hz. Mehdi'nin şahs-ı manevisi bunu yapacaktır" </text:p>
      <text:p text:style-name="P55">demektedir. "Peki bu olduğunda Müslüman aleminin başına </text:p>
      <text:p text:style-name="P55">bir kişi geçmiş midir?" dendiğinde, "Hayır, aynı anda çok kişi lider </text:p>
      <text:p text:style-name="P55">olabilir, şahs-ı manevi lider olabilir, lidere gerek yoktur" türünden </text:p>
      <text:p text:style-name="P55">Hz. Mehdi'yi red için çeşitli itiraz, tevil ve bahaneler üretmektedirler.</text:p>
      <text:p text:style-name="P54"/>
      <text:p text:style-name="P51">Bediüzzaman'a göre: </text:p>
      <text:p text:style-name="P32">İslam ahlakının yeryüzüne hakim olacağı, Kuran-ı Kerim'de bildirilmiş olan hak bir vaaddir. Kuran'da İslam ahlakının hakimiyetiyle ilgili bildirilmiş olan ayetler son derece açıktır. Bunlardan bazıları şöyledir:</text:p>
      <text:p text:style-name="P54"/>
      <text:p text:style-name="P77"><text:span text:style-name="T2">Allah, içinizden iman edenlere ve salih amellerde bulunanlara vadetmiştir: </text:span><text:span text:style-name="T4">Hiç şüphesiz onlardan öncekileri nasıl 'güç ve iktidar sahibi' kıldıysa, ONLARI DA YERYÜZÜNDE GÜÇ VE İKTİDAR SAHİBİ KILACAK</text:span><text:span text:style-name="T2">, kendileri için seçip beğendiği dinlerini kendilerine yerleşik kılıp sağlamlaştıracak ve onları korkularından sonra güvenliğe çevirecektir... (Nur Suresi, 55)</text:span></text:p>
      <text:p text:style-name="P54"/>
      <text:p text:style-name="P77"><text:span text:style-name="T2">Onlar, Allah'ın nurunu ağızlarıyla söndürmek istiyorlar. Oysa Allah, Kendi nurunu tamamlayıcıdır; kafirler hoş görmese bile. Elçilerini hidayet ve hak din üzere gönderen </text:span><text:soft-page-break/><text:span text:style-name="T2">O'dur. </text:span><text:span text:style-name="T4">ÖYLE Kİ ONU (HAK DİN OLAN İSLAM'I) BÜTÜN DİNLERE KARŞI ÜSTÜN KILACAKTIR; </text:span><text:span text:style-name="T2">müşrikler hoş görmese bile. (Saf Suresi, 8-9)</text:span></text:p>
      <text:p text:style-name="P54"/>
      <text:p text:style-name="P77"><text:span text:style-name="T2">Ağızlarıyla Allah'ın nurunu söndürmek istiyorlar. Oysa kafirler istemese de Allah, Kendi nurunu tamamlamaktan başkasını istemiyor. Müşrikler istemese de </text:span><text:span text:style-name="T4">O DİNİ (İSLAM'I) BÜTÜN DİNLERE ÜSTÜN KILMAK İÇİN ELÇİSİNİ HİDAYETLE VE HAK DİNLE GÖNDEREN O'DUR.</text:span><text:span text:style-name="T2"> (Tevbe Suresi, 32-33)</text:span></text:p>
      <text:p text:style-name="P54"/>
      <text:p text:style-name="P77"><text:span text:style-name="T1">Kuran'da bildirildiği gibi, İslam ahlakının hakimiyeti Allah'ın bir vaadidir. Rabbimiz bu vaadini muhakkak yerine getirecektir. Ayrıca Kuran'da, mümin toplulukların mutlaka başlarında bir lider bulunduğu bildirilmektedir. Her peygamber, nebi veya elçi, gönderildikleri topluma önderlik yapmıştır. Tarih boyunca tüm örneklerinde görüldüğü gibi, hakimiyet döneminde de Müslümanların başlarında onlara yol gösterecek bir liderleri mutlaka olacaktır. Peygamberimiz (sav)'in mütevatir hadislerinde, bu dönemde İslam ahlakının hakimiyetinde müminlerin liderinin </text:span><text:span text:style-name="T2">"Hz. Mehdi"</text:span><text:span text:style-name="T1"> olacağı haber verilmiştir. </text:span></text:p>
      <text:p text:style-name="P32">Bediüzzaman da Risale-i Nur Külliyatı'nda, Allah'ın Kuran ayetlerinde bildirdiği bu müjdeye geniş yer vermiş, İslam ahlakının Hz. Mehdi vesilesiyle hakim olacağını belirtmiştir. Bediüzzaman'ın İslam ahlakının tüm dünyaya hakim olacağını ifade ettiği sözlerinden bazıları şöyledir:</text:p>
      <text:p text:style-name="P32"/>
      <text:p text:style-name="P77"><text:span text:style-name="T26">1) </text:span><text:span text:style-name="T28">İkinci vazifesi</text:span><text:span text:style-name="T26">: HİLAFET-İ MUHAMMEDİYE (A.S.M.) ÜNVANI İLE</text:span><text:span text:style-name="T28"> (Peygamberimiz (sav)'in halifesi ünvanı ile) </text:span><text:span text:style-name="T26">ŞEAİR-İ İSLAMİYEYİ</text:span><text:span text:style-name="T28"> (İslam ahlakının esaslarını) </text:span><text:span text:style-name="T26">İHYA ETMEKTİR</text:span><text:span text:style-name="T28"> (yeniden canlandırmaktır) </text:span><text:span text:style-name="T26">ALEM-İ İSLAM'IN VAHDETİNİ</text:span><text:span text:style-name="T28"> (İslam aleminin birliğini) </text:span><text:span text:style-name="T26">NOKTA-İ İSTİNAD EDİP</text:span><text:span text:style-name="T28"> (dayanak noktası yapıp) </text:span><text:span text:style-name="T26">beşeriyeti</text:span><text:span text:style-name="T28"> (insanlığı) </text:span><text:span text:style-name="T26">maddi ve manevi tehlikelerden ve gadab-ı İlahi'den</text:span><text:span text:style-name="T28"> (Allah'ın azabından) </text:span><text:span text:style-name="T26">kurtarmaktır</text:span><text:span text:style-name="T28">... (Emirdağ Lahikası, sf.259)</text:span></text:p>
      <text:p text:style-name="P77"><text:span text:style-name="T1">Bediüzzaman'ın açıklamalarına göre Hz. Mehdi, İslam dünyasının lideri vasfıyla halihazırda çeşitli gruplar halinde dağınık olarak bulunan Müslümanları birleştirecek, İslam ahlak ve faziletini, Peygamberimiz (sav)'in gerçek sünnetlerini canlandıracaktır. İslam aleminin birliğini oluşturacak, bu vesileyle insanlığı maddi ve manevi tehlikelerden kurtaracak ve insanların Allah'ın gazabından sakınmalarına vesile olacaktır. Bediüzzaman'ın burada kullandığı </text:span><text:span text:style-name="T2">"İHYA ETMEK"</text:span><text:span text:style-name="T1"> kelimesi son derece önemlidir. Bu kelime </text:span><text:span text:style-name="T2">"yeniden hayata kavuşturmak"</text:span><text:span text:style-name="T1"> anlamındadır. Hz. Mehdi bu görevi yerine getirerek İslam ahlakının dünya çapında yaşanmasına vesile olacaktır. </text:span></text:p>
      <text:p text:style-name="P73"/>
      <text:p text:style-name="P77"><text:span text:style-name="T26">2) O ZATIN İKİNCİ VAZİFESİ, ŞERİATI </text:span><text:span text:style-name="T28">(Kuran ahlakının esaslarını ve Peygamberimiz (sav)'in sünnetini) </text:span><text:span text:style-name="T26">İCRA VE TATBİK ETMEKTİR </text:span><text:span text:style-name="T28">(uygulamak ve yerine getirmektir). (Sikke-i Tasdik-i Gaybi, sf.9)</text:span></text:p>
      <text:p text:style-name="P77"><text:span text:style-name="T1">Bediüzzaman, bu sözünde de Hz. Mehdi'nin ikinci görevinin Kuran ahlakının esaslarının tam olarak yaşanmasına vesile olmak olduğunu açıklamaktadır. </text:span><text:span text:style-name="T2">"İCRA VE TATBİK ETMEK"</text:span><text:span text:style-name="T1">, </text:span><text:span text:style-name="T2">"uygulamak, yürürlüğe sokmak, yerine getirmek"</text:span><text:span text:style-name="T1"> demektir. </text:span><text:soft-page-break/><text:span text:style-name="T1">Bediüzzaman da bu ifadeleriyle Hz. Mehdi'nin, Kuran ahlakının gerekliliklerini ve esaslarını ve Peygamberimiz (sav)'in sünnetini tüm insanlar arasında uygulamaya koyacağını ve hayata geçireceğini belirtmektedir. </text:span></text:p>
      <text:p text:style-name="P32"/>
      <text:p text:style-name="P77"><text:span text:style-name="T26">3) ... KADİR-İ ZÜLCELAL </text:span><text:span text:style-name="T28">(herşeye muktedir olan Yüce Allah) </text:span><text:span text:style-name="T26">HZ. MEHDİ İLE DE, ALEM-İ İSLAM'IN </text:span><text:span text:style-name="T28">(İslam aleminin) </text:span><text:span text:style-name="T26">ZULÜMATINI </text:span><text:span text:style-name="T28">(zulüm devrini, karanlığını) </text:span><text:span text:style-name="T26">DAĞITABİLİR. VE VA'DETMİŞTİR VAADİNİ ELBETTE YAPACAKTIR. </text:span><text:span text:style-name="T28">(Mektubat, sf.411-412)</text:span></text:p>
      <text:p text:style-name="P32">Bediüzzaman, Celal ve Kudret sahibi olan Rabbimiz'in, ahir zaman alametlerinin şiddetlendiği dönemde Allah'ın, insanların kurtuluşuna vesile olması için Peygamberimiz (sav)'in soyundan nurani bir şahıs olan Hz. Mehdi'yi göndereceğini ve onun ile dinsizlik ve zulüm devrini ortadan kaldıracağını belirtmiştir. Hz. Mehdi, Allah'ın izniyle İslam dünyasının karşı karşıya kaldığı zulüm ve zorluklara son vermekle görevli kişi olacak ve çalışmalarıyla Kuran ahlakını dünya çapında hakim kılacaktır. Bediüzzaman, Allah'ın bu vaadinin hak olduğunu ve vaadini mutlaka gerçekleştireceğini ifade etmiştir.</text:p>
      <text:p text:style-name="P32"/>
      <text:p text:style-name="P77"><text:span text:style-name="T26">4) ... ahir zamanda şeriat-ı Muhammediyeyi </text:span><text:span text:style-name="T28">(Peygamberimiz (sav)'in sünnetini) </text:span><text:span text:style-name="T26">ve hakikatı Furkaniyeyi </text:span><text:span text:style-name="T28">(Kuran'ın esası ve mahiyeti)</text:span><text:span text:style-name="T26"> ve Sünneti Ahmediyeyi </text:span><text:span text:style-name="T28">(Peygamberimiz (sav)'in sünnetini)</text:span><text:span text:style-name="T26"> ihya ile </text:span><text:span text:style-name="T28">(yeniden canlandırmakla)</text:span><text:span text:style-name="T26"> ilan ile </text:span><text:span text:style-name="T28">(herkese duyurmayla) </text:span><text:span text:style-name="T26">icra ile </text:span><text:span text:style-name="T28">(tatbik etmekle)</text:span><text:span text:style-name="T26"> </text:span><text:span text:style-name="T32">başkumandanları olan Büyük Mehdi'nin kemal-i adaletini </text:span><text:span text:style-name="T33">(yüksek adaletini)</text:span><text:span text:style-name="T32"> ve hakkaniyetini </text:span><text:span text:style-name="T33">(hak ve adalete uygunluğunu, doğruluğunu)</text:span><text:span text:style-name="T32"> dünyaya göstermeleri</text:span><text:span text:style-name="T26"> gayet makul olmakla beraber gayet lazım ve zaruri ve hayat-ı içtimaiyeyi insaniyedeki </text:span><text:span text:style-name="T28">(insanların toplum hayatındaki)</text:span><text:span text:style-name="T26"> düsturların muktezasıdır </text:span><text:span text:style-name="T28">(kuralların gereğidir)</text:span><text:span text:style-name="T26">. </text:span><text:span text:style-name="T28">(Şualar, sf.456)</text:span></text:p>
      <text:p text:style-name="P32">Bediüzzaman bu sözünde Hz. Mehdi'nin, başkumandanlık görevini üstlenerek ve Peygamberimiz (sav)'in soyundan gelen Ehli Beyt'in yardımıyla tüm dünyaya adalet ve hakkaniyet getireceğini bildirmektedir. Kuran hakikatlerinin ve Peygamberimiz (sav)'in sünnetinin gereği gibi yaşandığı dönem, Allah'ın izniyle Hz. Mehdi'yle birlikte başlayacak, İslam ahlakı Hz. Mehdi vesiyesiyle tüm dünyada hakim olacaktır. </text:p>
      <text:p text:style-name="P77"><text:span text:style-name="T1">Bediüzzaman'ın burada kullandığı </text:span><text:span text:style-name="T2">"İHYA" </text:span><text:span text:style-name="T1">kelimesinin anlamı, </text:span><text:span text:style-name="T2">"YENİDEN CANLANDIRMA"</text:span><text:span text:style-name="T1">dır. Bediüzzaman'ın da belirttiği gibi, Hz. Mehdi ahir zamanda Kuran'dan uzaklaşmış olan insanların yeniden Kuran ahlakına göre yaşamalarına vesile olacaktır. </text:span></text:p>
      <text:p text:style-name="P77"><text:span text:style-name="T2">"İLAN"</text:span><text:span text:style-name="T1"> kelimesinin anlamı ise, </text:span><text:span text:style-name="T2">"HERKESE DUYURMA"</text:span><text:span text:style-name="T1">dır. Bediüzzaman'ın açıklamalarına göre Hz. Mehdi, Kuran'ın hakikatlerini ve Kuran ahlakını herkesin görebileceği, ulaşabileceği şekilde duyuracaktır. Kitle iletişim araçlarını ve teknolojiyi çok iyi kullanacağı anlaşılan Hz. Mehdi, İslam gerçeklerini çok çeşitli ve hikmetli yöntemler kullanarak tüm dünyaya açıkça gösterecek ve ilan edecektir.</text:span></text:p>
      <text:p text:style-name="P77"><text:span text:style-name="T2">"İCRA" </text:span><text:span text:style-name="T1">kelimesinin anlamı da, </text:span><text:span text:style-name="T2">"UYGULAMA"</text:span><text:span text:style-name="T1">dır. </text:span><text:span text:style-name="T6">Bediüzzaman bu sözleriyle de Hz. Mehdi'nin, Kuran ahlakını tüm dünyada hakim edeceğini ve tüm toplumlarda yaşanır hale getireceğini belirtmektedir.</text:span></text:p>
      <text:p text:style-name="P37">Bediüzzaman'ın burada Hz. Mehdi'nin faaliyetleri hakkında üzerinde durduğu <text:soft-page-break/>büyük çaplı hizmetler, tüm dünyanın gözleri önünde gerçekleşecek olaylardır. Bediüzzaman bunların hiçbirinin kendisi hayatta iken gerçekleşmemiş olduğuna dikkat çekmekte, ancak bu alemetlerin gerçekleşmesine vesile olan kişinin Hz. Mehdi olabileceğini belirtmektedir.</text:p>
      <text:p text:style-name="P37"/>
      <text:p text:style-name="P77"><text:span text:style-name="T12">5)</text:span><text:span text:style-name="T13"> Birinci vazife, maddi kuvvetle değil, belki kuvvetli itikad (güçlü ve samimi bir iman) ve ihlas (yalnızca Allah'ın hoşnutluğunu gözetme) ve sadakatle (kalpten bağlılıkla) olduğu halde, </text:span><text:span text:style-name="T12">BU İKİNCİ VAZİFE, </text:span><text:span text:style-name="T14">GAYET BÜYÜK MADDİ BİR KUVVET VE HAKİMİYET</text:span><text:span text:style-name="T12"> LAZIM Kİ, O İKİNCİ VAZİFE TATBİK EDİLEBİLSİN</text:span><text:span text:style-name="T13"> (yerine getirilebilsin). (Sikke-i Tasdik-i Gaybi, sf.9)</text:span></text:p>
      <text:p text:style-name="P77"><text:span text:style-name="T6">Bediüzzaman, Hz. Mehdi'nin ikinci görevini ancak </text:span><text:span text:style-name="T7">"BÜYÜK BİR MADDİ KUVVET VE HAKİMİYETLE"</text:span><text:span text:style-name="T6"> gerçekleştirilebileceğini vurgulamıştır. Bu güce sahip olacak tek kişi Hz. Mehdi'dir. Bediüzzaman, Hz. Mehdi'nin bu vazifesini dünya çapında gerçekleştireceğini hatırlatarak, onun sahip olacağı maddi kuvvet ve hakimiyetin de çok büyük boyutlarda olacağına dikkat çekmiştir. Peygamberimiz (sav)'in döneminden bu yana böyle bir güç ve hakimiyet sağlanamamıştır. Bediüzzaman'ın da dikkat çektiği gibi buradaki "hakimiyet" kavramı, Hz. Mehdi'nin tüm Müslümanların manevi lideri olarak İslam ahlakını bütün dünyaya hakim kılacağını ifade etmektedir.</text:span></text:p>
      <text:p text:style-name="P37"/>
      <text:p text:style-name="P77"><text:span text:style-name="T12">6) </text:span><text:span text:style-name="T13">Böyle bir cemaat-ı azime (Peygamber Efendimiz (sav)'in soyundan gelen büyük seyyidler cemaati) içindeki mukaddes kuvveti tehyic edecek (harekete geçirecek) ve uyandıracak hadisat-ı azime (büyük olaylar) vücuda geliyor (meydana geliyor). Elbette </text:span><text:span text:style-name="T14">O KUVVET-İ AZİMEDEKİ </text:span><text:span text:style-name="T15">(büyük kuvvetteki) </text:span><text:span text:style-name="T14">BİR HAMİYET-İ ALİYE </text:span><text:span text:style-name="T15">(yüce bir gayret)</text:span><text:span text:style-name="T14"> FEVERAN EDECEK</text:span><text:span text:style-name="T15"> (harekete geçecek)</text:span><text:span text:style-name="T14"> ve HAZRETİ MEHDİ BAŞINA GEÇİP, TARİK-I HAK </text:span><text:span text:style-name="T15">(hak yola) </text:span><text:span text:style-name="T14">VE HAKİKATE </text:span><text:span text:style-name="T15">(gerçeğe) </text:span><text:span text:style-name="T14">SEVK EDECEK</text:span><text:span text:style-name="T13">. (Mektubat, sf.473)</text:span></text:p>
      <text:p text:style-name="P37">Bediüzzaman ahir zamanda Müslümanların çok zorlu olaylarla karşı karşıya kalacağını bildirmiştir. Bu ortam günümüzde yani ahir zamanda meydana gelmektedir. Dünyanın birçok yerinde İslam'a ve Müslümanlara karşı oluşturulan zorlu ortamlar, Müslümanlar arasında İslami hamiyet duygusunu artırmakta ve bu da Müslümanları çözüm yolları aramaya sevk etmektedir. Bediüzzaman da bu sözleriyle Hz. Mehdi'nin çıkışından önce gerçekleşecek olan bu durumu hatırlatmaktadır. </text:p>
      <text:p text:style-name="P77"><text:span text:style-name="T6">Bediüzzaman, Müslümanlarda oluşan İslam'ı koruma gayretinin artması sonucunda, Hz. Mehdi'nin Müslümanların önderliğini üstlenerek, İslam ahlakını tüm dünyada hakim kılacağı ve insanları </text:span><text:span text:style-name="T7">"TARİK-I HAK VE HAKİKATE"</text:span><text:span text:style-name="T6"> yani "</text:span><text:span text:style-name="T7">HAK YOLA VE GERÇEĞE" </text:span><text:span text:style-name="T6">yönelteceğini bildirmiştir.</text:span></text:p>
      <text:p text:style-name="P37"/>
      <text:p text:style-name="P77"><text:span text:style-name="T12">7) </text:span><text:span text:style-name="T13">O ZATIN üçüncü vazifesi, hilafet-i İslamiye'yi (İslam halifeliğini) ittihad-ı İslam'a bina ederek (İslam Birliği üzerine kurarak), İsevi ruhanileriyle (dindar Hristiyanlarla ve Hristiyan alimleriyle) ittifak edip (iş birliği ve dayanışma içerisine girerek) din-i İslam'a (İslam dinine) hizmet etmektir. </text:span><text:span text:style-name="T12">BU VAZİFE</text:span><text:span text:style-name="T13">, </text:span><text:span text:style-name="T12">PEK BÜYÜK BİR SALTANAT VE KUVVET</text:span><text:span text:style-name="T13"> ve milyonlar fedakarlarla (milyonların fedakarane katılımıyla) </text:span><text:span text:style-name="T12">TATBİK EDİLEBİLİR</text:span><text:span text:style-name="T13"> (yerine getirilebilir). </text:span><text:soft-page-break/><text:span text:style-name="T13">(Sikke-i Tasdik-i Gaybi, sf.9)</text:span></text:p>
      <text:p text:style-name="P77"><text:span text:style-name="T6">Bediüzzaman, İslam Birliği ile Müslüman ve Hristiyan dünyasının hak din adına ittifak etmesi gibi büyük bir olayın ancak üç şartın oluşmasıyla gerçekleşebileceğine dikkat çekmiştir. Bediüzzaman </text:span><text:span text:style-name="T7">"PEK BÜYÜK BİR SALTANAT VE KUVVET"</text:span><text:span text:style-name="T6"> sözleriyle bu şartlardan ikisini açıklamaktadır. </text:span><text:span text:style-name="T7">"Saltanat"</text:span><text:span text:style-name="T6"> kavramı, güç ve yetki ifade eden bir kelimedir. </text:span><text:span text:style-name="T7">"KUVVET" </text:span><text:span text:style-name="T6">kavramı ise "istediği şeyi icra edebilme gücü yani yetki"yi tanımlamaktadır. Bediüzzaman Hz. Mehdi'nin İslam Birliği'ni oluşturup bu birliğin liderliğini üstleneceğini ve </text:span><text:span text:style-name="T7">"pek büyük bir kuvvet ve yetkiye sahip olacağını" </text:span><text:span text:style-name="T6">bildirmiştir. Bediüzzaman'ın </text:span><text:span text:style-name="T7">"PEK BÜYÜK" </text:span><text:span text:style-name="T6">sözleri, Hz. Mehdi'nin sahip olacağı bu kuvvetin ve saltanatın çapının büyüklüğünü ifade etmektedir. Bediüzzaman bu sözleriyle Allah'ın izniyle Hz. Mehdi'nin İslam ahlakını tüm dünyaya hakim kılacağını belirtmektedir.</text:span></text:p>
      <text:p text:style-name="P37"/>
      <text:p text:style-name="P77"><text:span text:style-name="T12">8) EVET ÜMİTVAR OLUNUZ! ŞU İSTİKBAL İNKILABI İÇERİSİNDE EN YÜKSEK GÜR SADA, İSLAM'IN SADASI OLACAKTIR.</text:span><text:span text:style-name="T13"> (Tarihçe-i Hayat sf.133), (Hizmet Rehberi sf.239)</text:span></text:p>
      <text:p text:style-name="P37">Bu sözünde de Bediüzzaman yine İslam ahlakının tüm dünyada hakim olacağını söylemekte, tüm Müslümanları bu tarihi olay ile müjdelemektedir.</text:p>
      <text:p text:style-name="P37"/>
      <text:p text:style-name="P49">Batın tefsircilerine göre: </text:p>
      <text:p text:style-name="P37">Bediüzzaman, burada sadece bir kısmına yer verdiğimiz sözlerinde, İslam ahlakının Hz. Mehdi vesilesiyle tüm dünyada hakim olacağını açıkça bildirmektedir. Batın tefsircileri ise Bediüzzaman'ın bu önemli müjdelerini göz ardı etmekte ve bu konuyu çeşitli şekillerde tevil etmektedirler. Hiçbir delile dayandırılmaksızın öne sürülen bu konudaki fikirlerden bazılarını şöyle sıralayabiliriz:</text:p>
      <text:p text:style-name="P39"/>
      <text:p text:style-name="P77"><text:span text:style-name="T7">1-Batın tefsircileri </text:span><text:span text:style-name="T17">"İslam ahlakının hakimiyeti zaten oluşmuş durumdadır"</text:span><text:span text:style-name="T7"> demektedirler:</text:span></text:p>
      <text:p text:style-name="P37">Batın tefsircileri ‘dünyanın her yerinde isteyen herkes namaz kılabilmekte, isteyen herkes hacca gidebilmektedir’ demekte ve bu durumu da İslam ahlakının hakimiyetinin oluşmuş olduğuna bir delil olarak öne sürmektedirler. Oysa ki İslam ahlakının tüm dünyaya hakim olması gibi tüm dünyanın gözleri önünde gerçekleşecek bir durum ne Bediüzzaman'ın yaşadığı dönemde ne de ondan önceki müceddidlerin döneminde gerçekleşmemiştir. Allah'ın tüm insanları yaşamakla yükümlü kıldığı Kuran ayetleri sadece namaz kılma, hacca gitme gibi belirli bazı hükümleri içermemektedir. Kuran'da Allah’ın hükümlerini bildiren 6000’in üzerinde ayet vardır. İslam ahlakının hakim olduğundan bahsedebilmek için ise, "dünya çapında insanların ekseriyetle, Kuran’ın hükümlerini ve İslam ahlakını yaşıyor olması" gerekir. Böyle bir durum ise herkesçe açıkça bilindiği gibi söz konusu değildir. </text:p>
      <text:p text:style-name="P37">Allah’ın Kuran’da bildirdiği adalet anlayışı, sevgi, şefkat, barış, huzur ve refah ortamı henüz dünyaya hakim olmamıştır. Dünyanın pek çok yerinde savaşlar, çatışmalar, terör eylemleri devam etmekte; insanlar zulüm ve işkence görmekte ve adaletsiz <text:soft-page-break/>uygulamalara tabi tutulmaktadır. Yoksulluk, açlık, sefalet dünyanın pek çok yerinde hüküm sürmektedir ve tüm bu duruma karşı genel itibari ile büyük bir umursuzluk, duyarsızlık hakimdir. </text:p>
      <text:p text:style-name="P37">Dünyada hakim olan, İslam ahlakının getirdiği ‘huzur, barış ve güzel ahlaktan’ uzak bu ortam tüm toplumların gözleri önündedir. Buna rağmen ‘İslam ahlakının zaten hakim olmuş olduğu’nu söyleyebilmek, Kuran’ın pek çok hükümünü görmezden gelmek olur ki, bu da hiçbir şekilde söz konusu değildir. Dolayısıyla bu düşüncenin Kuran ile açıkça çelişiyor olması da, bu fikri öne süren kimselerin büyük bir yanılgı içerisinde olduklarını açıkça ortaya koymaktadır.</text:p>
      <text:p text:style-name="P37"/>
      <text:p text:style-name="P77"><text:span text:style-name="T7">2-"Peki İslam ahlakı hakim olduğunda Müslüman aleminin başına bir kişi geçmiş midir?</text:span><text:span text:style-name="T17">" dendiğinde, "Hayır, aynı anda çok kişi lider olabilir, şahs-ı manevi lider olabilir ya da lidere gerek yoktur" türünden Hz. Mehdi'yi red için çeşitli itiraz, tevil ve bahaneler üretmektedirler</text:span><text:span text:style-name="T7">:</text:span></text:p>
      <text:p text:style-name="P37">İslam ahlakının dünya hakimiyetinin gerçekleştiğini öne süren bu kimseler, elbette ki açıklamakta zorlandıkları bir hususla karşı karşıyadırlar. Peygamberimiz (sav)'in hadislerinde ve bugüne kadar gelmiş geçmiş tüm ehl-i sünnet alimlerinin izahlarında, bu hakimiyetin başında bir lider olarak Hz. Mehdi'nin bulunacağı haber verilmektedir. Bediüzzaman'ın açıklamalarında da bu konu aynı şekilde izah edilmiştir. Bu durum aynı zamanda Allah'ın Kuran'da bildirdiği adetullahının da bir gereğidir. Tarih boyunca yaşamış olan her Müslüman topluluğun başında bir lider olmuştur. Hiçbir elçi ya da peygamber, müceddid ya da müçtehid bir şahs-ı manevi olmamıştır. Her biri Allah'ın görevlendirdiği birer şahıs olarak insanları din ahlakını yaşamaya davet etmişlerdir. Ahir zamanda da Allah'ın bu adetullahı değişmeyecek, Hz. Mehdi de hadislerde ve İslam alimlerinin eserlerinde bildirildiği gibi bir şahıs olacaktır. </text:p>
      <text:p text:style-name="P37">Tüm bu bilgiler, bir kısım şahısların öne sürdükleri "lidere gerek yoktur" ya da "şahs-ı manevi lider olacaktır" gibi tevillerin geçersizliğini açıkça ortaya koymaktadır.</text:p>
      <text:p text:style-name="P37"/>
      <text:p text:style-name="P77"><text:span text:style-name="T7">3-Batın tefsircileri </text:span><text:span text:style-name="T17">"bu görevi Hz. Mehdi'nin şahs-ı manevisi yapacaktır"</text:span><text:span text:style-name="T7"> demektedirler:</text:span></text:p>
      <text:p text:style-name="P37">Bediüzzaman'a Mehdilik zannıyla yaklaşan kimseler, Peygamberimiz (sav)'in hadislerinde, Bediüzzaman'ın da eserlerinde açıklamış olduğu Hz. Mehdi'nin ikinci ve üçüncü görevlerinin yerine getirilmemiş olması konusuna bir açıklama getirememektedirler. Zira Bediüzzaman ömrünü İslam'a hizmete adamış, bu uğurda her türlü fedakarlığı göze alarak imani yönde çok büyük bir hizmette bulunmuştur. Ancak hayatta olduğu sırada tüm Müslümanların manevi lideri vasfını taşımamış, İslam Birliği'ni kurmamış, Hristiyan dünyasıyla ittifak yapmamış, Hz. İsa ile biraraya gelmemiş, birlikte namaz kılmamış ve İslam ahlakının tüm dünyaya hakim olmasına vesile olmamıştır. Sözlerinde açıkladığı gibi, siyaset ve saltanat aleminde Mehdilik görevini üstlenmemiştir. Tüm dünyaya adalet ve hakkaniyet getirmemiş, tüm Müslüman dünyası üzerindeki <text:soft-page-break/>zulüm ve haksızlıkların ortadan kaldırılmasına vesile olmamıştır. işte Bediüzzaman'a Mehdiyet konusunda hüsn-ü zan besleyen kimseler de bu gerçeklerin farkında oldukları için bu konuyu kendilerince açıklamaya çalışmaktadırlar. Bunun için de Bediüzzaman'ın sözlerine 'batıni tefsir' adı altında birtakım yorumlar getirerek, tüm bu görevleri Hz. Mehdi'nin değil, onun şahs-ı manevisinin yani talebelerinin ve eserlerinin yapacağını savunmaktadırlar. </text:p>
      <text:p text:style-name="P37">Oysa bu bölümün 3. maddesinde Bediüzzaman'ın sözleriyle delillendirilerek açıklandığı gibi, Bediüzzaman eserlerinin hiçbir yerinde "Hz. Mehdi bir şahs-ı manevi olacaktır" şeklinde bir söz kullanmamıştır. Tam aksine Hz. Mehdi'den her bir sözünde "zat ya da şahıs" gibi ifadeleler ile bahsetmiştir. Ayrıca Hz. Mehdi'nin Hz. İsa'yla birlikte namaz kılacaklarını belirtmiştir. Bediüzzaman'ın bu açıklamaları görmezden gelinerek, "Hz. Mehdi bir şahs-ı manevi olacaktır ve İslam'ın hakimiyetini de bu şahs-ı manevi sağlayacaktır" şeklinde bir çıkarım yapabilmek hiçbir şekilde mümkün değildir.</text:p>
      <text:p text:style-name="P37"/>
      <text:p text:style-name="P14">6-Bediüzzaman, talebelerinin kendisine hüsn-ü zanlarının </text:p>
      <text:p text:style-name="P40">bir hata ve karıştırma olduğunu gerekçeleriyle izah etmiştir; </text:p>
      <text:p text:style-name="P40">tefsirciler, "tevazu ediyor, kasten öyle söylüyor" demektedirler.</text:p>
      <text:p text:style-name="P39"/>
      <text:p text:style-name="P49">Bediüzzaman'a göre: </text:p>
      <text:p text:style-name="P77"><text:span text:style-name="T12">Ve ONUN ÜÇ BÜYÜK VAZİFESİ OLACAK.</text:span><text:span text:style-name="T13"> (Emirdağ Lahikası, sf.260)</text:span></text:p>
      <text:p text:style-name="P77"><text:span text:style-name="T6">Bediüzzaman eserlerinde </text:span><text:span text:style-name="T7">"Hz. Mehdi'nin </text:span><text:span text:style-name="T17">bir veya iki görevi değil</text:span><text:span text:style-name="T7">, tam olarak </text:span><text:span text:style-name="T17">ÜÇ GÖREVİ</text:span><text:span text:style-name="T7"> olduğunu"</text:span><text:span text:style-name="T6"> bildirmektedir. Bu üç görevi birarada yerine getirmeyen şahısların ise ahir zamanın Büyük Mehdisi olamayacağını ifade etmiştir. </text:span></text:p>
      <text:p text:style-name="P77"><text:span text:style-name="T6">Bediüzzaman'ın bu konudaki detaylı açıklamalarına rağmen, bu önemli gerçek göz ardı edilerek Bediüzzaman'ın Mehdi olabileceği yönünde bazı fikirler öne sürülmektedir. Halbuki Bediüzzaman eserlerinde bu konuya bizzat açıklık getirmiş, Mehdi olmadığını sayfalar boyunca delilleriyle birlikte açıklamıştır. Bu konudaki tüm bu açık beyanlarına rağmen Risale-i Nur'a ve bu eserin yazarı olarak kendisine Mehdilik konusunda hüsn-ü zan besleyenlere ise, bu düşüncelerinin </text:span><text:span text:style-name="T7">"karıştırmadan kaynaklanan bir yanlışlık olduğunu"</text:span><text:span text:style-name="T6"> söylemiştir:</text:span></text:p>
      <text:p text:style-name="P77"><text:span text:style-name="T12">"Risale-i Nur'un şahs-ı manevisini </text:span><text:span text:style-name="T13">(cemaatini) </text:span><text:span text:style-name="T12">haklı olarak Hz. Mehdi telakki ediyorlar</text:span><text:span text:style-name="T13"> (şahsi bir görüş olarak kabul ediyorlar).</text:span><text:span text:style-name="T12"> O şahs-ı manevinin de bir mümessili </text:span><text:span text:style-name="T13">(temsilcisi)</text:span><text:span text:style-name="T12">, Nur şakirdlerinin </text:span><text:span text:style-name="T13">(talebelerinin) </text:span><text:span text:style-name="T12">tesanüdünden </text:span><text:span text:style-name="T13">(dayanışmasından) </text:span><text:span text:style-name="T12">gelen bir şahs-ı manevisi ve o şahs-ı maneviden bir nevi mümessili </text:span><text:span text:style-name="T13">(temsilcisi) </text:span><text:span text:style-name="T12">olan BİÇARE TERCÜMANINI ZANNETTİKLERİNDEN, BAZEN O İSMİ </text:span><text:span text:style-name="T13">(Hz. Mehdi ismini)</text:span><text:span text:style-name="T12"> ONA VERİYORLAR. Gerçi BU, BİR İLTİBAS </text:span><text:span text:style-name="T13">(karıştırma) </text:span><text:span text:style-name="T12">BİR SEHİVDİR </text:span><text:span text:style-name="T13">(hatadır, yanılmadır), fakat onlar onda mes'ul değiller. </text:span><text:span text:style-name="T12">ÇÜNKİ ZİYADE HÜSN-Ü ZAN, ESKİDEN BERİ CEREYAN EDİYOR VE İTİRAZ EDİLMEZ. </text:span><text:span text:style-name="T13">Ben de o </text:span><text:span text:style-name="T12">kardeşlerimin pek ziyade hüsn-ü zanlarını bir nevi dua ve bir temenni ve Nur talebelerinin kemal-i itikadlarının</text:span><text:span text:style-name="T13"> (imanlarının faziletinin) </text:span><text:span text:style-name="T12">bir tereşşuhu</text:span><text:span text:style-name="T13"> (yansıması) </text:span><text:span text:style-name="T12">gördüğümden onlara çok ilişmezdim</text:span><text:span text:style-name="T13">... (Tılsımlar Mecmuası, sf.201) (Emirdağ Lahikası, sf.248)</text:span></text:p>
      <text:p text:style-name="P77"><text:span text:style-name="T6">Bediüzzaman Risale-i Nur'un şahs-ı manevisinin ve bu eserlerin yazarı olarak kendisinin kimi zaman Hz. Mehdi olabileceğinin düşünüldüğünü, ancak bunun bir karıştırma ve hata olduğunu belirtmiştir. Bir başka sözünde ise bu düşünceye sahip olan kimselerin iman hakikatlerini anlatma konusu yönünde bir değerlendirme yaptıklarını, ancak Hz. Mehdi'nin diğer iki vazifesi olan </text:span><text:span text:style-name="T7">"İslam Birliği'nin sağlanması, tüm İslam dünyasının lideri olunması ve Hz. İsa ile birlikte İslam ahlakının dünyaya hakim kılınmasının kendisinde görünmediği hususunu dikkate almadıklarını"</text:span><text:span text:style-name="T6"> söylemiştir. Bundan dolayı da </text:span><text:span text:style-name="T7">Risale-i Nur'a ve kendisine yapılan Mehdilik yakıştırmasının yalnızca bir "zan"dan ibaret olduğunu belirtmiştir</text:span><text:span text:style-name="T6">: </text:span></text:p>
      <text:p text:style-name="P77"><text:span text:style-name="T12">... O GELECEK ZATA DAİR HABERLERİ VE İŞARETLERİ, RİSALE-İ NUR'UN ŞAHS-I MANEVİSİNE HATTA BAZEN TERCÜMANINA DA TATBİKE</text:span><text:span text:style-name="T13"> (uydurmaya) </text:span><text:span text:style-name="T12">ÇALIŞMIŞLAR</text:span><text:span text:style-name="T13"> ve Şeriatı ihya (Kuran ahlakının esaslarını hatırlatarak yeniden hayata geçirme) ve hilafeti tatbik olan </text:span><text:span text:style-name="T14">ÇOK GENİŞ DAİREDE HÜKMEDEN BU MÜHİM VAZİFESİNİ NAZARA ALMAMIŞLAR</text:span><text:span text:style-name="T13"> </text:span><text:soft-page-break/><text:span text:style-name="T13">(göz önünde bulundurmamışlar). (Tılsımlar Mecmuası, sf.168)</text:span></text:p>
      <text:p text:style-name="P37">Bediüzzaman, bu sözüyle Hz. Mehdi'ye dair haber ve işaretlerin Risale-i Nur cemaatiyle özdeşleştirilmeye çalışıldığını, ancak bu benzetmenin Hz. Mehdi ile ilgili verilen bilgilere uygun düşmediğini belirtmiştir. Bediüzzaman bu benzetmeyi yapan kimselerin Hz. Mehdi'nin iki büyük ve önemli vazifesini göz ardı ettikleri için böyle yanlış bir kanaate vardıklarını ifade etmektedir. İslam Birliği'nin sağlanması ve Hz. Mehdi'nin tüm Müslümanların liderliğini üstlenmesi, Hristiyanlarla ittifak sağlanması ve Hz. İsa ile birlikte Kuran ahlakının tüm yeryüzüne hakim olması şu ana kadar henüz gerçekleşmemiştir. Bediüzzaman da dahil olmak üzere, Peygamberimiz (sav)'den sonraki dönemlerde gelen müceddidlerin hiçbiri bu büyük görevleri yerine getirebilmiş değildir. Dolayısıyla Bediüzzaman da bu gerçeği dile getirerek Risale-i Nur'un şahs-ı manevisini Mehdilikle vasıflandıranların yanıldıklarını ifade etmektedir. Nitekim bir konuda bir kişiye hüsn-ü zan beslenmesi, bu düşüncenin gerçeği yansıttığını gösteren bir delil değildir. Zaten Bediüzzaman da Risaleler'inde bunu dile getirmiştir. </text:p>
      <text:p text:style-name="P77"><text:span text:style-name="T6">Bunun yanı sıra Bediüzzaman sözlerinde Hz. Mehdi'nin ayırt edici bir özelliği olarak </text:span><text:span text:style-name="T7">"ÇOK GENİŞ DAİREDE HÜKMETMESİ"</text:span><text:span text:style-name="T6">ne dikkat çekmiştir. Hz. Mehdi'nin bu özelliği son derece önemlidir. Hz. Mehdi görevlerini sadece belirli bir bölgede yerine getirmeyecek, onun etki alanı çok geniş bir dairede, yani dünya çapında olacaktır. Bediüzzaman, "</text:span><text:span text:style-name="T7">dar daire" </text:span><text:span text:style-name="T6">olarak ifade ettiği </text:span><text:span text:style-name="T7">"küçük çaplı" </text:span><text:span text:style-name="T6">uygulamaların Müslümanları yanıltmaması gerektiğini belirtmektedir. Hz. Mehdi'nin ikinci ve üçüncü görevlerini geniş dairede gerçekleştireceğini hatırlatarak, kendi şahsına ve Risale-i Nur'un şahs-ı manevisine yapılan Mehdilik yakıştırmasının yanlışlığını delilleriyle birlikte açıklamaktadır. </text:span></text:p>
      <text:p text:style-name="P77"><text:span text:style-name="T6">Bediüzzaman'ın Hz. Mehdi'nin yerine getireceğini belirttiği görevler konusunda </text:span><text:span text:style-name="T7">"ÇOK GENİŞ ÇAPLI BİR HÜKMETME" </text:span><text:span text:style-name="T6">yani </text:span><text:span text:style-name="T7">"DÜNYA ÇAPINDA"</text:span><text:span text:style-name="T6"> bir sonuç ise, daha önceden de belirttiğimiz gibi, bugüne kadar gerçekleşmiş değildir. Bu da Hz. Mehdi'nin geçmiş dönemde ortaya çıkmış bir şahıs olmadığını açıkça ortaya koymaktadır. Söz konusu üç görevin dünya çapında yerine getirilmesi, Allah'ın izniyle Hz. Mehdi'nin en önemli alametlerinden olacak ve onu tüm insanlara tanıtacaktır.</text:span></text:p>
      <text:p text:style-name="P37">Bediüzzaman sözlerinde pek çok kez, ne önceki yüzyıllarda gelen müceddidler zamanında ne de kendi yaşadığı dönemde, Hz. Mehdi'nin üç görevinin birarada yerine getirilemediğini ve bunu ancak Hz. Mehdi'nin gerçekleştirebileceğini belirtmiştir. Bediüzzaman'ın bu konuyu açıklayan sözlerinden biri şöyledir:</text:p>
      <text:p text:style-name="P77"><text:span text:style-name="T26">Gerçi her asırda hidayet edici, bir nevi Hz. Mehdi ve müceddid geliyor ve gelmiş. Fakat </text:span><text:span text:style-name="T32">HER BİRİ ÜÇ VAZİFELERDEN BİRİSİNİ BİR CİHETTE</text:span><text:span text:style-name="T26"> </text:span><text:span text:style-name="T28">(açıdan)</text:span><text:span text:style-name="T26"> </text:span><text:span text:style-name="T32">YAPMASI İTİBARIYLA</text:span><text:span text:style-name="T26"> </text:span><text:span text:style-name="T28">(nedeniyle)</text:span><text:span text:style-name="T26"> AHİR ZAMANIN BÜYÜK MEHDİSİ ÜNVANINI ALMAMIFILAR. </text:span><text:span text:style-name="T28">(Emirdağ Lahikası, sf.260)</text:span></text:p>
      <text:p text:style-name="P51"/>
      <text:p text:style-name="P51">Batın tefsircilerine göre: </text:p>
      <text:p text:style-name="P32">Bediüzzaman sözlerinde kendisine ve Risale-i Nur'a Mehdilik yakıştırmasında <text:soft-page-break/>bulunan kimselerin yanıldıklarını belirtmekte ve bunun nedenlerini delillendirmektedir. Ancak Bediüzzaman'ın bu konuya açıklık getiren bu sözleri göz ardı edilmekte ve çeşitli tevil yöntemleriyle tefsir edilmeye çalışılmaktadır. Bediüzzaman'ın kendisine yöneltilen Mehdilik yakıştırmasını kabul etmemesinin tevazudan kaynaklandığı ya da bunun, Bediüzzaman'ın Mehdiliğini gizlemek için kasıtlı olarak yaptığı bir taktik olduğu öne sürülmektedir. </text:p>
      <text:p text:style-name="P77"><text:span text:style-name="T1">Ancak bu konuda pek çok yanılgı söz konusudur. Herşeyden önce Bediüzzaman'ın, sadece tevazu için, inanmadığı bir şeyi Risaleleri'ne koydurtması mümkün değildir. Üstelik inanmadığı ve tüm Müslümanların yanlış bilgilendirilmesine neden olacak böyle bir konuyu gizleyebilmek için, sadece taktik amaçlı olarak, yüzlerce sayfa boyunca yazı yazması, Hz. Mehdi olmadığını anlatabilmek için onlarca delil vermesi söz konusu değildir. Bediüzzaman Said Nursi Hazretleri'nin dürüstlüğü ve doğru sözden asla ayrılmayışı onun tüm hayatına hakim olan çok önemli bir özelliğidir. Allah korkusu son derece şiddetli olan Bediüzzaman gibi samimi bir şahsın, yalan söyleyerek tüm toplumu yanılttığını söylemek, hiçbir şekilde kabul edilebilir bir yaklaşım değildir. Bediüzzaman, mahkemelerde bile doğru söylemesiyle ve dürüstlüğüyle bilinmektedir. İstiklal Mahkemeleri'nde bile bu özelliğinden hiçbir şekilde ayrılmamış, daima doğruları söylemiştir. Doğru söylediği için karşılaşabileceği hiçbir zorluktan korkmadığını ise mahkeme müdafaalarında geçen bir sözünde </text:span><text:span text:style-name="T26">"... Başım gövdemden ayrılmadıkça veya boynuma ip takılıp asılmadıkça bu teklifinizi bana tatbik edemezsiniz!" </text:span><text:span text:style-name="T28">(Bediüzzaman ve Talebelerinin Mahkeme Müdafaaları, sf.379) </text:span><text:span text:style-name="T1">diyerek ifade etmiştir.</text:span></text:p>
      <text:p text:style-name="P32"/>
      <text:p text:style-name="P55">7-Bediüzzaman, "Hz. Mehdi ileride gelecek" </text:p>
      <text:p text:style-name="P40">demektedir; tefsirciler, "geldi geçti" </text:p>
      <text:p text:style-name="P40">demektedirler.</text:p>
      <text:p text:style-name="P49"/>
      <text:p text:style-name="P51">Bediüzzaman'a göre: </text:p>
      <text:p text:style-name="P77"><text:span text:style-name="T1">Bediüzzaman, Risale-i Nur Külliyatı'nın çeşitli bölümlerinde, </text:span><text:span text:style-name="T2">"Hz. Mehdi'nin ileride gelecek bir şahıs olduğunu"</text:span><text:span text:style-name="T1"> açıkça ifade etmiştir. Bediüzzaman'ın bu konuyu açıklayan sözlerinden bazıları şöyledir:</text:span></text:p>
      <text:p text:style-name="P32"/>
      <text:p text:style-name="P77"><text:span text:style-name="T26">1) İSTİKBAL-İ DÜNYEVİYEDE</text:span><text:span text:style-name="T28"> (dünyanın geleceğinde) </text:span><text:span text:style-name="T32">1400 SENE SONRA GELECEK</text:span><text:span text:style-name="T26"> BİR HAKİKATİ</text:span><text:span text:style-name="T28"> </text:span><text:span text:style-name="T26">ASIRLARINDA KARİB</text:span><text:span text:style-name="T28"> (yakın) </text:span><text:span text:style-name="T26">ZANNETMİŞLER</text:span><text:span text:style-name="T28">. (Sözler, sf.318)</text:span></text:p>
      <text:p text:style-name="P77"><text:span text:style-name="T1">Bediüzzaman bu sözüyle, İslam tarihinde daha önce de birçok kişinin, Hz. Mehdi'nin geliş tarihi ile ilgili çeşitli kanaatlere kapıldıklarını ve bu mübarek zatın "kendi yaşadıkları yüzyıla yakın" bir tarihte ya da kendi dönemlerinde geleceğini sandıklarını belirtmiştir. Ancak Bediüzzaman </text:span><text:span text:style-name="T2">"KARİB (YAKIN) ZANNETMİŞLER"</text:span><text:span text:style-name="T1"> diyerek söz konusu kişilerin Hz. Mehdi'nin önceki tarihlerde çıkmış olabileceğini düşünmekle yalnızca bir </text:span><text:span text:style-name="T2">"zanda bulunduklarını"</text:span><text:span text:style-name="T1"> ancak yanıldıklarını hatırlatmıştır. Bediüzzaman, Hz. Mehdi'nin Peygamberimiz (sav)'den </text:span><text:span text:style-name="T2">"1400 SENE SONRA"</text:span><text:span text:style-name="T1"> geleceğini haber vermiştir.</text:span></text:p>
      <text:p text:style-name="P77"><text:soft-page-break/><text:span text:style-name="T1">Dikkat edilirse Bediüzzaman burada "Hz. Mehdi geldi ya da gelmiş" dememekte, "gelecek zaman" belirten bir kelime kullanmakta ve </text:span><text:span text:style-name="T2">"GELECEK"</text:span><text:span text:style-name="T1"> demektedir. </text:span><text:span text:style-name="T6">Ayrıca ne 1373, ne 1378 ne 1398 ne de başka bir tarih vermemiş tam olarak 1400 yıl sonrasından bahsetmiştir. Bu tarih Miladi 1980 yılına denk gelmektedir. Hicri 13. yüzyılın müceddidi olarak Hicri 14. yüzyıla kadar müceddidlik görevini yerine getiren Bediüzzaman, Hicri 1379 yani Miladi olarak 1960 yılında vefat etmiştir. Dolayısıyla Bediüzzaman Hz. Mehdi'nin gelişi için kendi yaşadığı dönemden çok ileriki bir tarihi belirtmektedir. Bediüzzaman bu açıklamasıyla, açık ve kesin bir tarih vererek kendisinin Hz. Mehdi olmadığını ifade etmekte, Hz. Mehdi'nin kendi vefatından yaklaşık 20 sene kadar sonra geleceğini müjdelemektedir.</text:span></text:p>
      <text:p text:style-name="P77"><text:span text:style-name="T6">Bediüzzaman bu sözüyle ayrıca, Hz. Mehdi'nin gelişinden önce Mehdi olduğu sanılan şahısların aksine, </text:span><text:span text:style-name="T7">"1400 sene sonra gelecek olan Mehdi'nin bir HAKİKAT"</text:span><text:span text:style-name="T6"> olacağını belirtmiştir. Yani bu kutlu zatın, Peygamberimiz (sav)'in hadislerinde müjdelediği tüm özelliklere sahip olan </text:span><text:span text:style-name="T7">"GERÇEK MEHDİ"</text:span><text:span text:style-name="T6"> olacağını ve bu özellikleriyle Mehdi sanılan kişilerden ayırt edilip tanınacağını hatırlatmıştır.</text:span></text:p>
      <text:p text:style-name="P77"><text:span text:style-name="T6">Bediüzzaman ayrıca Risaleleri'nde Peygamberimiz (sav)'in hadislerine dayanarak </text:span><text:span text:style-name="T7">"her yüz yıl başında bir müceddid gönderileceğini"</text:span><text:span text:style-name="T6"> hatırlatmıştır. Bediüzzaman </text:span><text:span text:style-name="T7">"1400 YIL SONRA"</text:span><text:span text:style-name="T6"> tarihini vererek aynı zamanda </text:span><text:span text:style-name="T7">"14. ve 15. yüzyıllar arasında görev yapacak olan müceddidin de Hz. Mehdi olduğunu" </text:span><text:span text:style-name="T6">haber vermektedir.</text:span></text:p>
      <text:p text:style-name="P44"/>
      <text:p text:style-name="P77"><text:span text:style-name="T12">2) </text:span><text:span text:style-name="T13">Hem şu sırdandır ki; </text:span><text:span text:style-name="T14">MEHDİ, SÜFYAN GİBİ AHİR ZAMANDA GELECEK EŞHASLARI</text:span><text:span text:style-name="T13"> çok zaman evvel hatta tabiin (Peygamberimiz (sav)'i sağ iken görmüş olan müminlerle, yani Ashab'la görüşmüş ve onlardan ders almış olan salih Müslümanlar) zamanında onları beklemişler yetişmek emelinde bulunmuşlar." (Sözler, sf.358)</text:span></text:p>
      <text:p text:style-name="P77"><text:span text:style-name="T6">Bediüzzaman bu sözünde kullandığı, gelecek zaman belirten bir fiil olan </text:span><text:span text:style-name="T7">"gelecek" </text:span><text:span text:style-name="T6">kelimesiyle Hz. Mehdi'nin </text:span><text:span text:style-name="T7">"ilerideki bir tarihte gelecek bir şahıs olduğunu"</text:span><text:span text:style-name="T6"> bir kez daha vurgulamıştır. Bediüzzaman bu yolla, yaşadığı dönemde Hz. Mehdi'nin henüz gelmemiş olduğunu açık bir şekilde ifade etmektedir.</text:span></text:p>
      <text:p text:style-name="P37"/>
      <text:p text:style-name="P77"><text:span text:style-name="T12">3) Hakiki beklenilen ve </text:span><text:span text:style-name="T14">BİR ASIR SONRA GELECEK O ZAT</text:span><text:span text:style-name="T13"> dahi bu zamanda gelse... (Kastamonu Lahikası, sf.57)</text:span></text:p>
      <text:p text:style-name="P37">Bediüzzaman, Hz. Mehdi'nin henüz gelmediğini; Müslümanlar tarafından beklendiğini ve kendi yaşadığı devirden bir asır sonra geleceğini bildirmektedir.</text:p>
      <text:p text:style-name="P77"><text:span text:style-name="T6">Bediüzzaman, </text:span><text:span text:style-name="T7">"HAKİKİ BEKLENİLEN"</text:span><text:span text:style-name="T6"> sözleriyle Hz. Mehdi'nin </text:span><text:span text:style-name="T7">"HENÜZ BEKLENDİĞİNİ" </text:span><text:span text:style-name="T6">ifade etmektedir. Kuşkusuz ki eğer Bediüzzaman Hz. Mehdi'nin kendi yaşadığı dönemde gelmiş olduğunu düşünüyor olsaydı, bu ifadeyi kullanmazdı. "Hakiki beklenilen" yerine "gelmiş olan" veya "gelen" derdi. Ancak böyle bir sözü Risaleler'in hiçbir bölümünde kullanmamıştır. Tam aksine Bediüzzaman, Hz. Mehdi'nin henüz gelmediğini ve gelmesinin tüm İslam alemi tarafından beklendiğini açıkça ifade etmektedir. Açıktır ki Bediüzzaman Hz. Mehdi'nin kendisinden sonraki bir dönemde ve </text:span><text:soft-page-break/><text:span text:style-name="T6">mutlaka geleceği konusunda kesin bir kanaat taşımakta ve bunu ısrarla dile getirmektedir.</text:span></text:p>
      <text:p text:style-name="P77"><text:span text:style-name="T6">Bunun yanı sıra Bediüzzaman burada kullandığı </text:span><text:span text:style-name="T7">"HAKİKİ"</text:span><text:span text:style-name="T6"> kelimesiyle de Hz. Mehdi'nin gelişinin ne kadar kesin bir gerçek olduğunu belirtmektedir.</text:span></text:p>
      <text:p text:style-name="P77"><text:span text:style-name="T6">Ayrıca Bediüzzaman Hz. Mehdi'nin sadece ileride geleceğini belirtmemekte, bir de bu mübarek şahsın geliş zamanını da müjdelemektedir. Hz. Mehdi'nin </text:span><text:span text:style-name="T7">"KENDİSİNDEN BİR ASIR SONRA, YANİ HİCRİ 1400'LÜ YILLARDA"</text:span><text:span text:style-name="T6"> ortaya çıkacağını haber vermektedir.</text:span></text:p>
      <text:p text:style-name="P37">Kuşkusuz ki eğer Bediüzzaman Hz. Mehdi'nin kendi döneminde yaşadığını düşünseydi, böyle uzak bir tarih vermez, aksini açıkça ifade ederdi. Demek ki Bediüzzaman'ın bu konudaki kanaati hiçbir itiraza yer bırakmayacak kadar kesindir.</text:p>
      <text:p text:style-name="P37"/>
      <text:p text:style-name="P77"><text:span text:style-name="T12">4) </text:span><text:span text:style-name="T14">O İLERİDE GELECEK ACİB</text:span><text:span text:style-name="T13"> (şaşılan, hayret uyandıran, benzeri görülmeyen) </text:span><text:span text:style-name="T14">ŞAHSIN</text:span><text:span text:style-name="T12"> </text:span><text:span text:style-name="T13">bir hizmetkarı ve ona yer hazır edecek bir dümdarı (yardımcı kuvveti) ve o büyük kumandanın pişdar bir neferi (önden giden bir askeri) olduğumu zannediyorum. (Barla Lahikası, sf.162)</text:span></text:p>
      <text:p text:style-name="P77"><text:span text:style-name="T6">Bediüzzaman bu sözünde de bir kez daha Hz. </text:span><text:span text:style-name="T1">Mehdi'nin kendisinden sonraki bir tarihte geleceğini belirtmiştir. Kendisinin, Hz. Mehdi'den önceki devirde yaşadığını ise, kendisini "Hz. Mehdi'nin öncüsü" olarak niteleyerek ifade etmiştir.</text:span></text:p>
      <text:p text:style-name="P77"><text:span text:style-name="T1">Bediüzzaman burada da yine "gelmiş" veya "geldi" gibi kendi dönemini ve öncesini kasteden ifadelere yer vermemiştir; </text:span><text:span text:style-name="T2">"ileride gelecek"</text:span><text:span text:style-name="T1"> diyerek Hz. Mehdi'nin kendi yaşadığı dönemden sonra geleceğini açıklamıştır. </text:span></text:p>
      <text:p text:style-name="P77"><text:span text:style-name="T1">Bediüzzaman bu sözüyle, kendi yaptığı çalışmaların, Hz. Mehdi'ye zemin hazırlayacağını ifade etmekte, kendisini bu mübarek zatın </text:span><text:span text:style-name="T2">"HİZMETKARI" </text:span><text:span text:style-name="T1">olarak nitelendirmektedir. Kuşkusuz ki bu son derece kesin bir açıklamadır. Eğer Bediüzzaman'ın, kendisinin Hz. Mehdi olduğu yönünde bir kanaati olsaydı, kendisini </text:span><text:span text:style-name="T2">"Hz. Mehdi'nin hizmetkarı" </text:span><text:span text:style-name="T1">olarak nitelendirmezdi. Çünkü </text:span><text:span text:style-name="T2">"bir kişinin aynı anda hem Hz. Mehdi hem de onun hizmetkarı olabilmesi"</text:span><text:span text:style-name="T1"> mümkün değildir. Dolayısıyla bu ifade açıkça ortaya koymaktadır ki Bediüzzaman burada çok açık bir şekilde Hz. Mehdi olmadığını belirtmiştir.</text:span></text:p>
      <text:p text:style-name="P77"><text:span text:style-name="T1">Bunun yanı sıra </text:span><text:span text:style-name="T2">"DÜMDAR"</text:span><text:span text:style-name="T1"> kelimesi </text:span><text:span text:style-name="T2">"yardımcı kuvvet"</text:span><text:span text:style-name="T1"> anlamına gelmektedir. Bediüzzaman, bu sözüyle kendisini, asıl mücadeleyi yürüten zata imkan hazırlayan yardımcı kuvvetlere benzetmiştir. Bu şekilde kendisinden sonra gelecek olan ve yapacağı büyük fikri mücadele ile İslam ahlakının getirdiği tüm güzellikleri yeryüzüne hakim edecek olan Hz. Mehdi'nin bir yardımcısı olduğunu ifade etmektedir. Eğer Bediüzzaman kendisinin Hz. Mehdi olduğunu düşünseydi kuşkusuz ki burada kendisini "Hz. Mehdi'nin yardımcısı" olarak tanımlamazdı. Çünkü </text:span><text:span text:style-name="T2">"Hz. Mehdi'nin ve yardımcısının"</text:span><text:span text:style-name="T1">, </text:span><text:span text:style-name="T2">"birbirinden farklı, iki ayrı kişi" </text:span><text:span text:style-name="T1">olduğu çok açıktır. Eğer Bediüzzaman "yardımcısıyım" diyorsa, bu onun, kendisinin Hz. Mehdi olmadığını belirttiği çok açık bir ifadedir.</text:span></text:p>
      <text:p text:style-name="P77"><text:span text:style-name="T1">Bediüzzaman'ın burada kullandığı </text:span><text:span text:style-name="T2">"PİŞDAR BİR NEFER"</text:span><text:span text:style-name="T1"> ifadesi, </text:span><text:span text:style-name="T2">"ÖNDEN GİDEN </text:span><text:soft-page-break/><text:span text:style-name="T2">ASKER"</text:span><text:span text:style-name="T1"> anlamını taşımaktadır. Bediüzzaman bu sözüyle kendisini önden giden öncü kuvvetlere benzetirken, Hz. Mehdi'nin kendisinden sonra geleceğini bir kez daha vurgulamıştır. Eğer Bediüzzaman kendisinin Hz. Mehdi olduğunu belirtmek isteseydi, kuşkusuz ki böyle bir ifade kullanmazdı. Çünkü bu ifade aksi yönde öne sürülebilecek tüm iddiaları geçersiz kılmakta ve konuya kesin bir açıklık kazandırmaktadır. Bediüzzaman </text:span><text:span text:style-name="T2">"kendisini ÖNDEN GİDEN"</text:span><text:span text:style-name="T1"> bir kişi olarak nitelendirmekle, </text:span><text:span text:style-name="T2">"Hz. Mehdi'nin kendisinden SONRA GELEN" </text:span><text:span text:style-name="T1">bir kimse olduğunu netleştirmektedir. </text:span></text:p>
      <text:p text:style-name="P77"><text:span text:style-name="T1">Bediüzzaman burada ayrıca </text:span><text:span text:style-name="T2">"BİR NEFER"</text:span><text:span text:style-name="T1"> yani asker kelimesini kullanarak, kendisinin Hz. Mehdi değil, onun bir yardımcısı ve ona hizmet eden bir görevli olduğunu bir kez daha ifade etmektedir. Bediüzzamanın kendisini bir </text:span><text:span text:style-name="T2">"HİZMETKARI, ÖNCÜSÜ"</text:span><text:span text:style-name="T1"> olarak vasıflandırdığı ve bu kadar övgüyle, saygıyla bahsettiği Hz. Mehdi, tüm İslam alemi tarafından asırlardır beklenmektedir. Bediüzzaman da bu açıklamalarıyla, Hz. Mehdi'nin ahir zamanda, Allah'ın izniyle, muhakkak ortaya çıkacağını müminlere müjdelemektedir.</text:span></text:p>
      <text:p text:style-name="P32"/>
      <text:p text:style-name="P77"><text:span text:style-name="T26">5) </text:span><text:span text:style-name="T28">... Bu hakikatdan anlaşılıyor ki; </text:span><text:span text:style-name="T32">SONRA GELECEK O MÜBAREK ZAT</text:span><text:span text:style-name="T28"> </text:span><text:span text:style-name="T26">RİSALE-İ NUR'U BİR PROGRAMI OLARAK NEŞR VE TATBİK EDECEK </text:span><text:span text:style-name="T28">(yazma ve dağıtma yoluyla yayacak ve uygulayacak). (Sikke-i Tasdik-i Gaybi, sf.9)</text:span></text:p>
      <text:p text:style-name="P77"><text:span text:style-name="T1">Bediüzzaman bu sözleriyle Hz. Mehdi'nin, önceki müceddidlerin ve Bediüzzaman'ın yaşadığı dönemlerde gelmediğini söylemiş; bu mübarek zatın bunların hepsinden </text:span><text:span text:style-name="T2">"SONRA"</text:span><text:span text:style-name="T1"> geleceğini ifade etmiştir. Ayrıca Bediüzzaman bu durumu, yalnızca gelecek zaman ifade eden bir fiil kullanarak değil, bunu bir de</text:span><text:span text:style-name="T2"> "SONRA" </text:span><text:span text:style-name="T1">kelimesiyle destekleyerek çok kesin bir üslupla açıklamıştır. </text:span></text:p>
      <text:p text:style-name="P77"><text:span text:style-name="T1">Bediüzzaman bu sözünde de Risale-i Nur Külliyatı'nın, Hz. Mehdi'nin, tebliğinde kullanacağı bir ön hazırlık olduğunu belirtmiştir. Bediüzzaman, ortaya çıktığında Hz. Mehdi'nin, Risaleleri hazır yazılmış olarak bulacağını ve imanı kurtarma vazifesinde Risaleler'den faydalanacağını belirtmiştir. Bediüzzaman bu sözleriyle kendisinin Hz. Mehdi olmadığını, Hz. Mehdi'nin </text:span><text:span text:style-name="T2">"KENDİSİNDEN SONRAKİ DÖNEMDE GELECEK BİR ŞAHIS OLDUĞUNU" </text:span><text:span text:style-name="T1">bir kez daha açıklığa kavuşturmuştur.</text:span></text:p>
      <text:p text:style-name="P32"/>
      <text:p text:style-name="P77"><text:span text:style-name="T26">6)</text:span><text:span text:style-name="T28"> </text:span><text:span text:style-name="T26">TA AHİR ZAMANDA, HAYATIN GENİŞ DAİRESİNDE</text:span><text:span text:style-name="T28"> (dünya çapında) </text:span><text:span text:style-name="T26">ASIL SAHİPLERİ, YANİ MEHDİ</text:span><text:span text:style-name="T28"> </text:span><text:span text:style-name="T26">VE ŞAKİRTLERİ</text:span><text:span text:style-name="T28"> (talebeleri), </text:span><text:span text:style-name="T26">CENAB-I HAKK'IN İZNİYLE GELİR</text:span><text:span text:style-name="T28">, </text:span><text:span text:style-name="T26">O DAİREYİ GENİŞLETİR</text:span><text:span text:style-name="T28"> ve </text:span><text:span text:style-name="T26">O TOHUMLAR SÜMBÜLLENİR. BİZLER DE KABRİMİZDE SEYREDİP ALLAH'A ŞÜKREDERİZ</text:span><text:span text:style-name="T28">. (Kastamonu Lahikası, sf.99)</text:span></text:p>
      <text:p text:style-name="P32">Bediüzzaman bu sözünde bir kez daha Hz. Mehdi'nin kendisinden sonraki bir dönemde ve ileriki bir tarihte geleceğini belirtmektedir. Bediüzzaman, Hz. Mehdi ve talebelerini, Risale-i Nur'un asıl sahipleri olarak nitelendirmekte, Risale-i Nur'un dar dairede yani sınırlı bir kesim içerisinde başlattığı hizmeti, daha ileriki bir tarihte gelecek olan bu mübarek şahsın tamamlayacağını ve bunu dünya çapında bir hizmete dönüştüreceğini müjdelemektedir. </text:p>
      <text:p text:style-name="P77"><text:soft-page-break/><text:span text:style-name="T1">Bediüzzaman burada kullandığı </text:span><text:span text:style-name="T2">"TA AHİR ZAMANDA" </text:span><text:span text:style-name="T1">sözleriyle Hz. Mehdi'nin geleceği zamanı belirtmektedir. Bediüzzaman bu ifadesiyle öncelikle Hz. Mehdi'nin kendisinden </text:span><text:span text:style-name="T2">"İLERİKİ BİR TARİHTE"</text:span><text:span text:style-name="T1"> geleceğini dile getirmektedir. Bediüzzaman'ın burada kullandığı </text:span><text:span text:style-name="T2">"TA"</text:span><text:span text:style-name="T1"> kelimesi ise bu konuya açıklık getiren önemli bir ifadedir. </text:span><text:span text:style-name="T2">"TA"</text:span><text:span text:style-name="T1"> kelimesi uzaklık ifade eden bir kelimedir. Bediüzzaman bu ekle, </text:span><text:span text:style-name="T2">"ahir zamanın, kendi yaşadığı dönemin çok daha ilerisinde, daha uzakta bir zaman olduğunu"</text:span><text:span text:style-name="T1"> ifade etmektedir.</text:span></text:p>
      <text:p text:style-name="P77"><text:span text:style-name="T1">Bediüzzaman, Hz. Mehdi'den önce gelmiş, insanların Allah'ın dininden uzaklaştığı bir ortamda Kuran ahlakı ve iman hakikatleri üzerinde durarak çok büyük bir imani hareket başlatmıştır. </text:span><text:span text:style-name="T2">"O TOHUMLAR SÜMBÜLLENİR"</text:span><text:span text:style-name="T1"> sözleriyle, bu büyük fikri mücadelesini tohum ekmeye benzetmektedir. Sonradan Hz. Mehdi zamanında bu iman tohumlarının sümbülleneceğini, yani Hz. Mehdi'nin Bediüzzaman'ın başlattığı bu imani çalışmaları genişleteceğini ve sonuca ulaştıracağını ifade etmektedir. Bediüzzaman bu örneklendirmesiyle kendisinin Hz. Mehdi'den önceki bir dönemde yaşadığını, Hz. Mehdi'nin gelişinin ise kendisinden sonraki bir dönemde gerçekleşeceğini açıkça ifade etmektedir.</text:span></text:p>
      <text:p text:style-name="P77"><text:span text:style-name="T1">Bediüzzaman, </text:span><text:span text:style-name="T2">"BİZLER DE KABRİMİZDEN SEYREDİP"</text:span><text:span text:style-name="T1"> sözleriyle, ektiği iman tohumlarının sümbülleneceği yani Hz. Mehdi'nin Kuran ahlakını tüm dünyaya hakim kılacağı dönemde, kendisinin vefat etmiş olacağını belirtmiştir. Bediüzzaman bu sözüyle bir kez daha kendisinin Hz. Mehdi olmadığını, onun gelip görevine başladığı dönemde kendisinin hayatta olmayacağını hatırlatarak ifade etmiştir.</text:span></text:p>
      <text:p text:style-name="P32"/>
      <text:p text:style-name="P51">Batın tefsircilerine göre: </text:p>
      <text:p text:style-name="P32">Bediüzzaman, Hz. Mehdi'nin kendisinden ileriki bir tarihte geleceğini pek çok kez ve çok açık ifadelerle açıklamıştır. Ancak Bediüzzaman'ın sözlerinin anlaşılabilmesi için Risaleler'deki sözlerin yeterli olmadığını düşünenler, bu konuyu Risaleler'de anlatıldığı şekilde kabul etmemektedirler. Hz. Mehdi'nin çoktan geldiğini ve görevlerini yerine getirdiğini öne sürmektedirler. Oysa bu düşünce hem Peygamberimiz (sav)'in hadislerinde verdiği haberlerle hem de Bediüzzaman'ın Risaleler'de anlattıklarıyla tümüyle çelişmektedir. Bir kişinin Hz. Mehdi'nin geçmiş dönemlerde çıkmış olduğundan bahsedebilmesi için; bu şahsın Müslümanların halifesi yani manevi lideri vasfıyla tüm dünya Müslümanları arasında İslam Birliği'ni kurduğundan, bu birlik vesilesiyle Hristiyan dünyasıyla dinsizliğe karşı ittifak yaptığından ve Peygamberimiz (sav)'in sünnetlerini canlandırıp, dini tüm batıl inanç ve uygulamalardan arındırıp, Hz. İsa ile birlikte, İslam ahlakını tüm yeryüzüne hakim kıldığından da bahsedebilmesi gerekir. Ancak bu olayların hiçbiri henüz gerçekleşmediğine göre, bu iddiayla ortaya çıkan kimselerin yanıldıkları da çok açık bir şekilde görülmektedir.</text:p>
      <text:p text:style-name="P32"/>
      <text:p text:style-name="P55">8-Bediüzzaman, "Mehdi'nin siyaset aleminde de görevi </text:p>
      <text:p text:style-name="P55">olduğunu" söylemektedir; tefsirciler, "Mehdi siyaset </text:p>
      <text:p text:style-name="P55"><text:soft-page-break/>aleminde olmayacak" demektedirler.</text:p>
      <text:p text:style-name="P54"/>
      <text:p text:style-name="P51">Bediüzzaman'a göre: </text:p>
      <text:p text:style-name="P77"><text:span text:style-name="T1">Bediüzzaman hadislerde verilen bu bilgilere dayanarak, ahir zamanda gelecek olan Hz. Mehdi'nin üç ayrı alanda birden Mehdilik yapacağını yani, hem </text:span><text:span text:style-name="T2">"SİYASET MEHDİSİ" </text:span><text:span text:style-name="T1">hem </text:span><text:span text:style-name="T2">"SALTANAT MEHDİSİ"</text:span><text:span text:style-name="T1"> hem de </text:span><text:span text:style-name="T2">"DİYANET MEHDİSİ"</text:span><text:span text:style-name="T1"> olacağını belirtmiştir. Bediüzzaman'ın Hz. Mehdi'nin bu önemli özelliğini açıkladığı sözlerinden biri şöyledir:</text:span></text:p>
      <text:p text:style-name="P77"><text:span text:style-name="T26">Büyük Mehdi'nin çok vazifeleri var. Ve </text:span><text:span text:style-name="T32">SİYASET ALEMİNDE, DİYANET ALEMİNDE, SALTANAT ALEMİNDE, MÜCADELE ALEMİNDE</text:span><text:span text:style-name="T26"> çok dairede icraatları olduğu gibi..."</text:span><text:span text:style-name="T28"> (Şualar, sf.590)</text:span></text:p>
      <text:p text:style-name="P77"><text:span text:style-name="T1">Bediüzzaman bu sözleriyle, Hz. Mehdi'nin siyaset aleminde önemli görevler üstleneceğini belirtmektedir. Hz. Mehdi'nin, "Peygamberimiz (sav)'in halifesi" yani "Müslümanların manevi lideri" vasfını taşıyarak tüm dünya Müslümanları arasında İslam Birliği'ni kuracağını, Hristiyan alemiyle ittifak oluşturacağını ve Hz. İsa ile birlikte, İslam ahlakını tüm dünyada hakim kılacağını bildirmektedir. Bediüzzaman'ın detaylı olarak açıkladığı Hz. Mehdi'nin üstleneceği tüm bu görevler, Hz. Mehdi'nin </text:span><text:span text:style-name="T2">"Peygamberimiz (sav)'in halifesi yani tüm dünya Müslümanlarının manevi lideri"</text:span><text:span text:style-name="T1"> vasfını taşıyacağını ve </text:span><text:span text:style-name="T2">"idareci"</text:span><text:span text:style-name="T1"> konumunda olacağını açıkça ortaya koymaktadır.</text:span></text:p>
      <text:p text:style-name="P77"><text:span text:style-name="T2">Müslümanları ilgilendiren her konuda çözüm getirecek kişi olarak manevi liderleri Hz. Mehdi olacaktır</text:span><text:span text:style-name="T1">. Hz. Mehdi'nin üstleneceği bu görevin ne şekilde adlandırıldığı önemli değildir. </text:span><text:span text:style-name="T2">Hz. Mehdi'nin ilgileneceği siyaset, '</text:span><text:span text:style-name="T4">Kuran ahlakı içerisindeki siyaset</text:span><text:span text:style-name="T2">' olacaktır</text:span><text:span text:style-name="T1">. Önemli olan Hz. Mehdi'nin yerine getireceği bu vazifenin </text:span><text:span text:style-name="T2">"</text:span><text:span text:style-name="T4">Kuran'ın bir hükmü</text:span><text:span text:style-name="T2">"</text:span><text:span text:style-name="T1"> olmasıdır. </text:span><text:span text:style-name="T2">Kuran ahlakına uygun siyaset"</text:span><text:span text:style-name="T1">in anlamı </text:span><text:span text:style-name="T2">"güzel ahlaklı, şefkatli, merhametli olmak, adaletli davranmak, müminler arasında birlik ve kardeşliği, barışı ve sosyal adaleti sağlamak, adaletsizliği gidermek, zenginlik ve refahı sağlamaktır</text:span><text:span text:style-name="T1">. Kuran'da Hz. Mehdi'nin yerine getireceği bu görev </text:span><text:span text:style-name="T2">"</text:span><text:span text:style-name="T4">İslam ahlakının hakimiyeti</text:span><text:span text:style-name="T2">"</text:span><text:span text:style-name="T1"> olarak müjdelenmektedir:</text:span></text:p>
      <text:p text:style-name="P54"/>
      <text:p text:style-name="P54">Allah, içinizden iman edenlere ve salih amellerde bulunanlara va'd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Nur Suresi, 55)</text:p>
      <text:p text:style-name="P54"/>
      <text:p text:style-name="P77"><text:span text:style-name="T1">Hz. Mehdi de Kuran'ın bu hükmü gereği, tüm Müslümanların huzurunu, birlik ve beraberliğini sağlayacak, İslam ahlakının güzelliğini tüm dünyada yerleşik kılacaktır. Bediüzzaman'ın da siyaset ve saltanat kavramlarıyla kastettiği ana konu budur: </text:span><text:span text:style-name="T2">"Hz. Mehdi'nin tüm dünya Müslümanlarının liderliğini üstlenmesi ve Kuran'da belirtilen bu hükme uygun olarak İslam dünyasının menfaatleri yönünde faaliyetlerde bulunması"</text:span><text:span text:style-name="T1">dır. Tüm bunlar Kuran ahlakının ve Kuran ayetlerinin bir gereğidir. Bediüzzaman'ın </text:span><text:span text:style-name="T26">"o zatın </text:span><text:soft-page-break/><text:span text:style-name="T26">ikinci vazifesi, şeriatı</text:span><text:span text:style-name="T28"> (Kuran ahlakının esaslarını ve Peygamberimiz (sav)'in sünnetini) </text:span><text:span text:style-name="T32">icra ve tatbik etmektir</text:span><text:span text:style-name="T26">"</text:span><text:span text:style-name="T1"> </text:span><text:span text:style-name="T28">(Sikke-i Tasdik-i Gaybi, sf.9)</text:span><text:span text:style-name="T1"> sözleriyle belirttiği gibi, Hz. Mehdi de, Kuran ahlakının gerekliliklerini uyguladığında, İslam Birliği'nin oluşmaması, Hz. Mehdi'nin idareci vasfını taşımaması, yetki sahibi olmaması ya da lider konumunda olmaması söz konusu değildir. Zira tüm bunlar Allah'ın bütün Müslümanları yaşamakla yükümlü kıldığı hükümlerdir. Nitekim Bediüzzaman da Hz. Mehdi'nin bu vasıfları taşıyacağını </text:span><text:span text:style-name="T26">"</text:span><text:span text:style-name="T32">Hilafet-i Muhammediye (A.S.M.)</text:span><text:span text:style-name="T26"> </text:span><text:span text:style-name="T28">(Peygamberimiz (sav)'in halifesi) </text:span><text:span text:style-name="T32">ünvanı ile şeair-i İslamiyeyi</text:span><text:span text:style-name="T26"> </text:span><text:span text:style-name="T28">(İslam ahlakının esaslarını)</text:span><text:span text:style-name="T26"> </text:span><text:span text:style-name="T32">ihya etmektir</text:span><text:span text:style-name="T26"> </text:span><text:span text:style-name="T28">(yeniden canlandırmaktır)</text:span><text:span text:style-name="T26">."</text:span><text:span text:style-name="T1"> </text:span><text:span text:style-name="T28">(Emirdağ Lahikası, sf.259) </text:span><text:span text:style-name="T1">sözleriyle ifade etmektedir.</text:span></text:p>
      <text:p text:style-name="P77"><text:span text:style-name="T1">Bir ayette Allah Müslümanlara, içlerindeki </text:span><text:span text:style-name="T2">"emir sahiplerine"</text:span><text:span text:style-name="T1"> uymalarını şöyle bildirmektedir:</text:span></text:p>
      <text:p text:style-name="P54"/>
      <text:p text:style-name="P17">Ey iman edenler, Allah'a itaat edin; elçiye itaat edin ve sizden olan emir sahiplerine de. Eğer bir şeyde anlaşmazlığa düşerseniz, artık onu Allah'a ve elçisine döndürün. Şayet Allah'a ve ahiret gününe iman ediyorsanız. Bu, hayırlı ve sonuç bakımından daha güzeldir. (Nisa Suresi, 59)</text:p>
      <text:p text:style-name="P54"/>
      <text:p text:style-name="P77"><text:span text:style-name="T1">Bu ayet gibi Kuran'da, Müslümanların, Allah'ın kendilerini dünyada ve ahirette kurtuluşa ulaştırması için göndermiş olduğu elçilere uymalarıyla ilgili çok fazla ayet yer almaktadır. İşte Bediüzzaman'ın, </text:span><text:span text:style-name="T26">"siyaset aleminde, diyanet aleminde, salatanat aleminde ve mücadele aleminde çok dairede icraatları olduğu gibi" </text:span><text:span text:style-name="T1">sözleriyle Hz. Mehdi için kastettiği siyaset anlayışı da budur. Bediüzzaman bu sözlerinde yer alan "siyaset ve saltanat" kavramlarıyla Hz. Mehdi'nin, Kuran'ın bu hükmünü ne şekilde yerine getireceğini açıklamaktadır. </text:span></text:p>
      <text:p text:style-name="P32">Nitekim Risaleler'deki Hz. Mehdi'nin görevlerinin açıklandığı sözler dikkatlice incelendiğinde, Bediüzzaman'ın bu sözleriyle ne kastetmiş olduğu kolaylıkla anlaşılmakta; Hz. Mehdi'nin siyaset ve saltanat alanında pek çok görev üstleneceği açıkça görülmektedir. </text:p>
      <text:p text:style-name="P32"/>
      <text:p text:style-name="P51">Batın tefsircilerine göre: </text:p>
      <text:p text:style-name="P32">Bediüzzaman Hz. Mehdi'nin siyaset alanında önemli görevleri olacağını açıkça ifade etmiştir. Batın tefsircileri ise, Bediüzzaman'ın bu açık ifadelerini kabul etmemektedirler. Hz. Mehdi'nin siyaset alanında bir görev üstlenmeyeceğini, yalnızca iman hakikatleri üzerine faaliyetlerde bulunacağını öne sürmektedirler. </text:p>
      <text:p text:style-name="P77"><text:span text:style-name="T1">Oysa ki hiçbir delile dayandırılmayan bu düşünce, Bediüzzaman'ın Risaleler'de yüzlerce sayfa boyunca anlattığı bilgilerle tamamen çelişmektedir. Zira önceki satırlarda açıklandığı gibi Bediüzzaman, eserlerinde Hz. Mehdi'nin yerine getireceği üç büyük görev hakkında geniş bilgi vermiş ve Hz. Mehdi'nin </text:span><text:span text:style-name="T2">"siyaset alanında Mehdilik görevini ne şekilde yerine getireceğini"</text:span><text:span text:style-name="T1"> detaylı olarak anlatmıştır. Bu sözlerinde Hz. Mehdi'nin </text:span><text:span text:style-name="T2">"İslam ahlakını tüm dünyaya hakim kılacağını, Müslümanların manevi liderliğini üstlenerek İslam Birliği'ni sağlayacağını, Hristiyan dünyasıyla ittifak yapacağını"</text:span><text:span text:style-name="T1"> ayrıntılı olarak açıklamıştır. Bediüzzaman'ın tüm bu izahları hiçbir tartışma ya da tevile yer bırakmayacak kadar açıktır.</text:span></text:p>
      <text:p text:style-name="P32">Çok açıktır ki eğer Bediüzzaman, Hz. Mehdi'nin sadece iman hakikatleri yönünde bir hizmet yapıp, siyaset ya da saltanat alanlarında görev yapmayacağını düşünseydi, Risaleler'de böyle bir açıklamaya yer vermez, Hz. Mehdi'nin bu yöndeki görevlerini Peygamberimiz (sav)'in hadislerine dayanarak bu kadar uzun ve ayrıntılı olarak izah etmezdi. Zira Bediüzzaman gibi derin imanlı büyük bir müceddidin, eserlerinde, düşündüğü ve inandığı şeylerin tam tersine açıklamalarda bulunması hiçbir şekilde söz konusu değildir. </text:p>
      <text:p text:style-name="P32"/>
      <text:p text:style-name="P55">9-Bediüzzaman, "Mehdi'nin İslam dünyasının başında olacağını" </text:p>
      <text:p text:style-name="P55"><text:soft-page-break/>söylemektedir; tefsirciler, "Mehdi böyle bir makam sahibi </text:p>
      <text:p text:style-name="P55">olmayacak" demektedirler. </text:p>
      <text:p text:style-name="P51"/>
      <text:p text:style-name="P18">Bediüzzaman'a göre: </text:p>
      <text:p text:style-name="P77"><text:span text:style-name="T1">Allah, Kuran'da "İslam ahlakını tüm dünyaya hakim kılacağını, inanan kullarını güç ve iktidar sahibi kılacağını" vaad etmiş ve bu vaadinin kesin olduğunu bildirmiştir. Peygamberimiz (sav)'in hadislerinde, bütün büyük İslam alimlerinin ve Bediüzzaman'ın sözlerinde de bu duruma "Hz. İsa ile Hz. Mehdi'nin vesile olacakları" belirtilmiştir. Rabbimiz'in bu vaadi doğrultusunda İslam ahlakı bir gün mutlaka hakim olacak ve bir kişinin Müslümanların önderliğini üstlenmesi gerekecektir. Bediüzzaman böyle dünya çapında bir hakimiyetle karşılaşmamış ve tüm dünya Müslümanlarının liderliğini üstlenmemiştir. İslam dünyasının başında, tüm Müslümanları biraraya getirecek şekilde bir lider uzun süredir yoktur. Müslümanların bu lideri, 1400 senedir müjdelendiği gibi Hz. Mehdi olacaktır. Yeryüzünden zulmü ve karanlığı kaldıracak, İslam ahlakının güzelliğinin tüm insanlar tarafından yaşanmasına vesile olacaktır. Bediüzzaman da eserlerinde bu gerçeği dile getirmiş ve Hz. Mehdi'nin </text:span><text:span text:style-name="T2">"Peygamberimiz (sav)'in halifesi yani Müslümanların manevi lideri vasfını taşıyacağını"</text:span><text:span text:style-name="T1"> bildirerek tüm Müslümanları bu büyük hidayet önderinin gelişiyle müjdelemiştir. </text:span></text:p>
      <text:p text:style-name="P77"><text:span text:style-name="T1">Bediüzzaman Risaleler'de Hz. Mehdi'den bahsettiği sözlerinin birçoğunda, Hz. Mehdi'nin </text:span><text:span text:style-name="T2">"İslam dünyasının lideri</text:span><text:span text:style-name="T1">" vasfını taşıyacağını belirtmiştir. Bu sözlerinden bir kısmını şöyle sıralayabiliriz: </text:span></text:p>
      <text:p text:style-name="P32"/>
      <text:p text:style-name="P77"><text:span text:style-name="T26">1) İkinci vazifesi: </text:span><text:span text:style-name="T32">HİLAFET-İ MUHAMMEDİYE</text:span><text:span text:style-name="T28"> (a.s.m.) </text:span><text:span text:style-name="T32">ÜNVANI İLE</text:span><text:span text:style-name="T28"> (Peygamberimiz (sav)'in halifesi ünvanı ile) </text:span><text:span text:style-name="T26">şeair-i İslamiyeyi</text:span><text:span text:style-name="T28"> (İslam ahlakının esaslarını) </text:span><text:span text:style-name="T26">ihya etmektir</text:span><text:span text:style-name="T28"> (yeniden canlandırmaktır). (Emirdağ Lahikası, sf.259)</text:span></text:p>
      <text:p text:style-name="P32">Hz. Mehdi, halihazırda çeşitli gruplar halinde dağınık olarak bulunan Müslümanları birleştirecek, İslam ahlak ve faziletini, Peygamberimiz (sav)'in gerçek sünnetlerini canlandıracaktır. İslam aleminin birliğini oluşturacak, bu vesileyle insanlığı maddi ve manevi tehlikelerden kurtaracak ve insanların Allah'ın rızasına uygun bir hayat yaşayarak Allah'ın azabından sakınmalarına vesile olacaktır. </text:p>
      <text:p text:style-name="P77"><text:span text:style-name="T1">Bediüzzaman Hz. Mehdi'nin bu ikinci görevini </text:span><text:span text:style-name="T2">"Peygamberimiz (sav)'in halifesi"</text:span><text:span text:style-name="T1"> yani "</text:span><text:span text:style-name="T2">Müslümanların manevi lideri"</text:span><text:span text:style-name="T1"> sıfatıyla yerine getireceğini belirtmiştir. Kuşkusuz ki </text:span><text:span text:style-name="T2">Hz. Mehdi'nin, "İslam toplumunun lideri vasfıyla" İslamiyet'i yeniden canlandırması, milyonları bulan bir topluluğun maddi ve manevi gücüyle hareket ederek tüm yeryüzünde İslam Birliği'ni sağlaması" </text:span><text:span text:style-name="T1">özellikleri, onun </text:span><text:span text:style-name="T4">lider vasfını taşıyacağını</text:span><text:span text:style-name="T2"> </text:span><text:span text:style-name="T1">açıkça ortaya koymaktadır.</text:span></text:p>
      <text:p text:style-name="P32"/>
      <text:p text:style-name="P77"><text:span text:style-name="T26">2) O ZATIN üçüncü vazifesi, </text:span><text:span text:style-name="T32">HİLAFET-İ İSLAMİYE'Yİ</text:span><text:span text:style-name="T26"> </text:span><text:span text:style-name="T28">(İslam halifeliğini)</text:span><text:span text:style-name="T26"> </text:span><text:span text:style-name="T32">İTTİHAD-I İSLAM'A BİNA EDEREK</text:span><text:span text:style-name="T26"> </text:span><text:span text:style-name="T28">(İslam Birliği üzerine kurarak),</text:span><text:span text:style-name="T26"> </text:span><text:span text:style-name="T32">İSEVİ RUHANİLERİYLE</text:span><text:span text:style-name="T26"> </text:span><text:span text:style-name="T28">(dindar Hristiyanlarla ve Hristiyan alimleriyle)</text:span><text:span text:style-name="T26"> </text:span><text:span text:style-name="T32">İTTİFAK EDİP</text:span><text:span text:style-name="T26"> </text:span><text:span text:style-name="T28">(iş birliği ve dayanışma içerisine girerek) </text:span><text:span text:style-name="T32">DİN-İ İSLAM'A</text:span><text:span text:style-name="T26"> </text:span><text:span text:style-name="T28">(İslam dinine)</text:span><text:span text:style-name="T26"> </text:span><text:span text:style-name="T32">HİZMET ETMEKTİR</text:span><text:span text:style-name="T26">. Bu vazife, pek büyük bir saltanat ve kuvvet ve milyonlar fedakarlarla </text:span><text:span text:style-name="T28">(milyonların fedakarane katılımlarıyla) </text:span><text:span text:style-name="T26">tatbik edilebilir </text:span><text:span text:style-name="T28">(yerine getirilebilir). (Sikke-i Tasdik-i Gaybi, sf.9)</text:span></text:p>
      <text:p text:style-name="P32"><text:soft-page-break/>Bediüzzaman, Hz. Mehdi'nin bir başka görevinin de İslam toplumunu birleştirmek ve Hristiyan alemiyle ittifak etmek olduğunu bildirmiştir. Hz. Mehdi'nin bu görevini, iman sahiplerinin, Peygamberimiz (sav)'in soyundan gelen fedakar seyyidlerin ve diğer tüm Müslümanların desteğiyle gerçekleştireceğini bildirmiştir.</text:p>
      <text:p text:style-name="P77"><text:span text:style-name="T1">Bediüzzaman bu sözüyle, </text:span><text:span text:style-name="T2">"Hz. Mehdi'nin dünya çapında tüm Müslümanların halifesi görevini üstleneceğini"</text:span><text:span text:style-name="T1"> bir kez daha belirterek, </text:span><text:span text:style-name="T2">"Hz. Mehdi'nin İslam dünyasının başında lider vasfıyla bulunacağını"</text:span><text:span text:style-name="T1"> açıklamıştır. </text:span></text:p>
      <text:p text:style-name="P32">Bediüzzaman'ın Hz. Mehdi ile ilgili izahlarında defalarca tekrarladığı Hz. Mehdi'nin bu özelliğini görmezden gelerek, yalnızca iman hakikatleri yönünde faaliyet yapacağını iddia edebilmek hiçbir şekilde söz konusu değildir. Bediüzzaman çok açık delillerle Hz. Mehdi'nin bu alanlarda çeşitli faaliyetlerde bulunacağını açıklamış ve tüm bunların Hz. Mehdi'nin tanınmasındaki en önemli alametlerden olacağını belirtmiştir.</text:p>
      <text:p text:style-name="P32"/>
      <text:p text:style-name="P77"><text:span text:style-name="T26">3) </text:span><text:span text:style-name="T28">... </text:span><text:span text:style-name="T32">Hazret-i Mehdi'nin, o vazifesini bizzat kendisi görmeğe vakit ve hal müsaade edemez</text:span><text:span text:style-name="T26">. </text:span><text:span text:style-name="T32">Çünkü HİLAFET-İ MUHAMMEDİYE (ASM) </text:span><text:span text:style-name="T33">(Peygamberimiz (sav)'in halifeliği)</text:span><text:span text:style-name="T32"> CİHETİNDEKİ </text:span><text:span text:style-name="T33">(yönündeki) </text:span><text:span text:style-name="T32">SALTANATI, ONUN İLE İŞTİGALE </text:span><text:span text:style-name="T33">(ilgilenmeye) </text:span><text:span text:style-name="T32">VAKİT BIRAKMIYOR</text:span><text:span text:style-name="T28">. </text:span><text:span text:style-name="T26">Herhalde o vazifeyi ondan evvel bir taife </text:span><text:span text:style-name="T28">(topluluk) </text:span><text:span text:style-name="T26">bir cihette </text:span><text:span text:style-name="T28">(yönüyle) </text:span><text:span text:style-name="T26">görecek. O zat, o taifenin </text:span><text:span text:style-name="T28">(topluluğun) </text:span><text:span text:style-name="T26">uzun tedkikatı ile </text:span><text:span text:style-name="T28">(incelemelerle) </text:span><text:span text:style-name="T26">yazdıkları eseri kendine hazır bir program yapacak, onun ile o birinci vazifeyi tam yapmış olacak</text:span><text:span text:style-name="T28">... (Emirdağ Lahikası, sf.259)</text:span></text:p>
      <text:p text:style-name="P77"><text:span text:style-name="T1">Bediüzzaman Hz. Mehdi'nin çalışmalarından önce, Hz. Mehdi'nin birinci vazifesi olan iman hakikatlerini yayma ve materyalizmi fikren yıkma yönünde kullanacağı ilmi malzemeleri hazırlayacak olan bir topluluk olacağından bahsetmektedir. Bediüzzaman "</text:span><text:span text:style-name="T2">bir cihette</text:span><text:span text:style-name="T1">" yani </text:span><text:span text:style-name="T2">"bir yönüyle" </text:span><text:span text:style-name="T1">sözleriyle ise bu ilmi topluluğun, materyalizmi fikren etkisiz hale getirilmesi çalışmalarını yalnızca bir açıdan yürüteceklerini, dolayısıyla </text:span><text:span text:style-name="T2">"Hz. Mehdi'nin de kendisine program yaparak bu topluluğun çalışmalarından bu yönüyle faydalanacağını"</text:span><text:span text:style-name="T1"> belirtmektedir. Önceki sayfalarda da belirtildiği gibi, materyalist felsefenin </text:span><text:span text:style-name="T2">"tam anlamıyla etkisiz hale getirilmesi"</text:span><text:span text:style-name="T1"> ise ancak Hz. Mehdi'nin yerine getireceği hizmetler neticesinde gerçekleştirilecektir.</text:span></text:p>
      <text:p text:style-name="P77"><text:span text:style-name="T1">Bediüzzaman Hz. Mehdi için burada </text:span><text:span text:style-name="T2">"o vazifesini bizzat kendisi görmeğe vakit ve hal müsaade edemez"</text:span><text:span text:style-name="T1"> sözlerini kullanmıştır. Bunun nedeninin ise, </text:span><text:span text:style-name="T2">"Hz. Mehdi'nin dünya çapında tüm '</text:span><text:span text:style-name="T4">Müslümanların manevi lideri</text:span><text:span text:style-name="T2">' olarak '</text:span><text:span text:style-name="T4">siyaset ve saltanat alanında gerçekleştireceği büyük görevleri</text:span><text:span text:style-name="T2">' nedeniyle vakti olmaması olduğunu</text:span><text:span text:style-name="T1">" belirtmiştir.</text:span></text:p>
      <text:p text:style-name="P77"><text:span text:style-name="T1">Bediüzzaman'ın bu açıklamaları </text:span><text:span text:style-name="T2">"Hz. Mehdi'nin </text:span><text:span text:style-name="T4">tüm dünya Müslümanlarının manevi lideri olarak</text:span><text:span text:style-name="T2"> siyaset ve saltanat alanlarında dünya çapında pek çok hizmette bulunacağını"</text:span><text:span text:style-name="T1"> açıkça ortaya koymaktadır.</text:span></text:p>
      <text:p text:style-name="P73"/>
      <text:p text:style-name="P77"><text:span text:style-name="T26">4) </text:span><text:span text:style-name="T28">... Ahir zamanda </text:span><text:span text:style-name="T26">şeriat-i Muhammediyeyi</text:span><text:span text:style-name="T28"> (Peygamberimiz (sav)'in yolunu, Kuran ahlakını) </text:span><text:span text:style-name="T26">ve hakikat-i Furkaniyeyi</text:span><text:span text:style-name="T28"> (Kuran ahlakının esaslarını, hakikatlerini) </text:span><text:span text:style-name="T26">ve sünnet-i Ahmediyeyi</text:span><text:span text:style-name="T28"> (ASM) (Peygamberimiz (sav)'in sünnetini) </text:span><text:span text:style-name="T26">ihya ile</text:span><text:span text:style-name="T32"> </text:span><text:span text:style-name="T33">(yeniden canlandırma ile</text:span><text:span text:style-name="T28">),</text:span><text:span text:style-name="T26"> ilan </text:span><text:soft-page-break/><text:span text:style-name="T26">ve icra ile</text:span><text:span text:style-name="T32"> </text:span><text:span text:style-name="T33">(herkese duyurarak ve uygulayarak)</text:span><text:span text:style-name="T28">, </text:span><text:span text:style-name="T32">BAŞKUMANDANLARI OLAN "BÜYÜK MEHDİ"NİN kemal-i adaletini </text:span><text:span text:style-name="T33">(yüce adaletini)</text:span><text:span text:style-name="T32"> ve hakkaniyetini </text:span><text:span text:style-name="T33">(haktan ve doğruluktan ayrılmayışını, doğruluğunu)</text:span><text:span text:style-name="T26"> dünyaya göstermeleri gayet makul olmakla beraber</text:span><text:span text:style-name="T28">, </text:span><text:span text:style-name="T26">gayet lazım ve zaruri ve hayat-i içtimaiye-i insaniyedeki düsturların </text:span><text:span text:style-name="T28">(cemiyet hayatına ait kuralların) </text:span><text:span text:style-name="T26">muktezasıdır</text:span><text:span text:style-name="T28"> (gereğidir)..." (Şualar, sf.456)</text:span></text:p>
      <text:p text:style-name="P77"><text:span text:style-name="T1">Bediüzzaman, Peygamberimiz (sav)'in hadislerinde de bildirildiği gibi, Hz. Mehdi'nin İslam ahlakını tüm dünyaya hakim kılmasıyla birlikte yeryüzünde görülmemiş bir adalet, huzur ve barış ortamının yaşanacağını belirtmektedir. Hz. Mehdi'nin bu yüce adaletine ve hakkaniyetine tüm dünya şahit olacaktır. Bediüzzaman, Hz. Mehdi'nin dünya çapında gerçekleştireceği bu görevi </text:span><text:span text:style-name="T2">"başkumandanlık"</text:span><text:span text:style-name="T1"> sıfatıyla gerçekleştireceğini ifade etmiştir. Bediüzzaman bu sözleriyle Hz. Mehdi'nin </text:span><text:span text:style-name="T2">"</text:span><text:span text:style-name="T4">tüm dünya Müslümanlarının liderliğini</text:span><text:span text:style-name="T2">"</text:span><text:span text:style-name="T1"> üstleneceğini bir kez daha açıklamaktadır. Bu konuda sorulacak birkaç soruya verilecek cevaplar, Hz. Mehdi'nin bu özelliğinin çok açık bir şekilde anlaşılmasını sağlayacaktır:</text:span></text:p>
      <text:p text:style-name="P54">-Hz. Mehdi'nin "başkumandanlık" sıfatını taşıması ne anlama gelmektedir?</text:p>
      <text:p text:style-name="P77"><text:span text:style-name="T1">Bediüzzaman Hz. Mehdi'nin bu sıfatını hatırlatarak, Hz. Mehdi'nin tüm dünya Müslümanları üzerinde </text:span><text:span text:style-name="T2">"</text:span><text:span text:style-name="T4">yönetici</text:span><text:span text:style-name="T2">" </text:span><text:span text:style-name="T1">konumunda olacağını bir kez daha açıkça ifade etmektedir.</text:span></text:p>
      <text:p text:style-name="P54">-Hz. Mehdi'nin tüm dünyaya kemal-i adaletini ve hakkaniyetini göstermesi nasıl gerçekleşecektir?</text:p>
      <text:p text:style-name="P77"><text:span text:style-name="T1">Yüce bir adalet anlayışının ve haktan ayrılmayışın tüm dünyaya gösterilmesi ancak </text:span><text:span text:style-name="T2">"</text:span><text:span text:style-name="T4">dünya çapında bir idare gücüyle</text:span><text:span text:style-name="T2">"</text:span><text:span text:style-name="T1"> söz konusu olabilir. Tüm insanların Hz. Mehdi'nin adalet anlayışına şahit olmaları, Hz. Mehdi'nin </text:span><text:span text:style-name="T2">"</text:span><text:span text:style-name="T4">adalet sağlayabilecek yetkilere sahip bir konumda olacağını</text:span><text:span text:style-name="T2">"</text:span><text:span text:style-name="T1"> göstermektedir.</text:span></text:p>
      <text:p text:style-name="P32"/>
      <text:p text:style-name="P51">Batın tefsircilerine göre: </text:p>
      <text:p text:style-name="P32">Bediüzzaman'ın burada yer verilen birkaç sözü dahi, Hz. Mehdi'nin İslam dünyasının lideri olacağı konusunda Bediüzzaman'ın çok açık ifadeleri olduğunu ortaya koymaktadır. Buna rağmen Bediüzzaman'ın sözlerinin çeşitli şekillerde tevil edilerek Hz. Mehdi'nin bir makam sahibi olmayacağı fikrinin öne sürülmesi, Bediüzzaman'ın Risaleler'deki anlatımlarıyla tümüyle çelişmektedir. Bediüzzaman'ın Hz. Mehdi'nin yerine getireceğini bildirdiği yukarıda sayılan dünya çapındaki görevlerin her biri, Hz. Mehdi'nin bu lider vasfıyla gerçekleştireceği vazifelerdir. </text:p>
      <text:p text:style-name="P77"><text:span text:style-name="T1">Büyük mütefekkir Bediüzzaman, şüphesiz 13. asrın müceddididir. Ancak kendisinin de Peygamberimiz (sav)'in hadisleri doğrultusunda açıkladığı gibi, </text:span><text:span text:style-name="T2">"TÜM MÜSLÜMANLARIN LİDERİ"</text:span><text:span text:style-name="T1"> vasfını taşıması söz konusu olmamıştır. Allah'ın izniyle tüm İslam alemi için büyük müjdeler içeren bu olaylar, ahir zamanda Hz. Mehdi vesilesiyle yaşanacak ve bu ünvanı da Hz. Mehdi taşıyacaktır. Bediüzzaman, bu konuyu tüm bu delilleriyle birlikte anlatarak, kendisinin ahir zaman Mehdisi olmadığını açık bir şekilde ifade etmiştir.</text:span></text:p>
      <text:p text:style-name="P77"><text:soft-page-break/><text:span text:style-name="T1">Bugün dünyada 1 milyarın üzerinde Müslüman yaşamaktadır. Dünya tarihinde ilk defa Müslümanlar sayıca bu kadar çokturlar. Bu büyüklükte bir kitleye önderlik tarihte kimseye nasip olmamıştır. Bediüzzaman'ın da müjdelediği gibi, bu şerefli vasfı Allah'ın izniyle ahir zamanın </text:span><text:span text:style-name="T2">"Büyük Mehdisi"</text:span><text:span text:style-name="T1"> taşıyacaktır.</text:span></text:p>
      <text:p text:style-name="P32"/>
      <text:p text:style-name="P54">10- Bediüzzaman, Hz. İsa ve Hz. Mehdi'nin gelişini </text:p>
      <text:p text:style-name="P54">delilleriyle birlikte müjdelemektedir; tefsirciler, </text:p>
      <text:p text:style-name="P54">'Bediüzzaman da bir insandır, hata yapabilir' diyerek </text:p>
      <text:p text:style-name="P54">Bediüzzaman'ın tüm bu açıklamalarında yanıldığını </text:p>
      <text:p text:style-name="P54">öne sürmektedirler.</text:p>
      <text:p text:style-name="P54"/>
      <text:p text:style-name="P77"><text:span text:style-name="T1">Bu bölüme kadar anlatılanlar Bediüzzaman'ın, Hz. İsa ve Hz. Mehdi'nin ahir zamanda ortaya çıkacakları ve İslam ahlakını tüm dünyaya hakim kılacakları konusundaki kesin kanaatini delilleriyle birlikte ortaya koymaktadır. Ancak Hz. Mehdi'nin geçmişte geldiği ya da hiç gelmeyeceği gibi düşüncelerle hareket eden bazı kimseler, Bediüzzaman'ın tüm bu sözlerini çeşitli şekillerde tevil etmeye çalışmaktadırlar. Bu amaçla ortaya atılan asılsız açıklamalardan biri de, </text:span><text:span text:style-name="T2">‘Bediüzzaman'ın da bir insan olduğu, dolayısıyla yapmış olduğu tüm bu açıklamalarda yanılmış ve hata yapmış olabileceği’</text:span><text:span text:style-name="T1"> şeklindedir. Her insanın geleceğe yönelik bazı tahminlerde bulunabileceği, ancak bunların doğru çıkmamasının son derece olağan bir durum olduğu söylenmekte; dolayısıyla da, Bediüzzaman'ın bu açıklamalarının daha fazla üzerine gitmenin ve incelemenin gereksiz olduğu öne sürülmektedir. Bediüzzaman'ın sözlerini bu şekilde tevil etme yoluna giden kimselere, </text:span><text:span text:style-name="T2">‘Bediüzzaman'ın hata yaptığının nereden anlaşıldığı’ </text:span><text:span text:style-name="T1">ya da </text:span><text:span text:style-name="T2">‘buna dair bir delil olup olmadığı’</text:span><text:span text:style-name="T1"> sorulduğunda ise, hiç kuşkusuz ki </text:span><text:span text:style-name="T2">‘bu yanlış kanaati destekleyecek hiçbir açıklama ortaya konamamaktadır’</text:span><text:span text:style-name="T1">.</text:span></text:p>
      <text:p text:style-name="P32">Nitekim Bediüzzaman'ın sözleri konusunda böyle bir tevil öne sürülürken gözardı edilen çok önemli bir gerçek vardır. Bediüzzaman Hazretleri, eserlerindeki ahir zamana yönelik açıklamalarını yalnızca kendi şahsi kanaatlerine dayandırmamaktadır. Bediüzzaman, Allah’ın Kuran’da vadettiği İslam ahlakının hakimiyetini müjdeleyen ayetleri ve Peygamberimiz (sav)'in, bu hakimiyetin Hz. İsa ve Hz. Mehdi vesilesiyle gerçekleşeceğini bildiren sahih hadisleri doğrultusunda açıklamalar yapmaktadır. Allah, Kuran ayetlerinde iman edenlere, kendilerini uyarıp korkutacak ve hidayete yöneltecek bir lider göndereceğini bildirmiş, Peygamberimiz (sav) de ahir zamanda bu şahsın Hz. Mehdi olacağını müjdelemiştir. Allah’ın, ‘İslam ahlakını tüm yeryüzüne hakim kılacağı’ vaadi haktır. Allah’ın izniyle bu vaad gerçekleşecektir. Allah’ın adetullahında bu hakimiyette mümin topluluğunun başında bir manevi lider olması gerekmektedir. Bu şahsa da Mehdi denmiştir. İşte Bediüzzaman da, eserlerinde Allah’ın bu adetullahını açıklamıştır. Dolayısıyla Bediüzzaman'ın bu doğrultudaki sözlerinde yanıldığını öne sürmek, hiç kuşkusuz ki Allah’ın bu vaadini haber veren pek çok Kuran ayetini ve Peygamberimiz (sav)'in tüm Ehl-i sünnet alimleri tarafından ittifakla tevatür olarak kabul <text:soft-page-break/>edilen hadislerini de gözardı etmek anlamına gelir ki bu da hiçbir Müslümanın kabul etmeyeceği bir durumdur. Dolayısıyla bu da Bediüzzaman'ın sözleri hakkında öne sürülen söz konusu fikrin yanlışlığını açıkça gözler önüne sermektedir.</text:p>
      <text:p text:style-name="P32">Diğer yandan Bediüzzaman'ın sözlerinin bu şekilde tevil edilmeye çalışılması, Hz. Mehdi'nin çıkışından yana şüphe duyulmasından kaynaklanmaktadır. Bazı kimseler, Hz. Mehdi'nin çıkacağı inancına sahip olmalarına rağmen, zaman geçtikçe bu inançlarında zayıflık göstermekte ve Hz. Mehdi'nin çıkışına yönelik bir endişeye kapılmaktadırlar. “Ya Mehdi çıkmazsa, o zaman ne yaparız?” korkusu söz konusu kişileri Bediüzzaman'ın bu konudaki açık sözlerini tevil ve tefsir yoluyla değiştirmeye yöneltmektedir. Böyle bir durumda Bediüzzaman'ın eserlerinin güvenilirliğinin zedeleneceğini ya da bu doğrultuda yapılan çalışmaların zarar göreceği düşünülmektedir. Eğer Hz. Mehdi çıkmazsa, hem kendilerinin hem de diğer Müslümanların imanlarının zedeleneceği yönünde endişelere kapılınmaktadır. Oysa ki bu endişe ve korkularının tümü yersizdir. Bediüzzaman Said Nursi Hazretleri, bu düşüncede olup Hz. Mehdi'nin gelişini reddeden kimselerin imanlarının zayıf olduğunu söylemektedir. Özellikle de bu kişilerden kendilerini alim bilip, akıllarına güvenenlerin de büyük bir enaniyete sahip olduklarını ifade etmektedir:</text:p>
      <text:p text:style-name="P77"><text:span text:style-name="T28">"Kıyamet alâmetlerinden ve âhir zaman vukuatından (olaylarından) ve Bâzı a'malin (amellerin) fazilet ve sevablarından bahseden hâdîs-i Şerife güzelce anlaşılmadığından, akıllarına güvenen bir kısım ehl-i ilim (ilim sahibi), onların bir kısmına zaîf (zayıf) veya mevzu (hadis) demişler. </text:span><text:span text:style-name="T26">İMANI ZAYIF VE ENANİYETİ KAVİ BİR KISIM DA, İNKARA KADAR GİTMİŞLER</text:span><text:span text:style-name="T28">." (Sözler, s. 355)</text:span></text:p>
      <text:p text:style-name="P32">İnsanların vicdanlarıyla doğruyu gördükleri halde, sırf büyüklenmeleri nedeniyle doğru olandan yüz çevirdikleri Kuran'da da bildirilen bir durumdur: </text:p>
      <text:p text:style-name="P51"/>
      <text:p text:style-name="P77"><text:span text:style-name="T4">Vicdanları kabul ettiği halde, zulüm ve büyüklenme dolayısıyla bunları inkar ettiler</text:span><text:span text:style-name="T2">. Artık sen, bozguncuların nasıl bir sona uğratıldıklarına bir bak. (Neml Suresi, 14) </text:span></text:p>
      <text:p text:style-name="P54"/>
      <text:p text:style-name="P32">Ehl-i sünnet itikadına göre kesin bir haber olan Hz. İsa'nın ve Hz. Mehdi'nin gelişi, böyle yanlış bir bakış açısından uzak olan samimi müminler için ise, büyük bir müjdedir ve heyecanla beklenmektedir.</text:p>
      <text:p text:style-name="P32"/>
      <text:p text:style-name="P77"><text:span text:style-name="T2">11-Bediüzzaman, ‘</text:span><text:span text:style-name="T4">Hz. İsa ve Hz. Mehdi'nin gelişinin </text:span></text:p>
      <text:p text:style-name="P77"><text:span text:style-name="T4">tüm Müslümanların beklediği bir müjde olduğunu</text:span><text:span text:style-name="T2">’ </text:span></text:p>
      <text:p text:style-name="P54">bildirmektedir; tefsirciler, Hz. İsa ve Hz. Mehdi'yi </text:p>
      <text:p text:style-name="P54">beklemeye gerek olmadığını, herkesin yalnızca kendi </text:p>
      <text:p text:style-name="P54">vazifesini yerine getirmekle yükümlü olduğunu’ </text:p>
      <text:p text:style-name="P54">söylemektedirler.</text:p>
      <text:p text:style-name="P54"/>
      <text:p text:style-name="P77"><text:span text:style-name="T1">Bilindiği gibi Bediüzzaman, Hz. İsa ve Hz. Mehdi'nin gelişini müjdelemiş ve iman edenleri, ahir zamanın bu iki büyük önemli olayı için hazırlık yapmaya yöneltmiştir. </text:span><text:soft-page-break/><text:span text:style-name="T1">Bediüzzaman'ın bu konudaki sözleri göz ardı edilerek ortaya atılan tevillerden bir diğeri ise, </text:span><text:span text:style-name="T2">‘Hz. İsa ve Hz. Mehdi'yi beklemenin önemli olmadığı; önemli olanın kişilerin kendi vazifelerini yerine getirmesi olduğu’</text:span><text:span text:style-name="T1"> şeklindedir. </text:span></text:p>
      <text:p text:style-name="P32"><text:s/>Oysa ki bu düşünce, son derece yanlış bir bakış açısını yansıtmaktadır. Çünkü Kuran’da, Peygamberimiz (sav)'in hadislerinde ya da İslam alimlerinin izahlarında, böyle bir açıklama yapılmasını gerektirecek, aksi bir hüküm ya da söz zaten yer almamaktadır. Hz. İsa ve Hz. Mehdi beklentisi, kişilerin kendi vazifelerini yapmalarına, ibadetlerini yerine getirmelerine hiçbir şekilde bir engel değildir.</text:p>
      <text:p text:style-name="P77"><text:span text:style-name="T1">Peygamberimiz (sav), Hz. İsa gibi mübarek bir peygamberin ve Hz. Mehdi gibi bir velinin gelişini önemli görmüş; müminleri de bu mübarek insanların gelişini beklemeye teşvik etmiştir. Fakat Peygamberimiz (sav) hadislerinde aynı zamanda da, 6000’in üzerindeki Kuran ayetlerinin tümünün birden uygulanmasını söylemektedir. Nitekim Kuran'da müminlerin tüm bu ayetlerin hepsini birden yaşamakla sorumlu oldukları bildirilmektedir. Kuran’ın bu hükümlerinden biri de </text:span><text:span text:style-name="T2">‘zulmün ortadan kalkması ve İslam ahlakının tüm dünyaya hakim olması için çaba harcamaktır’</text:span><text:span text:style-name="T1">. Bu konuda çaba gösterirken, Müslümanların Kuran’ın diğer hükümlerini uygulamaması gibi bir durum zaten söz konusu değildir. Hz. Mehdi de ortaya çıktığında tüm insanları Kuran’a uymaya ve İslam ahlakını eksiksiz olarak yaşamaya çağıracaktır. Dolayısıyla Hz. İsa ve Hz. Mehdi konusunda böyle bir açıklama yapmaya hiçbir şekilde gerek yoktur. </text:span></text:p>
      <text:p text:style-name="P77"><text:span text:style-name="T1">Dahası eğer Müslümanların böyle bir beklenti içerisine girmemesi gerekseydi, Peygamberimiz (sav) de hadislerinde bu konuyu müjdelemez, insanları bu mübarek şahısları beklemeye teşvik etmezdi. Peygamberimiz (sav) bu konuyu açıklayan bir hadisinde </text:span><text:span text:style-name="T26">“Hz. Mehdi ile müjdelenin. O Kureyş’ten ve Ehl-i Beyt’imden bir kişidir.”</text:span><text:span text:style-name="T1"> </text:span><text:span text:style-name="T28">(Kitab-ul Burhan Fi Alamet-il Ahir Zaman, s.13)</text:span><text:span text:style-name="T1"> sözleriyle, bu konunun önemini açıkça ortaya koymuştur.</text:span></text:p>
      <text:p text:style-name="P32"/>
      <text:p text:style-name="P54"/>
      <text:p text:style-name="P95">HZ. İSA VE HZ. MEHDİ, HIRISTİYAN</text:p>
      <text:p text:style-name="P95">VE MÜSLÜMAN ALEMİNİN BİRLİK</text:p>
      <text:p text:style-name="P95">OLMASI İÇİN MÜHİM BİR VESİLE</text:p>
      <text:p text:style-name="P95">OLARAK GELECEKLERDİR</text:p>
      <text:p text:style-name="P54"><text:s/></text:p>
      <text:p text:style-name="P32">Hz. Mehdi'nin müjdelenmesinin mühim bir sebebi, ahir zamanda Müslümanların manevi lider seçmede ve birlik olmada güçlük çekecek olmalarıdır. İslam alemi hiçbir manevi lider etrafında toplanmamakta ve toplanmayı da düşünmemektedir. Böyle bir durumda Müslümanlar başlarında manevi bir lider olmamasından ve bölünmüşlükten dolayı ezilecek ve çeşitli sıkıntılarla karşı karşıya kalacaklardır. Bilindiği gibi seçimle başa gelen bir kişiyi kabul etme konusunda yıllardır sorun yaşanmakta; Müslümanlar böyle bir mantıkla lider seçmeyi kabul etmemektedirler. Bu sebeple seçim mümkün olmayacak ve <text:soft-page-break/>herhangi bir kişi etrafından toplanmaları da mümkün olmayacaktır. </text:p>
      <text:p text:style-name="P77"><text:span text:style-name="T1">Dolayısıyla Müslümanların tek bir liderin önderliğinde birlik olabilmeleri için </text:span><text:span text:style-name="T2">‘tek çözüm, Allah’ın belirlediği ve Peygamberimiz (sav)'in hadislerinde haber verdiği bir kişinin seçilmesi’</text:span><text:span text:style-name="T1"> olacaktır. Hadislerde bildirilen bir şahıs, lider olarak kabul edebilecekleri tek kişi olacak, Müslümanlar bu kişiye uymada zorlanmayacaklardır. Hz. Mehdi, Bediüzzaman Said Nursi'nin </text:span><text:span text:style-name="T26">"... Ahir zamanın en büyük fesadı zamanında; elbette en büyük BİR MÜÇTEHİD (içtihad eden büyük İslam alimi), hem en büyük BİR MÜCEDDİD (her yüzyıl başında dini hakikatleri devrin ihtiyacına göre ders vermek üzere gönderilen büyük İslam alimi, yenileyen, yenileyici), hem HAKİM, hem MEHDİ, hem MÜRŞİD (doğru yolu gösteren kişi), hem KUTB-U A'ZAM (Müslümanların kendisine bağlandıkları büyük evliyalardan, zamanın en büyük mürşidi) olarak BİR ZAT-I NURANİYİ gönderecek ve O ZAT da Ehl-i Beyt-i Nebevîden (Peygamberimiz (sav)'in soyundan) olacaktır."</text:span><text:span text:style-name="T28"> (Mektubat, s. 411-412) (Mektubat, s. 441)</text:span><text:span text:style-name="T1"> sözlerinde belirttiği özelliklere sahip olacak ve </text:span><text:span text:style-name="T2">"en büyük müçtehid"</text:span><text:span text:style-name="T1"> olarak mezhepleri ortadan kaldıracak ve tüm Müslümanlar arasında mezhep birliği sağlayacaktır. Dini Peygamberimiz (sav)'in döneminde yaşandığı gibi özüne döndürecektir. Hiç kimsenin etrafında toplanmayı kabul etmeyen İslam alemi, </text:span><text:span text:style-name="T2">"en büyük mürşid ve en büyük kumandan"</text:span><text:span text:style-name="T1"> vasıflarını taşıyacak olan Hz. Mehdi'ye kolaylıkla tabi olacaklardır.</text:span></text:p>
      <text:p text:style-name="P32">Aynı şartlar Hıristiyan alemi için de söz konusu olacaktır. Hıristiyan dünyası da birlik olmada zorluk çekecek ve bundan dolayı ezileceklerdir. İslam'ı kabul etmede ve Kuran'a tabi olmada güçlük çekeceklerdir. Hz. İsa ve Hz. Mehdi de, Müslüman ve Hıristiyan dünyasında yaşanacak bu güçlükleri çözmek için gelecek ve bu durumu kolaylaştıracaklardır. </text:p>
      <text:p text:style-name="P77"><text:span text:style-name="T1">Tüm bunlar, engellenebilecek gelişmeler değildir; kaderde zaten gerçekleşmiştir. Peygamberimiz (sav), kaderde fiziksel özellikleriyle, üstün ahlakıyla, yapacağı faaliyetlerle Hz. Mehdi'yi müjdelemiştir. Hz. Mehdi de kaderde ortaya çıkmış, İslam ahlakını tüm dünyaya hakim kılmış, yeryüzüne barış, huzur ve adalet getirmiştir. Yine kaderde tüm insanlar ondan razı olmuş, Allah onun muhabbetini tüm insanların kalbine yerleştirmiştir. Hadislerde bildirildiği gibi “uyuyan uykusundan uyandırılmamış, kimsenin kanı akıtılmadan”, fikri mücadelesiyle Deccaliyet’i etkisiz hale getirmiştir. Bazı alimler Hz. Mehdi'ye karşı çıkmış, ancak buna rağmen Hz. Mehdi, dini tüm bidat ve hurafelerden arındırıp özüne döndürmüştür. İstanbul’u manen fethetmiş, Hz. İsa ile biraraya gelmiş, namazda Hz. İsa'ya imamlık yapmış, Hz. İsa'yla birlikte Hıristiyan dünyasıyla ittifak ederek onların da İslam’a tabi olmasına vesile olmuştur. Tüm dünyada “Altınçağ” adı verilen benzersiz bir dönem yaşanmış, Hz. Mehdi görülmemiş bir bolluk ve bereketin yaşanmasına vesile olmuştur. İhtiyaç içerisinde olan kişi Hz. Mehdi'ye gelmiş malı istemiş, Hz. Mehdi de ona malı dağıtmıştır. Peygamberimiz (sav) hadislerinde, gelecekte yaşanacak olayları değil, </text:span><text:span text:style-name="T2">‘kaderde olmuş bitmiş ve tamamlanmış olayları’</text:span><text:span text:style-name="T1"> haber vermiştir. Bunların her biri kaderde olduğu için gerçekleşecektir. Bu nedenle her ne kadar ‘Hz. İsa'yı ve Hz. Mehdi'yi beklemeye gerek yoktur’ densede, bu olacaktır. Bu </text:span><text:soft-page-break/><text:span text:style-name="T1">mübarek şahıslar gelecek ve kaderde kendilerine verilen görevlerini yerine getireceklerdir.</text:span></text:p>
      <text:p text:style-name="P32">Bunun yanı sıra, ‘Hz. İsa ve Hz. Mehdi'yi beklemeye gerek yoktur’ şeklinde bir üslup kullanmak Allah’a, Peygamberimiz (sav)'e, ayetlere ve hadislere karşı saygıya ve sevgiye uygun bir üslup da değildir. Allah’ın Kuran’da müjdelediği tarihi olaylara vesile olacak, Peygamberimiz (sav)'in sevgiyle anarak müjdelediği mübarek şahıslara yönelik böyle bir yaklaşım doğru değildir. Tam tersine Müslümanların böyle bir müjdeden büyük sevinç duymaları, ‘Allah inşaAllah nasip eder, yakın zamanda gelirler, heyecanla bekliyoruz’ demeleri gerekir. Ayrıca böyle söylemenin ‘kadercilik’ olacağını söylemek de aynı şekilde yanlıştır. Bu olayların yaşanması zaten kaderdedir. Allah Kuran’da İslam ahlakının hakimiyetini vadetmiştir. Bu kaderin dışına kimse çıkamaz. Hatta bunun kadercilik olacağını söylemesi de yine o kişinin kaderindedir.</text:p>
      <text:p text:style-name="P32">Bu nedenle, Peygamberimiz (sav)'in ve Bediüzzaman'ın bu büyük müjdelerinin, tüm bu gerçekler unutulmadan değerlendirilmesi gerekir. Hz. İsa ve Hz. Mehdi'nin gelişi hakkında her ne söylenirse söylensin, Allah’ın izniyle kaderde olan mutlaka gerçekleşecektir.</text:p>
      <text:p text:style-name="P32"/>
      <text:p text:style-name="P32"/>
      <text:p text:style-name="P95">HZ. İSA VE MEHDİ'NİN GELİŞİNİN </text:p>
      <text:p text:style-name="P95">REDDEDİLMESİ, SONUCU DEĞİŞTİRMEYECEK; </text:p>
      <text:p text:style-name="P95">-ALLAH’IN İZNİYLE- KADERDE OLAN </text:p>
      <text:p text:style-name="P95">GERÇEKLEŞECEKTİR</text:p>
      <text:p text:style-name="P54"/>
      <text:p text:style-name="P32">Hz. İsa’nın ve Hz. Mehdi’nin gelişi, Peygamber Efendimiz (sav)’in tevatür derecesindeki rivayetleri doğrultusunda İslam aleminde yüzyıllardır beklenen en önemli konulardan biridir. Müslümanlar, bu iki mübarek insanın vesile olmasıyla, İslam medeniyetinin yeniden yükselmesini ve Kuran ahlakının dünyaya hakim olmasını ümitle ve şevkle beklemektedirler. Müslümanlar, Hz. İsa gibi Kuran’da övülen büyük ve mucizatlı bir peygamberi ve Hz. Mehdi gibi, Peygamber Efendimiz (sav)’in vekili olan en büyük mürşidi elbette ki çok sevmekte ve kendi nefislerinden evla görmektedirler.</text:p>
      <text:p text:style-name="P77"><text:span text:style-name="T1">Ancak kimi insanlar, kitabın başından bu yana anlatılan çeşitli sebeplerle Hz. İsa ve Hz. Mehdi'nin gelişini tevil etmektedirler. Bu amaçla gerektiğinde, </text:span><text:span text:style-name="T2">‘Hz. İsa ya da Hz. Mehdi ile ilgili hadislerin ya yanlış olduğunu’</text:span><text:span text:style-name="T1"> ya da </text:span><text:span text:style-name="T2">‘daha önceden çıkmış olduğunu’</text:span><text:span text:style-name="T1"> savunmaktadırlar. Bu kişiler, Bediüzzaman Hazretleri gibi </text:span><text:span text:style-name="T2">‘ahir zaman ile ilgili rivayetleri en iyi açıklayan müceddidlerin izahlarını tefsir yoluyla değiştirmeye’</text:span><text:span text:style-name="T1"> yönelmekte ve bu fikirleri insanlar arasında bir inanç olarak yerleşik kılmaya çalışmaktadırlar. Hadislerde, Hz. Mehdi’nin yaşından fiziksel özelliklerine kadar tüm özellikleri anlatıldığı ve Bediüzzaman da Hz. Mehdi’nin en büyük müceddid olarak İslam dünyasının önderi olacağını belirttiği halde; </text:span><text:span text:style-name="T2">‘Mehdi diye bir şahıs gelmeyecek’</text:span><text:span text:style-name="T1"> fikrini savunmaktadırlar. Ya </text:span><text:soft-page-break/><text:span text:style-name="T1">da </text:span><text:span text:style-name="T2">‘Mehdilik sadece bir şahs-ı manevi, bir ruhtur’ </text:span><text:span text:style-name="T1">gibi sözlerle, Mehdiyet konusunu pratik hayatta var olmayan şekle getirmeye çalışmaktadırlar. Hatta daha da ileri gidilerek önceki bölümde açıklandığı tarzda, </text:span><text:span text:style-name="T2">‘Bediüzzaman da insandır; hata yapmıştır’, ‘Bediüzzaman Mehdi’dir ve bu konu bitmiştir’, ‘İslam ahlakı hakim olmuştur biz zaten islamı yaşıyoruz; herkes istediği yerde namaz kılabilmekte, isteyen istediği gibi hacca gidebilmektedir. Dolayısıyla bu konu kapanmıştır’ </text:span><text:span text:style-name="T1">gibi izahlar öne sürmektedirler. </text:span></text:p>
      <text:p text:style-name="P32">Oysa bilindiği gibi, Kuran’da 6000’in üzerinde ayet yer almaktadır. Sadece belirli bazı ibadetlerin yerine getirilmesi, İslam ahlakının hakim olduğu anlamına gelmemektedir. Allah Kuran ahlakının yeryüzüne hakim olacağını Nur Suresi’nin 55. ayetinde müjdelemiştir. Elbette ki bunun gerçekleşmesine vesile olacak bir kişi olacaktır. Allah’ın adetullahı böyledir ve tarihte de hep böyle olmuştur. Allah'ın müminlere bu müjdeyi bildirdiği ayetlerden bazıları şöyledir:</text:p>
      <text:p text:style-name="P77"><text:span text:style-name="T2">Allah, içinizden iman edenlere ve salih amellerde bulunanlara va'detmiştir: Hiç şüphesiz onlardan öncekileri nasıl 'güç ve iktidar sahibi' kıldıysa, onları da </text:span><text:span text:style-name="T4">YERYÜZÜNDE 'GÜÇ VE İKTİDAR SAHİBİ' KILACAK, KENDİLERİ İÇİN SEÇİP BEĞENDİĞİ DİNLERİNİ KENDİLERİNE YERLEŞİK KILIP SAĞLAMLAŞTIRACAK</text:span><text:span text:style-name="T2"> ve onları korkularından sonra güvenliğe çevirecektir. Onlar, yalnızca Bana ibadet ederler ve Bana hiçbir şeyi ortak koşmazlar. Kim bundan sonra inkar ederse, işte onlar fasıktır. (Nur Suresi, 55)</text:span></text:p>
      <text:p text:style-name="P51"/>
      <text:p text:style-name="P77"><text:span text:style-name="T4">ÖYLE Kİ ONU (HAK DİN OLAN İSLAM'I) BÜTÜN DİNLERE KARŞI ÜSTÜN KILACAKTIR</text:span><text:span text:style-name="T2">; müşrikler hoş görmese bile. </text:span><text:span text:style-name="T1">(Saf Suresi, 8-9) </text:span></text:p>
      <text:p text:style-name="P32"/>
      <text:p text:style-name="P32">Bu ayetlere göre, İslam ahlakı yeryüzüne hakim olacaktır. Bu hakimiyetin başında da manevi bir lider olacaktır. Bu kişi de Hz. Mehdi’dir. ‘Gelmeyecek’ dense de, denmese de, Allah’ın adetullahına göre bu gerçekleşecektir. </text:p>
      <text:p text:style-name="P32">Bunun yanı sıra, Allah Kuran’da İslam ahlakının hakim olacağını bildirmektedir ama bu sonuca ulaşılabilmesi için müminlerin Kuran’da bildirilen ayetlerin tümünü samimiyetle yaşamaları ve bu hakimiyetin oluşması için çaba harcamaları gerekmektedir. Allah Kuran’ı bir bütün olarak göndermiştir. Kuran’a göre iman edenler bu ayetlerin hepsinden sorumludur. Peygamberimiz (sav) de, Hz. Mehdi'nin geleceğini ve İslam ahlakını yeryüzüne hakim kılacağını bildirmiştir ancak, bir yandan da tüm Müslümanları Kuran ayetlerinin tümünü yaşamak için samimi çaba harcamaya çağırmıştır. Bu nedenle, insanın Allah’ın ve Peygamberimiz (sav)'in bu vaadine güvenerek, yalnızca kendi işlerine yönelip bu yönde hiçbir gayret sarfetmeden beklemesi son derece yanlıştır. İslam ahlakının hakimiyeti için gayret etmek her Müslümanın vazifesidir. </text:p>
      <text:p text:style-name="P32">İslam dini, tüm sıcaklığıyla ve canlılığıyla Peygamberimiz (sav)'in döneminden bu yana tarif edildiği ve kaderde olduğu şekilde yaşanmakta; olaylar tam Kuran’da ve hadislerde haber verildiği şekilde birebir gerçekleşmektedir. Allah’ın Kuran’da işaret ettiği ve hadislerde bildirilen ahir zaman ise halihazırda tüm alametleriyle yaşanmaktadır. <text:soft-page-break/>Pek çok insan yıllarca, kitap boyunca açıklanan yanlış bakış açılarıyla hareket etmiş ve başkalarının da yanlış bilgilendirilmesine neden olmuş olabilir. Elbette ki tüm bunların iyi niyete dayalı çeşitli makul açıklamaları da olabilir. Ancak önemli olan, ahir zamanın tüm açıklığıyla yaşandığı ve Hz. İsa ve Hz. Mehdi'nin çıkışına dair pek çok önemli alametin birbiri ardınca gerçekleştiği bu dönemde bu yanlıştan dönülmesidir. ‘Bediüzzaman'ın yüzlerce sayfa boyunca tüm İslam ümmetini aldattığı’ şeklindeki yakışıksız ithamdan vazgeçilmesi ve bu büyük İslam alimine atılan iftiranın son bulması gerekmektedir. Allah’ın Kuran’daki vaadine, Peygamberimiz (sav)'in de hadislerde verdiği haberlere mutabık olarak Bediüzzaman Said Nursi de, Hz. İsa ve Hz. Mehdi'nin gelişini açıkça müjdelemiştir. Buna rağmen asılsız tevillerle Mehdi beklentisini yok etmeye çalışmak son derece yersiz bir girişimdir. Allah’ın izniyle kaderde takdir edlidiği şekilde Hz. Mehdi çok yakın bir zamanda ortaya çıkacak ve Allah’ın Kuran’daki vaadine ve hadislerdeki haberlere uygun olarak Hz. İsa ile birlikte görevini yerine getirecektir.</text:p>
      <text:p text:style-name="P133">BEDİÜZZAMAN'IN RİSALELERİN TEFSİR EDİLMESİNE BAKIŞ AÇISI NEDİR? BEDİÜZZAMAN HAYATTA İKEN RİSALELERİ TEFSİR ETME YAKLAŞIMINA İZİN VERMİŞ MİDİR?</text:p>
      <text:p text:style-name="P54"/>
      <text:p text:style-name="P32"/>
      <text:p text:style-name="P32">Bediüzzaman'ın eserlerinin geniş kitleler üzerinde oluşturduğu samimi etki son derece açıktır. Dolayısıyla insanlar üzerinde böylesine geniş çaplı etki uyandıran eserlerin, anlaşılamaz ya da çözülemez bilgiler içerdiğini iddia edebilmek hiçbir şekilde mümkün değildir. Bu gerçekler, Bediüzzaman'ın Risaleler'deki apaçık sözlerini bir kez daha tefsir etme ve yorumlama gibi girişimlere hiçbir şekilde ihtiyaç olmadığını da açıkça ortaya koymaktadır. Dahası kitap boyunca da anlatıldığı gibi, Risaleler'in batıni tefsir mantığıyla ikinci bir kez daha tefsir edilmesi pek çok açıdan sakıncalı bir yaklaşımdır.</text:p>
      <text:p text:style-name="P32">Bediüzzaman böyle bir tefsir anlayışına karşı olduğunu pek çok kez ifade etmiş ve böyle bir girişimin engellenmesi için bu bakış açısını anlatan sözlerini Risaleler'e ekletmiştir. Risaleler'in her kesimden, her yaştan, her meslekten insanlar tarafından kolaylıkla anlaşılabileceğini belirtmiş; bu nedenle sözlerinin ayrıca tefsir edilmesine ihtiyaç olmadığını ifade etmiştir. Böyle bir tefsir mantığı ile sözlerinin gerçek anlamından uzaklaşabileceğini hatırlatmış; bunun yerine konulara ilişkin bir açıklama gerekiyorsa, bunun aynı sayfada yer verilecek kenar notlarıyla izah edilmesinin daha yerinde olacağını söylemiştir. Hatta bu tür tashihler engellenmediği takdirde, Risaleler'deki sözlerinin suistimale açık hale geleceğini belirtmiştir. </text:p>
      <text:p text:style-name="P77"><text:span text:style-name="T1">Dolayısıyla Bediüzzaman'ın Risaleler'deki tüm sözlerinin, onun bu hatırlatmaları doğrultusunda ve Risaleler'deki açık izahları esas alınarak değerlendirilmesi gerekir. Bunun dışında, </text:span><text:span text:style-name="T2">'falanca kişinin rüyası, falanca kişinin özel sohbetlerde duydukları, falanca kişiye yapılan özel açıklamalar' </text:span><text:span text:style-name="T1">gibi izahların hiçbir geçerliliği yoktur. Bediüzzaman'ın yazımını bizzat tashih ve tasdik ettiği eserlerindeki sözleri dururken, bunların yerine, hepsi birbirinden farklı kişilerin ağzından aktarılan birbirinden farklı açıklamaların esas alınması hiçbir açıdan doğru bir yaklaşım olmaz. </text:span></text:p>
      <text:p text:style-name="P32">Bu durum Bediüzzaman'ın Risaleler'de anlattığı her konu için geçerlidir ve Bediüzzaman'ın her bir sözü bu bakış açısıyla değerlendirilmelidir. Bediüzzaman'ın talebelerinden Mustafa Hulusi, Bediüzzaman'ın bu konudaki düşüncelerini şöyle dile getirmektedir:</text:p>
      <text:p text:style-name="P77"><text:span text:style-name="T26">Ey hocalar ve ehl-i kalb! Soracağınız suallerin cevaplarını Risale-i Nur'da bulabilirsiniz. Ehl-i keşf</text:span><text:span text:style-name="T28"> (gözle görülmeyen gaybi hakikatleri Allah'ın lütfuyla keşfedip bilen evliyalar) </text:span><text:span text:style-name="T26">ve kalbden birisi, benim gibi aciz bir insandan Mehdi'yi soruyor. "Ne vakit gelecek..." Daha Mehdi'yi anlayamamış. Dabbetü'l-Arz kimler olduğunu bilmiyor. Bunlara </text:span><text:soft-page-break/><text:span text:style-name="T26">dair, Risaleler'de birer bahis</text:span><text:span text:style-name="T28"> (söz, açıklama) </text:span><text:span text:style-name="T26">vardır. Her müşkil sualin (zor sorunun) cevabını o Risaleler'den arayınız, bulursunuz.</text:span><text:span text:style-name="T28"> (Mustafa Hulûsi, Barla Lahikası, sf.143)</text:span></text:p>
      <text:p text:style-name="P32">Bediüzzaman ise Emirdağ Lahikası'ndaki bir sözünde, her konuda olduğu gibi bu konuda da en doğru açıklamaların Risaleler'de bulunabileceğini hatırlatmış, Risaleler'de yazılanlar okunduğunda adeta kendisiyle görüşülmüş gibi en doğru bilgilere ulaşılabileceğini belirtmiştir:</text:p>
      <text:p text:style-name="P77"><text:span text:style-name="T26">Risale-i Nur'un her bir kitabı bir Said'dir. Siz hangi kitaba baksanız benimle karşı karşıya görüşmekten on defa ziyade hem faydalanır, hem hakiki bir surette benimle görüşmüş olursunuz. Risale-i Nur bana hiçbir ihtiyaç bırakmıyor</text:span><text:span text:style-name="T28">. (Emirdağ Lahikası, sf.159)</text:span></text:p>
      <text:p text:style-name="P77"><text:span text:style-name="T28">… Çünkü der: </text:span><text:span text:style-name="T26">"Benimle görüşmek isteyen, eğer ahiret için, Risale-i Nur için ise; Risale-i Nur bana kat'iyyen ihtiyaç bırakmamış. Milyonlar nüshası her birisi on Said kadar faide veriyor</text:span><text:span text:style-name="T28">… (Emirdağ Lahikası-2, sf.214)</text:span></text:p>
      <text:p text:style-name="P32">Bu sözler, pek çok konu gibi ahir zaman ve Mehdi konularında da gereken her türlü cevabın ve Bediüzzaman'ın bu konudaki tüm fikirlerinin Risaleler'de bulunabileceğini ve anlaşılabileceğini göstermektedir. Bu gerçeğe rağmen, ısrarla Risaleler'in yeterli olmadığını ya da tefsire ihtiyaç olduğunu öne sürmenin hiçbir mantığı yoktur. Bediüzzaman'ın her sözü, Risaleler içerisinde değerlendirilmeli; anlattığı bir konunun yanıtı, yine onun Risaleler'deki hikmetli sözlerinde aranmalıdır.</text:p>
      <text:p text:style-name="P32">Ayrıca böyle bir tefsir mantığının, Risale-i Nur Külliyatı üzerinde nasıl bir etki oluşturacağının iyi düşünülmesi gerekir. Çünkü böyle yanlış bir yaklaşımla isteyen herkes, bunu meşru görerek Bediüzzaman'ın her sözüne kendince farklı bir açıklama getirebilir ve bu şekilde Bediüzzaman'ın hiçbir izahını kabul etmeyebilir. İsteyen kişi, kendince uygun görmediği her izahı, şahsi kanaatlerine ya da çevresinden duyduklarına göre tefsir etme yoluna gidebilir. Menfaatleriyle her çatışan, kendi düşünceleriyle her çelişen, kendince yapacağı batıni tefsirlerle kendisine Bediüzzaman'ın sözlerinden delil bulmaya çalışabilir. </text:p>
      <text:p text:style-name="P32">Oysa çok açıktır ki bir asrın müceddidi olan, Allah'ın kendisine özel bir hikmet ve ilim bahşetmiş olduğu böyle bir şahsın, tüm dünya Müslümanlarını yakından ilgilendiren önemli açıklamalarının batıni tefsir adı altında yanlış yorumlanması son derece sakıncalıdır. Böyle bir bakış açısı, Risaleler'in orijinal halinden uzaklaşmasına ve Müslümanların yanlış bilgilendirilmelerine neden olacaktır. Bu da, Bediüzzaman'ın hikmetli sözlerinin ve kıymetli açıklamalarının gereği gibi takdir edilememesine ve pek çok insanın onun üstün ilminden, feraset ve basiretinden gereği gibi istifade edememesine yol açacaktır. Kuşkusuz Bediüzzaman'ın şahsına ve eserlerine gösterilecek en güzel sevgi, saygı ve sadakat, onun tüm Müslümanlara bıraktığı değerli mirası olan Risale-i Nur Külliyatı'na sahip çıkıp korumakla ve onun gerçekte söylemek istediklerini tam anlayıp onu desteklemekle mümkün olacaktır.</text:p>
      <text:p text:style-name="P54"/>
      <text:p text:style-name="P54"/>
      <text:p text:style-name="P8">SONUÇ</text:p>
      <text:p text:style-name="P55"/>
      <text:p text:style-name="P55"/>
      <text:p text:style-name="P77"><text:span text:style-name="T1">Her takva sahibi mümin </text:span><text:span text:style-name="T2">"Ve onlar: "Rabbimiz, bize eşlerimizden ve soyumuzdan, gözün aydınlığı olacak (çocuklar) armağan et ve </text:span><text:span text:style-name="T4">bizi takva sahiplerine önder kıl</text:span><text:span text:style-name="T2">," diyenlerdir."</text:span><text:span text:style-name="T1"> (Furkan Suresi, 74) ayetinin hükmü gereği, inananlara "önderlik yapmak" isteyebilir. </text:span></text:p>
      <text:p text:style-name="P32">Bir şahıs Müslümanları birleştiriyorsa, onların başına geçerek, Allah'ın izni ile Müslümanları içine düştükleri sıkıntı ve zorluklardan kurtarıp, huzur, adalet, bolluk ve refaha kavuşturuyorsa bu kişiye ne dendiği önemli değildir. O şahsa ister bir lider, ister birleştirici densin, o Hz. Mehdi'nin en büyük alameti olan icraatı yapmış olacaktır. Bu nedenle, "sadece ona has olan icraatları kim yerine getirirse, Mehdi o kimsedir" şeklindeki yaklaşım ve hüsn-ü zan doğru olacaktır. Burada önemli olan, böyle tarihi ve mukaddes bir görevin yerine getirilmesidir. Dolayısıyla Müslümanlara Altınçağ'ı yaşatacak şahsın, -adı ne olursa olsun- Mehdi olması umut edilir ve Peygamberimiz (sav)'den 1400 yıl sonra bunları başaracak kişi için de "herhalde O'dur" diye düşünülebilir.</text:p>
      <text:p text:style-name="P32">Bediüzzaman da eserlerinde, geleceği hadislerde net olarak açıklanan Hz. Mehdi'nin çıkışı, müjdelenmemiş olsaydı dahi, gelmesinin adetullaha (Allah'ın kainatta koyduğ u değişmez hükümlere) uygun olduğunu şu şekilde belirtmiştir: </text:p>
      <text:p text:style-name="P77"><text:span text:style-name="T28">Herşeye gücü yeten Allah, Hz. Mehdi ile İslam'ın üstündeki karanlığı dağıtabilir. Ve vaad etmiştir, vaadini elbette yapacaktır. Kudret-i İlahiye (Allah'ın gücü) noktasında gayet kolaydır. Eğer daire-i esbab (sebepler bazında) ve hikmet-i Rabbaniye (Allah'ın dilemesi) noktasında düşünülse, yine o kadar makul ve vukua (gerçekleşmeye) layıktır ki; </text:span><text:span text:style-name="T26">eğer muhbir-i Sadık'tan</text:span><text:span text:style-name="T28"> (doğru sözlü olan Peygamber (sav)'den) </text:span><text:span text:style-name="T26">rivayet olmazsa dahi, herhalde öyle olmak lazım gelir. Ve olacaktır diye ehl-i tefekkür</text:span><text:span text:style-name="T28"> (tefekkür ehli, alimler) </text:span><text:span text:style-name="T26">hükmeder</text:span><text:span text:style-name="T28">." (Mektubat, sf.411-412)</text:span></text:p>
      <text:p text:style-name="P32">Ayrıca bu durum sadece Hz. Mehdi için değil, Hz. İsa için de geçerlidir. Hristiyanlık dinini hurafelerden arındırıp, özüne dönmesine vesile olan bir şahıs, aynı zamanda Hristiyanlığın Kuran'a tabi olmasına, iki dinin mensuplarının ittifaklarına vesile olsa ve anne babası da olmasa, bu şahsın da Hz. İsa olması umut edilir. Sonuç olarak bu mübarek şahıslar Allah'ın izni ile gelecek ve kaderlerinde olanı yaparak İslam ahlakının yeryüzüne hakim olmasına vesile olacaklardır.</text:p>
      <text:p text:style-name="P32">Bediüzzaman da, Allah'ın bu adetullahını bilerek eserlerinde Hz. Mehdi'nin çıkışı ve İslam ahlakının dünya hakimiyetine vesile olması konusunda hiçbir şüphesi olmadığını ifade etmiş ve bu fikirlerini de en anlaşılır ve en hikmetli sözlerle tüm Müslümanların bilgisine sunmuştur. Bediüzzaman'ın son derece açık ve samimi ifadelerle ortaya koyduğu bu gerçekleri, hiçbir delil olmadan, sadece yorum, tevil ya da tefsir adı altında örtmeye çalışmak ve bu yolla 30-40 yıldan beri belki de binlerce insanın yanlış yönlendirilmesine neden olmak, elbette ki büyük bir sorumluluktur. </text:p>
      <text:p text:style-name="P32"><text:soft-page-break/>Dolayısıyla batın tefsirciliğinin, kitap boyunca anlatılan tüm bu yönleri dikkatle değerlendirilmeli ve Bediüzzaman'ın sözlerinin, gerçek anlamıyla tüm Müslümanlar tarafından anlaşılıp öğrenilebilmesinin yolu açılmalıdır. Allah'ın izniyle çok yakın bir gelecekte Bediüzzaman'ın bu müjdeleri gerçekleşecek; tüm dünya Hz. Mehdi'nin liderliği altında toplanacak, Kuran ahlakının yaşanmasıyla birlikte anarşi ve kargaşa ortamı son bulacak ve yeryüzüne huzur ve barış hakim olacaktır. Tüm İslam ümmetinin 1400 senedir beklediği bu tarihi şahsın gelişi, o güne kadar yanlış bir bakış açısıyla yapılan tüm tevil ve tefsirlerin geçersizliğini zaten açığa çıkaracak ve Bediüzzaman'ın sözlerinin hikmetini açıkça ortaya koyacaktır. Ancak asıl önemli olan, bu mübarek şahsın gelişi için tüm Müslümanlarla birlik olup en güzel hazırlığı yapabilmek; bu tarihi ve şerefli olayda Hz. İsa'nın ve Hz. Mehdi'nin destekçilerinden ve yardımcılarından olabilmektir. Allah'ın Kuran'daki hakimiyet vaadi ve Peygamberimiz (sav)'in müjdeleri gerçekleştiğinde, öncesinde bu gelişmelerden şüphe duyan kimselerden olmanın, kişiye dünyada ve ahirette sorumluluk yükleyebileceğinin ve mahcubiyet yaşamasına neden olabileceğinin de unutulmaması gerekmektedir.</text:p>
      <text:p text:style-name="P32">Hz. İsa ve Hz. Mehdi'nin ahir zamanın beklenen kutlu şahısları oldukları anlaşıldığında, Allah'ın izniyle tüm dünya onları sevgiyle kucaklayacak, onları içtenlikle benimseyecek, onlara ve kendilerini çağırdıkları Kuran ahlakına tabi olacaklardır. Elbetteki bu olaylar gerçekleştiğinde de bu mübarek insanlara destek olabilmek çok büyük bir nimet ve güzelliktir. Ama unutulmamalıdır ki, asıl olarak bu şahısların gelişinden önce doğruyu savunarak onlar için hazırlık yapmak da Allah Katında üstün bir karşılık bulacak olabilir. Ahir zamanın bu tarihi şahıslarının en yakın yardımcılarından olabilmek için tüm Müslümanların birbirleriyle yarışmaları, aynı zamanda Kuran ahlakının da bir gereğidir. Allah Kuran'da Müslümanları yükümlü kıldığı hayırlarda yarışma ahlakını bizlere şöyle bildirmektedir:</text:p>
      <text:p text:style-name="P54"/>
      <text:p text:style-name="P77"><text:span text:style-name="T2">Herkesin (her toplumun) yüzünü çevirdiği bir yön vardır. </text:span><text:span text:style-name="T4">Öyleyse hayırlarda yarışınız.</text:span><text:span text:style-name="T2"> Her nerede olursanız, Allah sizleri biraraya getirecektir. Şüphesiz Allah, herşeye güç yetirendir. (Bakara Suresi, 148)</text:span></text:p>
      <text:p text:style-name="P123"/>
      <text:p text:style-name="P21">RESİMALTI</text:p>
      <text:p text:style-name="P124"/>
      <text:p text:style-name="P122"/>
      <text:p text:style-name="P125">19</text:p>
      <text:p text:style-name="P30">Kosova'da Müslümanlara dünyanın gözü önünde çok büyük bir soykırım yapılmıştır. </text:p>
      <text:p text:style-name="P129"/>
      <text:p text:style-name="P129">20</text:p>
      <text:p text:style-name="P129">Bosna'da yıllarca süren savaş, yüzbinlerce Müslümanın ölümüyle sonuçlanmıştır. </text:p>
      <text:p text:style-name="P129">Çeçenistan'da tüm dünyanın gözleri önünde büyük bir katliam yürütülüyor. </text:p>
      <text:p text:style-name="P129">Yapılan bombardımanlar Kosova'daki binlerce Müslümanı evsiz bıraktı. </text:p>
      <text:p text:style-name="P30">Abhazya'da sadece "Müslüman" oldukları için binlerce insan katledildi. </text:p>
      <text:p text:style-name="P30"/>
      <text:p text:style-name="P30">22</text:p>
      <text:p text:style-name="P30">Radikal, 27 Eylül 2002 </text:p>
      <text:p text:style-name="P30"/>
      <text:p text:style-name="P30">24</text:p>
      <text:p text:style-name="P30">Hürriyet, 03 Nisan 2003 </text:p>
      <text:p text:style-name="P99"/>
      <text:p text:style-name="P99">36</text:p>
      <text:p text:style-name="P99">Vatan Gazetesi, 11 Nisan 2003 </text:p>
      <text:p text:style-name="P129">Yeni Şafak Gazetesi, 11 Nisan 2003 </text:p>
      <text:p text:style-name="P129">Hürriyet Gazetesi, 11 Nisan 2003 </text:p>
      <text:p text:style-name="P57">Türkiye Gazetesi, 13 Ağustos 2003 </text:p>
      <text:p text:style-name="P130"/>
      <text:p text:style-name="P129">45</text:p>
      <text:p text:style-name="P129">HALLEY KUYRUKLU YILDIZI 1986 YILI <text:s/></text:p>
      <text:p text:style-name="P129">30 NİSAN </text:p>
      <text:p text:style-name="P129">10 MAYIS </text:p>
      <text:p text:style-name="P129">20 NİSAN </text:p>
      <text:p text:style-name="P129">(51. kuzey meridyeni) </text:p>
      <text:p text:style-name="P129">20 MAYIS </text:p>
      <text:p text:style-name="P129">1 MART </text:p>
      <text:p text:style-name="P129">30 MAYIS </text:p>
      <text:p text:style-name="P129">11 MART </text:p>
      <text:p text:style-name="P129">10 NİSAN </text:p>
      <text:p text:style-name="P57">(19 ŞUBAT </text:p>
      <text:p text:style-name="P57"/>
      <text:p text:style-name="P57">56</text:p>
      <text:p text:style-name="P57"><text:soft-page-break/>Ahir zaman alametlerinden biri de "Doğu tarafından ateş görülmesi"dir. Körfez Savaşı sırasında petrol kuyularında başlayan yangınlar bu ateşe işaret etmektedir. <text:s/></text:p>
      <text:p text:style-name="P129">65</text:p>
      <text:p text:style-name="P129">2500 yıllık İran Şahlığı yıkıldı. İran Şahı Rıza Pehlevi öldü. </text:p>
      <text:p text:style-name="P57">İki Müslüman ülke, İran ve Irak arasında savaş başladı. </text:p>
      <text:p text:style-name="P130"/>
      <text:p text:style-name="P129">66</text:p>
      <text:p text:style-name="P129">Ruslar Afganistan'ı işgal etti. </text:p>
      <text:p text:style-name="P129">Mexico City şiddetli bir depremle yerle bir oldu. </text:p>
      <text:p text:style-name="P129">Mısır Devlet Başkanı Enver Sedat, İsveç Başbakanı Palme ve ve Hindistan'da Gandi öldürüldü. </text:p>
      <text:p text:style-name="P129"/>
      <text:p text:style-name="P129">67</text:p>
      <text:p text:style-name="P129">1980 yılı başlarında ilk AIDS vakaları tespit edildi. Şu ana kadar on binlerce kişinin ölümüne sebep olan bu hastalığa "Çağın Vebası" ismi verildi. AIDS 1960'larda Amerika'da başlayan ve her çeşit cinsel serbestliği getirmiş olan "Seks Devrimi"ni sona erdirdi. </text:p>
      <text:p text:style-name="P129">Papa II. Jean Paul, Mehmet Ali Ağca tarafından vuruldu. </text:p>
      <text:p text:style-name="P57">Ebola virüsü binlerce kişinin ölümüne sebep oldu.</text:p>
      <text:p text:style-name="P30">Amerika'da son 20 yıldır hortum, kasırga ve seller milyonlarca dolarlık zarara yol açtı. </text:p>
      <text:p text:style-name="P30"/>
      <text:p text:style-name="P30">68</text:p>
      <text:p text:style-name="P30">Uzay mekiği Challenger 1986 yılında fırlatılışından hemen sonra infilak etti. </text:p>
      <text:p text:style-name="P30">1986'da Ukrayna'daki Çernobil Nükleer Santralinde şimdiye kadar görülen en büyük nükleer kaza meydana geldi. </text:p>
      <text:p text:style-name="P129">Ozon tabakasının delinmesi mevsimleri olumsuz yönde etkiledi. </text:p>
      <text:p text:style-name="P57">Çin'de çok büyük öğrenci olayları meydana geldi. </text:p>
      <text:p text:style-name="P57">Irak'ın Kuveyt'i ilhak etmesinden sonra yıllar sürecek Körfez Savaşı başladı. </text:p>
      <text:p text:style-name="P130"/>
      <text:p text:style-name="P129">69</text:p>
      <text:p text:style-name="P129">Sovyetler Birliği yıkıldı. </text:p>
      <text:p text:style-name="P129">Bağımsız Devletler ortaya çıktı. </text:p>
      <text:p text:style-name="P129">El Nino tüm dünya üzerinde çok büyük iklim değişikliklerine sebep oldu. </text:p>
      <text:p text:style-name="P57">Bosna ve Kosova’da yapılan katliamlarda binlerce müslüman öldürüldü ve yüzbinlercesi yurtlarından çıkarıldı. </text:p>
      <text:p text:style-name="P57"/>
      <text:p text:style-name="P57">72</text:p>
      <text:p text:style-name="P57">Güneş tutulması resimdeki çizgi boyunca izlenebilmiştir. Türkiye, Güneş tutulmasını en uzun süre izleyebilen ülkelerdendir. </text:p>
      <text:p text:style-name="P130"><text:soft-page-break/></text:p>
      <text:p text:style-name="P129">74</text:p>
      <text:p text:style-name="P129">Hiroşima şehrinin savaş sonrası hali görülmektedir. <text:s/></text:p>
      <text:p text:style-name="P59"/>
      <text:p text:style-name="P57">75</text:p>
      <text:p text:style-name="P57">2. Dünya Savaşında İtalya'nın pek çok şehri gibi Anzio'da yerle bir olmuştur. </text:p>
      <text:p text:style-name="P57">Bombardıman sonucunda yerle bir olan Berlin'deki İsveç Büyükelçiliği. </text:p>
      <text:p text:style-name="P130"/>
      <text:p text:style-name="P129">77</text:p>
      <text:p text:style-name="P129">1989 yılında San Fransisco'da şiddetli bir deprem meydana gelmiş, 1988 yılında ise Ermenistan'da meydana gelen depremde binlerce kişi ölmüş yüzbinlercesi evsiz kalmıştır. Hasar milyarlarca dolardır.</text:p>
      <text:p text:style-name="P57">Alaska'da gerçekleşen 9.2 şiddetindeki depremde yerde büyük yarıklar oluşmuştur. </text:p>
      <text:p text:style-name="P130"/>
      <text:p text:style-name="P129">78</text:p>
      <text:p text:style-name="P129">21 Eylül 1999, Hürriyet Gazetesi </text:p>
      <text:p text:style-name="P129">1 Ekim 1999, Milliyet Gazetesi </text:p>
      <text:p text:style-name="P129">22 Ağustos 1999, Cumhuriyet Gazetesi </text:p>
      <text:p text:style-name="P57">90'lı yıllarda da depremler şiddetlenerek artmış, Kobe'deki büyük depremi, Türkiye, Atina, Tayvan ve Meksika depremleri izlemiştir. </text:p>
      <text:p text:style-name="P57"/>
      <text:p text:style-name="P57">79</text:p>
      <text:p text:style-name="P57">California'da 17 Ocak 1994'de gerçekleşen 6.7 şiddetindeki depremin maddi boyutu 40 milyar doları geçiyordu. <text:s/></text:p>
      <text:p text:style-name="P130"/>
      <text:p text:style-name="P129">80</text:p>
      <text:p text:style-name="P129">1976 yılında Çin'de meydana gelen deprem 20. yüzyılın en büyük depremiydi. Ölü sayısı 240.000, yaralı sayısı 164.000 kişiydi. </text:p>
      <text:p text:style-name="P57">Kobe depreminin maddi hasarı 147 milyar dolar olarak ölçülmüştü. </text:p>
      <text:p text:style-name="P130"/>
      <text:p text:style-name="P129">81</text:p>
      <text:p text:style-name="P129">Peru'da yaşanan 7.7 şiddetindeki deprem 1000 km'lik bir alanda etkili olmuştu. </text:p>
      <text:p text:style-name="P57">Romanya'da 1977 yılında gerçekleşen depremde binlerce bina yerle bir olmuştu. </text:p>
      <text:p text:style-name="P130"/>
      <text:p text:style-name="P129">82</text:p>
      <text:p text:style-name="P129">Sicilya'da gerçekleşen 10 şiddetinde ki depremde bazı şehirler tamamen ortadan kalkmış, yerle bir olmuştu. </text:p>
      <text:p text:style-name="P57">1985 yılında Meksika'da gerçekleşen şiddetli deprem, arkasında 1 milyon evsiz, 9.000 ölü ve 30.000 yaralı bırakmıştı. (Yanda) Harap olan Benito Juarez Hastanesi. </text:p>
      <text:p text:style-name="P23"><text:soft-page-break/><text:span text:style-name="Normal1"><text:span text:style-name="T46"/></text:span></text:p>
      <text:p text:style-name="P27"><text:span text:style-name="Normal1"><text:span text:style-name="T46">84</text:span></text:span></text:p>
      <text:p text:style-name="P27"><text:span text:style-name="Normal1"><text:span text:style-name="T46">11.04.2003 Vatan </text:span></text:span></text:p>
      <text:p text:style-name="P27"><text:span text:style-name="Normal1"><text:span text:style-name="T46">10.04.2003 Sabah <text:s/></text:span></text:span></text:p>
      <text:p text:style-name="P27"><text:span text:style-name="Normal1"><text:span text:style-name="T46">11.04.2003 Vatan </text:span></text:span></text:p>
      <text:p text:style-name="P27"><text:span text:style-name="Normal1"><text:span text:style-name="T46">10.04.2003 Vakit <text:s/></text:span></text:span></text:p>
      <text:p text:style-name="P27"><text:span text:style-name="Normal1"><text:span text:style-name="T46"/></text:span></text:p>
      <text:p text:style-name="P27"><text:span text:style-name="Normal1"><text:span text:style-name="T46">85</text:span></text:span></text:p>
      <text:p text:style-name="P27"><text:span text:style-name="Normal1"><text:span text:style-name="T46">17.04.2003 Milli Gazete </text:span></text:span></text:p>
      <text:p text:style-name="P27"><text:span text:style-name="Normal1"><text:span text:style-name="T46">Iraklılar şimdi ellerinde para olsa bile, bu parayla birşey satın almakta zorlanıyorlar. (16 Nisan 2003, Hürriyet) </text:span></text:span></text:p>
      <text:p text:style-name="P27"><text:span text:style-name="Normal1"><text:span text:style-name="T46">15.04.2003 Tercüman </text:span></text:span></text:p>
      <text:p text:style-name="P27"><text:span text:style-name="Normal1"><text:span text:style-name="T46"><text:s/>17.04.2003 Hürriyet </text:span></text:span></text:p>
      <text:p text:style-name="P27"><text:span text:style-name="Normal1"><text:span text:style-name="T46"><text:s/>10.04.2003 Vatan </text:span></text:span></text:p>
      <text:p text:style-name="P27"><text:span text:style-name="Normal1"><text:span text:style-name="T46"/></text:span></text:p>
      <text:p text:style-name="P27"><text:span text:style-name="Normal1"><text:span text:style-name="T46">86</text:span></text:span></text:p>
      <text:p text:style-name="P27"><text:span text:style-name="Normal1"><text:span text:style-name="T46">22.04.2003 Sabah </text:span></text:span></text:p>
      <text:p text:style-name="P27"><text:span text:style-name="Normal1"><text:span text:style-name="T46">22.04.2003 Milliyet <text:s/></text:span></text:span></text:p>
      <text:p text:style-name="P27"><text:span text:style-name="Normal1"><text:span text:style-name="T46"/></text:span></text:p>
      <text:p text:style-name="P27"><text:span text:style-name="Normal1"><text:span text:style-name="T46">87</text:span></text:span></text:p>
      <text:p text:style-name="P27"><text:span text:style-name="Normal1"><text:span text:style-name="T46">17.04.2003 Milliyet </text:span></text:span></text:p>
      <text:p text:style-name="P27"><text:span text:style-name="Normal1"><text:span text:style-name="T46">08.04.2003 Milli Gazete </text:span></text:span></text:p>
      <text:p text:style-name="P27"><text:span text:style-name="Normal1"><text:span text:style-name="T46"/></text:span></text:p>
      <text:p text:style-name="P27"><text:span text:style-name="Normal1"><text:span text:style-name="T46">88</text:span></text:span></text:p>
      <text:p text:style-name="P27"><text:span text:style-name="Normal1"><text:span text:style-name="T46">19.04.2003 Ortadoğu </text:span></text:span></text:p>
      <text:p text:style-name="P27"><text:span text:style-name="Normal1"><text:span text:style-name="T40">09.04.2003 Vakit </text:span></text:span></text:p>
      <text:p text:style-name="P27"><text:span text:style-name="Normal1"><text:span text:style-name="T40">17.04.2003 Tercüman </text:span></text:span></text:p>
      <text:p text:style-name="P27"><text:span text:style-name="Normal1"><text:span text:style-name="T40"/></text:span></text:p>
      <text:p text:style-name="P27"><text:span text:style-name="Normal1"><text:span text:style-name="T40">89</text:span></text:span></text:p>
      <text:p text:style-name="P27"><text:span text:style-name="Normal1"><text:span text:style-name="T40">20.03.2003 Sabah </text:span></text:span></text:p>
      <text:p text:style-name="P27"><text:span text:style-name="Normal1"><text:span text:style-name="T40">19.03.2003 Sabah </text:span></text:span></text:p>
      <text:p text:style-name="P27"><text:span text:style-name="Normal1"><text:span text:style-name="T40"/></text:span></text:p>
      <text:p text:style-name="P27"><text:span text:style-name="Normal1"><text:span text:style-name="T40">90</text:span></text:span></text:p>
      <text:p text:style-name="P27"><text:span text:style-name="Normal1"><text:span text:style-name="T40">01.04.2003 Vakit </text:span></text:span></text:p>
      <text:p text:style-name="P27"><text:span text:style-name="Normal1"><text:span text:style-name="T40">11.04.2003 HaberTürk </text:span></text:span></text:p>
      <text:p text:style-name="P27"><text:span text:style-name="Normal1"><text:span text:style-name="T40">05.04.2003 Yeni Şafak </text:span></text:span></text:p>
      <text:p text:style-name="P27"><text:span text:style-name="Normal1"><text:span text:style-name="T40"/></text:span></text:p>
      <text:p text:style-name="P27"><text:span text:style-name="Normal1"><text:span text:style-name="T40">92</text:span></text:span></text:p>
      <text:p text:style-name="P27"><text:span text:style-name="Normal1"><text:span text:style-name="T40">16.04.2003 Yeni Şafak </text:span></text:span></text:p>
      <text:p text:style-name="P27"><text:span text:style-name="Normal1"><text:span text:style-name="T40">21.04.2003 Vakit </text:span></text:span></text:p>
      <text:p text:style-name="P27"><text:soft-page-break/><text:span text:style-name="Normal1"><text:span text:style-name="T40"/></text:span></text:p>
      <text:p text:style-name="P27"><text:span text:style-name="Normal1"><text:span text:style-name="T40">93</text:span></text:span></text:p>
      <text:p text:style-name="P27"><text:span text:style-name="Normal1"><text:span text:style-name="T40">11.04.2003 Ortadoğu </text:span></text:span></text:p>
      <text:p text:style-name="P27"><text:span text:style-name="Normal1"><text:span text:style-name="T40">10.04.2003 Milliyet <text:s/></text:span></text:span></text:p>
      <text:p text:style-name="P27"><text:span text:style-name="Normal1"><text:span text:style-name="T40"/></text:span></text:p>
      <text:p text:style-name="P27"><text:span text:style-name="Normal1"><text:span text:style-name="T40">95</text:span></text:span></text:p>
      <text:p text:style-name="P27"><text:span text:style-name="Normal1"><text:span text:style-name="T40">19.03.2003 Tercüman </text:span></text:span></text:p>
      <text:p text:style-name="P27"><text:span text:style-name="Normal1"><text:span text:style-name="T40">8.04.2003 Hürriyet </text:span></text:span></text:p>
      <text:p text:style-name="P27"><text:span text:style-name="Normal1"><text:span text:style-name="T43">Bir kısmı savaşır ve öldürülürler </text:span></text:span></text:p>
      <text:p text:style-name="P27"><text:span text:style-name="Normal1"><text:span text:style-name="T40">04.04.2003 Milli Gazete </text:span></text:span></text:p>
      <text:p text:style-name="P27"><text:span text:style-name="Normal1"><text:span text:style-name="T40"/></text:span></text:p>
      <text:p text:style-name="P27"><text:span text:style-name="Normal1"><text:span text:style-name="T40">97</text:span></text:span></text:p>
      <text:p text:style-name="P27"><text:span text:style-name="Normal1"><text:span text:style-name="T40">3.04.2003 Hürriyet </text:span></text:span></text:p>
      <text:p text:style-name="P27"><text:span text:style-name="Normal1"><text:span text:style-name="T40"/></text:span></text:p>
      <text:p text:style-name="P27"><text:span text:style-name="Normal1"><text:span text:style-name="T40"/></text:span></text:p>
      <text:h text:style-name="P135" text:outline-level="1"><text:span text:style-name="Normal1"><text:span text:style-name="T41"/></text:span></text:h>
      <text:p text:style-name="P26"><text:span text:style-name="Normal1"><text:span text:style-name="T41"/></text:span></text:p>
      <text:p text:style-name="P34"/>
      <text:p text:style-name="P34"/>
      <text:p text:style-name="P34"/>
      <text:p text:style-name="P34"/>
      <text:p text:style-name="P34"/>
      <text:p text:style-name="P34"/>
      <text:p text:style-name="P34"/>
      <text:p text:style-name="P34"/>
      <text:p text:style-name="P34">Hz. Mehdi, ahir zamanda gönderileceği Peygamber Efendimiz (sav) tarafından müjdelenmiş, Müslümanları zulüm ve sıkıntı ortamından kurtaracak, yeryüzündeki fitneleri ortadan kaldıracak, tüm dünyaya barış, adalet, bolluk, huzur, mutluluk ve refah getirecek kutlu bir şahıstır.</text:p>
      <text:p text:style-name="P34">Peygamberimiz (sav)'den aktarılan sahih rivayetlere göre Hz. Mehdi, çeşitli hurafelerle, batıl inanç ve uygulamalarla aslından uzaklaştırılmış olan dini özüne döndürecek, Hz. İsa ile buluşacak, Allah'ın izniyle yegane hak din olan İslam ahlakının yeryüzüne hakim olmasına vesile olacaktır.</text:p>
      <text:p text:style-name="P34">Bu haber iman edenlerin şevk ve heyecanını arttıran çok büyük bir müjdedir. Peygamber Efendimiz (sav)’in hadisleriyle beraber, İslam alimleri de, yaşadıkları dönemlerden günümüze kadar ulaşmış el yazması eserleriyle, o zamandan bugüne, bu büyük müjdenin şevk ve heyecanını taşımışlar; inananlar için bu konunun canlı tutulmasına ve takibine vesile olmuşlardır. İşte içinde bulunduğumuz bu dönemde ortaya çıkan alametler bize, Hz. Mehdi’nin çıkışının yakın olduğunu göstermektedir.</text:p>
      <text:p text:style-name="P34">Elinizdeki kitapçıkta “Hz. Mehdi’nin Çıkış Alametleri” ve “Hz. Mehdi’nin Özellikleri” ayrıntılı olarak aktarılmaktadır.</text:p>
      <text:p text:style-name="P1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PalatinoTÙrk" svg:font-family="PalatinoTÙrk, 'Times New Roman'"/>
    <style:font-face style:name="TimesTÙrk" svg:font-family="TimesTÙrk, 'Times New Roman'"/>
    <style:font-face style:name="GaramondTÙrk" svg:font-family="GaramondTÙrk, 'Times New Roman'" style:font-family-generic="roman"/>
    <style:font-face style:name="Geneva" svg:font-family="Geneva, Arial" style:font-pitch="variable"/>
    <style:font-face style:name="Lato" svg:font-family="Lat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TÙrk" fo:font-family="TimesTÙrk, 'Times New Roman'" fo:font-size="12pt" fo:language="en" fo:country="US" style:font-name-asian="Times New Roman" style:font-family-asian="'Times New Roman'" style:font-family-generic-asian="roman" style:font-pitch-asian="variable" style:font-size-asian="12pt" style:font-name-complex="TimesTÙrk" style:font-family-complex="TimesTÙrk, '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keep-with-next="always"/>
      <style:text-properties style:font-name="Geneva" fo:font-family="Geneva, Arial" style:font-pitch="variable" fo:font-weight="bold" style:font-weight-asian="bold" style:font-name-complex="Geneva" style:font-family-complex="Geneva, Arial" style:font-pitch-complex="variable"/>
    </style:style>
    <style:style style:name="spot" style:family="paragraph">
      <style:paragraph-properties fo:line-height="0.564cm" fo:orphans="2" fo:widows="2"/>
      <style:text-properties style:use-window-font-color="true" style:font-name="PalatinoTÙrk" fo:font-family="PalatinoTÙrk, 'Times New Roman'" fo:font-size="14pt" fo:language="tr" fo:country="TR" style:font-name-asian="Times New Roman" style:font-family-asian="'Times New Roman'" style:font-family-generic-asian="roman" style:font-pitch-asian="variable" style:font-size-asian="14pt" style:language-asian="none" style:country-asian="none" style:font-name-complex="PalatinoTÙrk" style:font-family-complex="PalatinoTÙrk, 'Times New Roman'" style:font-size-complex="10pt" style:language-complex="ar" style:country-complex="SA"/>
    </style:style>
    <style:style style:name="_30_0_20_ANA_20_METIN" style:display-name="00 ANA METIN" style:family="paragraph">
      <style:paragraph-properties fo:margin-left="0cm" fo:margin-right="0cm" fo:line-height="0.459cm" fo:text-align="justify" style:justify-single-word="false" fo:orphans="2" fo:widows="2" fo:text-indent="0.399cm" style:auto-text-indent="false"/>
      <style:text-properties style:use-window-font-color="true" style:font-name="TimesTÙrk" fo:font-family="TimesTÙrk, 'Times New Roman'" fo:font-size="10pt" fo:language="tr" fo:country="TR" style:font-name-asian="Times New Roman" style:font-family-asian="'Times New Roman'" style:font-family-generic-asian="roman" style:font-pitch-asian="variable" style:font-size-asian="10pt" style:language-asian="none" style:country-asian="none" style:font-name-complex="TimesTÙrk" style:font-family-complex="TimesTÙrk, 'Times New Roman'" style:font-size-complex="10pt" style:language-complex="ar" style:country-complex="SA"/>
    </style:style>
    <style:style style:name="c_20_anametin" style:display-name="c anametin" style:family="paragraph">
      <style:paragraph-properties fo:margin-left="0cm" fo:margin-right="0cm" fo:line-height="0.52cm" fo:text-align="justify" style:justify-single-word="false" fo:orphans="2" fo:widows="2" fo:text-indent="0.699cm" style:auto-text-indent="false"/>
      <style:text-properties style:use-window-font-color="true" style:font-name="TimesTÙrk" fo:font-family="TimesTÙrk, 'Times New Roman'" fo:font-size="11pt" fo:language="tr" fo:country="TR" style:font-name-asian="Times New Roman" style:font-family-asian="'Times New Roman'" style:font-family-generic-asian="roman" style:font-pitch-asian="variable" style:font-size-asian="11pt" style:language-asian="none" style:country-asian="none" style:font-name-complex="TimesTÙrk" style:font-family-complex="TimesTÙrk, 'Times New Roman'" style:font-size-complex="10pt" style:language-complex="ar" style:country-complex="SA"/>
    </style:style>
    <style:style style:name="c_20_madde" style:display-name="c madde" style:family="paragraph">
      <style:paragraph-properties fo:margin-left="0.699cm" fo:margin-right="0cm" fo:line-height="0.635cm" fo:text-align="justify" style:justify-single-word="false" fo:orphans="2" fo:widows="2" fo:text-indent="-0.7cm" style:auto-text-indent="false"/>
      <style:text-properties style:use-window-font-color="true" style:font-name="TimesTÙrk" fo:font-family="TimesTÙrk, 'Times New Roman'" fo:font-size="11pt" fo:language="tr" fo:country="TR" style:font-name-asian="Times New Roman" style:font-family-asian="'Times New Roman'" style:font-family-generic-asian="roman" style:font-pitch-asian="variable" style:font-size-asian="11pt" style:language-asian="none" style:country-asian="none" style:font-name-complex="TimesTÙrk" style:font-family-complex="TimesTÙrk, 'Times New Roman'" style:font-size-complex="10pt" style:language-complex="ar" style:country-complex="SA"/>
    </style:style>
    <style:style style:name="_30_0_20_ARA_20_BASLIK" style:display-name="00 ARA BASLIK" style:family="paragraph">
      <style:paragraph-properties fo:margin-left="0.399cm" fo:margin-right="0cm" fo:line-height="0.459cm" fo:orphans="2" fo:widows="2" fo:text-indent="0cm" style:auto-text-indent="false"/>
      <style:text-properties fo:color="#808080" style:font-name="GaramondTÙrk" fo:font-family="GaramondTÙrk, 'Times New Roman'" style:font-family-generic="roman" fo:font-size="10pt" fo:letter-spacing="0.176cm" fo:language="tr" fo:country="TR" fo:font-weight="bold" style:font-name-asian="Times New Roman" style:font-family-asian="'Times New Roman'" style:font-family-generic-asian="roman" style:font-pitch-asian="variable" style:font-size-asian="10pt" style:language-asian="none" style:country-asian="none" style:font-weight-asian="bold" style:font-name-complex="GaramondTÙrk" style:font-family-complex="GaramondTÙrk, 'Times New Roman'" style:font-family-generic-complex="roman" style:font-size-complex="10pt" style:language-complex="ar" style:country-complex="SA"/>
    </style:style>
    <style:style style:name="_30_0_20_HADIS" style:display-name="00 HADIS" style:family="paragraph">
      <style:paragraph-properties fo:margin-left="0.199cm" fo:margin-right="0.199cm" fo:margin-top="0.15cm" fo:margin-bottom="0.15cm" loext:contextual-spacing="false" fo:line-height="0.459cm" fo:text-align="justify" style:justify-single-word="false" fo:orphans="2" fo:widows="2" fo:text-indent="0cm" style:auto-text-indent="false"/>
      <style:text-properties style:use-window-font-color="true" style:font-name="TimesTÙrk" fo:font-family="TimesTÙrk, 'Times New Roman'" fo:font-size="9.5pt" fo:language="tr" fo:country="TR" fo:font-style="italic" style:font-name-asian="Times New Roman" style:font-family-asian="'Times New Roman'" style:font-family-generic-asian="roman" style:font-pitch-asian="variable" style:font-size-asian="9.5pt" style:language-asian="none" style:country-asian="none" style:font-style-asian="italic" style:font-name-complex="TimesTÙrk" style:font-family-complex="TimesTÙrk, 'Times New Roman'" style:font-size-complex="10pt" style:language-complex="ar" style:country-complex="SA"/>
    </style:style>
    <style:style style:name="c_20_kutu_20_ici_20_kaynak" style:display-name="c kutu ici kaynak" style:family="paragraph">
      <style:paragraph-properties fo:margin-left="0.998cm" fo:margin-right="0.199cm" fo:text-align="end" style:justify-single-word="false" fo:orphans="2" fo:widows="2" fo:text-indent="0cm" style:auto-text-indent="false"/>
      <style:text-properties style:use-window-font-color="true" style:font-name="TimesTÙrk" fo:font-family="TimesTÙrk, 'Times New Roman'" fo:font-size="8pt" fo:language="tr" fo:country="TR" fo:font-style="italic" style:font-name-asian="Times New Roman" style:font-family-asian="'Times New Roman'" style:font-family-generic-asian="roman" style:font-pitch-asian="variable" style:font-size-asian="8pt" style:language-asian="none" style:country-asian="none" style:font-style-asian="italic" style:font-name-complex="TimesTÙrk" style:font-family-complex="TimesTÙrk, 'Times New Roman'" style:font-size-complex="10pt" style:language-complex="ar" style:country-complex="SA"/>
    </style:style>
    <style:style style:name="c_20_baslˇk" style:display-name="c baslˇk" style:family="paragraph">
      <style:paragraph-properties fo:margin-left="0cm" fo:margin-right="0cm" fo:line-height="0.52cm" fo:text-align="justify" style:justify-single-word="false" fo:orphans="2" fo:widows="2" fo:text-indent="0.699cm" style:auto-text-indent="false"/>
      <style:text-properties style:use-window-font-color="true" style:font-name="TimesTÙrk" fo:font-family="TimesTÙrk, 'Times New Roman'" fo:font-size="12pt" fo:language="tr" fo:country="TR" fo:font-weight="bold" style:font-name-asian="Times New Roman" style:font-family-asian="'Times New Roman'" style:font-family-generic-asian="roman" style:font-pitch-asian="variable" style:font-size-asian="12pt" style:language-asian="none" style:country-asian="none" style:font-weight-asian="bold" style:font-name-complex="TimesTÙrk" style:font-family-complex="TimesTÙrk, 'Times New Roman'" style:font-size-complex="10pt" style:language-complex="ar" style:country-complex="SA"/>
    </style:style>
    <style:style style:name="c_20_anametin_20_bold" style:display-name="c anametin bold" style:family="paragraph">
      <style:paragraph-properties fo:margin-left="0cm" fo:margin-right="0cm" fo:margin-top="0.199cm" fo:margin-bottom="0.099cm" loext:contextual-spacing="false" fo:line-height="0.52cm" fo:text-align="justify" style:justify-single-word="false" fo:orphans="2" fo:widows="2" fo:text-indent="0.699cm" style:auto-text-indent="false"/>
      <style:text-properties style:use-window-font-color="true" style:font-name="TimesTÙrk" fo:font-family="TimesTÙrk, 'Times New Roman'" fo:font-size="10pt" fo:language="tr" fo:country="TR" fo:font-weight="bold" style:font-name-asian="Times New Roman" style:font-family-asian="'Times New Roman'" style:font-family-generic-asian="roman" style:font-pitch-asian="variable" style:font-size-asian="10pt" style:language-asian="none" style:country-asian="none" style:font-weight-asian="bold" style:font-name-complex="TimesTÙrk" style:font-family-complex="TimesTÙrk, 'Times New Roman'" style:font-size-complex="10pt" style:language-complex="ar" style:country-complex="SA"/>
    </style:style>
    <style:style style:name="c_20_kutu_20_ici" style:display-name="c kutu ici" style:family="paragraph">
      <style:paragraph-properties fo:margin-left="0.699cm" fo:margin-right="0.699cm" fo:line-height="0.52cm" fo:text-align="justify" style:justify-single-word="false" fo:orphans="2" fo:widows="2" fo:text-indent="0cm" style:auto-text-indent="false"/>
      <style:text-properties style:use-window-font-color="true" style:font-name="TimesTÙrk" fo:font-family="TimesTÙrk, 'Times New Roman'" fo:font-size="11pt" fo:language="tr" fo:country="TR" fo:font-style="italic" style:font-name-asian="Times New Roman" style:font-family-asian="'Times New Roman'" style:font-family-generic-asian="roman" style:font-pitch-asian="variable" style:font-size-asian="11pt" style:language-asian="none" style:country-asian="none" style:font-style-asian="italic" style:font-name-complex="TimesTÙrk" style:font-family-complex="TimesTÙrk, 'Times New Roman'" style:font-size-complex="10pt" style:language-complex="ar" style:country-complex="SA"/>
    </style:style>
    <style:style style:name="_30_0_20_AYET" style:display-name="00 AYET" style:family="paragraph">
      <style:paragraph-properties fo:margin-left="0.399cm" fo:margin-right="0cm" fo:line-height="0.459cm" fo:text-align="justify" style:justify-single-word="false" fo:orphans="2" fo:widows="2" fo:text-indent="0cm" style:auto-text-indent="false"/>
      <style:text-properties style:use-window-font-color="true" style:font-name="TimesTÙrk" fo:font-family="TimesTÙrk, 'Times New Roman'" fo:font-size="9.5pt" fo:language="tr" fo:country="TR" fo:font-weight="bold" style:font-name-asian="Times New Roman" style:font-family-asian="'Times New Roman'" style:font-family-generic-asian="roman" style:font-pitch-asian="variable" style:font-size-asian="9.5pt" style:language-asian="none" style:country-asian="none" style:font-weight-asian="bold" style:font-name-complex="TimesTÙrk" style:font-family-complex="TimesTÙrk, 'Times New Roman'" style:font-size-complex="10pt" style:language-complex="ar" style:country-complex="SA"/>
    </style:style>
    <style:style style:name="BASLIK" style:family="paragraph">
      <style:paragraph-properties fo:text-align="center" style:justify-single-word="false" fo:orphans="2" fo:widows="2"/>
      <style:text-properties style:use-window-font-color="true" style:font-name="TimesTÙrk" fo:font-family="TimesTÙrk, 'Times New Roman'" fo:font-size="15pt" fo:language="tr" fo:country="TR" style:text-underline-style="solid" style:text-underline-width="auto" style:text-underline-color="font-color" fo:font-weight="bold" style:font-name-asian="Times New Roman" style:font-family-asian="'Times New Roman'" style:font-family-generic-asian="roman" style:font-pitch-asian="variable" style:font-size-asian="15pt" style:language-asian="none" style:country-asian="none" style:font-weight-asian="bold" style:font-name-complex="TimesTÙrk" style:font-family-complex="TimesTÙrk, 'Times New Roman'" style:font-size-complex="10pt" style:language-complex="ar" style:country-complex="SA"/>
    </style:style>
    <style:style style:name="c_20_resim_20_altˇ" style:display-name="c resim altˇ" style:family="paragraph">
      <style:paragraph-properties fo:orphans="2" fo:widows="2"/>
      <style:text-properties style:use-window-font-color="true" style:font-name="TimesTÙrk" fo:font-family="TimesTÙrk, 'Times New Roman'" fo:font-size="9pt" fo:language="tr" fo:country="TR" fo:font-weight="bold" style:font-name-asian="Times New Roman" style:font-family-asian="'Times New Roman'" style:font-family-generic-asian="roman" style:font-pitch-asian="variable" style:font-size-asian="9pt" style:language-asian="none" style:country-asian="none" style:font-weight-asian="bold" style:font-name-complex="TimesTÙrk" style:font-family-complex="TimesTÙrk, 'Times New Roman'" style:font-size-complex="10pt" style:language-complex="ar" style:country-complex="SA"/>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Varsayılan_20_Paragraf_20_Yazı_20_Tipi" style:display-name="Varsayılan Paragraf Yazı Tipi" style:family="text"/>
    <style:style style:name="Normal1" style:family="text">
      <style:text-properties style:font-name="TimesTÙrk" fo:font-family="TimesTÙrk, 'Times New Roman'" fo:font-size="12pt" style:font-size-asian="12pt" style:font-name-complex="TimesTÙrk" style:font-family-complex="TimesTÙrk, 'Times New Roman'"/>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azreti Mehdi'nin Çıkış Alametleri Ve Özelliklerİ</dc:title>
    <dc:subject>AHİR ZAMAN GERÇEKLERİHZ. MEHDİ’NİN ÇIKIŞ ALAMETLERİ VE ÖZELLİKLERİ</dc:subject>
    <meta:initial-creator>ADNAN OKTAR - HARUN YAHYA</meta:initial-creator>
    <meta:creation-date>2009-03-04T15:02:00</meta:creation-date>
    <dc:date>2019-10-13T20:32:51.493372910</dc:date>
    <meta:editing-cycles>48</meta:editing-cycles>
    <meta:editing-duration>PT4H42M37S</meta:editing-duration>
    <meta:generator>LibreOffice/6.3.2.2$Linux_X86_64 LibreOffice_project/ddcf6633b674837c71d3649d97a9cb3c0d392a84</meta:generator>
    <meta:document-statistic meta:table-count="0" meta:image-count="0" meta:object-count="0" meta:page-count="128" meta:paragraph-count="1717" meta:word-count="35324" meta:character-count="270057" meta:non-whitespace-character-count="235846"/>
  </office:meta>
</office:document-meta>
</file>